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4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2.8118in"/>
    </style:style>
    <style:style style:name="co14" style:family="table-column">
      <style:table-column-properties fo:break-before="auto" style:column-width="2.0835in"/>
    </style:style>
    <style:style style:name="co15" style:family="table-column">
      <style:table-column-properties fo:break-before="auto" style:column-width="2.0618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4.7417in"/>
    </style:style>
    <style:style style:name="co19" style:family="table-column">
      <style:table-column-properties fo:break-before="auto" style:column-width="7.9366in"/>
    </style:style>
    <style:style style:name="co20" style:family="table-column">
      <style:table-column-properties fo:break-before="auto" style:column-width="4.7528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1.2362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9118in"/>
    </style:style>
    <style:style style:name="co27" style:family="table-column">
      <style:table-column-properties fo:break-before="auto" style:column-width="1.6756in"/>
    </style:style>
    <style:style style:name="co28" style:family="table-column">
      <style:table-column-properties fo:break-before="auto" style:column-width="20.739in"/>
    </style:style>
    <style:style style:name="co29" style:family="table-column">
      <style:table-column-properties fo:break-before="auto" style:column-width="0.5181in"/>
    </style:style>
    <style:style style:name="co30" style:family="table-column">
      <style:table-column-properties fo:break-before="auto" style:column-width="9.578in"/>
    </style:style>
    <style:style style:name="co31" style:family="table-column">
      <style:table-column-properties fo:break-before="auto" style:column-width="1.6862in"/>
    </style:style>
    <style:style style:name="co32" style:family="table-column">
      <style:table-column-properties fo:break-before="auto" style:column-width="1.2252in"/>
    </style:style>
    <style:style style:name="co33" style:family="table-column">
      <style:table-column-properties fo:break-before="auto" style:column-width="6.6827in"/>
    </style:style>
    <style:style style:name="co34" style:family="table-column">
      <style:table-column-properties fo:break-before="auto" style:column-width="0.4752in"/>
    </style:style>
    <style:style style:name="co35" style:family="table-column">
      <style:table-column-properties fo:break-before="auto" style:column-width="0.9252in"/>
    </style:style>
    <style:style style:name="co36" style:family="table-column">
      <style:table-column-properties fo:break-before="auto" style:column-width="0.5283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tems-2023-08-12 21_06_5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Category Parent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Warranty Date</text:p>
          </table:table-cell>
          <table:table-cell office:value-type="string" calcext:value-type="string">
            <text:p>Purchase Price</text:p>
          </table:table-cell>
          <table:table-cell table:style-name="Default" office:value-type="string" calcext:value-type="string">
            <text:p>Purchase Date</text:p>
          </table:table-cell>
          <table:table-cell office:value-type="string" calcext:value-type="string">
            <text:p>Residual Value</text:p>
          </table:table-cell>
          <table:table-cell office:value-type="string" calcext:value-type="string">
            <text:p>Depreciated Val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Crea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mage Url</text:p>
          </table:table-cell>
          <table:table-cell office:value-type="string" calcext:value-type="string">
            <text:p>Barcodes</text:p>
          </table:table-cell>
          <table:table-cell office:value-type="string" calcext:value-type="string">
            <text:p>Check-out Started</text:p>
          </table:table-cell>
          <table:table-cell office:value-type="string" calcext:value-type="string">
            <text:p>Check-out Due</text:p>
          </table:table-cell>
          <table:table-cell office:value-type="string" calcext:value-type="string">
            <text:p>Check-out Finished</text:p>
          </table:table-cell>
          <table:table-cell office:value-type="string" calcext:value-type="string">
            <text:p>Check-out Id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Contact Company</text:p>
          </table:table-cell>
          <table:table-cell office:value-type="string" calcext:value-type="string">
            <text:p>Check-out Location Name</text:p>
          </table:table-cell>
          <table:table-cell office:value-type="string" calcext:value-type="string">
            <text:p>Custody (via name)</text:p>
          </table:table-cell>
          <table:table-cell office:value-type="string" calcext:value-type="string">
            <text:p>Custody (via email)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BH ID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Inventory Number</text:p>
          </table:table-cell>
          <table:table-cell office:value-type="string" calcext:value-type="string">
            <text:p>Online Link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urchase Date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MSRP</text:p>
          </table:table-cell>
        </table:table-row>
        <table:table-row table:style-name="ro1">
          <table:table-cell office:value-type="string" calcext:value-type="string">
            <text:p>Cloudlifter CL-1 Mic Activa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loud Microphones</text:p>
          </table:table-cell>
          <table:table-cell office:value-type="string" calcext:value-type="string">
            <text:p>CL-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03:57</text:p>
          </table:table-cell>
          <table:table-cell/>
          <table:table-cell office:value-type="string" calcext:value-type="string">
            <text:p>grG27ZCeqqKfvjZmoNauWU</text:p>
          </table:table-cell>
          <table:table-cell/>
          <table:table-cell office:value-type="string" calcext:value-type="string">
            <text:p>https://attachments.cheqroomcdn.com/app/groups/PcxFCbYNX5ZroUMdZeaUs/f69e99b8-d33c-11ed-bd23-0a58a9feac02.jpg</text:p>
          </table:table-cell>
          <table:table-cell office:value-type="string" calcext:value-type="string">
            <text:p>D1-0004</text:p>
          </table:table-cell>
          <table:table-cell table:number-columns-repeated="13"/>
          <table:table-cell office:value-type="string" calcext:value-type="string">
            <text:p>https://www.bhphotovideo.com/c/product/1177578-REG/cloud_microphones_cl_1_cloudlifter_mic_activator.html</text:p>
          </table:table-cell>
          <table:table-cell office:value-type="string" calcext:value-type="string">
            <text:p>CLCL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oudlifter CL-1 Mic Activa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loud Microphones</text:p>
          </table:table-cell>
          <table:table-cell office:value-type="string" calcext:value-type="string">
            <text:p>CL-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03:57</text:p>
          </table:table-cell>
          <table:table-cell/>
          <table:table-cell office:value-type="string" calcext:value-type="string">
            <text:p>WReNx462o4HFffopmeSFWM</text:p>
          </table:table-cell>
          <table:table-cell/>
          <table:table-cell office:value-type="string" calcext:value-type="string">
            <text:p>https://attachments.cheqroomcdn.com/app/groups/PcxFCbYNX5ZroUMdZeaUs/f69e99b8-d33c-11ed-bd23-0a58a9feac02.jpg</text:p>
          </table:table-cell>
          <table:table-cell office:value-type="string" calcext:value-type="string">
            <text:p>D1-0013</text:p>
          </table:table-cell>
          <table:table-cell table:number-columns-repeated="13"/>
          <table:table-cell office:value-type="string" calcext:value-type="string">
            <text:p>https://www.bhphotovideo.com/c/product/1177578-REG/cloud_microphones_cl_1_cloudlifter_mic_activator.html</text:p>
          </table:table-cell>
          <table:table-cell office:value-type="string" calcext:value-type="string">
            <text:p>CLCL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d Wombat Windscre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table:number-columns-repeated="2"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9:33</text:p>
          </table:table-cell>
          <table:table-cell/>
          <table:table-cell office:value-type="string" calcext:value-type="string">
            <text:p>k7gtTekdgq5HCeJ6grQEMD</text:p>
          </table:table-cell>
          <table:table-cell/>
          <table:table-cell office:value-type="string" calcext:value-type="string">
            <text:p>https://attachments.cheqroomcdn.com/app/groups/PcxFCbYNX5ZroUMdZeaUs/7f68c386-7d84-11ed-9d98-0a58a9feac02.jpg</text:p>
          </table:table-cell>
          <table:table-cell office:value-type="string" calcext:value-type="string">
            <text:p>E2-035</text:p>
          </table:table-cell>
          <table:table-cell table:number-columns-repeated="14"/>
          <table:table-cell office:value-type="string" calcext:value-type="string">
            <text:p>RODEADWOMBAT</text:p>
          </table:table-cell>
          <table:table-cell office:value-type="string" calcext:value-type="string">
            <text:p>DEADWOMBA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in 2 Batteries</text:p>
          </table:table-cell>
          <table:table-cell office:value-type="string" calcext:value-type="string">
            <text:p>Ronin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BX.00020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8</text:p>
          </table:table-cell>
          <table:table-cell/>
          <table:table-cell office:value-type="string" calcext:value-type="string">
            <text:p>pFz59oABfCbGzMmYXNLEeF</text:p>
          </table:table-cell>
          <table:table-cell/>
          <table:table-cell office:value-type="string" calcext:value-type="string">
            <text:p>https://attachments.cheqroomcdn.com/app/groups/PcxFCbYNX5ZroUMdZeaUs/1fe7a226-7c51-11ed-85d1-0a58a9feac02.jpg</text:p>
          </table:table-cell>
          <table:table-cell table:number-columns-repeated="12"/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https://www.bhphotovideo.com/c/product/1301742-REG/dji_cp_bx_000179_inspire_2_part_05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KbUgYBffVNZGd7Bdujw69i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74, B4-0098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9Cu4hLskgxDk6SVtFma9P5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86, B4-0097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2cjbHMFrcYDhZUNvFUefmW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77, B4-0089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YPmspiLEKgyVGDuXfftfTf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3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YLpoKqTecHFfVdL9V2Pg9n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0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6bSDgLD5P32nkoR2vLr7T4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5, B4-0094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dmyCZbANAYfVJ42Mp97hJc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6, B4-0079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ble Top Microphone Stand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&amp;M</text:p>
          </table:table-cell>
          <table:table-cell office:value-type="string" calcext:value-type="string">
            <text:p>23200-500-55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67, -94.195097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23:07</text:p>
          </table:table-cell>
          <table:table-cell/>
          <table:table-cell office:value-type="string" calcext:value-type="string">
            <text:p>us4JtcNNkc75K7pbAEzW3C</text:p>
          </table:table-cell>
          <table:table-cell office:value-type="string" calcext:value-type="string">
            <text:p>d88be425</text:p>
          </table:table-cell>
          <table:table-cell office:value-type="string" calcext:value-type="string">
            <text:p>https://attachments.cheqroomcdn.com/app/groups/PcxFCbYNX5ZroUMdZeaUs/e445618e-d4d1-11ed-b819-0a58a9feac02.jpg</text:p>
          </table:table-cell>
          <table:table-cell table:number-columns-repeated="14"/>
          <table:table-cell office:value-type="string" calcext:value-type="string">
            <text:p>https://www.bhphotovideo.com/c/product/154670-REG/K_M_23200_500_55_Table_Top_Microphone_Stand.html</text:p>
          </table:table-cell>
          <table:table-cell office:value-type="string" calcext:value-type="string">
            <text:p>KM232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ble Top Microphone Stand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&amp;M</text:p>
          </table:table-cell>
          <table:table-cell office:value-type="string" calcext:value-type="string">
            <text:p>23200-500-55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67, -94.195097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24:46</text:p>
          </table:table-cell>
          <table:table-cell/>
          <table:table-cell office:value-type="string" calcext:value-type="string">
            <text:p>amSu8KacXJCW2gmUwXiR3V</text:p>
          </table:table-cell>
          <table:table-cell office:value-type="string" calcext:value-type="string">
            <text:p>d9ee28b8</text:p>
          </table:table-cell>
          <table:table-cell office:value-type="string" calcext:value-type="string">
            <text:p>https://attachments.cheqroomcdn.com/app/groups/PcxFCbYNX5ZroUMdZeaUs/e445618e-d4d1-11ed-b819-0a58a9feac02.jpg</text:p>
          </table:table-cell>
          <table:table-cell table:number-columns-repeated="14"/>
          <table:table-cell office:value-type="string" calcext:value-type="string">
            <text:p>https://www.bhphotovideo.com/c/product/154670-REG/K_M_23200_500_55_Table_Top_Microphone_Stand.html</text:p>
          </table:table-cell>
          <table:table-cell office:value-type="string" calcext:value-type="string">
            <text:p>KM232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bletop Mic Stand | Foldable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amilton Stands</text:p>
          </table:table-cell>
          <table:table-cell office:value-type="string" calcext:value-type="string">
            <text:p>KB810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17:28</text:p>
          </table:table-cell>
          <table:table-cell/>
          <table:table-cell office:value-type="string" calcext:value-type="string">
            <text:p>nPeb7WCWWfwb4HvqFWwX9c</text:p>
          </table:table-cell>
          <table:table-cell/>
          <table:table-cell office:value-type="string" calcext:value-type="string">
            <text:p>https://attachments.cheqroomcdn.com/app/groups/PcxFCbYNX5ZroUMdZeaUs/cb1ed468-d33e-11ed-91c4-0a58a9feac02.jpg</text:p>
          </table:table-cell>
          <table:table-cell office:value-type="string" calcext:value-type="string">
            <text:p>D1-0030</text:p>
          </table:table-cell>
          <table:table-cell table:number-columns-repeated="13"/>
          <table:table-cell office:value-type="string" calcext:value-type="string">
            <text:p>https://www.bhphotovideo.com/c/product/1078258-REG/hamilton_stands_kb810_nuera_tabletop_mic_stand.html</text:p>
          </table:table-cell>
          <table:table-cell office:value-type="string" calcext:value-type="string">
            <text:p>HAKB8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bletop Mic Stand | Foldable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amilton Stands</text:p>
          </table:table-cell>
          <table:table-cell office:value-type="string" calcext:value-type="string">
            <text:p>KB810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17:28</text:p>
          </table:table-cell>
          <table:table-cell/>
          <table:table-cell office:value-type="string" calcext:value-type="string">
            <text:p>UrKxMAZSrhdkTFrxrTnq8C</text:p>
          </table:table-cell>
          <table:table-cell/>
          <table:table-cell office:value-type="string" calcext:value-type="string">
            <text:p>https://attachments.cheqroomcdn.com/app/groups/PcxFCbYNX5ZroUMdZeaUs/cb1ed468-d33e-11ed-91c4-0a58a9feac02.jpg</text:p>
          </table:table-cell>
          <table:table-cell office:value-type="string" calcext:value-type="string">
            <text:p>D1-0022</text:p>
          </table:table-cell>
          <table:table-cell table:number-columns-repeated="13"/>
          <table:table-cell office:value-type="string" calcext:value-type="string">
            <text:p>https://www.bhphotovideo.com/c/product/1078258-REG/hamilton_stands_kb810_nuera_tabletop_mic_stand.html</text:p>
          </table:table-cell>
          <table:table-cell office:value-type="string" calcext:value-type="string">
            <text:p>HAKB8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by Pin Adapter 5/8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861833" calcext:value-type="float">
            <text:p>861833</text:p>
          </table:table-cell>
          <table:table-cell/>
          <table:table-cell office:value-type="float" office:value="27.99" calcext:value-type="float">
            <text:p>27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9.4375" calcext:value-type="float">
            <text:p>19.4375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4</text:p>
          </table:table-cell>
          <table:table-cell/>
          <table:table-cell office:value-type="string" calcext:value-type="string">
            <text:p>67sKUTeLwjuh6mP3DGfZmH</text:p>
          </table:table-cell>
          <table:table-cell/>
          <table:table-cell office:value-type="string" calcext:value-type="string">
            <text:p>https://attachments.cheqroomcdn.com/app/groups/PcxFCbYNX5ZroUMdZeaUs/41af7caa-8db6-11ed-8e87-0a58a9feac02.jpg</text:p>
          </table:table-cell>
          <table:table-cell table:number-columns-repeated="12"/>
          <table:table-cell office:value-type="string" calcext:value-type="string">
            <text:p>Shock Mount Adapter</text:p>
          </table:table-cell>
          <table:table-cell/>
          <table:table-cell office:value-type="string" calcext:value-type="string">
            <text:p>https://www.bhphotovideo.com/c/product/1047269-REG/matthews_861833_baby_pin_adapter.html</text:p>
          </table:table-cell>
          <table:table-cell office:value-type="string" calcext:value-type="string">
            <text:p>MA58F3816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PqBivRCsRovGjwjwr4zpzK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JaLzhBwvEUTGXhNCYTH8A3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E7VNKkohApZYK2WnF5pvnc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Rm7wYML2ZCHnAhoyf4JWKG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QSB5YCwUJANDwFzjaBQ5J5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iM82Sy33iJximfXvsYQTVR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YmUit4dWZUHsjyRccDjeF3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uSVeFPDrWVrkA2PojZtJVg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nhhake4uvUgEaLAsPGcxb4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gQ9UiePxXxnWZ2GHJniZUi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rdrBZtzfK4b5qGwXs6iS4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96kZZC6Cujfs8PEMZWirtY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xYQCvSqfEgNLYot44Qpbq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vcQqB2rpwHrX6GhWq8Qzy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uLmwJ8ooTeJH4WSvxJ3g4j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FB4GKtaPn3tPnudcX64duQ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PP6yJaFD8LBstKXdKDNc2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CpaQW4vztZaNE8izUNqJsE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wPY5EVCVeu3XMGYcPF2sgh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hGjVQQSVvFDaU73UTEcSHP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QdkU7s28kWGmLsF9KxmYrB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wkdwpCnikEp5GTuN2xvok8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yJhs9ofhTqNas5eWRXSsfb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NHWzm7WrmvDNDnNWnfEGqP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Mb6urYwwREp4t2PMQbzJB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kVHNEeJ7rroHeJZG9eVN6J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fyd2EJMurg2zkpVFSjS3p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QvEooBsKNDcuGn6Pu3obt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2Wsasn957kiFTWe7u6gMND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4</text:p>
          </table:table-cell>
          <table:table-cell/>
          <table:table-cell office:value-type="string" calcext:value-type="string">
            <text:p>XgXj76wY2VwWYTF75uFvTH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4</text:p>
          </table:table-cell>
          <table:table-cell/>
          <table:table-cell office:value-type="string" calcext:value-type="string">
            <text:p>ZBnhTqUdrnr7rTHeo8YM7T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ZSuftnG4ZU5w89B4tigLki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Ckve242gKoChZzPZKjmETZ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fuTfC6W85VAdc7F26vVLSk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6</text:p>
          </table:table-cell>
          <table:table-cell/>
          <table:table-cell office:value-type="string" calcext:value-type="string">
            <text:p>Lfp3xxKnDYM65dVnATntkn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6</text:p>
          </table:table-cell>
          <table:table-cell/>
          <table:table-cell office:value-type="string" calcext:value-type="string">
            <text:p>h3prSpmmNrNQDPrsxKjw5Q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9zqcEJMtAUAqvb3DUQUs7N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xxmzwMh3idZ2MhysA7qKKc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V2Fg2rg7zkzDnaukG5ZQ6B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hdEXTavMSsq5vEG2BMH3kY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vEFBJz8Lm2gbv8JSkh3P8n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nt9uZWVBG6sdNpBHjiMU8Q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om Arm (Black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B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RKimMUVJWbPeZgsiXc9yW9</text:p>
          </table:table-cell>
          <table:table-cell/>
          <table:table-cell office:value-type="string" calcext:value-type="string">
            <text:p>https://attachments.cheqroomcdn.com/app/groups/PcxFCbYNX5ZroUMdZeaUs/29917d4e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1-REG/impact_lsa_basb_boom_arm_steel.html</text:p>
          </table:table-cell>
          <table:table-cell office:value-type="string" calcext:value-type="string">
            <text:p>IMLSABA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m Arm (Black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B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4</text:p>
          </table:table-cell>
          <table:table-cell/>
          <table:table-cell office:value-type="string" calcext:value-type="string">
            <text:p>MoQ7XwMhdJKTt7S5KFptBd</text:p>
          </table:table-cell>
          <table:table-cell/>
          <table:table-cell office:value-type="string" calcext:value-type="string">
            <text:p>https://attachments.cheqroomcdn.com/app/groups/PcxFCbYNX5ZroUMdZeaUs/29917d4e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1-REG/impact_lsa_basb_boom_arm_steel.html</text:p>
          </table:table-cell>
          <table:table-cell office:value-type="string" calcext:value-type="string">
            <text:p>IMLSABA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1</text:p>
          </table:table-cell>
          <table:table-cell/>
          <table:table-cell office:value-type="string" calcext:value-type="string">
            <text:p>mhZoX3feprb2quidpjbJgE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cna7j84QtyGrn9w8msFxbe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s35j3qPGxnSpqwQYDtC7L7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GyzZdSrfSCJKyCDnsqbtmd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Cz9CJJ2Mz4dbsXa5kC3MRf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BefxuSY4CUer2hAuMDBTHH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600CB Mini Bo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D600CB</text:p>
          </table:table-cell>
          <table:table-cell/>
          <table:table-cell office:value-type="float" office:value="140.88" calcext:value-type="float">
            <text:p>140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7.8333333333333" calcext:value-type="float">
            <text:p>97.8333333333333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3</text:p>
          </table:table-cell>
          <table:table-cell/>
          <table:table-cell office:value-type="string" calcext:value-type="string">
            <text:p>B3BNJiKwkm9Y4nYZ7Lbrqc</text:p>
          </table:table-cell>
          <table:table-cell/>
          <table:table-cell office:value-type="string" calcext:value-type="string">
            <text:p>https://attachments.cheqroomcdn.com/app/groups/PcxFCbYNX5ZroUMdZeaUs/23470562-8db6-11ed-8e87-0a58a9feac02.jpg</text:p>
          </table:table-cell>
          <table:table-cell office:value-type="string" calcext:value-type="string">
            <text:p>B4-0038</text:p>
          </table:table-cell>
          <table:table-cell table:number-columns-repeated="11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331474-REG/Avenger_D600CB_D600CB_Mini_Boom.html</text:p>
          </table:table-cell>
          <table:table-cell office:value-type="string" calcext:value-type="string">
            <text:p>AVD600C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 Boompole 3-Section Telescopic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MICRO BOOMPOLE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D4MFjFx86yHz8ujiDj8fRU</text:p>
          </table:table-cell>
          <table:table-cell/>
          <table:table-cell office:value-type="string" calcext:value-type="string">
            <text:p>https://attachments.cheqroomcdn.com/app/groups/PcxFCbYNX5ZroUMdZeaUs/33090e28-8db6-11ed-8e87-0a58a9feac02.jpg</text:p>
          </table:table-cell>
          <table:table-cell office:value-type="string" calcext:value-type="string">
            <text:p>D1-0041</text:p>
          </table:table-cell>
          <table:table-cell table:number-columns-repeated="11"/>
          <table:table-cell office:value-type="string" calcext:value-type="string">
            <text:p>Boompole</text:p>
          </table:table-cell>
          <table:table-cell/>
          <table:table-cell office:value-type="string" calcext:value-type="string">
            <text:p>https://www.bhphotovideo.com/c/product/757123-REG/Rode_MICRO_BOOMPOLE_Micro_Boompole_3_Section.html</text:p>
          </table:table-cell>
          <table:table-cell office:value-type="string" calcext:value-type="string">
            <text:p>ROMICROBOO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7</text:p>
          </table:table-cell>
          <table:table-cell/>
          <table:table-cell office:value-type="string" calcext:value-type="string">
            <text:p>jRthr3GY24xjfQpo5B7FAP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7</text:p>
          </table:table-cell>
          <table:table-cell/>
          <table:table-cell office:value-type="string" calcext:value-type="string">
            <text:p>Jyq4xMBoPPviiptWifH5bR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MHX5y8e7nZjLkkTk5mfJeh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ZLRNPdghKDLExXpweh6tKh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SA to C-Stand Adapter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MM100-LP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0</text:p>
          </table:table-cell>
          <table:table-cell/>
          <table:table-cell office:value-type="string" calcext:value-type="string">
            <text:p>m4g4KYbzAVjs83VpXkGkXG</text:p>
          </table:table-cell>
          <table:table-cell/>
          <table:table-cell office:value-type="string" calcext:value-type="string">
            <text:p>https://attachments.cheqroomcdn.com/app/groups/PcxFCbYNX5ZroUMdZeaUs/27c3f8fc-8db6-11ed-8e87-0a58a9feac02.jpg</text:p>
          </table:table-cell>
          <table:table-cell table:number-columns-repeated="12"/>
          <table:table-cell office:value-type="string" calcext:value-type="string">
            <text:p>Vesa Mount</text:p>
          </table:table-cell>
          <table:table-cell/>
          <table:table-cell office:value-type="string" calcext:value-type="string">
            <text:p>https://www.bhphotovideo.com/c/product/1087169-REG/fsi_solutions_mm100_lp_75_100_mm_vesa_to.html</text:p>
          </table:table-cell>
          <table:table-cell office:value-type="string" calcext:value-type="string">
            <text:p>FSMM100L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G Windshield (25mm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ycote</text:p>
          </table:table-cell>
          <table:table-cell office:value-type="float" office:value="11003" calcext:value-type="float">
            <text:p>110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4</text:p>
          </table:table-cell>
          <table:table-cell/>
          <table:table-cell office:value-type="string" calcext:value-type="string">
            <text:p>uRTxYnysQT644M8gWcdgSA</text:p>
          </table:table-cell>
          <table:table-cell table:number-columns-repeated="14"/>
          <table:table-cell office:value-type="string" calcext:value-type="string">
            <text:p>Mic Windshield</text:p>
          </table:table-cell>
          <table:table-cell/>
          <table:table-cell office:value-type="string" calcext:value-type="string">
            <text:p>https://www.bhphotovideo.com/c/product/322366-REG/Rycote_011003_Baby_Ball_Gag_Windshield.html</text:p>
          </table:table-cell>
          <table:table-cell office:value-type="string" calcext:value-type="string">
            <text:p>RYBBG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29</text:p>
          </table:table-cell>
          <table:table-cell/>
          <table:table-cell office:value-type="string" calcext:value-type="string">
            <text:p>Bd2ssv8UTNuxf6J78o5pYi</text:p>
          </table:table-cell>
          <table:table-cell office:value-type="string" calcext:value-type="string">
            <text:p>6e9f8d88</text:p>
          </table:table-cell>
          <table:table-cell office:value-type="string" calcext:value-type="string">
            <text:p>https://attachments.cheqroomcdn.com/app/groups/PcxFCbYNX5ZroUMdZeaUs/b2570b00-7d88-11ed-9069-0a58a9feac02.jp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m Pole adjustable to 5.5 f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34:07</text:p>
          </table:table-cell>
          <table:table-cell/>
          <table:table-cell office:value-type="string" calcext:value-type="string">
            <text:p>QkNdFnQWyC9LkkjTAjHCTd</text:p>
          </table:table-cell>
          <table:table-cell office:value-type="string" calcext:value-type="string">
            <text:p>4b04639f</text:p>
          </table:table-cell>
          <table:table-cell office:value-type="string" calcext:value-type="string">
            <text:p>https://attachments.cheqroomcdn.com/app/groups/PcxFCbYNX5ZroUMdZeaUs/647e52aa-7d8b-11ed-b957-0a58a9feac02.p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lassic 8"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CL8G3-N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3gubKRezSrsK93gTDXRfvT</text:p>
          </table:table-cell>
          <table:table-cell table:number-columns-repeated="14"/>
          <table:table-cell office:value-type="string" calcext:value-type="string">
            <text:p>Studio Speaker</text:p>
          </table:table-cell>
          <table:table-cell/>
          <table:table-cell office:value-type="string" calcext:value-type="string">
            <text:p>https://www.bhphotovideo.com/c/product/1647495-REG/krk_cl8g3_na_8_classic_studio_monitor.html</text:p>
          </table:table-cell>
          <table:table-cell office:value-type="string" calcext:value-type="string">
            <text:p>KRCL8G3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ic 8"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CL8G3-N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DGAMBNhyXiJ3iWAJEQ76PN</text:p>
          </table:table-cell>
          <table:table-cell table:number-columns-repeated="14"/>
          <table:table-cell office:value-type="string" calcext:value-type="string">
            <text:p>Studio Speaker</text:p>
          </table:table-cell>
          <table:table-cell/>
          <table:table-cell office:value-type="string" calcext:value-type="string">
            <text:p>https://www.bhphotovideo.com/c/product/1647495-REG/krk_cl8g3_na_8_classic_studio_monitor.html</text:p>
          </table:table-cell>
          <table:table-cell office:value-type="string" calcext:value-type="string">
            <text:p>KRCL8G3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olating Desktop Microphone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TT-ISO</text:p>
          </table:table-cell>
          <table:table-cell/>
          <table:table-cell office:value-type="float" office:value="29.95" calcext:value-type="float">
            <text:p>2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05:14</text:p>
          </table:table-cell>
          <table:table-cell/>
          <table:table-cell office:value-type="string" calcext:value-type="string">
            <text:p>4LnwEsuP7fo4sfhK6dUpyf</text:p>
          </table:table-cell>
          <table:table-cell office:value-type="string" calcext:value-type="string">
            <text:p>da169eb5</text:p>
          </table:table-cell>
          <table:table-cell office:value-type="string" calcext:value-type="string">
            <text:p>https://attachments.cheqroomcdn.com/app/groups/PcxFCbYNX5ZroUMdZeaUs/758338c2-d4cf-11ed-912e-0a58a9feac02.jpg</text:p>
          </table:table-cell>
          <table:table-cell table:number-columns-repeated="14"/>
          <table:table-cell office:value-type="string" calcext:value-type="string">
            <text:p>https://www.bhphotovideo.com/c/product/1049788-REG/auray_tt_iso_padded_desk_mic_stand_12.html</text:p>
          </table:table-cell>
          <table:table-cell office:value-type="string" calcext:value-type="string">
            <text:p>AUTT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 Shock Mount | DUSM-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DUSM-1</text:p>
          </table:table-cell>
          <table:table-cell/>
          <table:table-cell office:value-type="float" office:value="28.95" calcext:value-type="float">
            <text:p>28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3</text:p>
          </table:table-cell>
          <table:table-cell/>
          <table:table-cell office:value-type="string" calcext:value-type="string">
            <text:p>XVeya7wAQDdCEpp9xeybn3</text:p>
          </table:table-cell>
          <table:table-cell/>
          <table:table-cell office:value-type="string" calcext:value-type="string">
            <text:p>https://attachments.cheqroomcdn.com/app/groups/PcxFCbYNX5ZroUMdZeaUs/4e927696-a983-11ed-b362-0a58a9feac02.png</text:p>
          </table:table-cell>
          <table:table-cell table:number-columns-repeated="12"/>
          <table:table-cell office:value-type="string" calcext:value-type="string">
            <text:p>Microhpone Shock Mnt</text:p>
          </table:table-cell>
          <table:table-cell/>
          <table:table-cell office:value-type="string" calcext:value-type="string">
            <text:p>https://www.bhphotovideo.com/c/product/885660-REG/auray_dusm_1_universal_shock_mount.html</text:p>
          </table:table-cell>
          <table:table-cell office:value-type="string" calcext:value-type="string">
            <text:p>AUDUS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s5QfHsWzJFpGkkB2bD2Vg8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eTsZaxB838UHQo4WKRi3HH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yHVq5azaCpFhnQYJhoQCh7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cket Wireless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PWLMK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4</text:p>
          </table:table-cell>
          <table:table-cell/>
          <table:table-cell office:value-type="string" calcext:value-type="string">
            <text:p>znrkff725YZLxDTWa4L68f</text:p>
          </table:table-cell>
          <table:table-cell/>
          <table:table-cell office:value-type="string" calcext:value-type="string">
            <text:p>https://attachments.cheqroomcdn.com/app/groups/PcxFCbYNX5ZroUMdZeaUs/6d52713c-e293-11ed-b6ae-0a58a9feac02.jpg</text:p>
          </table:table-cell>
          <table:table-cell table:number-columns-repeated="12"/>
          <table:table-cell office:value-type="string" calcext:value-type="string">
            <text:p>Wireless Mic</text:p>
          </table:table-cell>
          <table:table-cell/>
          <table:table-cell office:value-type="string" calcext:value-type="string">
            <text:p>https://www.bhphotovideo.com/c/product/1665637-REG/deity_microphones_pwlmk_pocket_wireless_digital_microphone.html</text:p>
          </table:table-cell>
          <table:table-cell office:value-type="string" calcext:value-type="string">
            <text:p>DEPWLM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ycote Shock Mount Suspension Syste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ycot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6:56</text:p>
          </table:table-cell>
          <table:table-cell/>
          <table:table-cell office:value-type="string" calcext:value-type="string">
            <text:p>twSVwmcjb8KXPaojWfCaxL</text:p>
          </table:table-cell>
          <table:table-cell office:value-type="float" office:value="72032600" calcext:value-type="float">
            <text:p>72032600</text:p>
          </table:table-cell>
          <table:table-cell office:value-type="string" calcext:value-type="string">
            <text:p>https://attachments.cheqroomcdn.com/app/groups/PcxFCbYNX5ZroUMdZeaUs/20642614-7d84-11ed-b8f3-0a58a9feac02.jpe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-Mic 2S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SMS2S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m4m2xBHi4Zpsi8cnDpSVLY</text:p>
          </table:table-cell>
          <table:table-cell/>
          <table:table-cell office:value-type="string" calcext:value-type="string">
            <text:p>https://attachments.cheqroomcdn.com/app/groups/PcxFCbYNX5ZroUMdZeaUs/4a837822-e293-11ed-b05b-0a58a9feac02.jpg</text:p>
          </table:table-cell>
          <table:table-cell table:number-columns-repeated="12"/>
          <table:table-cell office:value-type="string" calcext:value-type="string">
            <text:p>Microhpone</text:p>
          </table:table-cell>
          <table:table-cell/>
          <table:table-cell office:value-type="string" calcext:value-type="string">
            <text:p>https://www.bhphotovideo.com/c/product/1513937-REG/deity_microphones_s_mic_2s_shotgun_microphone.html</text:p>
          </table:table-cell>
          <table:table-cell office:value-type="string" calcext:value-type="string">
            <text:p>DESMIC2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12.4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S12.4-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wtBu93opy6Yb6AqE2jsonQ</text:p>
          </table:table-cell>
          <table:table-cell table:number-columns-repeated="14"/>
          <table:table-cell office:value-type="string" calcext:value-type="string">
            <text:p>Studio Subwoofer</text:p>
          </table:table-cell>
          <table:table-cell/>
          <table:table-cell office:value-type="string" calcext:value-type="string">
            <text:p>https://www.bhphotovideo.com/c/product/1633989-REG/krk_s12_4_na_s12_generation_4_studio.html</text:p>
          </table:table-cell>
          <table:table-cell office:value-type="string" calcext:value-type="string">
            <text:p>KRS124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XQoC3ToWTCJVgXuGEaXKaM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E11335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52VLycYK6Kkm22sgT6ByL6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M11252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whzHK7SexRMdYHUYGiNEtg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N11296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JP2X9gee4mUjsDHqRvKKYC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U11300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6TZn6HsaYmxe6vS7A6G2wU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W11313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MNpGjwQ3rYDW8BEXcQCFtA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X11327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VO 4 USB Audio Interface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ent</text:p>
          </table:table-cell>
          <table:table-cell office:value-type="string" calcext:value-type="string">
            <text:p>EVO 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MKs4avAY3deU7i9Mq9pgwg</text:p>
          </table:table-cell>
          <table:table-cell/>
          <table:table-cell office:value-type="string" calcext:value-type="string">
            <text:p>https://attachments.cheqroomcdn.com/app/groups/PcxFCbYNX5ZroUMdZeaUs/4019a8f4-808a-11ed-813d-0a58a9feac02.jpg</text:p>
          </table:table-cell>
          <table:table-cell office:value-type="string" calcext:value-type="string">
            <text:p>B2-0076</text:p>
          </table:table-cell>
          <table:table-cell table:number-columns-repeated="10"/>
          <table:table-cell office:value-type="string" calcext:value-type="string">
            <text:p>24-02-0120-0083</text:p>
          </table:table-cell>
          <table:table-cell office:value-type="string" calcext:value-type="string">
            <text:p>Audio Interface</text:p>
          </table:table-cell>
          <table:table-cell/>
          <table:table-cell office:value-type="string" calcext:value-type="string">
            <text:p>https://www.bhphotovideo.com/c/product/1548377-REG/audient_evo_4_evo4_2_in_2.html</text:p>
          </table:table-cell>
          <table:table-cell office:value-type="string" calcext:value-type="string">
            <text:p>AUEVO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O 4 USB Audio Interface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ent</text:p>
          </table:table-cell>
          <table:table-cell office:value-type="string" calcext:value-type="string">
            <text:p>EVO 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nCgoqjsNss2EwdxMdBqBDb</text:p>
          </table:table-cell>
          <table:table-cell/>
          <table:table-cell office:value-type="string" calcext:value-type="string">
            <text:p>https://attachments.cheqroomcdn.com/app/groups/PcxFCbYNX5ZroUMdZeaUs/4019a8f4-808a-11ed-813d-0a58a9feac02.jpg</text:p>
          </table:table-cell>
          <table:table-cell office:value-type="string" calcext:value-type="string">
            <text:p>B2-0099</text:p>
          </table:table-cell>
          <table:table-cell table:number-columns-repeated="10"/>
          <table:table-cell office:value-type="string" calcext:value-type="string">
            <text:p>24-02-0120-0069</text:p>
          </table:table-cell>
          <table:table-cell office:value-type="string" calcext:value-type="string">
            <text:p>Audio Interface</text:p>
          </table:table-cell>
          <table:table-cell/>
          <table:table-cell office:value-type="string" calcext:value-type="string">
            <text:p>https://www.bhphotovideo.com/c/product/1548377-REG/audient_evo_4_evo4_2_in_2.html</text:p>
          </table:table-cell>
          <table:table-cell office:value-type="string" calcext:value-type="string">
            <text:p>AUEVO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rite iTrack Solo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cusrite</text:p>
          </table:table-cell>
          <table:table-cell office:value-type="string" calcext:value-type="string">
            <text:p>ITRACK-SOLO-LIGHTNING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4:59:18</text:p>
          </table:table-cell>
          <table:table-cell/>
          <table:table-cell office:value-type="string" calcext:value-type="string">
            <text:p>B4itKVfcHRMuNNCHzPSWaY</text:p>
          </table:table-cell>
          <table:table-cell/>
          <table:table-cell office:value-type="string" calcext:value-type="string">
            <text:p>https://attachments.cheqroomcdn.com/app/groups/PcxFCbYNX5ZroUMdZeaUs/245c4318-d334-11ed-97bd-0a58a9feac02.jpg</text:p>
          </table:table-cell>
          <table:table-cell office:value-type="string" calcext:value-type="string">
            <text:p>B5-0013, CB1-0005</text:p>
          </table:table-cell>
          <table:table-cell table:number-columns-repeated="10"/>
          <table:table-cell office:value-type="string" calcext:value-type="string">
            <text:p>Fl6230223531</text:p>
          </table:table-cell>
          <table:table-cell table:number-columns-repeated="2"/>
          <table:table-cell office:value-type="string" calcext:value-type="string">
            <text:p>https://www.bhphotovideo.com/c/product/1114371-REG/focusrite_mois0010_itrack_solo_ipad_compatible.html</text:p>
          </table:table-cell>
          <table:table-cell office:value-type="string" calcext:value-type="string">
            <text:p>FOMOIS00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onus AUDIOBOX 96K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eSonus</text:p>
          </table:table-cell>
          <table:table-cell office:value-type="string" calcext:value-type="string">
            <text:p>AUDIOBOX 96K 25T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55:29</text:p>
          </table:table-cell>
          <table:table-cell/>
          <table:table-cell office:value-type="string" calcext:value-type="string">
            <text:p>CjtVfmRHPxMFs8PMEbkaVS</text:p>
          </table:table-cell>
          <table:table-cell/>
          <table:table-cell office:value-type="string" calcext:value-type="string">
            <text:p>https://attachments.cheqroomcdn.com/app/groups/PcxFCbYNX5ZroUMdZeaUs/c817fcc0-d33b-11ed-8f66-0a58a9feac02.jpg</text:p>
          </table:table-cell>
          <table:table-cell office:value-type="string" calcext:value-type="string">
            <text:p>B5-0028, CB1-0011</text:p>
          </table:table-cell>
          <table:table-cell table:number-columns-repeated="10"/>
          <table:table-cell office:value-type="string" calcext:value-type="string">
            <text:p>U40L0308671</text:p>
          </table:table-cell>
          <table:table-cell table:number-columns-repeated="2"/>
          <table:table-cell office:value-type="string" calcext:value-type="string">
            <text:p>https://www.bhphotovideo.com/c/product/1573361-REG/presonus_audiobox_96k_25th_audiobox_usb_96_2x2.html</text:p>
          </table:table-cell>
          <table:table-cell office:value-type="string" calcext:value-type="string">
            <text:p>PRSOA25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A Battery Charger</text:p>
          </table:table-cell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ProMaster</text:p>
          </table:table-cell>
          <table:table-cell office:value-type="string" calcext:value-type="string">
            <text:p>Speed Charger 6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2:51:35</text:p>
          </table:table-cell>
          <table:table-cell/>
          <table:table-cell office:value-type="string" calcext:value-type="string">
            <text:p>frss65fMXfKxSgsp3HdYKB</text:p>
          </table:table-cell>
          <table:table-cell/>
          <table:table-cell office:value-type="string" calcext:value-type="string">
            <text:p>https://attachments.cheqroomcdn.com/app/groups/PcxFCbYNX5ZroUMdZeaUs/6d0a1a4c-de22-11ed-9edf-0a58a9feac02.jpg</text:p>
          </table:table-cell>
          <table:table-cell office:value-type="string" calcext:value-type="string">
            <text:p>D1-003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Barndoor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Barndoo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BARNDOOR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5</text:p>
          </table:table-cell>
          <table:table-cell/>
          <table:table-cell office:value-type="string" calcext:value-type="string">
            <text:p>VcLo6YzsRGBc3UowkRdCmk</text:p>
          </table:table-cell>
          <table:table-cell/>
          <table:table-cell office:value-type="string" calcext:value-type="string">
            <text:p>https://attachments.cheqroomcdn.com/app/groups/PcxFCbYNX5ZroUMdZeaUs/03858cc6-a783-11ed-8032-0a58a9feac02.jpg</text:p>
          </table:table-cell>
          <table:table-cell table:number-columns-repeated="12"/>
          <table:table-cell office:value-type="string" calcext:value-type="string">
            <text:p>Barndoors</text:p>
          </table:table-cell>
          <table:table-cell/>
          <table:table-cell office:value-type="string" calcext:value-type="string">
            <text:p>https://www.bhphotovideo.com/c/product/1561976-REG/aputure_f10_barndoors_for_ls.html</text:p>
          </table:table-cell>
          <table:table-cell office:value-type="string" calcext:value-type="string">
            <text:p>APFT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Barndoor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Barndoo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BARNDOOR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6</text:p>
          </table:table-cell>
          <table:table-cell/>
          <table:table-cell office:value-type="string" calcext:value-type="string">
            <text:p>iJBW3iXzNTMgwNgtWJXmUB</text:p>
          </table:table-cell>
          <table:table-cell/>
          <table:table-cell office:value-type="string" calcext:value-type="string">
            <text:p>https://attachments.cheqroomcdn.com/app/groups/PcxFCbYNX5ZroUMdZeaUs/03858cc6-a783-11ed-8032-0a58a9feac02.jpg</text:p>
          </table:table-cell>
          <table:table-cell table:number-columns-repeated="12"/>
          <table:table-cell office:value-type="string" calcext:value-type="string">
            <text:p>Barndoors</text:p>
          </table:table-cell>
          <table:table-cell/>
          <table:table-cell office:value-type="string" calcext:value-type="string">
            <text:p>https://www.bhphotovideo.com/c/product/1561976-REG/aputure_f10_barndoors_for_ls.html</text:p>
          </table:table-cell>
          <table:table-cell office:value-type="string" calcext:value-type="string">
            <text:p>APFT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10 Fresnel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FRESNEL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cjmMnLqDBdoobVa3vSgAP</text:p>
          </table:table-cell>
          <table:table-cell office:value-type="string" calcext:value-type="string">
            <text:p>f50b69be</text:p>
          </table:table-cell>
          <table:table-cell office:value-type="string" calcext:value-type="string">
            <text:p>https://attachments.cheqroomcdn.com/app/groups/PcxFCbYNX5ZroUMdZeaUs/030e49a4-a783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561975-REG/aputure_f10_fresnel_attachment_for.html</text:p>
          </table:table-cell>
          <table:table-cell office:value-type="string" calcext:value-type="string">
            <text:p>APF10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Fresnel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FRESNEL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5</text:p>
          </table:table-cell>
          <table:table-cell/>
          <table:table-cell office:value-type="string" calcext:value-type="string">
            <text:p>TC7rExuVTmC25c44RJeekG</text:p>
          </table:table-cell>
          <table:table-cell office:value-type="string" calcext:value-type="string">
            <text:p>485b3d0e</text:p>
          </table:table-cell>
          <table:table-cell office:value-type="string" calcext:value-type="string">
            <text:p>https://attachments.cheqroomcdn.com/app/groups/PcxFCbYNX5ZroUMdZeaUs/030e49a4-a783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561975-REG/aputure_f10_fresnel_attachment_for.html</text:p>
          </table:table-cell>
          <table:table-cell office:value-type="string" calcext:value-type="string">
            <text:p>APF10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esnel 2X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RESNEL 2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bfc4cgAH93oVp8RQHMwGMi</text:p>
          </table:table-cell>
          <table:table-cell office:value-type="string" calcext:value-type="string">
            <text:p>f44600e0</text:p>
          </table:table-cell>
          <table:table-cell office:value-type="string" calcext:value-type="string">
            <text:p>https://attachments.cheqroomcdn.com/app/groups/PcxFCbYNX5ZroUMdZeaUs/fbcf2406-a782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466569-REG/aputure_fresnal_2x_fresnel_mount.html</text:p>
          </table:table-cell>
          <table:table-cell office:value-type="string" calcext:value-type="string">
            <text:p>APFRESNEL2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nel 2X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RESNEL 2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cEjoQL3z3tSRUPv4gChdjS</text:p>
          </table:table-cell>
          <table:table-cell office:value-type="string" calcext:value-type="string">
            <text:p>986fb56c</text:p>
          </table:table-cell>
          <table:table-cell office:value-type="string" calcext:value-type="string">
            <text:p>https://attachments.cheqroomcdn.com/app/groups/PcxFCbYNX5ZroUMdZeaUs/fbcf2406-a782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466569-REG/aputure_fresnal_2x_fresnel_mount.html</text:p>
          </table:table-cell>
          <table:table-cell office:value-type="string" calcext:value-type="string">
            <text:p>APFRESNEL2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90 (3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ANTERN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6</text:p>
          </table:table-cell>
          <table:table-cell/>
          <table:table-cell office:value-type="string" calcext:value-type="string">
            <text:p>2HLFjNdRo97BHnputsSxrD</text:p>
          </table:table-cell>
          <table:table-cell office:value-type="string" calcext:value-type="string">
            <text:p>aef54d2b</text:p>
          </table:table-cell>
          <table:table-cell office:value-type="string" calcext:value-type="string">
            <text:p>https://attachments.cheqroomcdn.com/app/groups/PcxFCbYNX5ZroUMdZeaUs/0400689c-a783-11ed-8032-0a58a9feac02.jpg</text:p>
          </table:table-cell>
          <table:table-cell table:number-columns-repeated="12"/>
          <table:table-cell office:value-type="string" calcext:value-type="string">
            <text:p>Large Lantern</text:p>
          </table:table-cell>
          <table:table-cell/>
          <table:table-cell office:value-type="string" calcext:value-type="string">
            <text:p>https://www.bhphotovideo.com/c/product/1607491-REG/amaran_amolantern90_lantern_90.html</text:p>
          </table:table-cell>
          <table:table-cell office:value-type="string" calcext:value-type="string">
            <text:p>APAMOLANTER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tern 90 (3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ANTERN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u4F2ArriSYcxDwsVsADJ4Y</text:p>
          </table:table-cell>
          <table:table-cell office:value-type="string" calcext:value-type="string">
            <text:p>74568b5b</text:p>
          </table:table-cell>
          <table:table-cell office:value-type="string" calcext:value-type="string">
            <text:p>https://attachments.cheqroomcdn.com/app/groups/PcxFCbYNX5ZroUMdZeaUs/0400689c-a783-11ed-8032-0a58a9feac02.jpg</text:p>
          </table:table-cell>
          <table:table-cell table:number-columns-repeated="12"/>
          <table:table-cell office:value-type="string" calcext:value-type="string">
            <text:p>Large Lantern</text:p>
          </table:table-cell>
          <table:table-cell/>
          <table:table-cell office:value-type="string" calcext:value-type="string">
            <text:p>https://www.bhphotovideo.com/c/product/1607491-REG/amaran_amolantern90_lantern_90.html</text:p>
          </table:table-cell>
          <table:table-cell office:value-type="string" calcext:value-type="string">
            <text:p>APAMOLANTER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rc7AhPV9hL5BhRyvwLAtfK</text:p>
          </table:table-cell>
          <table:table-cell office:value-type="string" calcext:value-type="string">
            <text:p>0a5aabf1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C80480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FsQMap8Ka7FCMKchmRotdH</text:p>
          </table:table-cell>
          <table:table-cell office:value-type="string" calcext:value-type="string">
            <text:p>5a3629eb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M80497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V67ZwxK8r8uGWM4He5oXQ7</text:p>
          </table:table-cell>
          <table:table-cell office:value-type="string" calcext:value-type="string">
            <text:p>0abbab00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Q80502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e4e9dG3BcxuroLxabT2JaK</text:p>
          </table:table-cell>
          <table:table-cell office:value-type="string" calcext:value-type="string">
            <text:p>b11b8291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W80518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07:56</text:p>
          </table:table-cell>
          <table:table-cell/>
          <table:table-cell office:value-type="string" calcext:value-type="string">
            <text:p>y3PfA4Nzj78KLWSqpPxMYb</text:p>
          </table:table-cell>
          <table:table-cell/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3J79455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iHUAZwKiC3ja57pLhraf9F</text:p>
          </table:table-cell>
          <table:table-cell office:value-type="string" calcext:value-type="string">
            <text:p>4a005ffd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PLVFj2u3rTtuwwoFSdFgz8</text:p>
          </table:table-cell>
          <table:table-cell office:value-type="string" calcext:value-type="string">
            <text:p>24bf652e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kQg5s4h7n27W2oQasL4fTU</text:p>
          </table:table-cell>
          <table:table-cell office:value-type="string" calcext:value-type="string">
            <text:p>225fa63f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ExDu3KnM6nosKn3g2hMF6T</text:p>
          </table:table-cell>
          <table:table-cell office:value-type="string" calcext:value-type="string">
            <text:p>f168b9bd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mgbH8VN59fHVwAZ6hnkzwR</text:p>
          </table:table-cell>
          <table:table-cell office:value-type="string" calcext:value-type="string">
            <text:p>4610b13f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rpnv3WhZa7ifByhk9v4n7b</text:p>
          </table:table-cell>
          <table:table-cell office:value-type="string" calcext:value-type="string">
            <text:p>93716dfc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K8pgwWm2CrxyqXhtHK3oK6</text:p>
          </table:table-cell>
          <table:table-cell office:value-type="string" calcext:value-type="string">
            <text:p>b00002ec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FtmYep32GBPZJXVHCTJ7ji</text:p>
          </table:table-cell>
          <table:table-cell office:value-type="string" calcext:value-type="string">
            <text:p>08e81f95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Dome Mini II (21.5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MINIDOME II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sxzM9NRpTBgRGEep4A59Lg</text:p>
          </table:table-cell>
          <table:table-cell office:value-type="string" calcext:value-type="string">
            <text:p>92cd2405</text:p>
          </table:table-cell>
          <table:table-cell office:value-type="string" calcext:value-type="string">
            <text:p>https://attachments.cheqroomcdn.com/app/groups/PcxFCbYNX5ZroUMdZeaUs/00c63224-a783-11ed-8032-0a58a9feac02.jpg</text:p>
          </table:table-cell>
          <table:table-cell table:number-columns-repeated="12"/>
          <table:table-cell office:value-type="string" calcext:value-type="string">
            <text:p>Small Light Dome</text:p>
          </table:table-cell>
          <table:table-cell/>
          <table:table-cell office:value-type="string" calcext:value-type="string">
            <text:p>https://www.bhphotovideo.com/c/product/1426992-REG/aputure_minidome_ii_light_dome_mini_ii.html</text:p>
          </table:table-cell>
          <table:table-cell office:value-type="string" calcext:value-type="string">
            <text:p>APMINIDOM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Mini II (21.5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MINIDOME II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XwrfjMPA4adicDrQmzTKEe</text:p>
          </table:table-cell>
          <table:table-cell table:style-name="ce1" office:value-type="string" calcext:value-type="string">
            <text:p>457e7206</text:p>
          </table:table-cell>
          <table:table-cell office:value-type="string" calcext:value-type="string">
            <text:p>https://attachments.cheqroomcdn.com/app/groups/PcxFCbYNX5ZroUMdZeaUs/00c63224-a783-11ed-8032-0a58a9feac02.jpg</text:p>
          </table:table-cell>
          <table:table-cell table:number-columns-repeated="12"/>
          <table:table-cell office:value-type="string" calcext:value-type="string">
            <text:p>Small Light Dome</text:p>
          </table:table-cell>
          <table:table-cell/>
          <table:table-cell office:value-type="string" calcext:value-type="string">
            <text:p>https://www.bhphotovideo.com/c/product/1426992-REG/aputure_minidome_ii_light_dome_mini_ii.html</text:p>
          </table:table-cell>
          <table:table-cell office:value-type="string" calcext:value-type="string">
            <text:p>APMINIDOM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oot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noo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N-1000</text:p>
          </table:table-cell>
          <table:table-cell/>
          <table:table-cell office:value-type="float" office:value="19.47" calcext:value-type="float">
            <text:p>19.47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yRr4VdMXAPLPpAijUPQGZH</text:p>
          </table:table-cell>
          <table:table-cell/>
          <table:table-cell office:value-type="string" calcext:value-type="string">
            <text:p>https://attachments.cheqroomcdn.com/app/groups/PcxFCbYNX5ZroUMdZeaUs/418e5926-a783-11ed-af3d-0a58a9feac02.jpg</text:p>
          </table:table-cell>
          <table:table-cell table:number-columns-repeated="12"/>
          <table:table-cell office:value-type="string" calcext:value-type="string">
            <text:p>Snoot</text:p>
          </table:table-cell>
          <table:table-cell/>
          <table:table-cell office:value-type="string" calcext:value-type="string">
            <text:p>https://www.bhphotovideo.com/c/product/852250-REG/impact_sn_1000_snoot_for_monolight.html</text:p>
          </table:table-cell>
          <table:table-cell office:value-type="string" calcext:value-type="string">
            <text:p>IMSIM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oot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noo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N-1000</text:p>
          </table:table-cell>
          <table:table-cell/>
          <table:table-cell office:value-type="float" office:value="19.47" calcext:value-type="float">
            <text:p>19.47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cRz5Q6f2Nkbb84ydyi6yAn</text:p>
          </table:table-cell>
          <table:table-cell/>
          <table:table-cell office:value-type="string" calcext:value-type="string">
            <text:p>https://attachments.cheqroomcdn.com/app/groups/PcxFCbYNX5ZroUMdZeaUs/418e5926-a783-11ed-af3d-0a58a9feac02.jpg</text:p>
          </table:table-cell>
          <table:table-cell table:number-columns-repeated="12"/>
          <table:table-cell office:value-type="string" calcext:value-type="string">
            <text:p>Snoot</text:p>
          </table:table-cell>
          <table:table-cell/>
          <table:table-cell office:value-type="string" calcext:value-type="string">
            <text:p>https://www.bhphotovideo.com/c/product/852250-REG/impact_sn_1000_snoot_for_monolight.html</text:p>
          </table:table-cell>
          <table:table-cell office:value-type="string" calcext:value-type="string">
            <text:p>IMSIM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g8EbhNnP66GGjJTwLp65w7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E38566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VscR2zwXtqLxqsfLSQodTL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L32287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NqjF9uLG7SoHHU5sZuHbfN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N33166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nF7Gn6ecFvpceq8MTien8P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R33774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ip Softbox (12 x 56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todioX</text:p>
          </table:table-cell>
          <table:table-cell office:value-type="string" calcext:value-type="string">
            <text:p>EZPRO-12X56-BOWENS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555YkeZX9od6P8oggYZ5YQ</text:p>
          </table:table-cell>
          <table:table-cell/>
          <table:table-cell office:value-type="string" calcext:value-type="string">
            <text:p>https://attachments.cheqroomcdn.com/app/groups/PcxFCbYNX5ZroUMdZeaUs/fc375e4a-a782-11ed-8032-0a58a9feac02.jpg</text:p>
          </table:table-cell>
          <table:table-cell table:number-columns-repeated="12"/>
          <table:table-cell office:value-type="string" calcext:value-type="string">
            <text:p>Strip Box</text:p>
          </table:table-cell>
          <table:table-cell/>
          <table:table-cell office:value-type="string" calcext:value-type="string">
            <text:p>https://www.bhphotovideo.com/c/product/1344245-REG/fotodiox_ezpro_12x56_bowens_12x56_ez_pro_strip.html</text:p>
          </table:table-cell>
          <table:table-cell office:value-type="string" calcext:value-type="string">
            <text:p>FOEZP1256B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p Softbox (12 x 56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todioX</text:p>
          </table:table-cell>
          <table:table-cell office:value-type="string" calcext:value-type="string">
            <text:p>EZPRO-12X56-BOWENS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fjexnXN4JhnVg4xE2vGgq5</text:p>
          </table:table-cell>
          <table:table-cell/>
          <table:table-cell office:value-type="string" calcext:value-type="string">
            <text:p>https://attachments.cheqroomcdn.com/app/groups/PcxFCbYNX5ZroUMdZeaUs/fc375e4a-a782-11ed-8032-0a58a9feac02.jpg</text:p>
          </table:table-cell>
          <table:table-cell table:number-columns-repeated="12"/>
          <table:table-cell office:value-type="string" calcext:value-type="string">
            <text:p>Strip Box</text:p>
          </table:table-cell>
          <table:table-cell/>
          <table:table-cell office:value-type="string" calcext:value-type="string">
            <text:p>https://www.bhphotovideo.com/c/product/1344245-REG/fotodiox_ezpro_12x56_bowens_12x56_ez_pro_strip.html</text:p>
          </table:table-cell>
          <table:table-cell office:value-type="string" calcext:value-type="string">
            <text:p>FOEZP1256BO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8QtMfATJKGgCRxJYYET4BH</text:p>
          </table:table-cell>
          <table:table-cell office:value-type="string" calcext:value-type="string">
            <text:p>6d6d7737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664816</text:p>
          </table:table-cell>
          <table:table-cell table:number-columns-repeated="10"/>
          <table:table-cell office:value-type="string" calcext:value-type="string">
            <text:p>BAT-664816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t6pwccgBPnbXmqzXRttGtR</text:p>
          </table:table-cell>
          <table:table-cell office:value-type="string" calcext:value-type="string">
            <text:p>6d816b8a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121520</text:p>
          </table:table-cell>
          <table:table-cell table:number-columns-repeated="10"/>
          <table:table-cell office:value-type="string" calcext:value-type="string">
            <text:p>BAT-121520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2mQjzRVw8xxWwFW8KXZiJ9</text:p>
          </table:table-cell>
          <table:table-cell office:value-type="string" calcext:value-type="string">
            <text:p>6c81a8b2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964181</text:p>
          </table:table-cell>
          <table:table-cell table:number-columns-repeated="10"/>
          <table:table-cell office:value-type="string" calcext:value-type="string">
            <text:p>BAT-964181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jSsaSkQbv9pj35cVQWAaW3</text:p>
          </table:table-cell>
          <table:table-cell office:value-type="string" calcext:value-type="string">
            <text:p>6c80e1ba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656148</text:p>
          </table:table-cell>
          <table:table-cell table:number-columns-repeated="10"/>
          <table:table-cell office:value-type="string" calcext:value-type="string">
            <text:p>BAT-656148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5192, -94.2146928</text:p>
          </table:table-cell>
          <table:table-cell office:value-type="string" calcext:value-type="string">
            <text:p>C-Stand Kit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eNZBqHTzAQ8yr95iEm2M35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69, B4-0056, B4-0043, B4-0067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5192, -94.2146928</text:p>
          </table:table-cell>
          <table:table-cell office:value-type="string" calcext:value-type="string">
            <text:p>C-Stand Kit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NNbXew7HiJFRJWthPtScd9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4, B4-0068, B4-0055, B4-0066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4"/>
          <table:table-cell office:value-type="string" calcext:value-type="string">
            <text:p>C-Stand Kit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vLLsvpsGJE6fKRTifA88J8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57, B4-0059, B4-0058, CY1-0018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4"/>
          <table:table-cell office:value-type="string" calcext:value-type="string">
            <text:p>C-Stand Kit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oRqvsTvBn57vSbUGmb3SgN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5, B4-0046, B4-0070, B4-0047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276, -94.2147202</text:p>
          </table:table-cell>
          <table:table-cell office:value-type="string" calcext:value-type="string">
            <text:p>C-Stand Kit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B5cchSMgZYF8aerqJGXDzh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0, B4-0054, B4-0041, B4-0065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276, -94.2147202</text:p>
          </table:table-cell>
          <table:table-cell office:value-type="string" calcext:value-type="string">
            <text:p>C-Stand Kit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e66vw6LMFfcxrKh87zZnkT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52, B4-0053, B4-0064, B4-0042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35, -94.214718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uiWDURSdC92sXg2bzPZKBY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71, B4-0100, B4-0076, B4-0072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cqKUEHhPPRHbbTKK64TXra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8, B4-0088, B4-0060, B4-0075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-Way Microphone Splitter Box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 Co</text:p>
          </table:table-cell>
          <table:table-cell office:value-type="string" calcext:value-type="string">
            <text:p>MS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xiE5aAiqcjZtwhU5WYscb3</text:p>
          </table:table-cell>
          <table:table-cell/>
          <table:table-cell office:value-type="string" calcext:value-type="string">
            <text:p>https://attachments.cheqroomcdn.com/app/groups/PcxFCbYNX5ZroUMdZeaUs/970f795e-8d4b-11ed-bee7-0a58a9feac02.jpg</text:p>
          </table:table-cell>
          <table:table-cell table:number-columns-repeated="12"/>
          <table:table-cell office:value-type="string" calcext:value-type="string">
            <text:p>XLR Splitter</text:p>
          </table:table-cell>
          <table:table-cell/>
          <table:table-cell office:value-type="string" calcext:value-type="string">
            <text:p>https://www.bhphotovideo.com/c/product/227977-REG/Pro_Co_Sound_MS3_MS3_1_into.html</text:p>
          </table:table-cell>
          <table:table-cell office:value-type="string" calcext:value-type="string">
            <text:p>PRMS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-Way Microphone Splitter Box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 Co</text:p>
          </table:table-cell>
          <table:table-cell office:value-type="string" calcext:value-type="string">
            <text:p>MS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zJttFys8BoHF6TiEuuTge6</text:p>
          </table:table-cell>
          <table:table-cell/>
          <table:table-cell office:value-type="string" calcext:value-type="string">
            <text:p>https://attachments.cheqroomcdn.com/app/groups/PcxFCbYNX5ZroUMdZeaUs/970f795e-8d4b-11ed-bee7-0a58a9feac02.jpg</text:p>
          </table:table-cell>
          <table:table-cell table:number-columns-repeated="12"/>
          <table:table-cell office:value-type="string" calcext:value-type="string">
            <text:p>XLR Splitter</text:p>
          </table:table-cell>
          <table:table-cell/>
          <table:table-cell office:value-type="string" calcext:value-type="string">
            <text:p>https://www.bhphotovideo.com/c/product/227977-REG/Pro_Co_Sound_MS3_MS3_1_into.html</text:p>
          </table:table-cell>
          <table:table-cell office:value-type="string" calcext:value-type="string">
            <text:p>PRMS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apt-a-Pak Pro Kit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emote Audio</text:p>
          </table:table-cell>
          <table:table-cell office:value-type="string" calcext:value-type="string">
            <text:p>APPKIT PRO</text:p>
          </table:table-cell>
          <table:table-cell/>
          <table:table-cell office:value-type="float" office:value="238.99" calcext:value-type="float">
            <text:p>238.99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41:04</text:p>
          </table:table-cell>
          <table:table-cell/>
          <table:table-cell office:value-type="string" calcext:value-type="string">
            <text:p>wUwgKvUmGdeFB7nH8Y4KCG</text:p>
          </table:table-cell>
          <table:table-cell office:value-type="string" calcext:value-type="string">
            <text:p>cf2fc7a5</text:p>
          </table:table-cell>
          <table:table-cell office:value-type="string" calcext:value-type="string">
            <text:p>https://attachments.cheqroomcdn.com/app/groups/PcxFCbYNX5ZroUMdZeaUs/f29ce4ca-de20-11ed-8ec0-0a58a9feac02.jpg</text:p>
          </table:table-cell>
          <table:table-cell table:number-columns-repeated="14"/>
          <table:table-cell office:value-type="string" calcext:value-type="string">
            <text:p>https://www.bhphotovideo.com/c/product/766139-REG/Remote_Audio_APPKITPRO_Adapt_a_Pak_Pro_Kit.html</text:p>
          </table:table-cell>
          <table:table-cell office:value-type="string" calcext:value-type="string">
            <text:p>REAPPKIT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7</text:p>
          </table:table-cell>
          <table:table-cell/>
          <table:table-cell office:value-type="string" calcext:value-type="string">
            <text:p>ZEBVVKcM7nQLZhR5rYiVGW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office:value-type="string" calcext:value-type="string">
            <text:p>CW1-0001</text:p>
          </table:table-cell>
          <table:table-cell table:number-columns-repeated="13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4w76T3mmbDAYDpx8CqRJSM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office:value-type="string" calcext:value-type="string">
            <text:p>CW1-0002</text:p>
          </table:table-cell>
          <table:table-cell table:number-columns-repeated="13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C7sg7VajCpHXKLJgpffdEM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table:number-columns-repeated="14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piB8rpuVjHs3vnpCJu8Xv4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table:number-columns-repeated="14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rtRig+ 2-Channel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ramonic</text:p>
          </table:table-cell>
          <table:table-cell office:value-type="string" calcext:value-type="string">
            <text:p>SMARTRIG+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.8055555555556" calcext:value-type="float">
            <text:p>61.805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5</text:p>
          </table:table-cell>
          <table:table-cell/>
          <table:table-cell office:value-type="string" calcext:value-type="string">
            <text:p>a44as8eNDtWtp3GAWnPT5U</text:p>
          </table:table-cell>
          <table:table-cell table:number-columns-repeated="13"/>
          <table:table-cell office:value-type="string" calcext:value-type="string">
            <text:p>SR2103200899</text:p>
          </table:table-cell>
          <table:table-cell office:value-type="string" calcext:value-type="string">
            <text:p>Mic Adapter</text:p>
          </table:table-cell>
          <table:table-cell/>
          <table:table-cell office:value-type="string" calcext:value-type="string">
            <text:p>https://www.bhphotovideo.com/c/product/1301929-REG/saramonic_smartrigp_2_channel_mic_instrument_interface.html</text:p>
          </table:table-cell>
          <table:table-cell office:value-type="string" calcext:value-type="string">
            <text:p>SASMARTRIG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5mm Mini Jack to 5-pin ARRI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5:32</text:p>
          </table:table-cell>
          <table:table-cell/>
          <table:table-cell office:value-type="string" calcext:value-type="string">
            <text:p>hTYmUFRa2q5U9Cqfd7wzPS</text:p>
          </table:table-cell>
          <table:table-cell/>
          <table:table-cell office:value-type="string" calcext:value-type="string">
            <text:p>https://attachments.cheqroomcdn.com/app/groups/PcxFCbYNX5ZroUMdZeaUs/ed9c590e-7cb6-11ed-9beb-0a58a9feac02.jpg</text:p>
          </table:table-cell>
          <table:table-cell table:number-columns-repeated="14"/>
          <table:table-cell office:value-type="string" calcext:value-type="string">
            <text:p>https://www.bhphotovideo.com/c/product/1570262-REG/camvate_c2526_3_5mm_mini_jack_to.html</text:p>
          </table:table-cell>
          <table:table-cell office:value-type="string" calcext:value-type="string">
            <text:p>CAC2526</text:p>
          </table:table-cell>
          <table:table-cell table:number-columns-repeated="2"/>
          <table:table-cell office:value-type="string" calcext:value-type="string">
            <text:p>https://www.bhphotovideo.com/c/product/1570262-REG/camvate_c2526_3_5mm_mini_jack_to.ht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5mm Mini Jack to 5-pin ARRI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5:32</text:p>
          </table:table-cell>
          <table:table-cell/>
          <table:table-cell office:value-type="string" calcext:value-type="string">
            <text:p>vdjdcgit8V29XTGXjEbxsh</text:p>
          </table:table-cell>
          <table:table-cell/>
          <table:table-cell office:value-type="string" calcext:value-type="string">
            <text:p>https://attachments.cheqroomcdn.com/app/groups/PcxFCbYNX5ZroUMdZeaUs/f7f6c98e-7cb6-11ed-a77d-0a58a9feac02.jpg</text:p>
          </table:table-cell>
          <table:table-cell table:number-columns-repeated="14"/>
          <table:table-cell office:value-type="string" calcext:value-type="string">
            <text:p>https://www.bhphotovideo.com/c/product/1570262-REG/camvate_c2526_3_5mm_mini_jack_to.html</text:p>
          </table:table-cell>
          <table:table-cell office:value-type="string" calcext:value-type="string">
            <text:p>CAC25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TP-F970-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4</text:p>
          </table:table-cell>
          <table:table-cell/>
          <table:table-cell office:value-type="string" calcext:value-type="string">
            <text:p>AEdvw94ChuNUx2U7eNPd8G</text:p>
          </table:table-cell>
          <table:table-cell/>
          <table:table-cell office:value-type="string" calcext:value-type="string">
            <text:p>https://attachments.cheqroomcdn.com/app/groups/PcxFCbYNX5ZroUMdZeaUs/dbc49932-7c50-11ed-85d1-0a58a9feac02.jpg</text:p>
          </table:table-cell>
          <table:table-cell table:number-columns-repeated="12"/>
          <table:table-cell office:value-type="string" calcext:value-type="string">
            <text:p>Battery Plate</text:p>
          </table:table-cell>
          <table:table-cell/>
          <table:table-cell office:value-type="string" calcext:value-type="string">
            <text:p>https://www.bhphotovideo.com/c/product/1488837-REG/tilta_ta_btp_f970_g_bmpcc4k_f970_battery.html</text:p>
          </table:table-cell>
          <table:table-cell office:value-type="string" calcext:value-type="string">
            <text:p>TITABTPF97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TP-F970-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4</text:p>
          </table:table-cell>
          <table:table-cell/>
          <table:table-cell office:value-type="string" calcext:value-type="string">
            <text:p>4bTCjRzM6cDAoL87RgU6fK</text:p>
          </table:table-cell>
          <table:table-cell/>
          <table:table-cell office:value-type="string" calcext:value-type="string">
            <text:p>https://attachments.cheqroomcdn.com/app/groups/PcxFCbYNX5ZroUMdZeaUs/dbc49932-7c50-11ed-85d1-0a58a9feac02.jpg</text:p>
          </table:table-cell>
          <table:table-cell table:number-columns-repeated="12"/>
          <table:table-cell office:value-type="string" calcext:value-type="string">
            <text:p>Battery Plate</text:p>
          </table:table-cell>
          <table:table-cell/>
          <table:table-cell office:value-type="string" calcext:value-type="string">
            <text:p>https://www.bhphotovideo.com/c/product/1488837-REG/tilta_ta_btp_f970_g_bmpcc4k_f970_battery.html</text:p>
          </table:table-cell>
          <table:table-cell office:value-type="string" calcext:value-type="string">
            <text:p>TITABTPF97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 AC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54:12</text:p>
          </table:table-cell>
          <table:table-cell/>
          <table:table-cell office:value-type="string" calcext:value-type="string">
            <text:p>F8DCcYtto6FZzFwcB6eQBC</text:p>
          </table:table-cell>
          <table:table-cell/>
          <table:table-cell office:value-type="string" calcext:value-type="string">
            <text:p>https://attachments.cheqroomcdn.com/app/groups/PcxFCbYNX5ZroUMdZeaUs/8f32c26e-7cba-11ed-a1e8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a AC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54:12</text:p>
          </table:table-cell>
          <table:table-cell/>
          <table:table-cell office:value-type="string" calcext:value-type="string">
            <text:p>MBWSWZPgtovKAWxT6Gn6an</text:p>
          </table:table-cell>
          <table:table-cell/>
          <table:table-cell office:value-type="string" calcext:value-type="string">
            <text:p>https://attachments.cheqroomcdn.com/app/groups/PcxFCbYNX5ZroUMdZeaUs/8f32c26e-7cba-11ed-a1e8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mera Cag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B-G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5</text:p>
          </table:table-cell>
          <table:table-cell/>
          <table:table-cell office:value-type="string" calcext:value-type="string">
            <text:p>7A9593UB9vVytzxLZbktZP</text:p>
          </table:table-cell>
          <table:table-cell/>
          <table:table-cell office:value-type="string" calcext:value-type="string">
            <text:p>https://attachments.cheqroomcdn.com/app/groups/PcxFCbYNX5ZroUMdZeaUs/dc488dd2-7c50-11ed-85d1-0a58a9feac02.jpg</text:p>
          </table:table-cell>
          <table:table-cell table:number-columns-repeated="12"/>
          <table:table-cell office:value-type="string" calcext:value-type="string">
            <text:p>Camera Cage</text:p>
          </table:table-cell>
          <table:table-cell/>
          <table:table-cell office:value-type="string" calcext:value-type="string">
            <text:p>https://www.bhphotovideo.com/c/product/1490897-REG/tilta_ta_t01_b_g_tactical_assault_armor_camera.html</text:p>
          </table:table-cell>
          <table:table-cell office:value-type="string" calcext:value-type="string">
            <text:p>TITAT01B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a Cag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B-G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5</text:p>
          </table:table-cell>
          <table:table-cell/>
          <table:table-cell office:value-type="string" calcext:value-type="string">
            <text:p>2rGHdRWqQiD8CUGwPQJuAF</text:p>
          </table:table-cell>
          <table:table-cell/>
          <table:table-cell office:value-type="string" calcext:value-type="string">
            <text:p>https://attachments.cheqroomcdn.com/app/groups/PcxFCbYNX5ZroUMdZeaUs/dc488dd2-7c50-11ed-85d1-0a58a9feac02.jpg</text:p>
          </table:table-cell>
          <table:table-cell table:number-columns-repeated="12"/>
          <table:table-cell office:value-type="string" calcext:value-type="string">
            <text:p>Camera Cage</text:p>
          </table:table-cell>
          <table:table-cell/>
          <table:table-cell office:value-type="string" calcext:value-type="string">
            <text:p>https://www.bhphotovideo.com/c/product/1490897-REG/tilta_ta_t01_b_g_tactical_assault_armor_camera.html</text:p>
          </table:table-cell>
          <table:table-cell office:value-type="string" calcext:value-type="string">
            <text:p>TITAT01B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-Tap to 2-Pin Power Cable (2.6'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CBL-DC-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42:57</text:p>
          </table:table-cell>
          <table:table-cell/>
          <table:table-cell office:value-type="string" calcext:value-type="string">
            <text:p>vaMPAP4yCCn7ch8sj5gwn4</text:p>
          </table:table-cell>
          <table:table-cell/>
          <table:table-cell office:value-type="string" calcext:value-type="string">
            <text:p>https://attachments.cheqroomcdn.com/app/groups/PcxFCbYNX5ZroUMdZeaUs/f8d45aea-7cb8-11ed-a990-0a58a9feac02.jpg</text:p>
          </table:table-cell>
          <table:table-cell table:number-columns-repeated="14"/>
          <table:table-cell office:value-type="string" calcext:value-type="string">
            <text:p>https://www.bhphotovideo.com/c/product/1676777-REG/kinefinity_cbl_dc_08_kine_d_tap_power_cord.html</text:p>
          </table:table-cell>
          <table:table-cell office:value-type="string" calcext:value-type="string">
            <text:p>KICBLDC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-Tap to 2-Pin Power Cable (2.6'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CBL-DC-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42:57</text:p>
          </table:table-cell>
          <table:table-cell/>
          <table:table-cell office:value-type="string" calcext:value-type="string">
            <text:p>wJuZgtRvrGXoemnvhDnx5X</text:p>
          </table:table-cell>
          <table:table-cell/>
          <table:table-cell office:value-type="string" calcext:value-type="string">
            <text:p>https://attachments.cheqroomcdn.com/app/groups/PcxFCbYNX5ZroUMdZeaUs/f8d45aea-7cb8-11ed-a990-0a58a9feac02.jpg</text:p>
          </table:table-cell>
          <table:table-cell table:number-columns-repeated="14"/>
          <table:table-cell office:value-type="string" calcext:value-type="string">
            <text:p>https://www.bhphotovideo.com/c/product/1676777-REG/kinefinity_cbl_dc_08_kine_d_tap_power_cord.html</text:p>
          </table:table-cell>
          <table:table-cell office:value-type="string" calcext:value-type="string">
            <text:p>KICBLDC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5</text:p>
          </table:table-cell>
          <table:table-cell/>
          <table:table-cell office:value-type="string" calcext:value-type="string">
            <text:p>QpQ5kGVPx94XMSLtMRBLhH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vdf5m5x6totF2effoLcGWo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9</text:p>
          </table:table-cell>
          <table:table-cell/>
          <table:table-cell office:value-type="string" calcext:value-type="string">
            <text:p>7o7Rve63SvCTpqmgyifcyn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4</text:p>
          </table:table-cell>
          <table:table-cell/>
          <table:table-cell office:value-type="string" calcext:value-type="string">
            <text:p>DPBArJFBE8MHmL3KUM6Boj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647" calcext:value-type="float">
            <text:p>712500647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6</text:p>
          </table:table-cell>
          <table:table-cell/>
          <table:table-cell office:value-type="string" calcext:value-type="string">
            <text:p>kd4tQmXcEfbU63N7q9HjWA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823" calcext:value-type="float">
            <text:p>712500823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9</text:p>
          </table:table-cell>
          <table:table-cell/>
          <table:table-cell office:value-type="string" calcext:value-type="string">
            <text:p>iNUGzvSv2kPAxo7Y2Y2L5S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648" calcext:value-type="float">
            <text:p>712500648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 Mounting Adapter I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II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3</text:p>
          </table:table-cell>
          <table:table-cell/>
          <table:table-cell office:value-type="string" calcext:value-type="string">
            <text:p>y7JVEVZk2XyvKpNCmTX27E</text:p>
          </table:table-cell>
          <table:table-cell/>
          <table:table-cell office:value-type="string" calcext:value-type="string">
            <text:p>https://attachments.cheqroomcdn.com/app/groups/PcxFCbYNX5ZroUMdZeaUs/11b3b398-7c51-11ed-85d1-0a58a9feac02.jpg</text:p>
          </table:table-cell>
          <table:table-cell table:number-columns-repeated="12"/>
          <table:table-cell office:value-type="string" calcext:value-type="string">
            <text:p>Lens Mount</text:p>
          </table:table-cell>
          <table:table-cell/>
          <table:table-cell office:value-type="string" calcext:value-type="string">
            <text:p>https://www.kinefinity.com/en/shop/k2ef_ii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Mounting Adapter I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II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9</text:p>
          </table:table-cell>
          <table:table-cell/>
          <table:table-cell office:value-type="string" calcext:value-type="string">
            <text:p>n7d6uBRasfEe2ZCa65KF7N</text:p>
          </table:table-cell>
          <table:table-cell/>
          <table:table-cell office:value-type="string" calcext:value-type="string">
            <text:p>https://attachments.cheqroomcdn.com/app/groups/PcxFCbYNX5ZroUMdZeaUs/11b3b398-7c51-11ed-85d1-0a58a9feac02.jpg</text:p>
          </table:table-cell>
          <table:table-cell table:number-columns-repeated="12"/>
          <table:table-cell office:value-type="string" calcext:value-type="string">
            <text:p>Lens Mount</text:p>
          </table:table-cell>
          <table:table-cell/>
          <table:table-cell office:value-type="string" calcext:value-type="string">
            <text:p>https://www.kinefinity.com/en/shop/k2ef_ii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Mounting Adapter w/ e-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w/ e-ND</text:p>
          </table:table-cell>
          <table:table-cell/>
          <table:table-cell office:value-type="float" office:value="799" calcext:value-type="float">
            <text:p>7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5</text:p>
          </table:table-cell>
          <table:table-cell/>
          <table:table-cell office:value-type="string" calcext:value-type="string">
            <text:p>j3cK6YqsM9qrLDJUbUo527</text:p>
          </table:table-cell>
          <table:table-cell/>
          <table:table-cell office:value-type="string" calcext:value-type="string">
            <text:p>https://attachments.cheqroomcdn.com/app/groups/PcxFCbYNX5ZroUMdZeaUs/129c7704-7c51-11ed-85d1-0a58a9feac02.jpg</text:p>
          </table:table-cell>
          <table:table-cell table:number-columns-repeated="12"/>
          <table:table-cell office:value-type="string" calcext:value-type="string">
            <text:p>E-ND Lens Mount</text:p>
          </table:table-cell>
          <table:table-cell/>
          <table:table-cell office:value-type="string" calcext:value-type="string">
            <text:p>https://www.kinefinity.com/en/shop/k2ef_ii_e_nd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Mounting Adapter w/ e-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w/ e-ND</text:p>
          </table:table-cell>
          <table:table-cell/>
          <table:table-cell office:value-type="float" office:value="799" calcext:value-type="float">
            <text:p>799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DJMMs23C7EXkNw7t7akxgR</text:p>
          </table:table-cell>
          <table:table-cell/>
          <table:table-cell office:value-type="string" calcext:value-type="string">
            <text:p>https://attachments.cheqroomcdn.com/app/groups/PcxFCbYNX5ZroUMdZeaUs/129c7704-7c51-11ed-85d1-0a58a9feac02.jpg</text:p>
          </table:table-cell>
          <table:table-cell table:number-columns-repeated="12"/>
          <table:table-cell office:value-type="string" calcext:value-type="string">
            <text:p>E-ND Lens Mount</text:p>
          </table:table-cell>
          <table:table-cell/>
          <table:table-cell office:value-type="string" calcext:value-type="string">
            <text:p>https://www.kinefinity.com/en/shop/k2ef_ii_e_nd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Hand Uni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FIZ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0</text:p>
          </table:table-cell>
          <table:table-cell/>
          <table:table-cell office:value-type="string" calcext:value-type="string">
            <text:p>5aLaZ7mDEaPeatRKnTpPyc</text:p>
          </table:table-cell>
          <table:table-cell office:value-type="string" calcext:value-type="string">
            <text:p>70d60a42</text:p>
          </table:table-cell>
          <table:table-cell office:value-type="string" calcext:value-type="string">
            <text:p>https://attachments.cheqroomcdn.com/app/groups/PcxFCbYNX5ZroUMdZeaUs/eb675b7c-7c50-11ed-85d1-0a58a9feac02.jpg</text:p>
          </table:table-cell>
          <table:table-cell table:number-columns-repeated="11"/>
          <table:table-cell office:value-type="string" calcext:value-type="string">
            <text:p>K0191212771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4-REG/tilta_wlc_t03_fiz_nucleus_m_fiz_unit.html</text:p>
          </table:table-cell>
          <table:table-cell office:value-type="string" calcext:value-type="string">
            <text:p>TIWLCT03FIZ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Hand Uni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FIZ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4</text:p>
          </table:table-cell>
          <table:table-cell/>
          <table:table-cell office:value-type="string" calcext:value-type="string">
            <text:p>RxKbtAUgaNCuLPtpCHZiiF</text:p>
          </table:table-cell>
          <table:table-cell office:value-type="string" calcext:value-type="string">
            <text:p>709b703f</text:p>
          </table:table-cell>
          <table:table-cell office:value-type="string" calcext:value-type="string">
            <text:p>https://attachments.cheqroomcdn.com/app/groups/PcxFCbYNX5ZroUMdZeaUs/eb675b7c-7c50-11ed-85d1-0a58a9feac02.jpg</text:p>
          </table:table-cell>
          <table:table-cell table:number-columns-repeated="11"/>
          <table:table-cell office:value-type="string" calcext:value-type="string">
            <text:p>K0191212801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4-REG/tilta_wlc_t03_fiz_nucleus_m_fiz_unit.html</text:p>
          </table:table-cell>
          <table:table-cell office:value-type="string" calcext:value-type="string">
            <text:p>TIWLCT03FIZ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Lef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1</text:p>
          </table:table-cell>
          <table:table-cell/>
          <table:table-cell office:value-type="string" calcext:value-type="string">
            <text:p>7SMCU2HcCbw97zjpPpuAfA</text:p>
          </table:table-cell>
          <table:table-cell office:value-type="string" calcext:value-type="string">
            <text:p>70d44d34</text:p>
          </table:table-cell>
          <table:table-cell office:value-type="string" calcext:value-type="string">
            <text:p>https://attachments.cheqroomcdn.com/app/groups/PcxFCbYNX5ZroUMdZeaUs/ebedb96a-7c50-11ed-85d1-0a58a9feac02.jpg</text:p>
          </table:table-cell>
          <table:table-cell table:number-columns-repeated="11"/>
          <table:table-cell office:value-type="string" calcext:value-type="string">
            <text:p>HL191112392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7-REG/tilta_wlc_t03_hl_nucleus_m_handgrip_left.html</text:p>
          </table:table-cell>
          <table:table-cell office:value-type="string" calcext:value-type="string">
            <text:p>TIWLCT03H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Lef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JicBjjHCexxExKZAqRwuPo</text:p>
          </table:table-cell>
          <table:table-cell office:value-type="string" calcext:value-type="string">
            <text:p>70936d22</text:p>
          </table:table-cell>
          <table:table-cell office:value-type="string" calcext:value-type="string">
            <text:p>https://attachments.cheqroomcdn.com/app/groups/PcxFCbYNX5ZroUMdZeaUs/ebedb96a-7c50-11ed-85d1-0a58a9feac02.jpg</text:p>
          </table:table-cell>
          <table:table-cell table:number-columns-repeated="11"/>
          <table:table-cell office:value-type="string" calcext:value-type="string">
            <text:p>HL191112358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7-REG/tilta_wlc_t03_hl_nucleus_m_handgrip_left.html</text:p>
          </table:table-cell>
          <table:table-cell office:value-type="string" calcext:value-type="string">
            <text:p>TIWLCT03H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2</text:p>
          </table:table-cell>
          <table:table-cell/>
          <table:table-cell office:value-type="string" calcext:value-type="string">
            <text:p>MUFZek5FY8X6QRGB5ffxWC</text:p>
          </table:table-cell>
          <table:table-cell office:value-type="string" calcext:value-type="string">
            <text:p>706ec8d8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126726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3</text:p>
          </table:table-cell>
          <table:table-cell/>
          <table:table-cell office:value-type="string" calcext:value-type="string">
            <text:p>qYDUqaUiZAPXh2x8hiW5S8</text:p>
          </table:table-cell>
          <table:table-cell office:value-type="string" calcext:value-type="string">
            <text:p>707b7cd4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126725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4</text:p>
          </table:table-cell>
          <table:table-cell/>
          <table:table-cell office:value-type="string" calcext:value-type="string">
            <text:p>ZTvGyeDgS7LMT8S8zyk2Pc</text:p>
          </table:table-cell>
          <table:table-cell office:value-type="string" calcext:value-type="string">
            <text:p>70864c56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025743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skoRgF2RnyPm7H9ufXfRZD</text:p>
          </table:table-cell>
          <table:table-cell office:value-type="string" calcext:value-type="string">
            <text:p>701903d5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227035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6</text:p>
          </table:table-cell>
          <table:table-cell/>
          <table:table-cell office:value-type="string" calcext:value-type="string">
            <text:p>GsaFQs76WFDrUss56yuwu8</text:p>
          </table:table-cell>
          <table:table-cell office:value-type="float" office:value="70198777" calcext:value-type="float">
            <text:p>70198777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227040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6</text:p>
          </table:table-cell>
          <table:table-cell/>
          <table:table-cell office:value-type="string" calcext:value-type="string">
            <text:p>2qHg4ZNZjNMGyE7ykCBo5C</text:p>
          </table:table-cell>
          <table:table-cell office:value-type="string" calcext:value-type="string">
            <text:p>701b2d65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200128107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Z Righ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R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2</text:p>
          </table:table-cell>
          <table:table-cell/>
          <table:table-cell office:value-type="string" calcext:value-type="string">
            <text:p>bRixFjYcohtwut2ypCG8aL</text:p>
          </table:table-cell>
          <table:table-cell office:value-type="string" calcext:value-type="string">
            <text:p>704eb694</text:p>
          </table:table-cell>
          <table:table-cell office:value-type="string" calcext:value-type="string">
            <text:p>https://attachments.cheqroomcdn.com/app/groups/PcxFCbYNX5ZroUMdZeaUs/ec5eec16-7c50-11ed-85d1-0a58a9feac02.jpg</text:p>
          </table:table-cell>
          <table:table-cell table:number-columns-repeated="11"/>
          <table:table-cell office:value-type="string" calcext:value-type="string">
            <text:p>HR191112392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8-REG/tilta_wlc_t03_hr_nucleus_m_handgrip_right.html</text:p>
          </table:table-cell>
          <table:table-cell office:value-type="string" calcext:value-type="string">
            <text:p>TIWLCT03H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Righ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R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v7SCnfQTHoMFVKWkNgG2pK</text:p>
          </table:table-cell>
          <table:table-cell office:value-type="string" calcext:value-type="string">
            <text:p>7095750f</text:p>
          </table:table-cell>
          <table:table-cell office:value-type="string" calcext:value-type="string">
            <text:p>https://attachments.cheqroomcdn.com/app/groups/PcxFCbYNX5ZroUMdZeaUs/ec5eec16-7c50-11ed-85d1-0a58a9feac02.jpg</text:p>
          </table:table-cell>
          <table:table-cell table:number-columns-repeated="11"/>
          <table:table-cell office:value-type="string" calcext:value-type="string">
            <text:p>HR191112358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8-REG/tilta_wlc_t03_hr_nucleus_m_handgrip_right.html</text:p>
          </table:table-cell>
          <table:table-cell office:value-type="string" calcext:value-type="string">
            <text:p>TIWLCT03H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8</text:p>
          </table:table-cell>
          <table:table-cell/>
          <table:table-cell office:value-type="string" calcext:value-type="string">
            <text:p>Bo92YPshqX3rik3UcjbCS3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47, CW1-0032</text:p>
          </table:table-cell>
          <table:table-cell table:number-columns-repeated="10"/>
          <table:table-cell office:value-type="float" office:value="9340101" calcext:value-type="float">
            <text:p>934010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8</text:p>
          </table:table-cell>
          <table:table-cell/>
          <table:table-cell office:value-type="string" calcext:value-type="string">
            <text:p>aUSAHQjhu6c8kMVchBhoFn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20, CW1-0030</text:p>
          </table:table-cell>
          <table:table-cell table:number-columns-repeated="10"/>
          <table:table-cell office:value-type="float" office:value="9340140" calcext:value-type="float">
            <text:p>9340140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9</text:p>
          </table:table-cell>
          <table:table-cell/>
          <table:table-cell office:value-type="string" calcext:value-type="string">
            <text:p>te9P6YooUMPb9YcHHBx53U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11, CW1-0033</text:p>
          </table:table-cell>
          <table:table-cell table:number-columns-repeated="10"/>
          <table:table-cell office:value-type="float" office:value="9340176" calcext:value-type="float">
            <text:p>9340176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cus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FH1-97-G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6</text:p>
          </table:table-cell>
          <table:table-cell/>
          <table:table-cell office:value-type="string" calcext:value-type="string">
            <text:p>7kd6eTNf5PekN65AcS8bB3</text:p>
          </table:table-cell>
          <table:table-cell office:value-type="string" calcext:value-type="string">
            <text:p>733078a9</text:p>
          </table:table-cell>
          <table:table-cell office:value-type="string" calcext:value-type="string">
            <text:p>https://attachments.cheqroomcdn.com/app/groups/PcxFCbYNX5ZroUMdZeaUs/dce8e1a6-7c50-11ed-85d1-0a58a9feac02.jpg</text:p>
          </table:table-cell>
          <table:table-cell table:number-columns-repeated="12"/>
          <table:table-cell office:value-type="string" calcext:value-type="string">
            <text:p>Focus Handle</text:p>
          </table:table-cell>
          <table:table-cell/>
          <table:table-cell office:value-type="string" calcext:value-type="string">
            <text:p>https://www.bhphotovideo.com/c/product/1497930-REG/tilta_ta_sfh1_97_g_tiltaing_side_focus_handle.html</text:p>
          </table:table-cell>
          <table:table-cell office:value-type="string" calcext:value-type="string">
            <text:p>TITASFH197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cus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FH1-97-G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6</text:p>
          </table:table-cell>
          <table:table-cell/>
          <table:table-cell office:value-type="string" calcext:value-type="string">
            <text:p>AgHEwBQbzvYWwAKiNRibZe</text:p>
          </table:table-cell>
          <table:table-cell office:value-type="string" calcext:value-type="string">
            <text:p>7331979f</text:p>
          </table:table-cell>
          <table:table-cell office:value-type="string" calcext:value-type="string">
            <text:p>https://attachments.cheqroomcdn.com/app/groups/PcxFCbYNX5ZroUMdZeaUs/dce8e1a6-7c50-11ed-85d1-0a58a9feac02.jpg</text:p>
          </table:table-cell>
          <table:table-cell table:number-columns-repeated="12"/>
          <table:table-cell office:value-type="string" calcext:value-type="string">
            <text:p>Focus Handle</text:p>
          </table:table-cell>
          <table:table-cell/>
          <table:table-cell office:value-type="string" calcext:value-type="string">
            <text:p>https://www.bhphotovideo.com/c/product/1497930-REG/tilta_ta_sfh1_97_g_tiltaing_side_focus_handle.html</text:p>
          </table:table-cell>
          <table:table-cell office:value-type="string" calcext:value-type="string">
            <text:p>TITASFH197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 Video Cord .3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 Video Cord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8</text:p>
          </table:table-cell>
          <table:table-cell/>
          <table:table-cell office:value-type="string" calcext:value-type="string">
            <text:p>bNE5ZpCc5oVCSYkrKZeWWe</text:p>
          </table:table-cell>
          <table:table-cell/>
          <table:table-cell office:value-type="string" calcext:value-type="string">
            <text:p>https://attachments.cheqroomcdn.com/app/groups/PcxFCbYNX5ZroUMdZeaUs/14afebca-7c51-11ed-85d1-0a58a9feac02.jpg</text:p>
          </table:table-cell>
          <table:table-cell table:number-columns-repeated="12"/>
          <table:table-cell office:value-type="string" calcext:value-type="string">
            <text:p>Monitor Cable</text:p>
          </table:table-cell>
          <table:table-cell/>
          <table:table-cell office:value-type="string" calcext:value-type="string">
            <text:p>https://www.kinefinity.com/en/shop/battle-tested_lcd_evf_cord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 Video Cord .3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 Video Cord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tBtdZaA3Q3KsKHpQUe33YM</text:p>
          </table:table-cell>
          <table:table-cell/>
          <table:table-cell office:value-type="string" calcext:value-type="string">
            <text:p>https://attachments.cheqroomcdn.com/app/groups/PcxFCbYNX5ZroUMdZeaUs/14afebca-7c51-11ed-85d1-0a58a9feac02.jpg</text:p>
          </table:table-cell>
          <table:table-cell table:number-columns-repeated="12"/>
          <table:table-cell office:value-type="string" calcext:value-type="string">
            <text:p>Monitor Cable</text:p>
          </table:table-cell>
          <table:table-cell/>
          <table:table-cell office:value-type="string" calcext:value-type="string">
            <text:p>https://www.kinefinity.com/en/shop/battle-tested_lcd_evf_cord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BACK-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CK-W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2</text:p>
          </table:table-cell>
          <table:table-cell/>
          <table:table-cell office:value-type="string" calcext:value-type="string">
            <text:p>kj5YE2FjX4WggMS9WJZfW3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1"/>
          <table:table-cell office:value-type="string" calcext:value-type="string">
            <text:p>BACK_831576</text:p>
          </table:table-cell>
          <table:table-cell office:value-type="string" calcext:value-type="string">
            <text:p>Expansion Module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BACK-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CK-W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5CZY77JiRjAemiXs48gUMo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2"/>
          <table:table-cell office:value-type="string" calcext:value-type="string">
            <text:p>Expansion Module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cleus-Nano Controll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HW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4</text:p>
          </table:table-cell>
          <table:table-cell/>
          <table:table-cell office:value-type="string" calcext:value-type="string">
            <text:p>mNEhxvJZzAv9HJjbgPTUAa</text:p>
          </table:table-cell>
          <table:table-cell office:value-type="float" office:value="71246882" calcext:value-type="float">
            <text:p>71246882</text:p>
          </table:table-cell>
          <table:table-cell office:value-type="string" calcext:value-type="string">
            <text:p>https://attachments.cheqroomcdn.com/app/groups/PcxFCbYNX5ZroUMdZeaUs/d6394fe4-7c50-11ed-85d1-0a58a9feac02.jpg</text:p>
          </table:table-cell>
          <table:table-cell table:number-columns-repeated="11"/>
          <table:table-cell office:value-type="string" calcext:value-type="string">
            <text:p>NK0190610505</text:p>
          </table:table-cell>
          <table:table-cell office:value-type="string" calcext:value-type="string">
            <text:p>Wireless Focus Controller</text:p>
          </table:table-cell>
          <table:table-cell/>
          <table:table-cell office:value-type="string" calcext:value-type="string">
            <text:p>https://www.bhphotovideo.com/c/product/1442800-REG/tilta_wlc_t04_hwc_nucleus_nano_hand_wheel_controller.html</text:p>
          </table:table-cell>
          <table:table-cell office:value-type="string" calcext:value-type="string">
            <text:p>TIWLCT04HW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cleus-Nano Controll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HW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6</text:p>
          </table:table-cell>
          <table:table-cell/>
          <table:table-cell office:value-type="string" calcext:value-type="string">
            <text:p>bK9PZqpn3mTkY7cofhVRGD</text:p>
          </table:table-cell>
          <table:table-cell office:value-type="string" calcext:value-type="string">
            <text:p>70ad46e3</text:p>
          </table:table-cell>
          <table:table-cell office:value-type="string" calcext:value-type="string">
            <text:p>https://attachments.cheqroomcdn.com/app/groups/PcxFCbYNX5ZroUMdZeaUs/d6394fe4-7c50-11ed-85d1-0a58a9feac02.jpg</text:p>
          </table:table-cell>
          <table:table-cell table:number-columns-repeated="11"/>
          <table:table-cell office:value-type="string" calcext:value-type="string">
            <text:p>NK0190610091</text:p>
          </table:table-cell>
          <table:table-cell office:value-type="string" calcext:value-type="string">
            <text:p>Wireless Focus Controller</text:p>
          </table:table-cell>
          <table:table-cell/>
          <table:table-cell office:value-type="string" calcext:value-type="string">
            <text:p>https://www.bhphotovideo.com/c/product/1442800-REG/tilta_wlc_t04_hwc_nucleus_nano_hand_wheel_controller.html</text:p>
          </table:table-cell>
          <table:table-cell office:value-type="string" calcext:value-type="string">
            <text:p>TIWLCT04HW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CB-BMPC-DCM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7</text:p>
          </table:table-cell>
          <table:table-cell/>
          <table:table-cell office:value-type="string" calcext:value-type="string">
            <text:p>VVrpbnTLPn84XHuLDrnKVX</text:p>
          </table:table-cell>
          <table:table-cell/>
          <table:table-cell office:value-type="string" calcext:value-type="string">
            <text:p>https://attachments.cheqroomcdn.com/app/groups/PcxFCbYNX5ZroUMdZeaUs/dd8a2dd6-7c50-11ed-85d1-0a58a9feac02.jpg</text:p>
          </table:table-cell>
          <table:table-cell office:value-type="string" calcext:value-type="string">
            <text:p>CW1-0004</text:p>
          </table:table-cell>
          <table:table-cell table:number-columns-repeated="11"/>
          <table:table-cell office:value-type="string" calcext:value-type="string">
            <text:p>Power Cable</text:p>
          </table:table-cell>
          <table:table-cell/>
          <table:table-cell office:value-type="string" calcext:value-type="string">
            <text:p>https://www.bhphotovideo.com/c/product/1505228-REG/tilta_tcb_bmpc_dcm12_12v_micro_dc_male.html</text:p>
          </table:table-cell>
          <table:table-cell office:value-type="string" calcext:value-type="string">
            <text:p>TIBBMPCDCM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CB-BMPC-DCM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7</text:p>
          </table:table-cell>
          <table:table-cell/>
          <table:table-cell office:value-type="string" calcext:value-type="string">
            <text:p>MxzdrULDn43ejboTf7WWcJ</text:p>
          </table:table-cell>
          <table:table-cell/>
          <table:table-cell office:value-type="string" calcext:value-type="string">
            <text:p>https://attachments.cheqroomcdn.com/app/groups/PcxFCbYNX5ZroUMdZeaUs/dd8a2dd6-7c50-11ed-85d1-0a58a9feac02.jpg</text:p>
          </table:table-cell>
          <table:table-cell office:value-type="string" calcext:value-type="string">
            <text:p>CW1-0003</text:p>
          </table:table-cell>
          <table:table-cell table:number-columns-repeated="11"/>
          <table:table-cell office:value-type="string" calcext:value-type="string">
            <text:p>Power Cable</text:p>
          </table:table-cell>
          <table:table-cell/>
          <table:table-cell office:value-type="string" calcext:value-type="string">
            <text:p>https://www.bhphotovideo.com/c/product/1505228-REG/tilta_tcb_bmpc_dcm12_12v_micro_dc_male.html</text:p>
          </table:table-cell>
          <table:table-cell office:value-type="string" calcext:value-type="string">
            <text:p>TIBBMPCDCM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 Supply for Pocket Cinema Camera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-PC4K/30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10:02:00</text:p>
          </table:table-cell>
          <table:table-cell/>
          <table:table-cell office:value-type="string" calcext:value-type="string">
            <text:p>AvM2Dw6gwJyRsz7HxDeWbk</text:p>
          </table:table-cell>
          <table:table-cell office:value-type="float" office:value="73489750" calcext:value-type="float">
            <text:p>73489750</text:p>
          </table:table-cell>
          <table:table-cell office:value-type="string" calcext:value-type="string">
            <text:p>https://attachments.cheqroomcdn.com/app/groups/PcxFCbYNX5ZroUMdZeaUs/d00a90ba-7c91-11ed-8d8d-0a58a9feac02.jpg</text:p>
          </table:table-cell>
          <table:table-cell table:number-columns-repeated="14"/>
          <table:table-cell office:value-type="string" calcext:value-type="string">
            <text:p>https://www.bhphotovideo.com/c/product/1445196-REG/blackmagic_design_psupply_pc4k_30w_power_supply_pocket.html</text:p>
          </table:table-cell>
          <table:table-cell office:value-type="string" calcext:value-type="string">
            <text:p>BLPSYPC4K30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Supply for Pocket Cinema Camera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-PC4K/30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10:02:00</text:p>
          </table:table-cell>
          <table:table-cell/>
          <table:table-cell office:value-type="string" calcext:value-type="string">
            <text:p>M5DTQuWKrH54YFTBxHi77h</text:p>
          </table:table-cell>
          <table:table-cell office:value-type="string" calcext:value-type="string">
            <text:p>734207da</text:p>
          </table:table-cell>
          <table:table-cell office:value-type="string" calcext:value-type="string">
            <text:p>https://attachments.cheqroomcdn.com/app/groups/PcxFCbYNX5ZroUMdZeaUs/d00a90ba-7c91-11ed-8d8d-0a58a9feac02.jpg</text:p>
          </table:table-cell>
          <table:table-cell table:number-columns-repeated="14"/>
          <table:table-cell office:value-type="string" calcext:value-type="string">
            <text:p>https://www.bhphotovideo.com/c/product/1445196-REG/blackmagic_design_psupply_pc4k_30w_power_supply_pocket.html</text:p>
          </table:table-cell>
          <table:table-cell office:value-type="string" calcext:value-type="string">
            <text:p>BLPSYPC4K30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Hold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P-15-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1</text:p>
          </table:table-cell>
          <table:table-cell/>
          <table:table-cell office:value-type="string" calcext:value-type="string">
            <text:p>ZSabjVm4e64YTALDWCXUSQ</text:p>
          </table:table-cell>
          <table:table-cell/>
          <table:table-cell office:value-type="string" calcext:value-type="string">
            <text:p>https://attachments.cheqroomcdn.com/app/groups/PcxFCbYNX5ZroUMdZeaUs/e00dbf6e-7c50-11ed-85d1-0a58a9feac02.jpg</text:p>
          </table:table-cell>
          <table:table-cell table:number-columns-repeated="12"/>
          <table:table-cell office:value-type="string" calcext:value-type="string">
            <text:p>Rail Holder</text:p>
          </table:table-cell>
          <table:table-cell/>
          <table:table-cell office:value-type="string" calcext:value-type="string">
            <text:p>https://www.bhphotovideo.com/c/product/1488831-REG/tilta_ta_bsp_15_g_bmpcc4k_15mm_lws_baseplate.html</text:p>
          </table:table-cell>
          <table:table-cell office:value-type="string" calcext:value-type="string">
            <text:p>TITABSP15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l Hold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P-15-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2</text:p>
          </table:table-cell>
          <table:table-cell/>
          <table:table-cell office:value-type="string" calcext:value-type="string">
            <text:p>etLeXXsMvze72jCSCgSc6Z</text:p>
          </table:table-cell>
          <table:table-cell/>
          <table:table-cell office:value-type="string" calcext:value-type="string">
            <text:p>https://attachments.cheqroomcdn.com/app/groups/PcxFCbYNX5ZroUMdZeaUs/e00dbf6e-7c50-11ed-85d1-0a58a9feac02.jpg</text:p>
          </table:table-cell>
          <table:table-cell table:number-columns-repeated="12"/>
          <table:table-cell office:value-type="string" calcext:value-type="string">
            <text:p>Rail Holder</text:p>
          </table:table-cell>
          <table:table-cell/>
          <table:table-cell office:value-type="string" calcext:value-type="string">
            <text:p>https://www.bhphotovideo.com/c/product/1488831-REG/tilta_ta_bsp_15_g_bmpcc4k_15mm_lws_baseplate.html</text:p>
          </table:table-cell>
          <table:table-cell office:value-type="string" calcext:value-type="string">
            <text:p>TITABSP15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l Holder Bott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8</text:p>
          </table:table-cell>
          <table:table-cell/>
          <table:table-cell office:value-type="string" calcext:value-type="string">
            <text:p>WijZc2pxUZPyDa6EmoQVAR</text:p>
          </table:table-cell>
          <table:table-cell/>
          <table:table-cell office:value-type="string" calcext:value-type="string">
            <text:p>https://attachments.cheqroomcdn.com/app/groups/PcxFCbYNX5ZroUMdZeaUs/de2e73c8-7c50-11ed-85d1-0a58a9feac02.jpg</text:p>
          </table:table-cell>
          <table:table-cell table:number-columns-repeated="12"/>
          <table:table-cell office:value-type="string" calcext:value-type="string">
            <text:p>Rail Holder Bottom</text:p>
          </table:table-cell>
          <table:table-cell/>
          <table:table-cell office:value-type="string" calcext:value-type="string">
            <text:p>https://www.bhphotovideo.com/c/product/1488835-REG/tilta_ta_bsra_15_g_15mm_bottom_single_rod.html</text:p>
          </table:table-cell>
          <table:table-cell office:value-type="string" calcext:value-type="string">
            <text:p>TITABSRA15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 Holder Bott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8</text:p>
          </table:table-cell>
          <table:table-cell/>
          <table:table-cell office:value-type="string" calcext:value-type="string">
            <text:p>weqLNBTpSjQgYzqhv9Do3T</text:p>
          </table:table-cell>
          <table:table-cell/>
          <table:table-cell office:value-type="string" calcext:value-type="string">
            <text:p>https://attachments.cheqroomcdn.com/app/groups/PcxFCbYNX5ZroUMdZeaUs/de2e73c8-7c50-11ed-85d1-0a58a9feac02.jpg</text:p>
          </table:table-cell>
          <table:table-cell table:number-columns-repeated="12"/>
          <table:table-cell office:value-type="string" calcext:value-type="string">
            <text:p>Rail Holder Bottom</text:p>
          </table:table-cell>
          <table:table-cell/>
          <table:table-cell office:value-type="string" calcext:value-type="string">
            <text:p>https://www.bhphotovideo.com/c/product/1488835-REG/tilta_ta_bsra_15_g_15mm_bottom_single_rod.html</text:p>
          </table:table-cell>
          <table:table-cell office:value-type="string" calcext:value-type="string">
            <text:p>TITABSRA15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Holder Sid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9</text:p>
          </table:table-cell>
          <table:table-cell/>
          <table:table-cell office:value-type="string" calcext:value-type="string">
            <text:p>yNS4KTWBBNBUvc7efnu2si</text:p>
          </table:table-cell>
          <table:table-cell/>
          <table:table-cell office:value-type="string" calcext:value-type="string">
            <text:p>https://attachments.cheqroomcdn.com/app/groups/PcxFCbYNX5ZroUMdZeaUs/deb61b48-7c50-11ed-85d1-0a58a9feac02.jpg</text:p>
          </table:table-cell>
          <table:table-cell table:number-columns-repeated="12"/>
          <table:table-cell office:value-type="string" calcext:value-type="string">
            <text:p>Rail Holder Side</text:p>
          </table:table-cell>
          <table:table-cell/>
          <table:table-cell office:value-type="string" calcext:value-type="string">
            <text:p>https://www.bhphotovideo.com/c/product/1490893-REG/tilta_ta_sra_15_g_15mm_side_single_rod.html</text:p>
          </table:table-cell>
          <table:table-cell office:value-type="string" calcext:value-type="string">
            <text:p>TITASRA15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 Holder Sid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9</text:p>
          </table:table-cell>
          <table:table-cell/>
          <table:table-cell office:value-type="string" calcext:value-type="string">
            <text:p>WrdFFaSMiYoeCzyPsvT9cA</text:p>
          </table:table-cell>
          <table:table-cell/>
          <table:table-cell office:value-type="string" calcext:value-type="string">
            <text:p>https://attachments.cheqroomcdn.com/app/groups/PcxFCbYNX5ZroUMdZeaUs/deb61b48-7c50-11ed-85d1-0a58a9feac02.jpg</text:p>
          </table:table-cell>
          <table:table-cell table:number-columns-repeated="12"/>
          <table:table-cell office:value-type="string" calcext:value-type="string">
            <text:p>Rail Holder Side</text:p>
          </table:table-cell>
          <table:table-cell/>
          <table:table-cell office:value-type="string" calcext:value-type="string">
            <text:p>https://www.bhphotovideo.com/c/product/1490893-REG/tilta_ta_sra_15_g_15mm_side_single_rod.html</text:p>
          </table:table-cell>
          <table:table-cell office:value-type="string" calcext:value-type="string">
            <text:p>TITASRA15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 Battery 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Side Battery Grip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1</text:p>
          </table:table-cell>
          <table:table-cell/>
          <table:table-cell office:value-type="string" calcext:value-type="string">
            <text:p>BAsgzZSmKXwAhHbH8Y8Wfb</text:p>
          </table:table-cell>
          <table:table-cell/>
          <table:table-cell office:value-type="string" calcext:value-type="string">
            <text:p>https://attachments.cheqroomcdn.com/app/groups/PcxFCbYNX5ZroUMdZeaUs/1626d8a6-7c51-11ed-85d1-0a58a9feac02.jpg</text:p>
          </table:table-cell>
          <table:table-cell table:number-columns-repeated="11"/>
          <table:table-cell office:value-type="string" calcext:value-type="string">
            <text:p>GRIP_330371</text:p>
          </table:table-cell>
          <table:table-cell office:value-type="string" calcext:value-type="string">
            <text:p>Side Grip</text:p>
          </table:table-cell>
          <table:table-cell/>
          <table:table-cell office:value-type="string" calcext:value-type="string">
            <text:p>https://www.kinefinity.com/en/shop/sidegrip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Battery 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Side Battery Grip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sbfhh4JE72gbd2hEQwVYfi</text:p>
          </table:table-cell>
          <table:table-cell/>
          <table:table-cell office:value-type="string" calcext:value-type="string">
            <text:p>https://attachments.cheqroomcdn.com/app/groups/PcxFCbYNX5ZroUMdZeaUs/1626d8a6-7c51-11ed-85d1-0a58a9feac02.jpg</text:p>
          </table:table-cell>
          <table:table-cell table:number-columns-repeated="11"/>
          <table:table-cell office:value-type="string" calcext:value-type="string">
            <text:p>GRIP_684932</text:p>
          </table:table-cell>
          <table:table-cell office:value-type="string" calcext:value-type="string">
            <text:p>Side Grip</text:p>
          </table:table-cell>
          <table:table-cell/>
          <table:table-cell office:value-type="string" calcext:value-type="string">
            <text:p>https://www.kinefinity.com/en/shop/sidegrip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9</text:p>
          </table:table-cell>
          <table:table-cell/>
          <table:table-cell office:value-type="string" calcext:value-type="string">
            <text:p>KoTiVFiH8ZUevjDeSYTVN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771" calcext:value-type="float">
            <text:p>3018003771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0</text:p>
          </table:table-cell>
          <table:table-cell/>
          <table:table-cell office:value-type="string" calcext:value-type="string">
            <text:p>eDyAafptKMQbv2XGZTdBBi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804" calcext:value-type="float">
            <text:p>301800380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0</text:p>
          </table:table-cell>
          <table:table-cell/>
          <table:table-cell office:value-type="string" calcext:value-type="string">
            <text:p>d9wRAFouavhsnDBjzkeLJ5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807" calcext:value-type="float">
            <text:p>3018003807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eedlite 430EX III-R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0585C003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9</text:p>
          </table:table-cell>
          <table:table-cell/>
          <table:table-cell office:value-type="string" calcext:value-type="string">
            <text:p>ioyWfqycrqu36AQxDfpyAm</text:p>
          </table:table-cell>
          <table:table-cell/>
          <table:table-cell office:value-type="string" calcext:value-type="string">
            <text:p>https://attachments.cheqroomcdn.com/app/groups/PcxFCbYNX5ZroUMdZeaUs/0ec39c5c-7c51-11ed-85d1-0a58a9feac02.jpg</text:p>
          </table:table-cell>
          <table:table-cell table:number-columns-repeated="11"/>
          <table:table-cell office:value-type="float" office:value="1313005709" calcext:value-type="float">
            <text:p>1313005709</text:p>
          </table:table-cell>
          <table:table-cell office:value-type="string" calcext:value-type="string">
            <text:p>Flash</text:p>
          </table:table-cell>
          <table:table-cell/>
          <table:table-cell office:value-type="string" calcext:value-type="string">
            <text:p>https://www.bhphotovideo.com/c/product/1165079-REG/canon_0585c006_speedlite_430ex_iii_rt.html</text:p>
          </table:table-cell>
          <table:table-cell office:value-type="string" calcext:value-type="string">
            <text:p>CA430EX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n Ho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HS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0</text:p>
          </table:table-cell>
          <table:table-cell/>
          <table:table-cell office:value-type="string" calcext:value-type="string">
            <text:p>SMF2J3LXCZSVyS4Gwp9tbZ</text:p>
          </table:table-cell>
          <table:table-cell office:value-type="string" calcext:value-type="string">
            <text:p>7341f536</text:p>
          </table:table-cell>
          <table:table-cell office:value-type="string" calcext:value-type="string">
            <text:p>https://attachments.cheqroomcdn.com/app/groups/PcxFCbYNX5ZroUMdZeaUs/df4462e0-7c50-11ed-85d1-0a58a9feac02.jpg</text:p>
          </table:table-cell>
          <table:table-cell table:number-columns-repeated="12"/>
          <table:table-cell office:value-type="string" calcext:value-type="string">
            <text:p>Sun Hood</text:p>
          </table:table-cell>
          <table:table-cell/>
          <table:table-cell office:value-type="string" calcext:value-type="string">
            <text:p>https://www.bhphotovideo.com/c/product/1490736-REG/tilta_ta_t01_hsh_bmpcc4k_half_sunhood.html</text:p>
          </table:table-cell>
          <table:table-cell office:value-type="string" calcext:value-type="string">
            <text:p>TITAT01H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n Ho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HS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0</text:p>
          </table:table-cell>
          <table:table-cell/>
          <table:table-cell office:value-type="string" calcext:value-type="string">
            <text:p>TG2u9k4bwcAXYif6SjegLo</text:p>
          </table:table-cell>
          <table:table-cell office:value-type="string" calcext:value-type="string">
            <text:p>733468a9</text:p>
          </table:table-cell>
          <table:table-cell office:value-type="string" calcext:value-type="string">
            <text:p>https://attachments.cheqroomcdn.com/app/groups/PcxFCbYNX5ZroUMdZeaUs/df4462e0-7c50-11ed-85d1-0a58a9feac02.jpg</text:p>
          </table:table-cell>
          <table:table-cell table:number-columns-repeated="12"/>
          <table:table-cell office:value-type="string" calcext:value-type="string">
            <text:p>Sun Hood</text:p>
          </table:table-cell>
          <table:table-cell/>
          <table:table-cell office:value-type="string" calcext:value-type="string">
            <text:p>https://www.bhphotovideo.com/c/product/1490736-REG/tilta_ta_t01_hsh_bmpcc4k_half_sunhood.html</text:p>
          </table:table-cell>
          <table:table-cell office:value-type="string" calcext:value-type="string">
            <text:p>TITAT01H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Gold Mount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VBATTGOL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ekqhrGbWyEfCBRssUg8Hud</text:p>
          </table:table-cell>
          <table:table-cell/>
          <table:table-cell office:value-type="string" calcext:value-type="string">
            <text:p>https://attachments.cheqroomcdn.com/app/groups/PcxFCbYNX5ZroUMdZeaUs/050d7a16-7c06-11ed-9519-0a58a9feac02.jpg</text:p>
          </table:table-cell>
          <table:table-cell table:number-columns-repeated="11"/>
          <table:table-cell office:value-type="float" office:value="5845950" calcext:value-type="float">
            <text:p>5845950</text:p>
          </table:table-cell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https://www.bhphotovideo.com/c/product/1372083-REG/blackmagic_design_cineurvbattgold_ursa_gold_battery_plate.html</text:p>
          </table:table-cell>
          <table:table-cell office:value-type="string" calcext:value-type="string">
            <text:p>BLCINEURBAT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Gold Mount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VBATTGOL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hG9bEKFT9J5abfdT9WJy89</text:p>
          </table:table-cell>
          <table:table-cell/>
          <table:table-cell office:value-type="string" calcext:value-type="string">
            <text:p>https://attachments.cheqroomcdn.com/app/groups/PcxFCbYNX5ZroUMdZeaUs/050d7a16-7c06-11ed-9519-0a58a9feac02.jpg</text:p>
          </table:table-cell>
          <table:table-cell table:number-columns-repeated="11"/>
          <table:table-cell office:value-type="float" office:value="5845964" calcext:value-type="float">
            <text:p>5845964</text:p>
          </table:table-cell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https://www.bhphotovideo.com/c/product/1372083-REG/blackmagic_design_cineurvbattgold_ursa_gold_battery_plate.html</text:p>
          </table:table-cell>
          <table:table-cell office:value-type="string" calcext:value-type="string">
            <text:p>BLCINEURBAT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c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SMC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UPh5Bs6GRKgdb2eDmckGY</text:p>
          </table:table-cell>
          <table:table-cell/>
          <table:table-cell office:value-type="string" calcext:value-type="string">
            <text:p>https://attachments.cheqroomcdn.com/app/groups/PcxFCbYNX5ZroUMdZeaUs/38f28a1a-7c06-11ed-9bdf-0a58a9feac02.jpg</text:p>
          </table:table-cell>
          <table:table-cell table:number-columns-repeated="11"/>
          <table:table-cell office:value-type="float" office:value="5317103" calcext:value-type="float">
            <text:p>5317103</text:p>
          </table:table-cell>
          <table:table-cell office:value-type="string" calcext:value-type="string">
            <text:p>Mic Mount</text:p>
          </table:table-cell>
          <table:table-cell/>
          <table:table-cell office:value-type="string" calcext:value-type="string">
            <text:p>https://www.bhphotovideo.com/c/product/1361386-REG/blackmagic_design_cineursashsmc_blackmagic_ursa_mini_mic.html</text:p>
          </table:table-cell>
          <table:table-cell office:value-type="string" calcext:value-type="string">
            <text:p>BLUM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c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SMC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krVWxJuVhJzN8MLjoNtBxd</text:p>
          </table:table-cell>
          <table:table-cell/>
          <table:table-cell office:value-type="string" calcext:value-type="string">
            <text:p>https://attachments.cheqroomcdn.com/app/groups/PcxFCbYNX5ZroUMdZeaUs/38f28a1a-7c06-11ed-9bdf-0a58a9feac02.jpg</text:p>
          </table:table-cell>
          <table:table-cell table:number-columns-repeated="11"/>
          <table:table-cell office:value-type="float" office:value="5967624" calcext:value-type="float">
            <text:p>5967624</text:p>
          </table:table-cell>
          <table:table-cell office:value-type="string" calcext:value-type="string">
            <text:p>Mic Mount</text:p>
          </table:table-cell>
          <table:table-cell/>
          <table:table-cell office:value-type="string" calcext:value-type="string">
            <text:p>https://www.bhphotovideo.com/c/product/1361386-REG/blackmagic_design_cineursashsmc_blackmagic_ursa_mini_mic.html</text:p>
          </table:table-cell>
          <table:table-cell office:value-type="string" calcext:value-type="string">
            <text:p>BLUMM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- BNC to 3.5mm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3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25:20</text:p>
          </table:table-cell>
          <table:table-cell/>
          <table:table-cell office:value-type="string" calcext:value-type="string">
            <text:p>nBY9wqfNFPN6YJpKcRy2iS</text:p>
          </table:table-cell>
          <table:table-cell/>
          <table:table-cell office:value-type="string" calcext:value-type="string">
            <text:p>https://attachments.cheqroomcdn.com/app/groups/PcxFCbYNX5ZroUMdZeaUs/d8dba69e-7c0e-11ed-8fcf-0a58a9feac02.jpg</text:p>
          </table:table-cell>
          <table:table-cell office:value-type="string" calcext:value-type="string">
            <text:p>CW1-0011</text:p>
          </table:table-cell>
          <table:table-cell table:number-columns-repeated="14"/>
          <table:table-cell office:value-type="string" calcext:value-type="string">
            <text:p>CAC2385</text:p>
          </table:table-cell>
          <table:table-cell table:number-columns-repeated="2"/>
          <table:table-cell office:value-type="string" calcext:value-type="string">
            <text:p>https://www.bhphotovideo.com/c/product/1539238-REG/camvate_c2385_right_angle_bnc_to_3_5mm.ht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- BNC to 3.5mm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3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25:20</text:p>
          </table:table-cell>
          <table:table-cell/>
          <table:table-cell office:value-type="string" calcext:value-type="string">
            <text:p>iRwMRZth3xqSxGVKWb8bzf</text:p>
          </table:table-cell>
          <table:table-cell/>
          <table:table-cell office:value-type="string" calcext:value-type="string">
            <text:p>https://attachments.cheqroomcdn.com/app/groups/PcxFCbYNX5ZroUMdZeaUs/d8dba69e-7c0e-11ed-8fcf-0a58a9feac02.jpg</text:p>
          </table:table-cell>
          <table:table-cell office:value-type="string" calcext:value-type="string">
            <text:p>CW1-0010</text:p>
          </table:table-cell>
          <table:table-cell table:number-columns-repeated="13"/>
          <table:table-cell office:value-type="string" calcext:value-type="string">
            <text:p>https://www.bhphotovideo.com/c/product/1539238-REG/camvate_c2385_right_angle_bnc_to_3_5mm.html</text:p>
          </table:table-cell>
          <table:table-cell office:value-type="string" calcext:value-type="string">
            <text:p>CAC23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Hand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BMURSACA/HGRIP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JKeJvf26sEvm6Y5EDmRtXk</text:p>
          </table:table-cell>
          <table:table-cell/>
          <table:table-cell office:value-type="string" calcext:value-type="string">
            <text:p>https://attachments.cheqroomcdn.com/app/groups/PcxFCbYNX5ZroUMdZeaUs/52f386d0-7c06-11ed-958f-0a58a9feac02.jpg</text:p>
          </table:table-cell>
          <table:table-cell table:number-columns-repeated="11"/>
          <table:table-cell office:value-type="float" office:value="6082753" calcext:value-type="float">
            <text:p>6082753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https://www.bhphotovideo.com/c/product/1277020-REG/blackmagic_design_bmursaca_hgrip_camera_ursa_handgrip.html</text:p>
          </table:table-cell>
          <table:table-cell office:value-type="string" calcext:value-type="string">
            <text:p>BLCAMURHAND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Hand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BMURSACA/HGRIP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C6aRgQwKpkadn2qnZQiufK</text:p>
          </table:table-cell>
          <table:table-cell office:value-type="string" calcext:value-type="string">
            <text:p>73c431d3</text:p>
          </table:table-cell>
          <table:table-cell office:value-type="string" calcext:value-type="string">
            <text:p>https://attachments.cheqroomcdn.com/app/groups/PcxFCbYNX5ZroUMdZeaUs/52f386d0-7c06-11ed-958f-0a58a9feac02.jpg</text:p>
          </table:table-cell>
          <table:table-cell table:number-columns-repeated="11"/>
          <table:table-cell office:value-type="float" office:value="6091059" calcext:value-type="float">
            <text:p>6091059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https://www.bhphotovideo.com/c/product/1277020-REG/blackmagic_design_bmursaca_hgrip_camera_ursa_handgrip.html</text:p>
          </table:table-cell>
          <table:table-cell office:value-type="string" calcext:value-type="string">
            <text:p>BLCAMURHAND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Handgrip Ar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55:06</text:p>
          </table:table-cell>
          <table:table-cell/>
          <table:table-cell office:value-type="string" calcext:value-type="string">
            <text:p>RHmNAA2ffZGgsUgwFVn4vf</text:p>
          </table:table-cell>
          <table:table-cell/>
          <table:table-cell office:value-type="string" calcext:value-type="string">
            <text:p>https://attachments.cheqroomcdn.com/app/groups/PcxFCbYNX5ZroUMdZeaUs/2bcf3c20-7c0b-11ed-aef6-0a58a9feac02.jpg</text:p>
          </table:table-cell>
          <table:table-cell table:number-columns-repeated="12"/>
          <table:table-cell office:value-type="string" calcext:value-type="string">
            <text:p>Blackmagic Handgrip Arm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Handgrip Ar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55:06</text:p>
          </table:table-cell>
          <table:table-cell/>
          <table:table-cell office:value-type="string" calcext:value-type="string">
            <text:p>wcWdi4vWqP8n4oTnYnbuWR</text:p>
          </table:table-cell>
          <table:table-cell office:value-type="string" calcext:value-type="string">
            <text:p>7312a84d</text:p>
          </table:table-cell>
          <table:table-cell office:value-type="string" calcext:value-type="string">
            <text:p>https://attachments.cheqroomcdn.com/app/groups/PcxFCbYNX5ZroUMdZeaUs/2bcf3c20-7c0b-11ed-aef6-0a58a9feac02.jpg</text:p>
          </table:table-cell>
          <table:table-cell table:number-columns-repeated="12"/>
          <table:table-cell office:value-type="string" calcext:value-type="string">
            <text:p>Blackmagic Handgrip Arm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Should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2VAuQGZ7oA4FCeuJJM65R4</text:p>
          </table:table-cell>
          <table:table-cell/>
          <table:table-cell office:value-type="string" calcext:value-type="string">
            <text:p>https://attachments.cheqroomcdn.com/app/groups/PcxFCbYNX5ZroUMdZeaUs/d67a80b2-7c06-11ed-958f-0a58a9feac02.jpg</text:p>
          </table:table-cell>
          <table:table-cell table:number-columns-repeated="11"/>
          <table:table-cell office:value-type="float" office:value="6051075" calcext:value-type="float">
            <text:p>6051075</text:p>
          </table:table-cell>
          <table:table-cell office:value-type="string" calcext:value-type="string">
            <text:p>Shoulder Mount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Should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3XmUHWPkK5mAeeuriwSkvV</text:p>
          </table:table-cell>
          <table:table-cell office:value-type="string" calcext:value-type="string">
            <text:p>737c521b</text:p>
          </table:table-cell>
          <table:table-cell office:value-type="string" calcext:value-type="string">
            <text:p>https://attachments.cheqroomcdn.com/app/groups/PcxFCbYNX5ZroUMdZeaUs/d67a80b2-7c06-11ed-958f-0a58a9feac02.jpg</text:p>
          </table:table-cell>
          <table:table-cell table:number-columns-repeated="11"/>
          <table:table-cell office:value-type="float" office:value="6051812" calcext:value-type="float">
            <text:p>6051812</text:p>
          </table:table-cell>
          <table:table-cell office:value-type="string" calcext:value-type="string">
            <text:p>Shoulder Mount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Top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47:31</text:p>
          </table:table-cell>
          <table:table-cell/>
          <table:table-cell office:value-type="string" calcext:value-type="string">
            <text:p>UnLYBgo9CZoBTtvMmFwrgG</text:p>
          </table:table-cell>
          <table:table-cell/>
          <table:table-cell office:value-type="string" calcext:value-type="string">
            <text:p>https://attachments.cheqroomcdn.com/app/groups/PcxFCbYNX5ZroUMdZeaUs/e46d4d28-7c09-11ed-a3cc-0a58a9feac02.jpg</text:p>
          </table:table-cell>
          <table:table-cell table:number-columns-repeated="12"/>
          <table:table-cell office:value-type="string" calcext:value-type="string">
            <text:p>Top Handle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Top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47:31</text:p>
          </table:table-cell>
          <table:table-cell/>
          <table:table-cell office:value-type="string" calcext:value-type="string">
            <text:p>gPpp6oFDsaNAx6VhRb7QDh</text:p>
          </table:table-cell>
          <table:table-cell office:value-type="string" calcext:value-type="string">
            <text:p>7358d2f4</text:p>
          </table:table-cell>
          <table:table-cell office:value-type="string" calcext:value-type="string">
            <text:p>https://attachments.cheqroomcdn.com/app/groups/PcxFCbYNX5ZroUMdZeaUs/e46d4d28-7c09-11ed-a3cc-0a58a9feac02.jpg</text:p>
          </table:table-cell>
          <table:table-cell table:number-columns-repeated="12"/>
          <table:table-cell office:value-type="string" calcext:value-type="string">
            <text:p>Top Handle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/XLR12V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11:38</text:p>
          </table:table-cell>
          <table:table-cell/>
          <table:table-cell office:value-type="string" calcext:value-type="string">
            <text:p>QeNhbgc5N4MgpuwZ8XzgbK</text:p>
          </table:table-cell>
          <table:table-cell/>
          <table:table-cell office:value-type="string" calcext:value-type="string">
            <text:p>https://attachments.cheqroomcdn.com/app/groups/PcxFCbYNX5ZroUMdZeaUs/019ce892-7c0d-11ed-aac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/XLR12V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11:38</text:p>
          </table:table-cell>
          <table:table-cell/>
          <table:table-cell office:value-type="string" calcext:value-type="string">
            <text:p>Y2nBngaBoVDknaZYT2CWx3</text:p>
          </table:table-cell>
          <table:table-cell office:value-type="string" calcext:value-type="string">
            <text:p>7323affe</text:p>
          </table:table-cell>
          <table:table-cell office:value-type="string" calcext:value-type="string">
            <text:p>https://attachments.cheqroomcdn.com/app/groups/PcxFCbYNX5ZroUMdZeaUs/019ce892-7c0d-11ed-aacd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NEVFP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SSczhgqecmW5SHqpwgn6dn</text:p>
          </table:table-cell>
          <table:table-cell/>
          <table:table-cell office:value-type="string" calcext:value-type="string">
            <text:p>https://attachments.cheqroomcdn.com/app/groups/PcxFCbYNX5ZroUMdZeaUs/6bd5abec-7c06-11ed-9bdf-0a58a9feac02.jpg</text:p>
          </table:table-cell>
          <table:table-cell table:number-columns-repeated="11"/>
          <table:table-cell office:value-type="float" office:value="5997719" calcext:value-type="float">
            <text:p>5997719</text:p>
          </table:table-cell>
          <table:table-cell office:value-type="string" calcext:value-type="string">
            <text:p>Viewfinder</text:p>
          </table:table-cell>
          <table:table-cell/>
          <table:table-cell office:value-type="string" calcext:value-type="string">
            <text:p>https://www.bhphotovideo.com/c/product/1137318-REG/blackmagic_design_cinecamursanevfp_ursa_viewfinder.html</text:p>
          </table:table-cell>
          <table:table-cell office:value-type="string" calcext:value-type="string">
            <text:p>BLURSAV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NEVFP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S9VgnQbxJee6YW3SpvGEt7</text:p>
          </table:table-cell>
          <table:table-cell office:value-type="string" calcext:value-type="string">
            <text:p>739b2082</text:p>
          </table:table-cell>
          <table:table-cell office:value-type="string" calcext:value-type="string">
            <text:p>https://attachments.cheqroomcdn.com/app/groups/PcxFCbYNX5ZroUMdZeaUs/6bd5abec-7c06-11ed-9bdf-0a58a9feac02.jpg</text:p>
          </table:table-cell>
          <table:table-cell table:number-columns-repeated="11"/>
          <table:table-cell office:value-type="float" office:value="6050373" calcext:value-type="float">
            <text:p>6050373</text:p>
          </table:table-cell>
          <table:table-cell office:value-type="string" calcext:value-type="string">
            <text:p>Viewfinder</text:p>
          </table:table-cell>
          <table:table-cell/>
          <table:table-cell office:value-type="string" calcext:value-type="string">
            <text:p>https://www.bhphotovideo.com/c/product/1137318-REG/blackmagic_design_cinecamursanevfp_ursa_viewfinder.html</text:p>
          </table:table-cell>
          <table:table-cell office:value-type="string" calcext:value-type="string">
            <text:p>BLURSAV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CT-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mallRi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RWHJNqmb5eeUR5E5RguTKD</text:p>
          </table:table-cell>
          <table:table-cell/>
          <table:table-cell office:value-type="string" calcext:value-type="string">
            <text:p>https://attachments.cheqroomcdn.com/app/groups/PcxFCbYNX5ZroUMdZeaUs/1bc48d66-7c07-11ed-9519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436938-REG/smallrig_2169_vct_14_quick_release_tripod.html</text:p>
          </table:table-cell>
          <table:table-cell office:value-type="string" calcext:value-type="string">
            <text:p>SM21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CT-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mallRi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8</text:p>
          </table:table-cell>
          <table:table-cell/>
          <table:table-cell office:value-type="string" calcext:value-type="string">
            <text:p>Pg5EXgYMDv4PYLXtHUTFQP</text:p>
          </table:table-cell>
          <table:table-cell office:value-type="string" calcext:value-type="string">
            <text:p>73c72b47</text:p>
          </table:table-cell>
          <table:table-cell office:value-type="string" calcext:value-type="string">
            <text:p>https://attachments.cheqroomcdn.com/app/groups/PcxFCbYNX5ZroUMdZeaUs/1bc48d66-7c07-11ed-9519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436938-REG/smallrig_2169_vct_14_quick_release_tripod.html</text:p>
          </table:table-cell>
          <table:table-cell office:value-type="string" calcext:value-type="string">
            <text:p>SM216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QC9ZqyYwF9xfiqjYc4SdBh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4319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5</text:p>
          </table:table-cell>
          <table:table-cell/>
          <table:table-cell office:value-type="string" calcext:value-type="string">
            <text:p>8LgeSdtss8YW7K45KieaS9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4732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2CgE6HpqkvQoVJ7cKCsFTQ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1205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sta360 Titan 11K Cinematic 360/VR Camera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nsta360</text:p>
          </table:table-cell>
          <table:table-cell office:value-type="string" calcext:value-type="string">
            <text:p>TINTITA/A.B</text:p>
          </table:table-cell>
          <table:table-cell/>
          <table:table-cell office:value-type="float" office:value="15299" calcext:value-type="float">
            <text:p>15299</text:p>
          </table:table-cell>
          <table:table-cell office:value-type="string" calcext:value-type="string">
            <text:p>2020-01-01 12:00:00</text:p>
          </table:table-cell>
          <table:table-cell table:number-columns-repeated="3"/>
          <table:table-cell office:value-type="string" calcext:value-type="string">
            <text:p>36.3656007, -94.214743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27:51</text:p>
          </table:table-cell>
          <table:table-cell/>
          <table:table-cell office:value-type="string" calcext:value-type="string">
            <text:p>FU3tURWGcnepmSDG4Ds3mC</text:p>
          </table:table-cell>
          <table:table-cell/>
          <table:table-cell office:value-type="string" calcext:value-type="string">
            <text:p>https://attachments.cheqroomcdn.com/app/groups/PcxFCbYNX5ZroUMdZeaUs/605c1394-e468-11ed-b8ba-0a58a9feac02.png</text:p>
          </table:table-cell>
          <table:table-cell table:number-columns-repeated="11"/>
          <table:table-cell office:value-type="string" calcext:value-type="string">
            <text:p>ITG2821NMTCNJR</text:p>
          </table:table-cell>
          <table:table-cell table:number-columns-repeated="2"/>
          <table:table-cell office:value-type="string" calcext:value-type="string">
            <text:p>https://www.bhphotovideo.com/c/product/1654506-REG/insta360_tintita_a_b_titan_11k_cinematic_360_vr.html</text:p>
          </table:table-cell>
          <table:table-cell office:value-type="string" calcext:value-type="string">
            <text:p>INT11KCVRC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O LF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MAVO LF 6K</text:p>
          </table:table-cell>
          <table:table-cell/>
          <table:table-cell office:value-type="float" office:value="7999" calcext:value-type="float">
            <text:p>79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0</text:p>
          </table:table-cell>
          <table:table-cell/>
          <table:table-cell office:value-type="string" calcext:value-type="string">
            <text:p>Xwa3EAYrCYmZUsq2mvXbZa</text:p>
          </table:table-cell>
          <table:table-cell/>
          <table:table-cell office:value-type="string" calcext:value-type="string">
            <text:p>https://attachments.cheqroomcdn.com/app/groups/PcxFCbYNX5ZroUMdZeaUs/1042b2de-7c51-11ed-85d1-0a58a9feac02.jpg</text:p>
          </table:table-cell>
          <table:table-cell office:value-type="string" calcext:value-type="string">
            <text:p>B2-0089</text:p>
          </table:table-cell>
          <table:table-cell table:number-columns-repeated="10"/>
          <table:table-cell office:value-type="string" calcext:value-type="string">
            <text:p>6614-435E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://www.kinefinity.com/shop/mavo_lf/?lang=e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O LF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MAVO LF 6K</text:p>
          </table:table-cell>
          <table:table-cell/>
          <table:table-cell office:value-type="float" office:value="7999" calcext:value-type="float">
            <text:p>7999</text:p>
          </table:table-cell>
          <table:table-cell table:style-name="Default"/>
          <table:table-cell table:number-columns-repeated="3"/>
          <table:table-cell office:value-type="string" calcext:value-type="string">
            <text:p>36.3655469, -94.2147715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8</text:p>
          </table:table-cell>
          <table:table-cell/>
          <table:table-cell office:value-type="string" calcext:value-type="string">
            <text:p>CHbynxsQZvbGFDdGi5CjP4</text:p>
          </table:table-cell>
          <table:table-cell/>
          <table:table-cell office:value-type="string" calcext:value-type="string">
            <text:p>https://attachments.cheqroomcdn.com/app/groups/PcxFCbYNX5ZroUMdZeaUs/1042b2de-7c51-11ed-85d1-0a58a9feac02.jpg</text:p>
          </table:table-cell>
          <table:table-cell office:value-type="string" calcext:value-type="string">
            <text:p>B2-0078</text:p>
          </table:table-cell>
          <table:table-cell table:number-columns-repeated="10"/>
          <table:table-cell office:value-type="string" calcext:value-type="string">
            <text:p>3E09-713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://www.kinefinity.com/shop/mavo_lf/?lang=e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cket Cinema Camera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CAMPOCHDEF6K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1</text:p>
          </table:table-cell>
          <table:table-cell/>
          <table:table-cell office:value-type="string" calcext:value-type="string">
            <text:p>7fg4Nh4xGLbc2ukTUakqU7</text:p>
          </table:table-cell>
          <table:table-cell/>
          <table:table-cell office:value-type="string" calcext:value-type="string">
            <text:p>https://attachments.cheqroomcdn.com/app/groups/PcxFCbYNX5ZroUMdZeaUs/d9ef177c-7c50-11ed-85d1-0a58a9feac02.jpg</text:p>
          </table:table-cell>
          <table:table-cell office:value-type="string" calcext:value-type="string">
            <text:p>B2-0004</text:p>
          </table:table-cell>
          <table:table-cell table:number-columns-repeated="10"/>
          <table:table-cell office:value-type="float" office:value="5921595" calcext:value-type="float">
            <text:p>5921595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99529-REG/blackmagic_design_cinecampochdef6k_blackmagic_design_pocket_cinema.html?fromDisList=y</text:p>
          </table:table-cell>
          <table:table-cell office:value-type="string" calcext:value-type="string">
            <text:p>BL6KPKCA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cket Cinema Camera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CAMPOCHDEF6K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2</text:p>
          </table:table-cell>
          <table:table-cell/>
          <table:table-cell office:value-type="string" calcext:value-type="string">
            <text:p>C3Qta6uf3JafC4STPJzBQL</text:p>
          </table:table-cell>
          <table:table-cell/>
          <table:table-cell office:value-type="string" calcext:value-type="string">
            <text:p>https://attachments.cheqroomcdn.com/app/groups/PcxFCbYNX5ZroUMdZeaUs/d9ef177c-7c50-11ed-85d1-0a58a9feac02.jpg</text:p>
          </table:table-cell>
          <table:table-cell office:value-type="string" calcext:value-type="string">
            <text:p>B2-0003</text:p>
          </table:table-cell>
          <table:table-cell table:number-columns-repeated="10"/>
          <table:table-cell office:value-type="float" office:value="5923271" calcext:value-type="float">
            <text:p>5923271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99529-REG/blackmagic_design_cinecampochdef6k_blackmagic_design_pocket_cinema.html?fromDisList=y</text:p>
          </table:table-cell>
          <table:table-cell office:value-type="string" calcext:value-type="string">
            <text:p>BL6KPKCA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6</text:p>
          </table:table-cell>
          <table:table-cell/>
          <table:table-cell office:value-type="string" calcext:value-type="string">
            <text:p>P89sMoWpuPUC6qrUyeESdd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11, B5-0012, B5-0016</text:p>
          </table:table-cell>
          <table:table-cell table:number-columns-repeated="10"/>
          <table:table-cell office:value-type="float" office:value="8882431" calcext:value-type="float">
            <text:p>888243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7</text:p>
          </table:table-cell>
          <table:table-cell/>
          <table:table-cell office:value-type="string" calcext:value-type="string">
            <text:p>A2PFruD445ppTALA7hE4Dm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17, B5-0019, B5-0021</text:p>
          </table:table-cell>
          <table:table-cell table:number-columns-repeated="10"/>
          <table:table-cell office:value-type="float" office:value="8882581" calcext:value-type="float">
            <text:p>888258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7</text:p>
          </table:table-cell>
          <table:table-cell/>
          <table:table-cell office:value-type="string" calcext:value-type="string">
            <text:p>QLLiobLEEfDQaxgfJB5GCF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20, B5-0018, B5-0022</text:p>
          </table:table-cell>
          <table:table-cell table:number-columns-repeated="10"/>
          <table:table-cell office:value-type="float" office:value="9029662" calcext:value-type="float">
            <text:p>9029662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RSA Mini Pro 4.6K G2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MUPRO46KG2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gztB3MGYKXcDgFY5Wm6678</text:p>
          </table:table-cell>
          <table:table-cell office:value-type="string" calcext:value-type="string">
            <text:p>73bb5ac1, 7317ecd2, 73f93f03, 73f4d542, 73184356, 73b65146, 732c1c02</text:p>
          </table:table-cell>
          <table:table-cell office:value-type="string" calcext:value-type="string">
            <text:p>https://attachments.cheqroomcdn.com/app/groups/PcxFCbYNX5ZroUMdZeaUs/92e0f986-7c05-11ed-9519-0a58a9feac02.jpg</text:p>
          </table:table-cell>
          <table:table-cell office:value-type="string" calcext:value-type="string">
            <text:p>B2-0001</text:p>
          </table:table-cell>
          <table:table-cell table:number-columns-repeated="10"/>
          <table:table-cell office:value-type="float" office:value="6016227" calcext:value-type="float">
            <text:p>6016227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64917-REG/blackmagic_design_ursa_mini_pro_4_6k.html</text:p>
          </table:table-cell>
          <table:table-cell office:value-type="string" calcext:value-type="string">
            <text:p>BLURSAMPG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Pro 4.6K G2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MUPRO46KG2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u7yhRUxwTsb4SAw9QVo73F</text:p>
          </table:table-cell>
          <table:table-cell/>
          <table:table-cell office:value-type="string" calcext:value-type="string">
            <text:p>https://attachments.cheqroomcdn.com/app/groups/PcxFCbYNX5ZroUMdZeaUs/92e0f986-7c05-11ed-9519-0a58a9feac02.jpg</text:p>
          </table:table-cell>
          <table:table-cell office:value-type="string" calcext:value-type="string">
            <text:p>B2-0002</text:p>
          </table:table-cell>
          <table:table-cell table:number-columns-repeated="10"/>
          <table:table-cell office:value-type="float" office:value="6070167" calcext:value-type="float">
            <text:p>6070167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64917-REG/blackmagic_design_ursa_mini_pro_4_6k.html</text:p>
          </table:table-cell>
          <table:table-cell office:value-type="string" calcext:value-type="string">
            <text:p>BLURSAMPG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3</text:p>
          </table:table-cell>
          <table:table-cell/>
          <table:table-cell office:value-type="string" calcext:value-type="string">
            <text:p>Ac8MW7sR5rM7pMmPr7YXEP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3:33</text:p>
          </table:table-cell>
          <table:table-cell/>
          <table:table-cell office:value-type="string" calcext:value-type="string">
            <text:p>7fpbru36VMDzDh5h5ymrET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3:33</text:p>
          </table:table-cell>
          <table:table-cell/>
          <table:table-cell office:value-type="string" calcext:value-type="string">
            <text:p>9wHXLQLPL4PG9tpwBRyb6E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3</text:p>
          </table:table-cell>
          <table:table-cell/>
          <table:table-cell office:value-type="string" calcext:value-type="string">
            <text:p>HiT3T9sYVa4UKdYYDmHAiF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5</text:p>
          </table:table-cell>
          <table:table-cell/>
          <table:table-cell office:value-type="string" calcext:value-type="string">
            <text:p>XBXM8Bmgd2Qw2C5Q3fhEmX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4</text:p>
          </table:table-cell>
          <table:table-cell/>
          <table:table-cell office:value-type="string" calcext:value-type="string">
            <text:p>htokECZcUrNegYu7wZjfS9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4</text:p>
          </table:table-cell>
          <table:table-cell/>
          <table:table-cell office:value-type="string" calcext:value-type="string">
            <text:p>kLbQAvTzuLMVuo6HditwRR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0:26</text:p>
          </table:table-cell>
          <table:table-cell/>
          <table:table-cell office:value-type="string" calcext:value-type="string">
            <text:p>VcMt49jwUNY289NzfMtrFo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0:26</text:p>
          </table:table-cell>
          <table:table-cell/>
          <table:table-cell office:value-type="string" calcext:value-type="string">
            <text:p>nnXoo7uFVFGNWPji2q7fiL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 Case for 18-35mm &amp; 50-100mm Cine Zoom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S02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7</text:p>
          </table:table-cell>
          <table:table-cell/>
          <table:table-cell office:value-type="string" calcext:value-type="string">
            <text:p>LYSTmHcszFUMSYPQwbpcNY</text:p>
          </table:table-cell>
          <table:table-cell/>
          <table:table-cell office:value-type="string" calcext:value-type="string">
            <text:p>https://attachments.cheqroomcdn.com/app/groups/PcxFCbYNX5ZroUMdZeaUs/0d379794-7c51-11ed-85d1-0a58a9feac02.jpg</text:p>
          </table:table-cell>
          <table:table-cell table:number-columns-repeated="12"/>
          <table:table-cell office:value-type="string" calcext:value-type="string">
            <text:p>Lens Case</text:p>
          </table:table-cell>
          <table:table-cell/>
          <table:table-cell office:value-type="string" calcext:value-type="string">
            <text:p>https://www.bhphotovideo.com/c/product/1343627-REG/sigma_cs0213_polymer_multi_case_pmc_001_for.html</text:p>
          </table:table-cell>
          <table:table-cell office:value-type="string" calcext:value-type="string">
            <text:p>SIPMC0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ctive Case for Rokinon Cine DS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ason Cases</text:p>
          </table:table-cell>
          <table:table-cell office:value-type="string" calcext:value-type="string">
            <text:p>RKDS6LBK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1</text:p>
          </table:table-cell>
          <table:table-cell/>
          <table:table-cell office:value-type="string" calcext:value-type="string">
            <text:p>2F7ei5rctcPYEwUhJtn98R</text:p>
          </table:table-cell>
          <table:table-cell/>
          <table:table-cell office:value-type="string" calcext:value-type="string">
            <text:p>https://attachments.cheqroomcdn.com/app/groups/PcxFCbYNX5ZroUMdZeaUs/03a06490-7c51-11ed-85d1-0a58a9feac02.jpg</text:p>
          </table:table-cell>
          <table:table-cell table:number-columns-repeated="12"/>
          <table:table-cell office:value-type="string" calcext:value-type="string">
            <text:p>Pelican Cine Lens Case</text:p>
          </table:table-cell>
          <table:table-cell/>
          <table:table-cell office:value-type="string" calcext:value-type="string">
            <text:p>https://www.bhphotovideo.com/c/product/1307075-REG/jason_cases_rkds6lpl_rokinon_cine_ds_6_lens.html</text:p>
          </table:table-cell>
          <table:table-cell office:value-type="string" calcext:value-type="string">
            <text:p>JARKDS6LP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ctive Case for Rokinon Cine DS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ason Cases</text:p>
          </table:table-cell>
          <table:table-cell office:value-type="string" calcext:value-type="string">
            <text:p>RKDS6LBK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4</text:p>
          </table:table-cell>
          <table:table-cell/>
          <table:table-cell office:value-type="string" calcext:value-type="string">
            <text:p>3tN5jgsPAYGeTiqKs7ktyb</text:p>
          </table:table-cell>
          <table:table-cell/>
          <table:table-cell office:value-type="string" calcext:value-type="string">
            <text:p>https://attachments.cheqroomcdn.com/app/groups/PcxFCbYNX5ZroUMdZeaUs/03a06490-7c51-11ed-85d1-0a58a9feac02.jpg</text:p>
          </table:table-cell>
          <table:table-cell table:number-columns-repeated="12"/>
          <table:table-cell office:value-type="string" calcext:value-type="string">
            <text:p>Pelican Cine Lens Case</text:p>
          </table:table-cell>
          <table:table-cell/>
          <table:table-cell office:value-type="string" calcext:value-type="string">
            <text:p>https://www.bhphotovideo.com/c/product/1307075-REG/jason_cases_rkds6lpl_rokinon_cine_ds_6_lens.html</text:p>
          </table:table-cell>
          <table:table-cell office:value-type="string" calcext:value-type="string">
            <text:p>JARKDS6LP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ries Case for Blackmagic URSA Mini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3I-221312BKU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UA8YEBLSE5g2H4y5xXHb3K</text:p>
          </table:table-cell>
          <table:table-cell/>
          <table:table-cell office:value-type="string" calcext:value-type="string">
            <text:p>https://attachments.cheqroomcdn.com/app/groups/PcxFCbYNX5ZroUMdZeaUs/7a55c4d8-7c09-11ed-b58c-0a58a9feac02.jpg</text:p>
          </table:table-cell>
          <table:table-cell table:number-columns-repeated="12"/>
          <table:table-cell office:value-type="string" calcext:value-type="string">
            <text:p>Camera Cases</text:p>
          </table:table-cell>
          <table:table-cell/>
          <table:table-cell office:value-type="string" calcext:value-type="string">
            <text:p>https://www.bhphotovideo.com/c/product/1302716-REG/skb_3i_221312bku_iseries_2213_12_case_for.html</text:p>
          </table:table-cell>
          <table:table-cell office:value-type="string" calcext:value-type="string">
            <text:p>SK221312BK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ries Case for Blackmagic URSA Mini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3I-221312BKU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8</text:p>
          </table:table-cell>
          <table:table-cell/>
          <table:table-cell office:value-type="string" calcext:value-type="string">
            <text:p>46fgEwBiMH3S6SZ7k6ncaN</text:p>
          </table:table-cell>
          <table:table-cell/>
          <table:table-cell office:value-type="string" calcext:value-type="string">
            <text:p>https://attachments.cheqroomcdn.com/app/groups/PcxFCbYNX5ZroUMdZeaUs/7a55c4d8-7c09-11ed-b58c-0a58a9feac02.jpg</text:p>
          </table:table-cell>
          <table:table-cell table:number-columns-repeated="12"/>
          <table:table-cell office:value-type="string" calcext:value-type="string">
            <text:p>Camera Cases</text:p>
          </table:table-cell>
          <table:table-cell/>
          <table:table-cell office:value-type="string" calcext:value-type="string">
            <text:p>https://www.bhphotovideo.com/c/product/1302716-REG/skb_3i_221312bku_iseries_2213_12_case_for.html</text:p>
          </table:table-cell>
          <table:table-cell office:value-type="string" calcext:value-type="string">
            <text:p>SK221312BKU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-Port USB 3.0 Hub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brent</text:p>
          </table:table-cell>
          <table:table-cell office:value-type="string" calcext:value-type="string">
            <text:p>HB-B7C3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02:07</text:p>
          </table:table-cell>
          <table:table-cell/>
          <table:table-cell office:value-type="string" calcext:value-type="string">
            <text:p>ZRVcHpkgsZKNWL292Jk9tA</text:p>
          </table:table-cell>
          <table:table-cell/>
          <table:table-cell office:value-type="string" calcext:value-type="string">
            <text:p>https://attachments.cheqroomcdn.com/app/groups/PcxFCbYNX5ZroUMdZeaUs/09106958-d4cf-11ed-bc56-0a58a9feac02.jpg</text:p>
          </table:table-cell>
          <table:table-cell office:value-type="string" calcext:value-type="string">
            <text:p>B5-0015, B5-0086</text:p>
          </table:table-cell>
          <table:table-cell table:number-columns-repeated="13"/>
          <table:table-cell office:value-type="string" calcext:value-type="string">
            <text:p>https://www.bhphotovideo.com/c/product/1427147-REG/sabrent_hb_b7c3_usb_3_0_7_port_hub.html</text:p>
          </table:table-cell>
          <table:table-cell office:value-type="string" calcext:value-type="string">
            <text:p>SAHBB7C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l Pro Wireless Keyboard and Mouse | Gre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2</text:p>
          </table:table-cell>
          <table:table-cell/>
          <table:table-cell office:value-type="string" calcext:value-type="string">
            <text:p>qezwg5xNESJi9SyzPFwZVT</text:p>
          </table:table-cell>
          <table:table-cell/>
          <table:table-cell office:value-type="string" calcext:value-type="string">
            <text:p>https://attachments.cheqroomcdn.com/app/groups/PcxFCbYNX5ZroUMdZeaUs/14ca8254-e46c-11ed-9fab-0a58a9feac02.pn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ro Wireless Keyboard and Mouse | Pink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3</text:p>
          </table:table-cell>
          <table:table-cell/>
          <table:table-cell office:value-type="string" calcext:value-type="string">
            <text:p>D7mRzd2wq2MPQ3xnAW3aSL</text:p>
          </table:table-cell>
          <table:table-cell/>
          <table:table-cell office:value-type="string" calcext:value-type="string">
            <text:p>https://attachments.cheqroomcdn.com/app/groups/PcxFCbYNX5ZroUMdZeaUs/2670cde2-e46c-11ed-8435-0a58a9feac02.pn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 Pro Wireless Keyboard and Mouse | Yello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2</text:p>
          </table:table-cell>
          <table:table-cell/>
          <table:table-cell office:value-type="string" calcext:value-type="string">
            <text:p>5SkzZqyvicwqDmA7SdH7LE</text:p>
          </table:table-cell>
          <table:table-cell/>
          <table:table-cell office:value-type="string" calcext:value-type="string">
            <text:p>https://attachments.cheqroomcdn.com/app/groups/PcxFCbYNX5ZroUMdZeaUs/1caa01f2-e46c-11ed-8ce6-0a58a9feac02.pn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10</text:p>
          </table:table-cell>
          <table:table-cell/>
          <table:table-cell office:value-type="string" calcext:value-type="string">
            <text:p>XjJGMpBG72TvpBPyNmAEsB</text:p>
          </table:table-cell>
          <table:table-cell/>
          <table:table-cell office:value-type="string" calcext:value-type="string">
            <text:p>https://attachments.cheqroomcdn.com/app/groups/PcxFCbYNX5ZroUMdZeaUs/e1ef6cd6-e296-11ed-b348-0a58a9feac02.jpg</text:p>
          </table:table-cell>
          <table:table-cell office:value-type="string" calcext:value-type="string">
            <text:p>B4-002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24</text:p>
          </table:table-cell>
          <table:table-cell/>
          <table:table-cell office:value-type="string" calcext:value-type="string">
            <text:p>qbXLannNhZmCEX6dFm8thT</text:p>
          </table:table-cell>
          <table:table-cell/>
          <table:table-cell office:value-type="string" calcext:value-type="string">
            <text:p>https://attachments.cheqroomcdn.com/app/groups/PcxFCbYNX5ZroUMdZeaUs/d0fda83e-e296-11ed-94ac-0a58a9feac02.jpg</text:p>
          </table:table-cell>
          <table:table-cell office:value-type="string" calcext:value-type="string">
            <text:p>B4-001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24</text:p>
          </table:table-cell>
          <table:table-cell/>
          <table:table-cell office:value-type="string" calcext:value-type="string">
            <text:p>3deYQvYTNUTQ8kA9LdSHhg</text:p>
          </table:table-cell>
          <table:table-cell/>
          <table:table-cell office:value-type="string" calcext:value-type="string">
            <text:p>https://attachments.cheqroomcdn.com/app/groups/PcxFCbYNX5ZroUMdZeaUs/e755c670-e296-11ed-bbb7-0a58a9feac02.jpg</text:p>
          </table:table-cell>
          <table:table-cell office:value-type="string" calcext:value-type="string">
            <text:p>B4-0034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yderX Elite Colorimet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atacolor</text:p>
          </table:table-cell>
          <table:table-cell office:value-type="string" calcext:value-type="string">
            <text:p>SXE100</text:p>
          </table:table-cell>
          <table:table-cell/>
          <table:table-cell office:value-type="float" office:value="269.99" calcext:value-type="float">
            <text:p>269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7</text:p>
          </table:table-cell>
          <table:table-cell/>
          <table:table-cell office:value-type="string" calcext:value-type="string">
            <text:p>riXRSe6PLDSNTbHNXGgSeQ</text:p>
          </table:table-cell>
          <table:table-cell/>
          <table:table-cell office:value-type="string" calcext:value-type="string">
            <text:p>https://attachments.cheqroomcdn.com/app/groups/PcxFCbYNX5ZroUMdZeaUs/d7b79d6c-7c50-11ed-85d1-0a58a9feac02.jpg</text:p>
          </table:table-cell>
          <table:table-cell table:number-columns-repeated="11"/>
          <table:table-cell office:value-type="string" calcext:value-type="string">
            <text:p>84BD40-A14360-F019</text:p>
          </table:table-cell>
          <table:table-cell office:value-type="string" calcext:value-type="string">
            <text:p>Monitor Calibrator</text:p>
          </table:table-cell>
          <table:table-cell/>
          <table:table-cell office:value-type="string" calcext:value-type="string">
            <text:p>https://www.bhphotovideo.com/c/product/1456249-REG/datacolor_sxe100_spyder_x_elite_colorimeter.html</text:p>
          </table:table-cell>
          <table:table-cell office:value-type="string" calcext:value-type="string">
            <text:p>DASXE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OptiPlex306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‎OP3060MFFXKF5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2:11</text:p>
          </table:table-cell>
          <table:table-cell/>
          <table:table-cell office:value-type="string" calcext:value-type="string">
            <text:p>YWVD7WTRNA3GNNiSjqiqQD</text:p>
          </table:table-cell>
          <table:table-cell/>
          <table:table-cell office:value-type="string" calcext:value-type="string">
            <text:p>https://attachments.cheqroomcdn.com/app/groups/PcxFCbYNX5ZroUMdZeaUs/cb0d7138-e468-11ed-91e3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OptiPlex306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‎OP3060MFFXKF5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2:11</text:p>
          </table:table-cell>
          <table:table-cell/>
          <table:table-cell office:value-type="string" calcext:value-type="string">
            <text:p>a5xTDFrat8UPQMwVBKtES9</text:p>
          </table:table-cell>
          <table:table-cell/>
          <table:table-cell office:value-type="string" calcext:value-type="string">
            <text:p>https://attachments.cheqroomcdn.com/app/groups/PcxFCbYNX5ZroUMdZeaUs/cb0d7138-e468-11ed-91e3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ecision 363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YRKPF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5:33</text:p>
          </table:table-cell>
          <table:table-cell/>
          <table:table-cell office:value-type="string" calcext:value-type="string">
            <text:p>7MsJukYEWe7pyrYJF3PreF</text:p>
          </table:table-cell>
          <table:table-cell/>
          <table:table-cell office:value-type="string" calcext:value-type="string">
            <text:p>https://attachments.cheqroomcdn.com/app/groups/PcxFCbYNX5ZroUMdZeaUs/5ec8dd7c-e469-11ed-97f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x4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91-N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21:15</text:p>
          </table:table-cell>
          <table:table-cell/>
          <table:table-cell office:value-type="string" calcext:value-type="string">
            <text:p>rzLKVZaLxiUXgf5PPC9Nw8</text:p>
          </table:table-cell>
          <table:table-cell office:value-type="string" calcext:value-type="string">
            <text:p>93e0514a</text:p>
          </table:table-cell>
          <table:table-cell office:value-type="string" calcext:value-type="string">
            <text:p>https://attachments.cheqroomcdn.com/app/groups/PcxFCbYNX5ZroUMdZeaUs/0bea5004-a9b3-11ed-8d07-0a58a9feac02.jpg</text:p>
          </table:table-cell>
          <table:table-cell table:number-columns-repeated="15"/>
          <table:table-cell office:value-type="string" calcext:value-type="string">
            <text:p>WE189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x6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93-N</text:p>
          </table:table-cell>
          <table:table-cell/>
          <table:table-cell office:value-type="float" office:value="389.9" calcext:value-type="float">
            <text:p>389.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8</text:p>
          </table:table-cell>
          <table:table-cell/>
          <table:table-cell office:value-type="string" calcext:value-type="string">
            <text:p>9kHmcrXmcdnxuSXEtaFEMZ</text:p>
          </table:table-cell>
          <table:table-cell office:value-type="string" calcext:value-type="string">
            <text:p>f41d2339</text:p>
          </table:table-cell>
          <table:table-cell office:value-type="string" calcext:value-type="string">
            <text:p>https://attachments.cheqroomcdn.com/app/groups/PcxFCbYNX5ZroUMdZeaUs/04f7691c-a783-11ed-8032-0a58a9feac02.jpg</text:p>
          </table:table-cell>
          <table:table-cell table:number-columns-repeated="12"/>
          <table:table-cell office:value-type="string" calcext:value-type="string">
            <text:p>4x6 Scrim</text:p>
          </table:table-cell>
          <table:table-cell/>
          <table:table-cell office:value-type="string" calcext:value-type="string">
            <text:p>https://www.bhphotovideo.com/c/product/1220034-REG/westcott_1893_n_4x6_scrim_jim_cine.html</text:p>
          </table:table-cell>
          <table:table-cell office:value-type="string" calcext:value-type="string">
            <text:p>WE1893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x8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19-N</text:p>
          </table:table-cell>
          <table:table-cell/>
          <table:table-cell office:value-type="float" office:value="649.9" calcext:value-type="float">
            <text:p>649.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8</text:p>
          </table:table-cell>
          <table:table-cell/>
          <table:table-cell office:value-type="string" calcext:value-type="string">
            <text:p>tEU7icQUb8cAe2jtzgMXvH</text:p>
          </table:table-cell>
          <table:table-cell office:value-type="string" calcext:value-type="string">
            <text:p>4707963c</text:p>
          </table:table-cell>
          <table:table-cell office:value-type="string" calcext:value-type="string">
            <text:p>https://attachments.cheqroomcdn.com/app/groups/PcxFCbYNX5ZroUMdZeaUs/0543c528-a783-11ed-8032-0a58a9feac02.jpg</text:p>
          </table:table-cell>
          <table:table-cell table:number-columns-repeated="12"/>
          <table:table-cell office:value-type="string" calcext:value-type="string">
            <text:p>8x8 Scrim</text:p>
          </table:table-cell>
          <table:table-cell/>
          <table:table-cell office:value-type="string" calcext:value-type="string">
            <text:p>https://www.bhphotovideo.com/c/product/1220032-REG/westcott_1819_n_8x8_scrim_jim_cine.html</text:p>
          </table:table-cell>
          <table:table-cell office:value-type="string" calcext:value-type="string">
            <text:p>WE1819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 Ligh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B047DD6J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08, -94.21472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6:34</text:p>
          </table:table-cell>
          <table:table-cell/>
          <table:table-cell office:value-type="string" calcext:value-type="string">
            <text:p>jL2VhfS9LMx2GVJAHAYhC3</text:p>
          </table:table-cell>
          <table:table-cell office:value-type="string" calcext:value-type="string">
            <text:p>6e9ffe05</text:p>
          </table:table-cell>
          <table:table-cell office:value-type="string" calcext:value-type="string">
            <text:p>https://attachments.cheqroomcdn.com/app/groups/PcxFCbYNX5ZroUMdZeaUs/73ca61c6-a744-11ed-98fa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<text:a xlink:href="https://www.bhphotovideo.com/c/product/1362794-REG/aputure_apsl_space_light_for_cob120.html" xlink:type="simple">https://www.bhphotovideo.com/c/product/1362794-REG/aputure_apsl_space_light_for_cob120.html</text:a></text:p>
          </table:table-cell>
          <table:table-cell office:value-type="string" calcext:value-type="string">
            <text:p>APS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 Ligh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B047DD6J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178, -94.21472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6:34</text:p>
          </table:table-cell>
          <table:table-cell/>
          <table:table-cell office:value-type="string" calcext:value-type="string">
            <text:p>SD4d63XTcNAjnBksCt4Eed</text:p>
          </table:table-cell>
          <table:table-cell office:value-type="string" calcext:value-type="string">
            <text:p>d1ab8e50</text:p>
          </table:table-cell>
          <table:table-cell office:value-type="string" calcext:value-type="string">
            <text:p>https://attachments.cheqroomcdn.com/app/groups/PcxFCbYNX5ZroUMdZeaUs/73ca61c6-a744-11ed-98fa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362794-REG/aputure_apsl_space_light_for_cob120.html</text:p>
          </table:table-cell>
          <table:table-cell office:value-type="string" calcext:value-type="string">
            <text:p>APS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-Battery Two-Way Charging Hub for Mini 2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8.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.0833333333333" calcext:value-type="float">
            <text:p>27.0833333333333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5</text:p>
          </table:table-cell>
          <table:table-cell/>
          <table:table-cell office:value-type="string" calcext:value-type="string">
            <text:p>oLXgwXUjmRv6hMKTrePYk3</text:p>
          </table:table-cell>
          <table:table-cell/>
          <table:table-cell office:value-type="string" calcext:value-type="string">
            <text:p>https://attachments.cheqroomcdn.com/app/groups/PcxFCbYNX5ZroUMdZeaUs/f44c9482-7c50-11ed-85d1-0a58a9feac02.jpg</text:p>
          </table:table-cell>
          <table:table-cell office:value-type="string" calcext:value-type="string">
            <text:p>B2-0014</text:p>
          </table:table-cell>
          <table:table-cell table:number-columns-repeated="10"/>
          <table:table-cell office:value-type="string" calcext:value-type="string">
            <text:p>3t2ZJ61004VS65</text:p>
          </table:table-cell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605027-REG/dji_cp_ma_00000328_01_mini_2_two_way_charging.html</text:p>
          </table:table-cell>
          <table:table-cell office:value-type="string" calcext:value-type="string">
            <text:p>DJM22WCHU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3</text:p>
          </table:table-cell>
          <table:table-cell/>
          <table:table-cell office:value-type="string" calcext:value-type="string">
            <text:p>z2ysuMuwMMTG8oPmeRDe37</text:p>
          </table:table-cell>
          <table:table-cell office:value-type="string" calcext:value-type="string">
            <text:p>72acabcf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DJ5RCG45043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4</text:p>
          </table:table-cell>
          <table:table-cell/>
          <table:table-cell office:value-type="string" calcext:value-type="string">
            <text:p>mUso4baguG58yisK8NTT6N</text:p>
          </table:table-cell>
          <table:table-cell office:value-type="string" calcext:value-type="string">
            <text:p>729ebb2c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DJ5SCG40014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4</text:p>
          </table:table-cell>
          <table:table-cell/>
          <table:table-cell office:value-type="string" calcext:value-type="string">
            <text:p>UGfTBzihuM9KDzsDQECWhL</text:p>
          </table:table-cell>
          <table:table-cell office:value-type="string" calcext:value-type="string">
            <text:p>726fb847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PJ5XCA502GD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8</text:p>
          </table:table-cell>
          <table:table-cell/>
          <table:table-cell office:value-type="string" calcext:value-type="string">
            <text:p>BSPMAUitynMsz68e6QJEsi</text:p>
          </table:table-cell>
          <table:table-cell office:value-type="string" calcext:value-type="string">
            <text:p>73000a90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5DE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9</text:p>
          </table:table-cell>
          <table:table-cell/>
          <table:table-cell office:value-type="string" calcext:value-type="string">
            <text:p>w6LPS6gxLbwmrCXAHWRDTn</text:p>
          </table:table-cell>
          <table:table-cell office:value-type="string" calcext:value-type="string">
            <text:p>730a21ab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5DM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0</text:p>
          </table:table-cell>
          <table:table-cell/>
          <table:table-cell office:value-type="string" calcext:value-type="string">
            <text:p>WL26Dx6aD874C9oFKCkSmA</text:p>
          </table:table-cell>
          <table:table-cell office:value-type="string" calcext:value-type="string">
            <text:p>7308eb52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6HT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vic 3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HX260-65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9.4375" calcext:value-type="float">
            <text:p>69.4375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0</text:p>
          </table:table-cell>
          <table:table-cell/>
          <table:table-cell office:value-type="string" calcext:value-type="string">
            <text:p>sqLioMBSCHbiteyWhSrPbT</text:p>
          </table:table-cell>
          <table:table-cell office:value-type="string" calcext:value-type="string">
            <text:p>72b5b4db</text:p>
          </table:table-cell>
          <table:table-cell office:value-type="string" calcext:value-type="string">
            <text:p>https://attachments.cheqroomcdn.com/app/groups/PcxFCbYNX5ZroUMdZeaUs/f1ea7aec-7c50-11ed-85d1-0a58a9feac02.jpg</text:p>
          </table:table-cell>
          <table:table-cell table:number-columns-repeated="11"/>
          <table:table-cell office:value-type="string" calcext:value-type="string">
            <text:p>4QDNJBM0010GBA</text:p>
          </table:table-cell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665140-REG/dji_cp_ma_00000441_01_mavic_3_cine_combo.html</text:p>
          </table:table-cell>
          <table:table-cell office:value-type="string" calcext:value-type="string">
            <text:p>DJMAVIC3C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ic 3 Cine Combo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41.01</text:p>
          </table:table-cell>
          <table:table-cell/>
          <table:table-cell office:value-type="float" office:value="4999" calcext:value-type="float">
            <text:p>49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471.52777777778" calcext:value-type="float">
            <text:p>3471.52777777778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7</text:p>
          </table:table-cell>
          <table:table-cell/>
          <table:table-cell office:value-type="string" calcext:value-type="string">
            <text:p>DfNDyn6GDpYzhTBDrPTFrM</text:p>
          </table:table-cell>
          <table:table-cell office:value-type="string" calcext:value-type="string">
            <text:p>81580c41, b752048f</text:p>
          </table:table-cell>
          <table:table-cell office:value-type="string" calcext:value-type="string">
            <text:p>https://attachments.cheqroomcdn.com/app/groups/PcxFCbYNX5ZroUMdZeaUs/ef530006-7c50-11ed-85d1-0a58a9feac02.jpg</text:p>
          </table:table-cell>
          <table:table-cell table:number-columns-repeated="11"/>
          <table:table-cell office:value-type="string" calcext:value-type="string">
            <text:p>1581F4QZB21BK1AE04BU</text:p>
          </table:table-cell>
          <table:table-cell office:value-type="string" calcext:value-type="string">
            <text:p>Drone Body</text:p>
          </table:table-cell>
          <table:table-cell/>
          <table:table-cell office:value-type="string" calcext:value-type="string">
            <text:p>https://www.bhphotovideo.com/c/product/1665140-REG/dji_cp_ma_00000441_01_mavic_3_cine_combo.html</text:p>
          </table:table-cell>
          <table:table-cell office:value-type="string" calcext:value-type="string">
            <text:p>DJMAVIC3C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2 Fly More Combo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06.0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5.972222222222" calcext:value-type="float">
            <text:p>415.972222222222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2</text:p>
          </table:table-cell>
          <table:table-cell/>
          <table:table-cell office:value-type="string" calcext:value-type="string">
            <text:p>MYQ2tbf7AurXc2DoJTcjch</text:p>
          </table:table-cell>
          <table:table-cell office:value-type="string" calcext:value-type="string">
            <text:p>dbc7e95d, b8d2cd52</text:p>
          </table:table-cell>
          <table:table-cell office:value-type="string" calcext:value-type="string">
            <text:p>https://attachments.cheqroomcdn.com/app/groups/PcxFCbYNX5ZroUMdZeaUs/f2682b54-7c50-11ed-85d1-0a58a9feac02.jpg</text:p>
          </table:table-cell>
          <table:table-cell table:number-columns-repeated="11"/>
          <table:table-cell office:value-type="string" calcext:value-type="string">
            <text:p>YCBZTZ00026905</text:p>
          </table:table-cell>
          <table:table-cell office:value-type="string" calcext:value-type="string">
            <text:p>Drone Body</text:p>
          </table:table-cell>
          <table:table-cell/>
          <table:table-cell office:value-type="string" calcext:value-type="string">
            <text:p>https://www.bhphotovideo.com/c/product/1598332-REG/dji_cp_ma_00000306_01_mini_2_fly_more.html</text:p>
          </table:table-cell>
          <table:table-cell office:value-type="string" calcext:value-type="string">
            <text:p>DJM2F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2 Remo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C2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2.9166666666667" calcext:value-type="float">
            <text:p>72.9166666666667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3</text:p>
          </table:table-cell>
          <table:table-cell/>
          <table:table-cell office:value-type="string" calcext:value-type="string">
            <text:p>zHUbNyRb3iByzERkFagpyJ</text:p>
          </table:table-cell>
          <table:table-cell/>
          <table:table-cell office:value-type="string" calcext:value-type="string">
            <text:p>https://attachments.cheqroomcdn.com/app/groups/PcxFCbYNX5ZroUMdZeaUs/f2e0e3be-7c50-11ed-85d1-0a58a9feac02.png</text:p>
          </table:table-cell>
          <table:table-cell office:value-type="string" calcext:value-type="string">
            <text:p>B2-0013</text:p>
          </table:table-cell>
          <table:table-cell table:number-columns-repeated="10"/>
          <table:table-cell office:value-type="string" calcext:value-type="string">
            <text:p>3QDCJ6A004Z1QY</text:p>
          </table:table-cell>
          <table:table-cell office:value-type="string" calcext:value-type="string">
            <text:p>Controlle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C Pro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M510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32.638888888889" calcext:value-type="float">
            <text:p>832.6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7</text:p>
          </table:table-cell>
          <table:table-cell/>
          <table:table-cell office:value-type="string" calcext:value-type="string">
            <text:p>32p6LFramx5oBSgnWv3GxG</text:p>
          </table:table-cell>
          <table:table-cell/>
          <table:table-cell office:value-type="string" calcext:value-type="string">
            <text:p>https://attachments.cheqroomcdn.com/app/groups/PcxFCbYNX5ZroUMdZeaUs/efeb1bf2-7c50-11ed-85d1-0a58a9feac02.jpg</text:p>
          </table:table-cell>
          <table:table-cell office:value-type="string" calcext:value-type="string">
            <text:p>B2-0025</text:p>
          </table:table-cell>
          <table:table-cell table:number-columns-repeated="10"/>
          <table:table-cell office:value-type="string" calcext:value-type="string">
            <text:p>4QQZJBR0030FVN</text:p>
          </table:table-cell>
          <table:table-cell office:value-type="string" calcext:value-type="string">
            <text:p>Controller</text:p>
          </table:table-cell>
          <table:table-cell/>
          <table:table-cell office:value-type="string" calcext:value-type="string">
            <text:p>https://www.bhphotovideo.com/c/product/1670692-REG/dji_cp_ma_00000406_01_rc_pro_remote_controller.html</text:p>
          </table:table-cell>
          <table:table-cell office:value-type="string" calcext:value-type="string">
            <text:p>DJRC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ft Extension Cord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CE16-15BU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7:06:37</text:p>
          </table:table-cell>
          <table:table-cell/>
          <table:table-cell office:value-type="string" calcext:value-type="string">
            <text:p>Q9TPbNrdRG9tQsFcLmbTkT</text:p>
          </table:table-cell>
          <table:table-cell/>
          <table:table-cell office:value-type="string" calcext:value-type="string">
            <text:p>https://attachments.cheqroomcdn.com/app/groups/PcxFCbYNX5ZroUMdZeaUs/b4934e34-d345-11ed-8132-0a58a9feac02.jpeg</text:p>
          </table:table-cell>
          <table:table-cell office:value-type="string" calcext:value-type="string">
            <text:p>CB1-0004</text:p>
          </table:table-cell>
          <table:table-cell table:number-columns-repeated="11"/>
          <table:table-cell office:value-type="string" calcext:value-type="string">
            <text:p>15ft Extension Cord</text:p>
          </table:table-cell>
          <table:table-cell/>
          <table:table-cell office:value-type="string" calcext:value-type="string">
            <text:p>https://www.bhphotovideo.com/c/product/1355103-REG/watson_ace16_15bu_ac_extension_cord_16.html</text:p>
          </table:table-cell>
          <table:table-cell office:value-type="string" calcext:value-type="string">
            <text:p>WAACE1615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ft Extension Cord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CE16-15BU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2:46:41</text:p>
          </table:table-cell>
          <table:table-cell/>
          <table:table-cell office:value-type="string" calcext:value-type="string">
            <text:p>b6WVPKquuY8uzCQijdZwqk</text:p>
          </table:table-cell>
          <table:table-cell/>
          <table:table-cell office:value-type="string" calcext:value-type="string">
            <text:p>https://attachments.cheqroomcdn.com/app/groups/PcxFCbYNX5ZroUMdZeaUs/b4934e34-d345-11ed-8132-0a58a9feac02.jpeg</text:p>
          </table:table-cell>
          <table:table-cell office:value-type="string" calcext:value-type="string">
            <text:p>CB1-0003</text:p>
          </table:table-cell>
          <table:table-cell table:number-columns-repeated="11"/>
          <table:table-cell office:value-type="string" calcext:value-type="string">
            <text:p>15ft Extension Cord</text:p>
          </table:table-cell>
          <table:table-cell/>
          <table:table-cell office:value-type="string" calcext:value-type="string">
            <text:p>https://www.bhphotovideo.com/c/product/1355103-REG/watson_ace16_15bu_ac_extension_cord_16.html</text:p>
          </table:table-cell>
          <table:table-cell office:value-type="string" calcext:value-type="string">
            <text:p>WAACE1615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06, -94.214717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enZx3N5TohHgRkVjfPg4FW</text:p>
          </table:table-cell>
          <table:table-cell table:style-name="ce1" office:value-type="string" calcext:value-type="string">
            <text:p>3482e820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06, -94.214717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gNiZE9GKWtNMTgoDmGATQB</text:p>
          </table:table-cell>
          <table:table-cell office:value-type="string" calcext:value-type="string">
            <text:p>4d5700b4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6EtQCT5xjUsjBzsHuV6DQe</text:p>
          </table:table-cell>
          <table:table-cell office:value-type="string" calcext:value-type="string">
            <text:p>38fc7b27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P5S4tnaFmJ4LuSUVtm3Be7</text:p>
          </table:table-cell>
          <table:table-cell office:value-type="string" calcext:value-type="string">
            <text:p>45c69e2c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158, -94.21473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swoz5aDuoyvy5p3ZaM3QiP</text:p>
          </table:table-cell>
          <table:table-cell office:value-type="string" calcext:value-type="string">
            <text:p>330b22fe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UoyUnqmQ6WeuVy5GsCnmRN</text:p>
          </table:table-cell>
          <table:table-cell office:value-type="string" calcext:value-type="string">
            <text:p>4e1cd533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pEM4TkfcngqPmg3XGdkeGP</text:p>
          </table:table-cell>
          <table:table-cell table:style-name="ce1" office:value-type="string" calcext:value-type="string">
            <text:p>43e23113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i9tzuosonzCSD6cGH7xnt3</text:p>
          </table:table-cell>
          <table:table-cell office:value-type="string" calcext:value-type="string">
            <text:p>4ebed185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6FoDPwCLJzLm4WCBdnXKsj</text:p>
          </table:table-cell>
          <table:table-cell office:value-type="string" calcext:value-type="string">
            <text:p>4e80d600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2:57:26</text:p>
          </table:table-cell>
          <table:table-cell/>
          <table:table-cell office:value-type="string" calcext:value-type="string">
            <text:p>38K5CNJMgSbgrxvEUB6Jcc</text:p>
          </table:table-cell>
          <table:table-cell office:value-type="float" office:value="40816324" calcext:value-type="float">
            <text:p>40816324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HPg6Jcc5xEhk9bzCbdroCm</text:p>
          </table:table-cell>
          <table:table-cell office:value-type="string" calcext:value-type="string">
            <text:p>3ce17861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5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5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3:08:06</text:p>
          </table:table-cell>
          <table:table-cell/>
          <table:table-cell office:value-type="string" calcext:value-type="string">
            <text:p>Bpq4xQTA2A4654ZxGygTUi</text:p>
          </table:table-cell>
          <table:table-cell office:value-type="string" calcext:value-type="string">
            <text:p>f91fbc44</text:p>
          </table:table-cell>
          <table:table-cell office:value-type="string" calcext:value-type="string">
            <text:p>https://attachments.cheqroomcdn.com/app/groups/PcxFCbYNX5ZroUMdZeaUs/d7ce6abe-a735-11ed-b08f-0a58a9feac02.jpg</text:p>
          </table:table-cell>
          <table:table-cell table:number-columns-repeated="12"/>
          <table:table-cell office:value-type="string" calcext:value-type="string">
            <text:p>50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5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3:08:06</text:p>
          </table:table-cell>
          <table:table-cell/>
          <table:table-cell office:value-type="string" calcext:value-type="string">
            <text:p>sM5ZgQV8aGD9yCSseFh6xf</text:p>
          </table:table-cell>
          <table:table-cell office:value-type="string" calcext:value-type="string">
            <text:p>fae8fe10</text:p>
          </table:table-cell>
          <table:table-cell office:value-type="string" calcext:value-type="string">
            <text:p>https://attachments.cheqroomcdn.com/app/groups/PcxFCbYNX5ZroUMdZeaUs/d7ce6abe-a735-11ed-b08f-0a58a9feac02.jpg</text:p>
          </table:table-cell>
          <table:table-cell table:number-columns-repeated="12"/>
          <table:table-cell office:value-type="string" calcext:value-type="string">
            <text:p>50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75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7:32</text:p>
          </table:table-cell>
          <table:table-cell/>
          <table:table-cell office:value-type="string" calcext:value-type="string">
            <text:p>gyja7WWTcTYwEBaVcxuzjN</text:p>
          </table:table-cell>
          <table:table-cell office:value-type="string" calcext:value-type="string">
            <text:p>f76e23e6</text:p>
          </table:table-cell>
          <table:table-cell office:value-type="string" calcext:value-type="string">
            <text:p>https://attachments.cheqroomcdn.com/app/groups/PcxFCbYNX5ZroUMdZeaUs/0dec652a-a71c-11ed-a4a9-0a58a9feac02.jpg</text:p>
          </table:table-cell>
          <table:table-cell table:number-columns-repeated="12"/>
          <table:table-cell office:value-type="string" calcext:value-type="string">
            <text:p>75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' Power Reel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75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7:32</text:p>
          </table:table-cell>
          <table:table-cell/>
          <table:table-cell office:value-type="string" calcext:value-type="string">
            <text:p>XgBFGcWpRoBuify8BbF6cK</text:p>
          </table:table-cell>
          <table:table-cell office:value-type="string" calcext:value-type="string">
            <text:p>f718701c</text:p>
          </table:table-cell>
          <table:table-cell office:value-type="string" calcext:value-type="string">
            <text:p>https://attachments.cheqroomcdn.com/app/groups/PcxFCbYNX5ZroUMdZeaUs/0dec652a-a71c-11ed-a4a9-0a58a9feac02.jpg</text:p>
          </table:table-cell>
          <table:table-cell table:number-columns-repeated="12"/>
          <table:table-cell office:value-type="string" calcext:value-type="string">
            <text:p>75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1:20</text:p>
          </table:table-cell>
          <table:table-cell/>
          <table:table-cell office:value-type="string" calcext:value-type="string">
            <text:p>xkvX4F8fKeCwGe5TevP5sT</text:p>
          </table:table-cell>
          <table:table-cell/>
          <table:table-cell office:value-type="string" calcext:value-type="string">
            <text:p>https://attachments.cheqroomcdn.com/app/groups/PcxFCbYNX5ZroUMdZeaUs/493684ce-d4d7-11ed-9c12-0a58a9feac02.jpg</text:p>
          </table:table-cell>
          <table:table-cell office:value-type="string" calcext:value-type="string">
            <text:p>B5-0002</text:p>
          </table:table-cell>
          <table:table-cell table:number-columns-repeated="11"/>
          <table:table-cell office:value-type="string" calcext:value-type="string">
            <text:p>6' 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58:37</text:p>
          </table:table-cell>
          <table:table-cell/>
          <table:table-cell office:value-type="string" calcext:value-type="string">
            <text:p>ToQcVVijyj6eFxvFiLiEUn</text:p>
          </table:table-cell>
          <table:table-cell/>
          <table:table-cell office:value-type="string" calcext:value-type="string">
            <text:p>https://attachments.cheqroomcdn.com/app/groups/PcxFCbYNX5ZroUMdZeaUs/e257bd5e-d4d6-11ed-9c12-0a58a9feac02.jpg</text:p>
          </table:table-cell>
          <table:table-cell office:value-type="string" calcext:value-type="string">
            <text:p>B5-0001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59:23</text:p>
          </table:table-cell>
          <table:table-cell/>
          <table:table-cell office:value-type="string" calcext:value-type="string">
            <text:p>JeZgPnyyVynyrmeSKfDXYY</text:p>
          </table:table-cell>
          <table:table-cell/>
          <table:table-cell office:value-type="string" calcext:value-type="string">
            <text:p>https://attachments.cheqroomcdn.com/app/groups/PcxFCbYNX5ZroUMdZeaUs/e257bd5e-d4d6-11ed-9c12-0a58a9feac02.jpg</text:p>
          </table:table-cell>
          <table:table-cell office:value-type="string" calcext:value-type="string">
            <text:p>B5-0004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8AI</text:p>
          </table:table-cell>
          <table:table-cell/>
          <table:table-cell office:value-type="float" office:value="32.95" calcext:value-type="float">
            <text:p>32.95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3:09</text:p>
          </table:table-cell>
          <table:table-cell/>
          <table:table-cell office:value-type="string" calcext:value-type="string">
            <text:p>Pruxbygfb3yABhkKARr2Sg</text:p>
          </table:table-cell>
          <table:table-cell/>
          <table:table-cell office:value-type="string" calcext:value-type="string">
            <text:p>https://attachments.cheqroomcdn.com/app/groups/PcxFCbYNX5ZroUMdZeaUs/950b3750-d4d7-11ed-a60f-0a58a9feac02.jpg</text:p>
          </table:table-cell>
          <table:table-cell office:value-type="string" calcext:value-type="string">
            <text:p>B5-0003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1258466-REG/impact_ls_8ai_air_cushioned_light_stand_black.html</text:p>
          </table:table-cell>
          <table:table-cell office:value-type="string" calcext:value-type="string">
            <text:p>IMLS8A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8AI</text:p>
          </table:table-cell>
          <table:table-cell/>
          <table:table-cell office:value-type="float" office:value="32.95" calcext:value-type="float">
            <text:p>32.95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5:01</text:p>
          </table:table-cell>
          <table:table-cell/>
          <table:table-cell office:value-type="string" calcext:value-type="string">
            <text:p>nXRacQmE5ires4jtHdDP4Z</text:p>
          </table:table-cell>
          <table:table-cell/>
          <table:table-cell office:value-type="string" calcext:value-type="string">
            <text:p>https://attachments.cheqroomcdn.com/app/groups/PcxFCbYNX5ZroUMdZeaUs/950b3750-d4d7-11ed-a60f-0a58a9feac02.jpg</text:p>
          </table:table-cell>
          <table:table-cell office:value-type="string" calcext:value-type="string">
            <text:p>B5-0005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1258466-REG/impact_ls_8ai_air_cushioned_light_stand_black.html</text:p>
          </table:table-cell>
          <table:table-cell office:value-type="string" calcext:value-type="string">
            <text:p>IMLS8A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LKi7LNAVQ8BdhnHeSozNse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nav3hdS5EuHohnWavAxixJ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vuAy9YKJDtWyoyErp8anwQ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MyfHyC2J8FVvNPQaPWqjQf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30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3wzxutYjtpEjqYYmB9ju6J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18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4CzqB5eoBrKzrjypPPyhpF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29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5</text:p>
          </table:table-cell>
          <table:table-cell/>
          <table:table-cell office:value-type="string" calcext:value-type="string">
            <text:p>z5wC253pCMbP8F5CKgfEKJ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3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6</text:p>
          </table:table-cell>
          <table:table-cell/>
          <table:table-cell office:value-type="string" calcext:value-type="string">
            <text:p>9w4thtPTCYMEJKHjtGWeBj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9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6</text:p>
          </table:table-cell>
          <table:table-cell/>
          <table:table-cell office:value-type="string" calcext:value-type="string">
            <text:p>zqnd7PnWJwK8bVCGdkSD7e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0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CATVbVWrtrtxt7McZfe4y6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Ybhik9jdn99ndwkCZoE6ac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fwfgHnohPKj9dPMdizBuub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oFZPfjUMvy38XuApokdMmC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7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meGjBz5xbSCxZGdpyxbcgU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6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9BXyxeGhXe28KEhwwz5dD7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8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afmGXFMwrhR4XadNmXxup7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5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AAcoaazTc3VBWKhdWWm8qe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39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2etB7ML8WHwABazRv4tEU5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63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j9n8ab5evnPvuCb9eWgDr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2</text:p>
          </table:table-cell>
          <table:table-cell/>
          <table:table-cell office:value-type="string" calcext:value-type="string">
            <text:p>KMYW3DghVuhGJ2gPvButcM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7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2</text:p>
          </table:table-cell>
          <table:table-cell/>
          <table:table-cell office:value-type="string" calcext:value-type="string">
            <text:p>JiUZjGcFdzYHdrXa2kVZwH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2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GzXAqvFkYzGUXx5HQdSQzJ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9</text:p>
          </table:table-cell>
          <table:table-cell/>
          <table:table-cell office:value-type="string" calcext:value-type="string">
            <text:p>PQXzYKat8VFANDX7nCoo2E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9</text:p>
          </table:table-cell>
          <table:table-cell/>
          <table:table-cell office:value-type="string" calcext:value-type="string">
            <text:p>Gmv6S6vmafJDHd2eKdv38H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0</text:p>
          </table:table-cell>
          <table:table-cell/>
          <table:table-cell office:value-type="string" calcext:value-type="string">
            <text:p>nzZPUTV98MefE5FTcV5vQL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7:06:27</text:p>
          </table:table-cell>
          <table:table-cell/>
          <table:table-cell office:value-type="string" calcext:value-type="string">
            <text:p>mDiL8yMhQnFGEAvY2neffA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Stand (Black, 6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3</text:p>
          </table:table-cell>
          <table:table-cell/>
          <table:table-cell office:value-type="string" calcext:value-type="string">
            <text:p>RXcmbus7mHaxGTXxXFveZR</text:p>
          </table:table-cell>
          <table:table-cell/>
          <table:table-cell office:value-type="string" calcext:value-type="string">
            <text:p>https://attachments.cheqroomcdn.com/app/groups/PcxFCbYNX5ZroUMdZeaUs/2f23a520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Stand (Black, 6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3</text:p>
          </table:table-cell>
          <table:table-cell/>
          <table:table-cell office:value-type="string" calcext:value-type="string">
            <text:p>ANvEexpTmkaqTvLr59E3SB</text:p>
          </table:table-cell>
          <table:table-cell/>
          <table:table-cell office:value-type="string" calcext:value-type="string">
            <text:p>https://attachments.cheqroomcdn.com/app/groups/PcxFCbYNX5ZroUMdZeaUs/2f23a520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0</text:p>
          </table:table-cell>
          <table:table-cell/>
          <table:table-cell office:value-type="string" calcext:value-type="string">
            <text:p>wRGkGfKyj2HNjgBXk6SvzQ</text:p>
          </table:table-cell>
          <table:table-cell office:value-type="string" calcext:value-type="string">
            <text:p>0f87e9f8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0</text:p>
          </table:table-cell>
          <table:table-cell/>
          <table:table-cell office:value-type="string" calcext:value-type="string">
            <text:p>wF7m3YGoRwbit8CYPFz9Zj</text:p>
          </table:table-cell>
          <table:table-cell office:value-type="string" calcext:value-type="string">
            <text:p>0f14f59d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2417825054, -94.21478042515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eCbngaMBUHtxY4PA9GovSX</text:p>
          </table:table-cell>
          <table:table-cell office:value-type="string" calcext:value-type="string">
            <text:p>2cff7539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jeVDtMDYdgADfmeUg2gLd5</text:p>
          </table:table-cell>
          <table:table-cell office:value-type="string" calcext:value-type="string">
            <text:p>5d9577ac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ng Light Stand Bag (52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6</text:p>
          </table:table-cell>
          <table:table-cell/>
          <table:table-cell office:value-type="string" calcext:value-type="string">
            <text:p>aZU7KexnD7HSLekkk5c7eN</text:p>
          </table:table-cell>
          <table:table-cell/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 Light Stand Bag (52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6</text:p>
          </table:table-cell>
          <table:table-cell/>
          <table:table-cell office:value-type="string" calcext:value-type="string">
            <text:p>UrQuSAZkgLy3hGTDd2oKjF</text:p>
          </table:table-cell>
          <table:table-cell/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nin 2</text:p>
          </table:table-cell>
          <table:table-cell office:value-type="string" calcext:value-type="string">
            <text:p>Gimbal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onin 2</text:p>
          </table:table-cell>
          <table:table-cell/>
          <table:table-cell office:value-type="float" office:value="15063.25" calcext:value-type="float">
            <text:p>15063.2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8</text:p>
          </table:table-cell>
          <table:table-cell/>
          <table:table-cell office:value-type="string" calcext:value-type="string">
            <text:p>CSC9QNEYupYTCL46M4pJ3W</text:p>
          </table:table-cell>
          <table:table-cell/>
          <table:table-cell office:value-type="string" calcext:value-type="string">
            <text:p>https://attachments.cheqroomcdn.com/app/groups/PcxFCbYNX5ZroUMdZeaUs/1f9ab47a-7c51-11ed-85d1-0a58a9feac02.png</text:p>
          </table:table-cell>
          <table:table-cell table:number-columns-repeated="12"/>
          <table:table-cell office:value-type="string" calcext:value-type="string">
            <text:p>Big Gimbal w/ Support</text:p>
          </table:table-cell>
          <table:table-cell/>
          <table:table-cell office:value-type="string" calcext:value-type="string">
            <text:p><text:a xlink:href="https://www.bhphotovideo.com/c/product/1333927-REG/dji_ronin_2_3_axis_stabilizer.html" xlink:type="simple">https://www.bhphotovideo.com/c/product/1333927-REG/dji_ronin_2_3_axis_stabilizer.html</text:a></text:p>
          </table:table-cell>
          <table:table-cell office:value-type="string" calcext:value-type="string">
            <text:p>DJRONINSC2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4</text:p>
          </table:table-cell>
          <table:table-cell/>
          <table:table-cell office:value-type="string" calcext:value-type="string">
            <text:p>YqPnKkeYhjAtVHHZ7p4EzL</text:p>
          </table:table-cell>
          <table:table-cell office:value-type="string" calcext:value-type="string">
            <text:p>73f485a1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147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YKwQZnJCZYoiL852iSn2y4</text:p>
          </table:table-cell>
          <table:table-cell office:value-type="float" office:value="73592646" calcext:value-type="float">
            <text:p>73592646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146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atyR9GNqvL4nnjeDCzSGFm</text:p>
          </table:table-cell>
          <table:table-cell office:value-type="float" office:value="73567663" calcext:value-type="float">
            <text:p>73567663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03232011159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ucSQnWnfdLbcmaf39Mj3S4</text:p>
          </table:table-cell>
          <table:table-cell office:value-type="string" calcext:value-type="string">
            <text:p>6cec764d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409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XqvMXmTX8nMYh3HvQBp7LT</text:p>
          </table:table-cell>
          <table:table-cell office:value-type="string" calcext:value-type="string">
            <text:p>55c7cce0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22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zUmpsGs9pN6GddeGahvKLg</text:p>
          </table:table-cell>
          <table:table-cell office:value-type="string" calcext:value-type="string">
            <text:p>5bcd25dc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11292111342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vncLkuYoeWkPt8HiZA4s6j</text:p>
          </table:table-cell>
          <table:table-cell office:value-type="string" calcext:value-type="string">
            <text:p>5c84ef96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1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BqcJYrWqCxivzvYQZi8fTH</text:p>
          </table:table-cell>
          <table:table-cell office:value-type="string" calcext:value-type="string">
            <text:p>53faa288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3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fEc9J6Ez4kDo22p2uXYKWa</text:p>
          </table:table-cell>
          <table:table-cell office:value-type="string" calcext:value-type="string">
            <text:p>5a723126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12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pHotafQrU7EaYwxf8CxJfH</text:p>
          </table:table-cell>
          <table:table-cell office:value-type="string" calcext:value-type="string">
            <text:p>58fc0a10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0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3LvhQeKiFKnNnwtCLGpEoa</text:p>
          </table:table-cell>
          <table:table-cell office:value-type="string" calcext:value-type="string">
            <text:p>5770ad8e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4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4</text:p>
          </table:table-cell>
          <table:table-cell/>
          <table:table-cell office:value-type="string" calcext:value-type="string">
            <text:p>iPGhcmr2WSCTkKQ8oXtxzZ</text:p>
          </table:table-cell>
          <table:table-cell office:value-type="string" calcext:value-type="string">
            <text:p>52d6d698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44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X3QEFiL2rPtYbCxa9EYjgf</text:p>
          </table:table-cell>
          <table:table-cell office:value-type="string" calcext:value-type="string">
            <text:p>604ee3eb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4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EMWJVMd6QztBGrBfhW4cyS</text:p>
          </table:table-cell>
          <table:table-cell office:value-type="string" calcext:value-type="string">
            <text:p>6177adcb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Aj2kmLdL3F6iSnoJNAuQGd</text:p>
          </table:table-cell>
          <table:table-cell office:value-type="float" office:value="14776715" calcext:value-type="float">
            <text:p>14776715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VEG79YjhGAhnnt77C2hoMM</text:p>
          </table:table-cell>
          <table:table-cell office:value-type="string" calcext:value-type="string">
            <text:p>659ead0d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a2xkBWJFBJv7Mj7nnHHzxX</text:p>
          </table:table-cell>
          <table:table-cell office:value-type="string" calcext:value-type="string">
            <text:p>15bf5431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DLzNXBMiLMhZbKhBQkjUpC</text:p>
          </table:table-cell>
          <table:table-cell office:value-type="string" calcext:value-type="string">
            <text:p>730b6068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78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WkBLJ3Lhyc5MExiQcBiCX7</text:p>
          </table:table-cell>
          <table:table-cell office:value-type="string" calcext:value-type="string">
            <text:p>6b26f975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6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FAUicw667XR8K27RBGqjqW</text:p>
          </table:table-cell>
          <table:table-cell office:value-type="string" calcext:value-type="string">
            <text:p>65019f27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4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pple Box (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5" calcext:value-type="float">
            <text:p>2595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19-01-1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2:06</text:p>
          </table:table-cell>
          <table:table-cell/>
          <table:table-cell office:value-type="string" calcext:value-type="string">
            <text:p>Y4kx8aFyKmHo7UwxEhsUPM</text:p>
          </table:table-cell>
          <table:table-cell office:value-type="float" office:value="89196687" calcext:value-type="float">
            <text:p>89196687</text:p>
          </table:table-cell>
          <table:table-cell office:value-type="string" calcext:value-type="string">
            <text:p>https://attachments.cheqroomcdn.com/app/groups/PcxFCbYNX5ZroUMdZeaUs/2c7fcbc0-a9b1-11ed-b510-0a58a9feac02.jpg</text:p>
          </table:table-cell>
          <table:table-cell table:number-columns-repeated="14"/>
          <table:table-cell office:value-type="string" calcext:value-type="string">
            <text:p>https://www.bhphotovideo.com/c/product/99401-REG/Matthews_259535_Apple_Box_Full.html</text:p>
          </table:table-cell>
          <table:table-cell office:value-type="string" calcext:value-type="string">
            <text:p>MAABF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5" calcext:value-type="float">
            <text:p>2595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19-01-1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2:06</text:p>
          </table:table-cell>
          <table:table-cell/>
          <table:table-cell office:value-type="string" calcext:value-type="string">
            <text:p>wY725xZVPbFtXu65Kw3MQb</text:p>
          </table:table-cell>
          <table:table-cell office:value-type="string" calcext:value-type="string">
            <text:p>8a8092da</text:p>
          </table:table-cell>
          <table:table-cell office:value-type="string" calcext:value-type="string">
            <text:p>https://attachments.cheqroomcdn.com/app/groups/PcxFCbYNX5ZroUMdZeaUs/2c7fcbc0-a9b1-11ed-b510-0a58a9feac02.jpg</text:p>
          </table:table-cell>
          <table:table-cell table:number-columns-repeated="14"/>
          <table:table-cell office:value-type="string" calcext:value-type="string">
            <text:p>https://www.bhphotovideo.com/c/product/99401-REG/Matthews_259535_Apple_Box_Full.html</text:p>
          </table:table-cell>
          <table:table-cell office:value-type="string" calcext:value-type="string">
            <text:p>MAABF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Box (Half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6" calcext:value-type="float">
            <text:p>25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6:07</text:p>
          </table:table-cell>
          <table:table-cell/>
          <table:table-cell office:value-type="string" calcext:value-type="string">
            <text:p>HLTTEf3v5w2jCFyqGkJzMJ</text:p>
          </table:table-cell>
          <table:table-cell office:value-type="string" calcext:value-type="string">
            <text:p>8bcf056b</text:p>
          </table:table-cell>
          <table:table-cell office:value-type="string" calcext:value-type="string">
            <text:p>https://attachments.cheqroomcdn.com/app/groups/PcxFCbYNX5ZroUMdZeaUs/220b6122-a9b1-11ed-a69f-0a58a9feac02.jpg</text:p>
          </table:table-cell>
          <table:table-cell table:number-columns-repeated="14"/>
          <table:table-cell office:value-type="string" calcext:value-type="string">
            <text:p>https://www.bhphotovideo.com/c/product/99402-REG/Matthews_259536_Half_Apple_Box.html</text:p>
          </table:table-cell>
          <table:table-cell office:value-type="string" calcext:value-type="string">
            <text:p>MAAB.5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Half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6" calcext:value-type="float">
            <text:p>25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6:07</text:p>
          </table:table-cell>
          <table:table-cell/>
          <table:table-cell office:value-type="string" calcext:value-type="string">
            <text:p>coiatn6UfQsroMRPn77Cx8</text:p>
          </table:table-cell>
          <table:table-cell office:value-type="string" calcext:value-type="string">
            <text:p>8ae5fbf5</text:p>
          </table:table-cell>
          <table:table-cell office:value-type="string" calcext:value-type="string">
            <text:p>https://attachments.cheqroomcdn.com/app/groups/PcxFCbYNX5ZroUMdZeaUs/220b6122-a9b1-11ed-a69f-0a58a9feac02.jpg</text:p>
          </table:table-cell>
          <table:table-cell table:number-columns-repeated="14"/>
          <table:table-cell office:value-type="string" calcext:value-type="string">
            <text:p>https://www.bhphotovideo.com/c/product/99402-REG/Matthews_259536_Half_Apple_Box.html</text:p>
          </table:table-cell>
          <table:table-cell office:value-type="string" calcext:value-type="string">
            <text:p>MAAB.5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Box (Quarter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7" calcext:value-type="float">
            <text:p>2595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7:56</text:p>
          </table:table-cell>
          <table:table-cell/>
          <table:table-cell office:value-type="string" calcext:value-type="string">
            <text:p>8Pkf4XoEt8TcVnDqM7xCrZ</text:p>
          </table:table-cell>
          <table:table-cell office:value-type="string" calcext:value-type="string">
            <text:p>006d3fb5</text:p>
          </table:table-cell>
          <table:table-cell office:value-type="string" calcext:value-type="string">
            <text:p>https://attachments.cheqroomcdn.com/app/groups/PcxFCbYNX5ZroUMdZeaUs/170ae64e-a9b1-11ed-bdd9-0a58a9feac02.jpg</text:p>
          </table:table-cell>
          <table:table-cell table:number-columns-repeated="14"/>
          <table:table-cell office:value-type="string" calcext:value-type="string">
            <text:p>https://www.bhphotovideo.com/c/product/99403-REG/Matthews_259537_Quarter_Apple_Box.html</text:p>
          </table:table-cell>
          <table:table-cell office:value-type="string" calcext:value-type="string">
            <text:p>MAAB.25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Quarter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7" calcext:value-type="float">
            <text:p>2595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7:56</text:p>
          </table:table-cell>
          <table:table-cell/>
          <table:table-cell office:value-type="string" calcext:value-type="string">
            <text:p>XgWrc6WdS69GLFAdauThJD</text:p>
          </table:table-cell>
          <table:table-cell office:value-type="string" calcext:value-type="string">
            <text:p>de47434c</text:p>
          </table:table-cell>
          <table:table-cell office:value-type="string" calcext:value-type="string">
            <text:p>https://attachments.cheqroomcdn.com/app/groups/PcxFCbYNX5ZroUMdZeaUs/170ae64e-a9b1-11ed-bdd9-0a58a9feac02.jpg</text:p>
          </table:table-cell>
          <table:table-cell table:number-columns-repeated="14"/>
          <table:table-cell office:value-type="string" calcext:value-type="string">
            <text:p>https://www.bhphotovideo.com/c/product/99403-REG/Matthews_259537_Quarter_Apple_Box.html</text:p>
          </table:table-cell>
          <table:table-cell office:value-type="string" calcext:value-type="string">
            <text:p>MAAB.25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pment Cart</text:p>
          </table:table-cell>
          <table:table-cell office:value-type="string" calcext:value-type="string">
            <text:p>Cart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cknRoller</text:p>
          </table:table-cell>
          <table:table-cell office:value-type="string" calcext:value-type="string">
            <text:p>R12R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39:22</text:p>
          </table:table-cell>
          <table:table-cell/>
          <table:table-cell office:value-type="string" calcext:value-type="string">
            <text:p>afCFGzkmzGWWCvpVRfojC3</text:p>
          </table:table-cell>
          <table:table-cell/>
          <table:table-cell office:value-type="string" calcext:value-type="string">
            <text:p>https://attachments.cheqroomcdn.com/app/groups/PcxFCbYNX5ZroUMdZeaUs/5b3ea3f0-a9b6-11ed-b253-0a58a9feac02.jpg</text:p>
          </table:table-cell>
          <table:table-cell office:value-type="string" calcext:value-type="string">
            <text:p>B4-0081</text:p>
          </table:table-cell>
          <table:table-cell table:number-columns-repeated="13"/>
          <table:table-cell office:value-type="string" calcext:value-type="string">
            <text:p>https://www.bhphotovideo.com/c/product/664498-REG/MultiCart_R12NF_8_in_1_Equipment_Transporters.html</text:p>
          </table:table-cell>
          <table:table-cell office:value-type="string" calcext:value-type="string">
            <text:p>MUR12R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pment Cart</text:p>
          </table:table-cell>
          <table:table-cell office:value-type="string" calcext:value-type="string">
            <text:p>Cart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cknRoller</text:p>
          </table:table-cell>
          <table:table-cell office:value-type="string" calcext:value-type="string">
            <text:p>R12R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39:22</text:p>
          </table:table-cell>
          <table:table-cell/>
          <table:table-cell office:value-type="string" calcext:value-type="string">
            <text:p>HRZ4T8ReuNAonpyWjavJs7</text:p>
          </table:table-cell>
          <table:table-cell/>
          <table:table-cell office:value-type="string" calcext:value-type="string">
            <text:p>https://attachments.cheqroomcdn.com/app/groups/PcxFCbYNX5ZroUMdZeaUs/5b3ea3f0-a9b6-11ed-b253-0a58a9feac02.jpg</text:p>
          </table:table-cell>
          <table:table-cell office:value-type="string" calcext:value-type="string">
            <text:p>B4-0082</text:p>
          </table:table-cell>
          <table:table-cell table:number-columns-repeated="13"/>
          <table:table-cell office:value-type="string" calcext:value-type="string">
            <text:p>https://www.bhphotovideo.com/c/product/664498-REG/MultiCart_R12NF_8_in_1_Equipment_Transporters.html</text:p>
          </table:table-cell>
          <table:table-cell office:value-type="string" calcext:value-type="string">
            <text:p>MUR12R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7</text:p>
          </table:table-cell>
          <table:table-cell/>
          <table:table-cell office:value-type="string" calcext:value-type="string">
            <text:p>Zfbz3jC9LKzHiwQ9a2NKAd</text:p>
          </table:table-cell>
          <table:table-cell office:value-type="float" office:value="54127307" calcext:value-type="float">
            <text:p>5412730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UYY41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7</text:p>
          </table:table-cell>
          <table:table-cell/>
          <table:table-cell office:value-type="string" calcext:value-type="string">
            <text:p>dfNwhQ9PpGmfTABiFV2cK9</text:p>
          </table:table-cell>
          <table:table-cell office:value-type="float" office:value="54776649" calcext:value-type="float">
            <text:p>54776649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UYY41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8</text:p>
          </table:table-cell>
          <table:table-cell/>
          <table:table-cell office:value-type="string" calcext:value-type="string">
            <text:p>MCSmV4mJKbMcued2inbPzg</text:p>
          </table:table-cell>
          <table:table-cell office:value-type="string" calcext:value-type="string">
            <text:p>54641ae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0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8</text:p>
          </table:table-cell>
          <table:table-cell/>
          <table:table-cell office:value-type="string" calcext:value-type="string">
            <text:p>mFySroyikyMaJrUjwC7CQa</text:p>
          </table:table-cell>
          <table:table-cell office:value-type="string" calcext:value-type="string">
            <text:p>53d7897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09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9</text:p>
          </table:table-cell>
          <table:table-cell/>
          <table:table-cell office:value-type="string" calcext:value-type="string">
            <text:p>e7WKGxSBHCrdhNprbEpFyg</text:p>
          </table:table-cell>
          <table:table-cell office:value-type="string" calcext:value-type="string">
            <text:p>5406eccc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70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9</text:p>
          </table:table-cell>
          <table:table-cell/>
          <table:table-cell office:value-type="string" calcext:value-type="string">
            <text:p>HPCVYER2QDNvRnGUcW4hxB</text:p>
          </table:table-cell>
          <table:table-cell office:value-type="string" calcext:value-type="string">
            <text:p>53e87c29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71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rDJvnpMJLPt8xanZyd5Q3</text:p>
          </table:table-cell>
          <table:table-cell office:value-type="string" calcext:value-type="string">
            <text:p>69cbd590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FK612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ig7eFkjR6HcwYJapKiP5Gd</text:p>
          </table:table-cell>
          <table:table-cell office:value-type="string" calcext:value-type="string">
            <text:p>697155ee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FK613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DtshVsnHAJ5TwfaCRWE2xQ</text:p>
          </table:table-cell>
          <table:table-cell office:value-type="string" calcext:value-type="string">
            <text:p>69bf927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05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1</text:p>
          </table:table-cell>
          <table:table-cell/>
          <table:table-cell office:value-type="string" calcext:value-type="string">
            <text:p>C9yUeuWUFYUWtzKjx5AQW4</text:p>
          </table:table-cell>
          <table:table-cell office:value-type="string" calcext:value-type="string">
            <text:p>695c95a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06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1</text:p>
          </table:table-cell>
          <table:table-cell/>
          <table:table-cell office:value-type="string" calcext:value-type="string">
            <text:p>N2FEHHvArsG77vureDMpw8</text:p>
          </table:table-cell>
          <table:table-cell office:value-type="string" calcext:value-type="string">
            <text:p>69ad16e8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21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2</text:p>
          </table:table-cell>
          <table:table-cell/>
          <table:table-cell office:value-type="string" calcext:value-type="string">
            <text:p>aZXfxxw3jiwA6zZAL7dBdY</text:p>
          </table:table-cell>
          <table:table-cell office:value-type="string" calcext:value-type="string">
            <text:p>695c867e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22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2</text:p>
          </table:table-cell>
          <table:table-cell/>
          <table:table-cell office:value-type="string" calcext:value-type="string">
            <text:p>dyRKh8KG265JERbZdkGy9A</text:p>
          </table:table-cell>
          <table:table-cell office:value-type="string" calcext:value-type="string">
            <text:p>699bd8e0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3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3</text:p>
          </table:table-cell>
          <table:table-cell/>
          <table:table-cell office:value-type="string" calcext:value-type="string">
            <text:p>R9Koqv37RWAPkX4cZXQMhW</text:p>
          </table:table-cell>
          <table:table-cell office:value-type="string" calcext:value-type="string">
            <text:p>6a09afa2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4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3</text:p>
          </table:table-cell>
          <table:table-cell/>
          <table:table-cell office:value-type="string" calcext:value-type="string">
            <text:p>TYECKnbsqRq4ZdhgD4rrc7</text:p>
          </table:table-cell>
          <table:table-cell office:value-type="string" calcext:value-type="string">
            <text:p>6987ee6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5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4</text:p>
          </table:table-cell>
          <table:table-cell/>
          <table:table-cell office:value-type="string" calcext:value-type="string">
            <text:p>CZC9dZZWF4ELqPyHgGwDdN</text:p>
          </table:table-cell>
          <table:table-cell office:value-type="float" office:value="69809557" calcext:value-type="float">
            <text:p>6980955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6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4</text:p>
          </table:table-cell>
          <table:table-cell/>
          <table:table-cell office:value-type="string" calcext:value-type="string">
            <text:p>ptRQemA3dABQsERSY6bCPf</text:p>
          </table:table-cell>
          <table:table-cell office:value-type="string" calcext:value-type="string">
            <text:p>69d1e4c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5</text:p>
          </table:table-cell>
          <table:table-cell/>
          <table:table-cell office:value-type="string" calcext:value-type="string">
            <text:p>XRcv6gDWVuntqLGfb7bSPm</text:p>
          </table:table-cell>
          <table:table-cell office:value-type="string" calcext:value-type="string">
            <text:p>697a6db2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19:00</text:p>
          </table:table-cell>
          <table:table-cell/>
          <table:table-cell office:value-type="string" calcext:value-type="string">
            <text:p>H22fSo2dggfbJjankEKHBE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6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20:00</text:p>
          </table:table-cell>
          <table:table-cell/>
          <table:table-cell office:value-type="string" calcext:value-type="string">
            <text:p>vCGyuVapewswMEX9CFZiHa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4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20:23</text:p>
          </table:table-cell>
          <table:table-cell/>
          <table:table-cell office:value-type="string" calcext:value-type="string">
            <text:p>X6NFaCee9xHPrNiWmBKpg5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9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5-02 02:08:21</text:p>
          </table:table-cell>
          <table:table-cell/>
          <table:table-cell office:value-type="string" calcext:value-type="string">
            <text:p>VYavqASJvWCgWAx7aEqY8k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5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ple Pencil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0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6:25</text:p>
          </table:table-cell>
          <table:table-cell/>
          <table:table-cell office:value-type="string" calcext:value-type="string">
            <text:p>EKgenXQi88k8zvM2WKJHdd</text:p>
          </table:table-cell>
          <table:table-cell/>
          <table:table-cell office:value-type="string" calcext:value-type="string">
            <text:p>https://attachments.cheqroomcdn.com/app/groups/PcxFCbYNX5ZroUMdZeaUs/4bb4b0a2-d94d-11ed-af93-0a58a9feac02.jpg</text:p>
          </table:table-cell>
          <table:table-cell office:value-type="string" calcext:value-type="string">
            <text:p>B5-0050</text:p>
          </table:table-cell>
          <table:table-cell table:number-columns-repeated="8"/>
          <table:table-cell office:value-type="string" calcext:value-type="string">
            <text:p>Nate Ward</text:p>
          </table:table-cell>
          <table:table-cell office:value-type="string" calcext:value-type="string">
            <text:p>nathan.ward@walmart.com</text:p>
          </table:table-cell>
          <table:table-cell office:value-type="string" calcext:value-type="string">
            <text:p>GQYZ9LHBJKM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Pencil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0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6:25</text:p>
          </table:table-cell>
          <table:table-cell/>
          <table:table-cell office:value-type="string" calcext:value-type="string">
            <text:p>ANsZ9t5oxHGs4pXNArDK43</text:p>
          </table:table-cell>
          <table:table-cell/>
          <table:table-cell office:value-type="string" calcext:value-type="string">
            <text:p>https://attachments.cheqroomcdn.com/app/groups/PcxFCbYNX5ZroUMdZeaUs/4bb4b0a2-d94d-11ed-af93-0a58a9feac02.jpg</text:p>
          </table:table-cell>
          <table:table-cell office:value-type="string" calcext:value-type="string">
            <text:p>B5-0066</text:p>
          </table:table-cell>
          <table:table-cell table:number-columns-repeated="10"/>
          <table:table-cell office:value-type="string" calcext:value-type="string">
            <text:p>GQYZ9HXUJKM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DpxXsQSzutEt5FK3uov5Vn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09</text:p>
          </table:table-cell>
          <table:table-cell table:number-columns-repeated="10"/>
          <table:table-cell office:value-type="string" calcext:value-type="string">
            <text:p>DMQLVU24FK1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MEUFXNcUuRvcDAMMCUfWYE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32</text:p>
          </table:table-cell>
          <table:table-cell table:number-columns-repeated="10"/>
          <table:table-cell office:value-type="string" calcext:value-type="string">
            <text:p>DMQLVK8CFK1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XTicG7gQp6AiQFCsY3aiyE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21</text:p>
          </table:table-cell>
          <table:table-cell table:number-columns-repeated="10"/>
          <table:table-cell office:value-type="string" calcext:value-type="string">
            <text:p>DMQLVJ8UFK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Pad Pro | 12.9in | 25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F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3:19</text:p>
          </table:table-cell>
          <table:table-cell/>
          <table:table-cell office:value-type="string" calcext:value-type="string">
            <text:p>cETuxBLSEYytoz72PENVZS</text:p>
          </table:table-cell>
          <table:table-cell/>
          <table:table-cell office:value-type="string" calcext:value-type="string">
            <text:p>https://attachments.cheqroomcdn.com/app/groups/PcxFCbYNX5ZroUMdZeaUs/f1d9b2e4-d94c-11ed-8ba4-0a58a9feac02.jpg</text:p>
          </table:table-cell>
          <table:table-cell office:value-type="string" calcext:value-type="string">
            <text:p>B4-0022</text:p>
          </table:table-cell>
          <table:table-cell table:number-columns-repeated="10"/>
          <table:table-cell office:value-type="string" calcext:value-type="string">
            <text:p>DLXZT0JKK7RG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Pad Pro | 12.9in | 25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F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902, -94.214738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3:20</text:p>
          </table:table-cell>
          <table:table-cell/>
          <table:table-cell office:value-type="string" calcext:value-type="string">
            <text:p>WAqUZwGd3pBHygLMxnhpyj</text:p>
          </table:table-cell>
          <table:table-cell/>
          <table:table-cell office:value-type="string" calcext:value-type="string">
            <text:p>https://attachments.cheqroomcdn.com/app/groups/PcxFCbYNX5ZroUMdZeaUs/f1d9b2e4-d94c-11ed-8ba4-0a58a9feac02.jpg</text:p>
          </table:table-cell>
          <table:table-cell office:value-type="string" calcext:value-type="string">
            <text:p>B5-0049</text:p>
          </table:table-cell>
          <table:table-cell table:number-columns-repeated="8"/>
          <table:table-cell office:value-type="string" calcext:value-type="string">
            <text:p>Nate Ward</text:p>
          </table:table-cell>
          <table:table-cell office:value-type="string" calcext:value-type="string">
            <text:p>nathan.ward@walmart.com</text:p>
          </table:table-cell>
          <table:table-cell office:value-type="string" calcext:value-type="string">
            <text:p>DLXZT4HVK7RG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ad Pro | 12.9in | 64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E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19:42</text:p>
          </table:table-cell>
          <table:table-cell/>
          <table:table-cell office:value-type="string" calcext:value-type="string">
            <text:p>aBbrqFnqfnbXFv8fUgmAAT</text:p>
          </table:table-cell>
          <table:table-cell/>
          <table:table-cell office:value-type="string" calcext:value-type="string">
            <text:p>https://attachments.cheqroomcdn.com/app/groups/PcxFCbYNX5ZroUMdZeaUs/cd87486e-e466-11ed-aa46-0a58a9feac02.jpg</text:p>
          </table:table-cell>
          <table:table-cell table:number-columns-repeated="11"/>
          <table:table-cell office:value-type="string" calcext:value-type="string">
            <text:p>DLXYH6MNK7M9</text:p>
          </table:table-cell>
          <table:table-cell table:number-columns-repeated="2"/>
          <table:table-cell office:value-type="string" calcext:value-type="string">
            <text:p>https://www.bhphotovideo.com/c/product/1441842-REG/apple_mtel2ll_a_12_9_ipad_pro_late.html</text:p>
          </table:table-cell>
          <table:table-cell office:value-type="string" calcext:value-type="string">
            <text:p>APMTEL2LL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Pad mini 2 | 7.9in | 1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E276LL/A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15:58</text:p>
          </table:table-cell>
          <table:table-cell/>
          <table:table-cell office:value-type="string" calcext:value-type="string">
            <text:p>futLPKu52MgsdTv6NKEdhK</text:p>
          </table:table-cell>
          <table:table-cell/>
          <table:table-cell office:value-type="string" calcext:value-type="string">
            <text:p>https://attachments.cheqroomcdn.com/app/groups/PcxFCbYNX5ZroUMdZeaUs/d7122c3a-d96e-11ed-998a-0a58a9feac02.jpg</text:p>
          </table:table-cell>
          <table:table-cell office:value-type="string" calcext:value-type="string">
            <text:p>B4-0010</text:p>
          </table:table-cell>
          <table:table-cell table:number-columns-repeated="10"/>
          <table:table-cell office:value-type="string" calcext:value-type="string">
            <text:p>DQTM2NUPFCM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Pad | 9.7in | 1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942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5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2:34</text:p>
          </table:table-cell>
          <table:table-cell/>
          <table:table-cell office:value-type="string" calcext:value-type="string">
            <text:p>uiPNXujVm3zYEtmZHUkW3J</text:p>
          </table:table-cell>
          <table:table-cell/>
          <table:table-cell office:value-type="string" calcext:value-type="string">
            <text:p>https://attachments.cheqroomcdn.com/app/groups/PcxFCbYNX5ZroUMdZeaUs/f7e87c4a-d96c-11ed-9037-0a58a9feac02.jpg</text:p>
          </table:table-cell>
          <table:table-cell office:value-type="string" calcext:value-type="string">
            <text:p>B4-0033</text:p>
          </table:table-cell>
          <table:table-cell table:number-columns-repeated="10"/>
          <table:table-cell office:value-type="string" calcext:value-type="string">
            <text:p>DMPKD2NUF18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nt B7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ACB7C8KITU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U7Legn3qJ94gbPw2y3TYNL</text:p>
          </table:table-cell>
          <table:table-cell office:value-type="string" calcext:value-type="string">
            <text:p>c578e029</text:p>
          </table:table-cell>
          <table:table-cell office:value-type="string" calcext:value-type="string">
            <text:p>https://attachments.cheqroomcdn.com/app/groups/PcxFCbYNX5ZroUMdZeaUs/02bf30bc-a783-11ed-8032-0a58a9feac02.jpg</text:p>
          </table:table-cell>
          <table:table-cell table:number-columns-repeated="12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606015-REG/aputure_aacb7c8kitus_accent_b7c_8_light_kit.html</text:p>
          </table:table-cell>
          <table:table-cell office:value-type="string" calcext:value-type="string">
            <text:p>APAACB7C8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J0119A2M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2016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4:25:34</text:p>
          </table:table-cell>
          <table:table-cell/>
          <table:table-cell office:value-type="string" calcext:value-type="string">
            <text:p>pZQspmz7JxoF4fcRfMksbn</text:p>
          </table:table-cell>
          <table:table-cell/>
          <table:table-cell office:value-type="string" calcext:value-type="string">
            <text:p>https://attachments.cheqroomcdn.com/app/groups/PcxFCbYNX5ZroUMdZeaUs/7ed2d5d2-d32f-11ed-87d5-0a58a9feac02.jpg</text:p>
          </table:table-cell>
          <table:table-cell table:number-columns-repeated="11"/>
          <table:table-cell office:value-type="string" calcext:value-type="string">
            <text:p>6BE008864</text:p>
          </table:table-cell>
          <table:table-cell table:number-columns-repeated="2"/>
          <table:table-cell office:value-type="string" calcext:value-type="string">
            <text:p>https://www.bhphotovideo.com/c/product/1432630-REG/aputure_lsc120diiakit_ls_c120d_ii_led.html</text:p>
          </table:table-cell>
          <table:table-cell office:value-type="string" calcext:value-type="string">
            <text:p>APLSC120D2A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J0119A2M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2016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4:25:34</text:p>
          </table:table-cell>
          <table:table-cell/>
          <table:table-cell office:value-type="string" calcext:value-type="string">
            <text:p>TaajbuBPNBW67yphgzvBMb</text:p>
          </table:table-cell>
          <table:table-cell/>
          <table:table-cell office:value-type="string" calcext:value-type="string">
            <text:p>https://attachments.cheqroomcdn.com/app/groups/PcxFCbYNX5ZroUMdZeaUs/7ed2d5d2-d32f-11ed-87d5-0a58a9feac02.jpg</text:p>
          </table:table-cell>
          <table:table-cell table:number-columns-repeated="11"/>
          <table:table-cell office:value-type="string" calcext:value-type="string">
            <text:p>6BE008884</text:p>
          </table:table-cell>
          <table:table-cell table:number-columns-repeated="2"/>
          <table:table-cell office:value-type="string" calcext:value-type="string">
            <text:p>https://www.bhphotovideo.com/c/product/1432630-REG/aputure_lsc120diiakit_ls_c120d_ii_led.html</text:p>
          </table:table-cell>
          <table:table-cell office:value-type="string" calcext:value-type="string">
            <text:p>APLSC120D2A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12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120DAKI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07:36</text:p>
          </table:table-cell>
          <table:table-cell/>
          <table:table-cell office:value-type="string" calcext:value-type="string">
            <text:p>JZuyFtsGdjCs3jpQr8JeV7</text:p>
          </table:table-cell>
          <table:table-cell office:value-type="string" calcext:value-type="string">
            <text:p>1e3e51e4</text:p>
          </table:table-cell>
          <table:table-cell office:value-type="string" calcext:value-type="string">
            <text:p>https://attachments.cheqroomcdn.com/app/groups/PcxFCbYNX5ZroUMdZeaUs/95e60da2-de24-11ed-8c52-0a58a9feac02.jpg</text:p>
          </table:table-cell>
          <table:table-cell office:value-type="string" calcext:value-type="string">
            <text:p>B5-0061, B5-0026, B5-0025, CY1-0020, CY1-0019, B5-0027</text:p>
          </table:table-cell>
          <table:table-cell table:number-columns-repeated="10"/>
          <table:table-cell office:value-type="string" calcext:value-type="string">
            <text:p>6BE008864</text:p>
          </table:table-cell>
          <table:table-cell table:number-columns-repeated="2"/>
          <table:table-cell office:value-type="string" calcext:value-type="string">
            <text:p>https://www.bhphotovideo.com/c/product/1383770-REG/aputure_lsc120dakit_ls_c120d_a_mount_kit.html</text:p>
          </table:table-cell>
          <table:table-cell office:value-type="string" calcext:value-type="string">
            <text:p>APLSC120DA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120DAKI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07:36</text:p>
          </table:table-cell>
          <table:table-cell/>
          <table:table-cell office:value-type="string" calcext:value-type="string">
            <text:p>LVC7NfXutNjvFG8pAjTjXB</text:p>
          </table:table-cell>
          <table:table-cell table:style-name="ce1" office:value-type="string" calcext:value-type="string">
            <text:p>71e24673</text:p>
          </table:table-cell>
          <table:table-cell office:value-type="string" calcext:value-type="string">
            <text:p>https://attachments.cheqroomcdn.com/app/groups/PcxFCbYNX5ZroUMdZeaUs/95e60da2-de24-11ed-8c52-0a58a9feac02.jpg</text:p>
          </table:table-cell>
          <table:table-cell office:value-type="string" calcext:value-type="string">
            <text:p>B5-0064, B5-0062, CY1-0021, B5-0063, B5-0065</text:p>
          </table:table-cell>
          <table:table-cell table:number-columns-repeated="10"/>
          <table:table-cell office:value-type="string" calcext:value-type="string">
            <text:p>6BE008884</text:p>
          </table:table-cell>
          <table:table-cell table:number-columns-repeated="2"/>
          <table:table-cell office:value-type="string" calcext:value-type="string">
            <text:p>https://www.bhphotovideo.com/c/product/1383770-REG/aputure_lsc120dakit_ls_c120d_a_mount_kit.html</text:p>
          </table:table-cell>
          <table:table-cell office:value-type="string" calcext:value-type="string">
            <text:p>APLSC120DA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Needs Inspection</text:p>
          </table:table-cell>
          <table:table-cell office:value-type="string" calcext:value-type="string">
            <text:p>36.3655841, -94.214675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ozfNBS2FTzEgVqvcjt6bi4</text:p>
          </table:table-cell>
          <table:table-cell office:value-type="string" calcext:value-type="string">
            <text:p>55cf2f9c, 6be9fc4b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53, B2-0065, B4-0080, CY1-0085, CY1-0086</text:p>
          </table:table-cell>
          <table:table-cell table:number-columns-repeated="10"/>
          <table:table-cell office:value-type="string" calcext:value-type="string">
            <text:p>6EB00R15353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9, -94.214725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BEjin4CuoiZszU9snxU6Yb</text:p>
          </table:table-cell>
          <table:table-cell office:value-type="string" calcext:value-type="string">
            <text:p>034bc8e5, 6beddcf9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4-0003, B4-0004, B2-0055, CY1-0068, CY1-0069</text:p>
          </table:table-cell>
          <table:table-cell table:number-columns-repeated="10"/>
          <table:table-cell office:value-type="string" calcext:value-type="string">
            <text:p>6EB00C15340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9, -94.214725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ejgsrYMtWZSbgYDyK2TBT8</text:p>
          </table:table-cell>
          <table:table-cell office:value-type="string" calcext:value-type="string">
            <text:p>a4591fe5, 6b8cee56, f5563397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4-0013, CY1-0072, CY1-0071, B4-0002, B4-0016</text:p>
          </table:table-cell>
          <table:table-cell table:number-columns-repeated="10"/>
          <table:table-cell office:value-type="string" calcext:value-type="string">
            <text:p>6EB00F15135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3DaWE5gorQuRUkGxyAqVvm</text:p>
          </table:table-cell>
          <table:table-cell office:value-type="string" calcext:value-type="string">
            <text:p>a40d326e, 6b817c33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41, B2-0054, B2-0042, CY1-0088, CY1-0087</text:p>
          </table:table-cell>
          <table:table-cell table:number-columns-repeated="10"/>
          <table:table-cell office:value-type="string" calcext:value-type="string">
            <text:p>6EB00J15229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4807673936, -94.2147208467308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cem7LSDj2YSeP3Gr4h5aaJ</text:p>
          </table:table-cell>
          <table:table-cell office:value-type="string" calcext:value-type="string">
            <text:p>02b5a1f6, 6b76ca81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64, CY1-0090, CY1-0089, B2-0043, B2-0066</text:p>
          </table:table-cell>
          <table:table-cell table:number-columns-repeated="10"/>
          <table:table-cell office:value-type="string" calcext:value-type="string">
            <text:p>6EB00R15129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2417825054, -94.21478042515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oeLfeoQVNswGWaj3CsgZc4</text:p>
          </table:table-cell>
          <table:table-cell office:value-type="string" calcext:value-type="string">
            <text:p>553f83c5, 6b6d8899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56, B2-0044, B2-0067, CY1-0083, CY1-0082, SKB_3I0907-4-BH1_01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U15212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41, -94.214720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Z5NMwAAhigZKhHPeyGKhwi</text:p>
          </table:table-cell>
          <table:table-cell office:value-type="string" calcext:value-type="string">
            <text:p>024b6e91, 6b68771d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69, B2-0068, B2-0057, CY1-0079, CY1-0084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V15374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06, -94.21475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jZ4BgwsEx36eZz4chm4893</text:p>
          </table:table-cell>
          <table:table-cell office:value-type="string" calcext:value-type="string">
            <text:p>542404bc, 6b5a993b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46, B2-0045, B2-0058, CY1-0080, CY1-0081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X15308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30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VKIT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42:43</text:p>
          </table:table-cell>
          <table:table-cell/>
          <table:table-cell office:value-type="string" calcext:value-type="string">
            <text:p>stmNvR5C35F3UKxSTEiSK</text:p>
          </table:table-cell>
          <table:table-cell/>
          <table:table-cell office:value-type="string" calcext:value-type="string">
            <text:p>https://attachments.cheqroomcdn.com/app/groups/PcxFCbYNX5ZroUMdZeaUs/b68b3698-d331-11ed-973b-0a58a9feac02.jpg</text:p>
          </table:table-cell>
          <table:table-cell office:value-type="string" calcext:value-type="string">
            <text:p>B5-0033, CY1-0011, B5-0036, CY1-0010, B5-0034, CY1-0012, B5-0035</text:p>
          </table:table-cell>
          <table:table-cell table:number-columns-repeated="10"/>
          <table:table-cell office:value-type="string" calcext:value-type="string">
            <text:p>6BN00D31956</text:p>
          </table:table-cell>
          <table:table-cell table:number-columns-repeated="2"/>
          <table:table-cell office:value-type="string" calcext:value-type="string">
            <text:p>https://www.bhphotovideo.com/c/product/802668576-USE/aputure_lsc300dvkit_light_storm_c300d_led.html</text:p>
          </table:table-cell>
          <table:table-cell office:value-type="float" office:value="2668576" calcext:value-type="float">
            <text:p>266857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0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VKIT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42:43</text:p>
          </table:table-cell>
          <table:table-cell/>
          <table:table-cell office:value-type="string" calcext:value-type="string">
            <text:p>7UtJd7U4qbCuWB4DgNkbTS</text:p>
          </table:table-cell>
          <table:table-cell/>
          <table:table-cell office:value-type="string" calcext:value-type="string">
            <text:p>https://attachments.cheqroomcdn.com/app/groups/PcxFCbYNX5ZroUMdZeaUs/b68b3698-d331-11ed-973b-0a58a9feac02.jpg</text:p>
          </table:table-cell>
          <table:table-cell office:value-type="string" calcext:value-type="string">
            <text:p>B5-0031, B5-0032, CY1-0014, CY1-0017, CY1-0015, B5-0030, B5-0029</text:p>
          </table:table-cell>
          <table:table-cell table:number-columns-repeated="10"/>
          <table:table-cell office:value-type="string" calcext:value-type="string">
            <text:p>6BN00U32049</text:p>
          </table:table-cell>
          <table:table-cell table:number-columns-repeated="2"/>
          <table:table-cell office:value-type="string" calcext:value-type="string">
            <text:p>https://www.bhphotovideo.com/c/product/802668576-USE/aputure_lsc300dvkit_light_storm_c300d_led.html</text:p>
          </table:table-cell>
          <table:table-cell office:value-type="float" office:value="2668576" calcext:value-type="float">
            <text:p>26685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5806, -94.21475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9Zo6yyPcTT3e8aze9MZ9Ce</text:p>
          </table:table-cell>
          <table:table-cell office:value-type="string" calcext:value-type="string">
            <text:p>a8e274ba, 6ad08ddb</text:p>
          </table:table-cell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office:value-type="string" calcext:value-type="string">
            <text:p>B4-0001, B4-0025, B4-0028, CY1-0002, CY1-0003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JSBH5wxntgFqgYCzDdakNQ</text:p>
          </table:table-cell>
          <table:table-cell office:value-type="string" calcext:value-type="string">
            <text:p>d7371f83, 4fa7974d</text:p>
          </table:table-cell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office:value-type="string" calcext:value-type="string">
            <text:p>B4-0036, B4-0024, B4-0035, CY1-0005, CY1-0004</text:p>
          </table:table-cell>
          <table:table-cell table:number-columns-repeated="11"/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pPdx2euyLXXdSRRLCLXgqL</text:p>
          </table:table-cell>
          <table:table-cell/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table:number-columns-repeated="11"/>
          <table:table-cell office:value-type="string" calcext:value-type="string">
            <text:p>6HX01X90500</text:p>
          </table:table-cell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hVTA8uxLCxzda8FDNDuwCb</text:p>
          </table:table-cell>
          <table:table-cell office:value-type="string" calcext:value-type="string">
            <text:p>3275dff5, 6c333989, 6bfd681e, 6c00fe51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49, CY1-0092, CY1-0091, B2-0037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gJXRwDr8YxyYRNtZicBpFY</text:p>
          </table:table-cell>
          <table:table-cell office:value-type="string" calcext:value-type="string">
            <text:p>dd817b59, 6c1ffd24, 6c08d49b, 6c031d9c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61, CY1-0093, CY1-0094, B2-0038</text:p>
          </table:table-cell>
          <table:table-cell table:number-columns-repeated="10"/>
          <table:table-cell office:value-type="string" calcext:value-type="string">
            <text:p>6GS01K67995</text:p>
          </table:table-cell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acmugZSydTEUCLJYNSdUDC</text:p>
          </table:table-cell>
          <table:table-cell office:value-type="string" calcext:value-type="string">
            <text:p>8161a8d7, 6bbc19d9, 6bb70d87, 6bca7ed8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62, CY1-0096, CY1-0095, B2-0050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g9HnZjnjM3xQPStnfpasWf</text:p>
          </table:table-cell>
          <table:table-cell office:value-type="string" calcext:value-type="string">
            <text:p>dd8c35c5, 6bd1d4f1, 6be5ce75, 69ab9276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39, CY1-0098, CY1-0099, B2-0051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 4-Light Travel K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C4KI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3</text:p>
          </table:table-cell>
          <table:table-cell/>
          <table:table-cell office:value-type="string" calcext:value-type="string">
            <text:p>sRRVKc9QDzxgunz9SkZGqF</text:p>
          </table:table-cell>
          <table:table-cell office:value-type="string" calcext:value-type="string">
            <text:p>a990973a, 6b0d819f, 6ae6ba68, 6ab425f0, 6a1862d6</text:p>
          </table:table-cell>
          <table:table-cell office:value-type="string" calcext:value-type="string">
            <text:p>https://attachments.cheqroomcdn.com/app/groups/PcxFCbYNX5ZroUMdZeaUs/024ac2e0-a783-11ed-8032-0a58a9feac02.jpg</text:p>
          </table:table-cell>
          <table:table-cell office:value-type="string" calcext:value-type="string">
            <text:p>B2-0063, CY1-0097</text:p>
          </table:table-cell>
          <table:table-cell table:number-columns-repeated="11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515223-REG/aputure_mc4kit_mc_rgb_4_light_led.html</text:p>
          </table:table-cell>
          <table:table-cell office:value-type="string" calcext:value-type="string">
            <text:p>APMC4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C 4-Light Travel K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C4KI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ABQr4RGwu3y9hvZWBj2AZK</text:p>
          </table:table-cell>
          <table:table-cell office:value-type="string" calcext:value-type="string">
            <text:p>ac5c52de, 6b0992e9, 6ac2d5bc, 6b56ab0a, 6abeae2a, 9b672a19</text:p>
          </table:table-cell>
          <table:table-cell office:value-type="string" calcext:value-type="string">
            <text:p>https://attachments.cheqroomcdn.com/app/groups/PcxFCbYNX5ZroUMdZeaUs/024ac2e0-a783-11ed-8032-0a58a9feac02.jpg</text:p>
          </table:table-cell>
          <table:table-cell office:value-type="string" calcext:value-type="string">
            <text:p>B2-0070, CY1-0076</text:p>
          </table:table-cell>
          <table:table-cell table:number-columns-repeated="11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515223-REG/aputure_mc4kit_mc_rgb_4_light_led.html</text:p>
          </table:table-cell>
          <table:table-cell office:value-type="string" calcext:value-type="string">
            <text:p>APMC4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 P3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NOVAP300CKIT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K6SsxYrP2FSRBJbPH5voYS</text:p>
          </table:table-cell>
          <table:table-cell office:value-type="string" calcext:value-type="string">
            <text:p>107eb236, 123f784e, af2280c8</text:p>
          </table:table-cell>
          <table:table-cell office:value-type="string" calcext:value-type="string">
            <text:p>https://attachments.cheqroomcdn.com/app/groups/PcxFCbYNX5ZroUMdZeaUs/fcccef1e-a782-11ed-8032-0a58a9feac02.jpg</text:p>
          </table:table-cell>
          <table:table-cell office:value-type="string" calcext:value-type="string">
            <text:p>B4-0008, B4-0031, CY1-0059, CY1-0060, CY1-0063</text:p>
          </table:table-cell>
          <table:table-cell table:number-columns-repeated="10"/>
          <table:table-cell office:value-type="string" calcext:value-type="string">
            <text:p>6ET00N79516</text:p>
          </table:table-cell>
          <table:table-cell office:value-type="string" calcext:value-type="string">
            <text:p>P300c RGB Light Panel</text:p>
          </table:table-cell>
          <table:table-cell/>
          <table:table-cell office:value-type="string" calcext:value-type="string">
            <text:p>https://www.bhphotovideo.com/c/product/1567538-REG/aputure_novap300ckit_nova_p300c_pnl_lt.html</text:p>
          </table:table-cell>
          <table:table-cell office:value-type="string" calcext:value-type="string">
            <text:p>APNOVP300C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a P3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NOVAP300CKIT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6178, -94.21472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5WZkCaGSBRQhC2MQzrmeXK</text:p>
          </table:table-cell>
          <table:table-cell office:value-type="string" calcext:value-type="string">
            <text:p>0b7cd33b, 58341e52, 0a1fcd4d</text:p>
          </table:table-cell>
          <table:table-cell office:value-type="string" calcext:value-type="string">
            <text:p>https://attachments.cheqroomcdn.com/app/groups/PcxFCbYNX5ZroUMdZeaUs/fcccef1e-a782-11ed-8032-0a58a9feac02.jpg</text:p>
          </table:table-cell>
          <table:table-cell office:value-type="string" calcext:value-type="string">
            <text:p>CY1-0062, CY1-0061, B4-0019, B4-0007, CY1-0066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T00V79524</text:p>
          </table:table-cell>
          <table:table-cell office:value-type="string" calcext:value-type="string">
            <text:p>P300c RGB Light Panel</text:p>
          </table:table-cell>
          <table:table-cell/>
          <table:table-cell office:value-type="string" calcext:value-type="string">
            <text:p>https://www.bhphotovideo.com/c/product/1567538-REG/aputure_novap300ckit_nova_p300c_pnl_lt.html</text:p>
          </table:table-cell>
          <table:table-cell office:value-type="string" calcext:value-type="string">
            <text:p>APNOVP300C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 P6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NOP600CKIT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8iEemBC7mYQh4FAZGgcXpB</text:p>
          </table:table-cell>
          <table:table-cell office:value-type="string" calcext:value-type="string">
            <text:p>02d14d14, 018baba8, 6a1ae483</text:p>
          </table:table-cell>
          <table:table-cell office:value-type="string" calcext:value-type="string">
            <text:p>https://attachments.cheqroomcdn.com/app/groups/PcxFCbYNX5ZroUMdZeaUs/01358d5e-a783-11ed-8032-0a58a9feac02.jpg</text:p>
          </table:table-cell>
          <table:table-cell office:value-type="string" calcext:value-type="string">
            <text:p>B2-0072, B2-0047, CY1-0073, CY1-0074</text:p>
          </table:table-cell>
          <table:table-cell table:number-columns-repeated="11"/>
          <table:table-cell office:value-type="string" calcext:value-type="string">
            <text:p>RGB Studio Lights With Case</text:p>
          </table:table-cell>
          <table:table-cell/>
          <table:table-cell office:value-type="string" calcext:value-type="string">
            <text:p>https://www.bhphotovideo.com/c/product/1664171-REG/aputure_nova_p600c_kit_nova_p600c_rgbww_led.html</text:p>
          </table:table-cell>
          <table:table-cell office:value-type="string" calcext:value-type="string">
            <text:p>APNOVAP600C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a P6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NOP600CKIT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m4q9KXjMjxqfoEKEDT4GJZ</text:p>
          </table:table-cell>
          <table:table-cell office:value-type="string" calcext:value-type="string">
            <text:p>0805d549, 0839f528, 6a25e24f</text:p>
          </table:table-cell>
          <table:table-cell office:value-type="string" calcext:value-type="string">
            <text:p>https://attachments.cheqroomcdn.com/app/groups/PcxFCbYNX5ZroUMdZeaUs/01358d5e-a783-11ed-8032-0a58a9feac02.jpg</text:p>
          </table:table-cell>
          <table:table-cell office:value-type="string" calcext:value-type="string">
            <text:p>B2-0060, B2-0048, CY1-0001, CY1-0075</text:p>
          </table:table-cell>
          <table:table-cell table:number-columns-repeated="11"/>
          <table:table-cell office:value-type="string" calcext:value-type="string">
            <text:p>RGB Studio Lights With Case</text:p>
          </table:table-cell>
          <table:table-cell/>
          <table:table-cell office:value-type="string" calcext:value-type="string">
            <text:p>https://www.bhphotovideo.com/c/product/1664171-REG/aputure_nova_p600c_kit_nova_p600c_rgbww_led.html</text:p>
          </table:table-cell>
          <table:table-cell office:value-type="string" calcext:value-type="string">
            <text:p>APNOVAP600C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20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022XA10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/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20:59</text:p>
          </table:table-cell>
          <table:table-cell/>
          <table:table-cell office:value-type="string" calcext:value-type="string">
            <text:p>sJDT8SrGHvSNJcuhpdJZBm</text:p>
          </table:table-cell>
          <table:table-cell office:value-type="string" calcext:value-type="string">
            <text:p>c9c931ff, c9abd1c6</text:p>
          </table:table-cell>
          <table:table-cell office:value-type="string" calcext:value-type="string">
            <text:p>https://attachments.cheqroomcdn.com/app/groups/PcxFCbYNX5ZroUMdZeaUs/cda1ed84-d32e-11ed-8051-0a58a9feac02.jpg</text:p>
          </table:table-cell>
          <table:table-cell office:value-type="string" calcext:value-type="string">
            <text:p>6HG02N15035, B5-0073, CY1-0007, B5-0085, B5-0097</text:p>
          </table:table-cell>
          <table:table-cell table:number-columns-repeated="10"/>
          <table:table-cell office:value-type="string" calcext:value-type="string">
            <text:p>6HG02N15035</text:p>
          </table:table-cell>
          <table:table-cell table:number-columns-repeated="2"/>
          <table:table-cell office:value-type="string" calcext:value-type="string">
            <text:p>https://www.bhphotovideo.com/c/product/1753990-REG/amaran_apm022xa10_amaran_cob_200x_s.html</text:p>
          </table:table-cell>
          <table:table-cell office:value-type="string" calcext:value-type="string">
            <text:p>AMAPM022XA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 office:value-type="string" calcext:value-type="string">
            <text:p>P60C | Light Kit | A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P9U6UkxHBUeADFPprY5VhL</text:p>
          </table:table-cell>
          <table:table-cell office:value-type="string" calcext:value-type="string">
            <text:p>4f676425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73, B2-0059, CY1-0078</text:p>
          </table:table-cell>
          <table:table-cell table:number-columns-repeated="10"/>
          <table:table-cell office:value-type="string" calcext:value-type="string">
            <text:p>6JW00D88144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 office:value-type="string" calcext:value-type="string">
            <text:p>P60C | Light Kit | A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a5kjerxZtuZoQtkYEx3yEC</text:p>
          </table:table-cell>
          <table:table-cell office:value-type="string" calcext:value-type="string">
            <text:p>4f63fcef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85, B4-0015, CY1-0070</text:p>
          </table:table-cell>
          <table:table-cell table:number-columns-repeated="10"/>
          <table:table-cell office:value-type="string" calcext:value-type="string">
            <text:p>6JW00H86469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49425368901, -94.2146533462054</text:p>
          </table:table-cell>
          <table:table-cell office:value-type="string" calcext:value-type="string">
            <text:p>P60C | Light Kit |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sUSbAzDodjTatqPnUsqaKE</text:p>
          </table:table-cell>
          <table:table-cell office:value-type="string" calcext:value-type="string">
            <text:p>4f8de57e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05, B4-0006, CY1-0064</text:p>
          </table:table-cell>
          <table:table-cell table:number-columns-repeated="10"/>
          <table:table-cell office:value-type="string" calcext:value-type="string">
            <text:p>6JW00L85278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49425368901, -94.2146533462054</text:p>
          </table:table-cell>
          <table:table-cell office:value-type="string" calcext:value-type="string">
            <text:p>P60C | Light Kit |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zXsiPvrEzHAiDUDY5jNo7A</text:p>
          </table:table-cell>
          <table:table-cell office:value-type="string" calcext:value-type="string">
            <text:p>4f8b7d71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17, B4-0029, CY1-0067</text:p>
          </table:table-cell>
          <table:table-cell table:number-columns-repeated="10"/>
          <table:table-cell office:value-type="string" calcext:value-type="string">
            <text:p>6JW00N86327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6241, -94.2147205</text:p>
          </table:table-cell>
          <table:table-cell office:value-type="string" calcext:value-type="string">
            <text:p>P60C | Light Kit | C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RBDG8gwZiKJxH4pLHYW58</text:p>
          </table:table-cell>
          <table:table-cell office:value-type="string" calcext:value-type="string">
            <text:p>4f9d1a78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18, B4-0014, CY1-0006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JW00Q88135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 office:value-type="string" calcext:value-type="string">
            <text:p>P60C | Light Kit | C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VZvdmG6GJtSDQtwtMiwGiM</text:p>
          </table:table-cell>
          <table:table-cell office:value-type="string" calcext:value-type="string">
            <text:p>4f96abe4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26, B4-0030, CY1-0065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JW00U86100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aran Tri-8c | Bicolo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C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3:22</text:p>
          </table:table-cell>
          <table:table-cell/>
          <table:table-cell office:value-type="string" calcext:value-type="string">
            <text:p>FwAYWMZoo8gLrb48o7WZFY</text:p>
          </table:table-cell>
          <table:table-cell/>
          <table:table-cell office:value-type="string" calcext:value-type="string">
            <text:p>https://attachments.cheqroomcdn.com/app/groups/PcxFCbYNX5ZroUMdZeaUs/374655a6-d4d6-11ed-a96d-0a58a9feac02.jpg</text:p>
          </table:table-cell>
          <table:table-cell table:number-columns-repeated="14"/>
          <table:table-cell office:value-type="string" calcext:value-type="string">
            <text:p>https://www.bhphotovideo.com/c/product/1345504-REG/aputure_tri8ca_tri_8c_bicolor_light_gold_mount.html</text:p>
          </table:table-cell>
          <table:table-cell office:value-type="string" calcext:value-type="string">
            <text:p>APTRI8C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Tri-8c | Bicolo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C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3:22</text:p>
          </table:table-cell>
          <table:table-cell/>
          <table:table-cell office:value-type="string" calcext:value-type="string">
            <text:p>YK7jWe4mLHwT76BnmpPsgF</text:p>
          </table:table-cell>
          <table:table-cell/>
          <table:table-cell office:value-type="string" calcext:value-type="string">
            <text:p>https://attachments.cheqroomcdn.com/app/groups/PcxFCbYNX5ZroUMdZeaUs/374655a6-d4d6-11ed-a96d-0a58a9feac02.jpg</text:p>
          </table:table-cell>
          <table:table-cell table:number-columns-repeated="14"/>
          <table:table-cell office:value-type="string" calcext:value-type="string">
            <text:p>https://www.bhphotovideo.com/c/product/1345504-REG/aputure_tri8ca_tri_8c_bicolor_light_gold_mount.html</text:p>
          </table:table-cell>
          <table:table-cell office:value-type="string" calcext:value-type="string">
            <text:p>APTRI8C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Tri-8s | Dayligh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S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49:02</text:p>
          </table:table-cell>
          <table:table-cell/>
          <table:table-cell office:value-type="string" calcext:value-type="string">
            <text:p>pi7gzXKHfP9tswg2qnsS7W</text:p>
          </table:table-cell>
          <table:table-cell/>
          <table:table-cell office:value-type="string" calcext:value-type="string">
            <text:p>https://attachments.cheqroomcdn.com/app/groups/PcxFCbYNX5ZroUMdZeaUs/900cc8ce-d4d5-11ed-8f5d-0a58a9feac02.jpg</text:p>
          </table:table-cell>
          <table:table-cell table:number-columns-repeated="14"/>
          <table:table-cell office:value-type="string" calcext:value-type="string">
            <text:p>https://www.bhphotovideo.com/c/product/1345502-REG/aputure_tri8sa_tri_8s_daylight_spot_light.html</text:p>
          </table:table-cell>
          <table:table-cell office:value-type="string" calcext:value-type="string">
            <text:p>APTRI8S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Tri-8s | Dayligh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S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0:39</text:p>
          </table:table-cell>
          <table:table-cell/>
          <table:table-cell office:value-type="string" calcext:value-type="string">
            <text:p>zDTcjd3BGfpPtS8dxMgsVV</text:p>
          </table:table-cell>
          <table:table-cell/>
          <table:table-cell office:value-type="string" calcext:value-type="string">
            <text:p>https://attachments.cheqroomcdn.com/app/groups/PcxFCbYNX5ZroUMdZeaUs/900cc8ce-d4d5-11ed-8f5d-0a58a9feac02.jpg</text:p>
          </table:table-cell>
          <table:table-cell table:number-columns-repeated="14"/>
          <table:table-cell office:value-type="string" calcext:value-type="string">
            <text:p>https://www.bhphotovideo.com/c/product/1345502-REG/aputure_tri8sa_tri_8s_daylight_spot_light.html</text:p>
          </table:table-cell>
          <table:table-cell office:value-type="string" calcext:value-type="string">
            <text:p>APTRI8S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2eXCDTQT37woR9MCE5r2eh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3bid9x4XdP4UAxf75vYFPh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novt7abQyY9Zubt4rmoASL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JFpziQmV9K2bhpFH6tNLYY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Th82w4598ejeN9enEtEPYW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9GKfn8vvv8xQ9j5nEVGoN7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WVFDjcx8Y5bB3VzFA5rVnZ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rFPXsUyfHY8WKB8jZGCey7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fqF5ZP6mgabcbqmVJ9gmB3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ytMUo69epFNKvhsSYyNzzj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5' x 6.6' | Collapsible Blue/Green Screen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39506" calcext:value-type="float">
            <text:p>10039506</text:p>
          </table:table-cell>
          <table:table-cell/>
          <table:table-cell office:value-type="float" office:value="46.99" calcext:value-type="float">
            <text:p>46.9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55:54</text:p>
          </table:table-cell>
          <table:table-cell/>
          <table:table-cell office:value-type="string" calcext:value-type="string">
            <text:p>m5nMwrayEiqgcRKM5ZcDAW</text:p>
          </table:table-cell>
          <table:table-cell/>
          <table:table-cell office:value-type="string" calcext:value-type="string">
            <text:p>https://attachments.cheqroomcdn.com/app/groups/PcxFCbYNX5ZroUMdZeaUs/ec16a728-a9b7-11ed-a862-0a58a9feac02.jpg</text:p>
          </table:table-cell>
          <table:table-cell table:number-columns-repeated="12"/>
          <table:table-cell office:value-type="string" calcext:value-type="string">
            <text:p>Issa pop-up green/blue screen.</text:p>
          </table:table-cell>
          <table:table-cell/>
          <table:table-cell office:value-type="string" calcext:value-type="string">
            <text:p>https://www.bhphotovideo.com/c/product/1638543-REG/neewer_10039506_collapsible_reversible_background_5_x7.html</text:p>
          </table:table-cell>
          <table:table-cell office:value-type="string" calcext:value-type="string">
            <text:p>NE1003950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 5 Light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eSTeM3EXrgLzQSjZenqunW</text:p>
          </table:table-cell>
          <table:table-cell/>
          <table:table-cell office:value-type="string" calcext:value-type="string">
            <text:p>https://attachments.cheqroomcdn.com/app/groups/PcxFCbYNX5ZroUMdZeaUs/01db8d44-a783-11ed-8032-0a58a9feac02.jpg</text:p>
          </table:table-cell>
          <table:table-cell table:number-columns-repeated="12"/>
          <table:table-cell office:value-type="string" calcext:value-type="string">
            <text:p>Octa 5 Softbox for P600c</text:p>
          </table:table-cell>
          <table:table-cell/>
          <table:table-cell office:value-type="string" calcext:value-type="string">
            <text:p>https://www.bhphotovideo.com/c/product/1668537-REG/chimera_6151_octa_5_lightbank_w.html</text:p>
          </table:table-cell>
          <table:table-cell office:value-type="string" calcext:value-type="string">
            <text:p>CH61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 5 Light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3</text:p>
          </table:table-cell>
          <table:table-cell/>
          <table:table-cell office:value-type="string" calcext:value-type="string">
            <text:p>PoSkKczbAjZD7mzf6oWu5J</text:p>
          </table:table-cell>
          <table:table-cell/>
          <table:table-cell office:value-type="string" calcext:value-type="string">
            <text:p>https://attachments.cheqroomcdn.com/app/groups/PcxFCbYNX5ZroUMdZeaUs/01db8d44-a783-11ed-8032-0a58a9feac02.jpg</text:p>
          </table:table-cell>
          <table:table-cell table:number-columns-repeated="12"/>
          <table:table-cell office:value-type="string" calcext:value-type="string">
            <text:p>Octa 5 Softbox for P600c</text:p>
          </table:table-cell>
          <table:table-cell/>
          <table:table-cell office:value-type="string" calcext:value-type="string">
            <text:p>https://www.bhphotovideo.com/c/product/1668537-REG/chimera_6151_octa_5_lightbank_w.html</text:p>
          </table:table-cell>
          <table:table-cell office:value-type="string" calcext:value-type="string">
            <text:p>CH61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 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uukYfehBHBXTxXjVigrS7H</text:p>
          </table:table-cell>
          <table:table-cell office:value-type="string" calcext:value-type="string">
            <text:p>b2392f93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Softbox for P300c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CH16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p 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VtTWUMcfCf5A8xGHkroWna</text:p>
          </table:table-cell>
          <table:table-cell office:value-type="string" calcext:value-type="string">
            <text:p>5ba87725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Softbox for P300c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CH16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INI ZOOM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SPOTLIGHTMINIZOOM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snfNo3xsLmwud9G7VzxgNJ</text:p>
          </table:table-cell>
          <table:table-cell office:value-type="string" calcext:value-type="string">
            <text:p>81c94cbb</text:p>
          </table:table-cell>
          <table:table-cell office:value-type="string" calcext:value-type="string">
            <text:p>https://attachments.cheqroomcdn.com/app/groups/PcxFCbYNX5ZroUMdZeaUs/ffd4c812-a782-11ed-8032-0a58a9feac02.jpg</text:p>
          </table:table-cell>
          <table:table-cell office:value-type="string" calcext:value-type="string">
            <text:p>B2-0040</text:p>
          </table:table-cell>
          <table:table-cell table:number-columns-repeated="11"/>
          <table:table-cell office:value-type="string" calcext:value-type="string">
            <text:p>60x Spot Light Zoom</text:p>
          </table:table-cell>
          <table:table-cell/>
          <table:table-cell office:value-type="string" calcext:value-type="string">
            <text:p>https://www.bhphotovideo.com/c/product/1645110-REG/aputure_amospotlightminizoom_spotlight_mini_zoom_for.html?sts=pi&amp;pim=Y</text:p>
          </table:table-cell>
          <table:table-cell office:value-type="string" calcext:value-type="string">
            <text:p>APAMOSPOTLI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MINI ZOOM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SPOTLIGHTMINIZOOM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XFjhM5mDjc8PY8K2mrc5Tm</text:p>
          </table:table-cell>
          <table:table-cell office:value-type="string" calcext:value-type="string">
            <text:p>33d415c0</text:p>
          </table:table-cell>
          <table:table-cell office:value-type="string" calcext:value-type="string">
            <text:p>https://attachments.cheqroomcdn.com/app/groups/PcxFCbYNX5ZroUMdZeaUs/ffd4c812-a782-11ed-8032-0a58a9feac02.jpg</text:p>
          </table:table-cell>
          <table:table-cell office:value-type="string" calcext:value-type="string">
            <text:p>B2-0052</text:p>
          </table:table-cell>
          <table:table-cell table:number-columns-repeated="11"/>
          <table:table-cell office:value-type="string" calcext:value-type="string">
            <text:p>60x Spot Light Zoom</text:p>
          </table:table-cell>
          <table:table-cell/>
          <table:table-cell office:value-type="string" calcext:value-type="string">
            <text:p>https://www.bhphotovideo.com/c/product/1645110-REG/aputure_amospotlightminizoom_spotlight_mini_zoom_for.html?sts=pi&amp;pim=Y</text:p>
          </table:table-cell>
          <table:table-cell office:value-type="string" calcext:value-type="string">
            <text:p>APAMOSPOTLI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box for P300c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P300CSOFTBOX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mcyfSkVFWZ2bojNW36Mcwn</text:p>
          </table:table-cell>
          <table:table-cell office:value-type="string" calcext:value-type="string">
            <text:p>9654e08f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P300c Softbox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APP300C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ftbox for P300c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P300CSOFTBOX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N243eMRyja8Y8UVWeSTrNJ</text:p>
          </table:table-cell>
          <table:table-cell office:value-type="string" calcext:value-type="string">
            <text:p>482ba646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P300c Softbox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APP300C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10-Piece Gobo Kit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10GOBOKITB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A8nc6mn5wcEtLkzbLHPrK6</text:p>
          </table:table-cell>
          <table:table-cell/>
          <table:table-cell office:value-type="string" calcext:value-type="string">
            <text:p>https://attachments.cheqroomcdn.com/app/groups/PcxFCbYNX5ZroUMdZeaUs/004d6880-a783-11ed-8032-0a58a9feac02.jpg</text:p>
          </table:table-cell>
          <table:table-cell table:number-columns-repeated="12"/>
          <table:table-cell office:value-type="string" calcext:value-type="string">
            <text:p>60x Spot Gobo Kit</text:p>
          </table:table-cell>
          <table:table-cell/>
          <table:table-cell office:value-type="string" calcext:value-type="string">
            <text:p>https://www.bhphotovideo.com/c/product/1605886-REG/aputure_spotlightgobokit_spotlight_10_piece_gobo_kit.html</text:p>
          </table:table-cell>
          <table:table-cell office:value-type="string" calcext:value-type="string">
            <text:p>APSL10GOBO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10-Piece Gobo Kit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10GOBOKITB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ZyNHLozHnCt4smF38HBqGM</text:p>
          </table:table-cell>
          <table:table-cell/>
          <table:table-cell office:value-type="string" calcext:value-type="string">
            <text:p>https://attachments.cheqroomcdn.com/app/groups/PcxFCbYNX5ZroUMdZeaUs/004d6880-a783-11ed-8032-0a58a9feac02.jpg</text:p>
          </table:table-cell>
          <table:table-cell table:number-columns-repeated="12"/>
          <table:table-cell office:value-type="string" calcext:value-type="string">
            <text:p>60x Spot Gobo Kit</text:p>
          </table:table-cell>
          <table:table-cell/>
          <table:table-cell office:value-type="string" calcext:value-type="string">
            <text:p>https://www.bhphotovideo.com/c/product/1605886-REG/aputure_spotlightgobokit_spotlight_10_piece_gobo_kit.html</text:p>
          </table:table-cell>
          <table:table-cell office:value-type="string" calcext:value-type="string">
            <text:p>APSL10GOBO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.5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E2216Hf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26:12</text:p>
          </table:table-cell>
          <table:table-cell/>
          <table:table-cell office:value-type="string" calcext:value-type="string">
            <text:p>hYbM92ZRvpMRNErFN3tZVC</text:p>
          </table:table-cell>
          <table:table-cell office:value-type="string" calcext:value-type="string">
            <text:p>cfe90647, d4cabe08</text:p>
          </table:table-cell>
          <table:table-cell office:value-type="string" calcext:value-type="string">
            <text:p>https://attachments.cheqroomcdn.com/app/groups/PcxFCbYNX5ZroUMdZeaUs/d0b60bcc-de1e-11ed-b7af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19:33</text:p>
          </table:table-cell>
          <table:table-cell/>
          <table:table-cell office:value-type="string" calcext:value-type="string">
            <text:p>Ksnn5k5wuEoPvkA662M3a8</text:p>
          </table:table-cell>
          <table:table-cell office:value-type="string" calcext:value-type="string">
            <text:p>d0d104c4, d21d75e2</text:p>
          </table:table-cell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57:37</text:p>
          </table:table-cell>
          <table:table-cell/>
          <table:table-cell office:value-type="string" calcext:value-type="string">
            <text:p>XWoM9rjazVqKpxgMgPgVvN</text:p>
          </table:table-cell>
          <table:table-cell/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4in Telepromp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mpter People</text:p>
          </table:table-cell>
          <table:table-cell office:value-type="string" calcext:value-type="string">
            <text:p>FLEXP-24HB</text:p>
          </table:table-cell>
          <table:table-cell/>
          <table:table-cell office:value-type="float" office:value="2399" calcext:value-type="float">
            <text:p>2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15:42</text:p>
          </table:table-cell>
          <table:table-cell/>
          <table:table-cell office:value-type="string" calcext:value-type="string">
            <text:p>Netgt8U62uX7DG74kPppwA</text:p>
          </table:table-cell>
          <table:table-cell/>
          <table:table-cell office:value-type="string" calcext:value-type="string">
            <text:p>https://attachments.cheqroomcdn.com/app/groups/PcxFCbYNX5ZroUMdZeaUs/4c86831e-e291-11ed-b702-0a58a9feac02.jpg</text:p>
          </table:table-cell>
          <table:table-cell table:number-columns-repeated="14"/>
          <table:table-cell office:value-type="string" calcext:value-type="string">
            <text:p>https://www.bhphotovideo.com/c/product/1397628-REG/prompter_people_flexp_24hb_flex_plus_24_high.html</text:p>
          </table:table-cell>
          <table:table-cell office:value-type="string" calcext:value-type="string">
            <text:p>PRFLEXP24H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1.5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219H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07:12</text:p>
          </table:table-cell>
          <table:table-cell/>
          <table:table-cell office:value-type="string" calcext:value-type="string">
            <text:p>eDMuDAzsPXydusWpfLpbt</text:p>
          </table:table-cell>
          <table:table-cell/>
          <table:table-cell office:value-type="string" calcext:value-type="string">
            <text:p>https://attachments.cheqroomcdn.com/app/groups/PcxFCbYNX5ZroUMdZeaUs/ec9f8c00-e46d-11ed-83b4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19:33</text:p>
          </table:table-cell>
          <table:table-cell/>
          <table:table-cell office:value-type="string" calcext:value-type="string">
            <text:p>Kg6gt2qJy7CN7XzDnQNJ9G</text:p>
          </table:table-cell>
          <table:table-cell office:value-type="string" calcext:value-type="string">
            <text:p>d052acba, d31010ec</text:p>
          </table:table-cell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57:37</text:p>
          </table:table-cell>
          <table:table-cell/>
          <table:table-cell office:value-type="string" calcext:value-type="string">
            <text:p>WB4exqboV7xW8EMnh6w2xB</text:p>
          </table:table-cell>
          <table:table-cell/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01:48</text:p>
          </table:table-cell>
          <table:table-cell/>
          <table:table-cell office:value-type="string" calcext:value-type="string">
            <text:p>Tnit6Kb2uW73mEubcqQouR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10:31</text:p>
          </table:table-cell>
          <table:table-cell/>
          <table:table-cell office:value-type="string" calcext:value-type="string">
            <text:p>2Dva7LGCbqRaNLSZAs3GpP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10:31</text:p>
          </table:table-cell>
          <table:table-cell/>
          <table:table-cell office:value-type="string" calcext:value-type="string">
            <text:p>wNU2HJL6cKyFaepR43jAaD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tical Eye Micro OLED EVF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acuto</text:p>
          </table:table-cell>
          <table:table-cell office:value-type="string" calcext:value-type="string">
            <text:p>Z-GRE</text:p>
          </table:table-cell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0</text:p>
          </table:table-cell>
          <table:table-cell/>
          <table:table-cell office:value-type="string" calcext:value-type="string">
            <text:p>SLrR6S9eEKsFNG7XFEsqcn</text:p>
          </table:table-cell>
          <table:table-cell/>
          <table:table-cell office:value-type="string" calcext:value-type="string">
            <text:p>https://attachments.cheqroomcdn.com/app/groups/PcxFCbYNX5ZroUMdZeaUs/15248192-7c51-11ed-85d1-0a58a9feac02.jpg</text:p>
          </table:table-cell>
          <table:table-cell office:value-type="string" calcext:value-type="string">
            <text:p>E2-037</text:p>
          </table:table-cell>
          <table:table-cell table:number-columns-repeated="11"/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242176-REG/zacuto_z_gre_gratical_eye_micro_oled.html</text:p>
          </table:table-cell>
          <table:table-cell office:value-type="string" calcext:value-type="string">
            <text:p>ZAZG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tical Eye Micro OLED EVF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acuto</text:p>
          </table:table-cell>
          <table:table-cell office:value-type="string" calcext:value-type="string">
            <text:p>Z-GRE</text:p>
          </table:table-cell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PDBegPq9krd9fJV4Bjkdwc</text:p>
          </table:table-cell>
          <table:table-cell/>
          <table:table-cell office:value-type="string" calcext:value-type="string">
            <text:p>https://attachments.cheqroomcdn.com/app/groups/PcxFCbYNX5ZroUMdZeaUs/15248192-7c51-11ed-85d1-0a58a9feac02.jpg</text:p>
          </table:table-cell>
          <table:table-cell office:value-type="string" calcext:value-type="string">
            <text:p>E2-036</text:p>
          </table:table-cell>
          <table:table-cell table:number-columns-repeated="11"/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242176-REG/zacuto_z_gre_gratical_eye_micro_oled.html</text:p>
          </table:table-cell>
          <table:table-cell office:value-type="string" calcext:value-type="string">
            <text:p>ZAZGR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7S 7"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Lilliput</text:p>
          </table:table-cell>
          <table:table-cell office:value-type="string" calcext:value-type="string">
            <text:p>H7S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93.75" calcext:value-type="float">
            <text:p>193.75</text:p>
          </table:table-cell>
          <table:table-cell table:number-columns-repeated="2"/>
          <table:table-cell office:value-type="string" calcext:value-type="string">
            <text:p>Portl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0</text:p>
          </table:table-cell>
          <table:table-cell/>
          <table:table-cell office:value-type="string" calcext:value-type="string">
            <text:p>cyWdnqHNE97HqysMdqE5B</text:p>
          </table:table-cell>
          <table:table-cell/>
          <table:table-cell office:value-type="string" calcext:value-type="string">
            <text:p>https://attachments.cheqroomcdn.com/app/groups/PcxFCbYNX5ZroUMdZeaUs/fd1dc158-7c50-11ed-85d1-0a58a9feac02.jpg</text:p>
          </table:table-cell>
          <table:table-cell table:number-columns-repeated="11"/>
          <table:table-cell office:value-type="string" calcext:value-type="string">
            <text:p>H7SA516240055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bhphotovideo.com/c/product/1590035-REG/lilliput_h7s_7_4k_ultra.html</text:p>
          </table:table-cell>
          <table:table-cell office:value-type="string" calcext:value-type="string">
            <text:p>LIH7SOC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MON 5" Monito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MON</text:p>
          </table:table-cell>
          <table:table-cell/>
          <table:table-cell office:value-type="float" office:value="2999" calcext:value-type="float">
            <text:p>29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6</text:p>
          </table:table-cell>
          <table:table-cell/>
          <table:table-cell office:value-type="string" calcext:value-type="string">
            <text:p>BioEgBgL3KeMzsRyawRqjb</text:p>
          </table:table-cell>
          <table:table-cell office:value-type="string" calcext:value-type="string">
            <text:p>6e8a9345</text:p>
          </table:table-cell>
          <table:table-cell office:value-type="string" calcext:value-type="string">
            <text:p>https://attachments.cheqroomcdn.com/app/groups/PcxFCbYNX5ZroUMdZeaUs/13c0deae-7c51-11ed-85d1-0a58a9feac02.jpg</text:p>
          </table:table-cell>
          <table:table-cell table:number-columns-repeated="11"/>
          <table:table-cell office:value-type="string" calcext:value-type="string">
            <text:p>MON_15886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kinefinity.com/en/shop/kinemon_5l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MON 5" Monito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MON</text:p>
          </table:table-cell>
          <table:table-cell/>
          <table:table-cell office:value-type="float" office:value="2999" calcext:value-type="float">
            <text:p>2999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4oDLaFVjVfxH2WoeUQBqiL</text:p>
          </table:table-cell>
          <table:table-cell office:value-type="string" calcext:value-type="string">
            <text:p>6e92d725</text:p>
          </table:table-cell>
          <table:table-cell office:value-type="string" calcext:value-type="string">
            <text:p>https://attachments.cheqroomcdn.com/app/groups/PcxFCbYNX5ZroUMdZeaUs/13c0deae-7c51-11ed-85d1-0a58a9feac02.jpg</text:p>
          </table:table-cell>
          <table:table-cell table:number-columns-repeated="11"/>
          <table:table-cell office:value-type="string" calcext:value-type="string">
            <text:p>MON_96766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kinefinity.com/en/shop/kinemon_5l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EYE-3G Electronic Viewfinde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ORTKEYS</text:p>
          </table:table-cell>
          <table:table-cell office:value-type="string" calcext:value-type="string">
            <text:p>OEYE 3G EVF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71, -94.214747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0</text:p>
          </table:table-cell>
          <table:table-cell/>
          <table:table-cell office:value-type="string" calcext:value-type="string">
            <text:p>batii6t9rakHtP4ppJagxY</text:p>
          </table:table-cell>
          <table:table-cell office:value-type="string" calcext:value-type="string">
            <text:p>70c76b2c, 13e03ce8</text:p>
          </table:table-cell>
          <table:table-cell office:value-type="string" calcext:value-type="string">
            <text:p>https://attachments.cheqroomcdn.com/app/groups/PcxFCbYNX5ZroUMdZeaUs/20e322ea-7c51-11ed-85d1-0a58a9feac02.jpg</text:p>
          </table:table-cell>
          <table:table-cell table:number-columns-repeated="11"/>
          <table:table-cell office:value-type="string" calcext:value-type="string">
            <text:p>US0007YN22002</text:p>
          </table:table-cell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472974-REG/portkeys_oeye_3g_evf_oeye_3g_electronic_viewfinder.html</text:p>
          </table:table-cell>
          <table:table-cell office:value-type="string" calcext:value-type="string">
            <text:p>POOEYE3GEV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4K 7" HDMI/6G-SD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S74K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1</text:p>
          </table:table-cell>
          <table:table-cell/>
          <table:table-cell office:value-type="string" calcext:value-type="string">
            <text:p>gRyuRgq2hjj4MZhDG5ifNF</text:p>
          </table:table-cell>
          <table:table-cell/>
          <table:table-cell office:value-type="string" calcext:value-type="string">
            <text:p>https://attachments.cheqroomcdn.com/app/groups/PcxFCbYNX5ZroUMdZeaUs/2167b212-7c51-11ed-85d1-0a58a9feac02.jpg</text:p>
          </table:table-cell>
          <table:table-cell office:value-type="string" calcext:value-type="string">
            <text:p>B2-0009</text:p>
          </table:table-cell>
          <table:table-cell table:number-columns-repeated="10"/>
          <table:table-cell office:value-type="float" office:value="3005617" calcext:value-type="float">
            <text:p>3005617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247829-REG/blackmagic_design_hyperd_avidas74k_video_assist_4k.html?fromDisList=y</text:p>
          </table:table-cell>
          <table:table-cell office:value-type="string" calcext:value-type="string">
            <text:p>BLVA4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4K 7" HDMI/6G-SD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S74K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1</text:p>
          </table:table-cell>
          <table:table-cell/>
          <table:table-cell office:value-type="string" calcext:value-type="string">
            <text:p>wa9LLj9TM2xKWRD55GuF7n</text:p>
          </table:table-cell>
          <table:table-cell/>
          <table:table-cell office:value-type="string" calcext:value-type="string">
            <text:p>https://attachments.cheqroomcdn.com/app/groups/PcxFCbYNX5ZroUMdZeaUs/2167b212-7c51-11ed-85d1-0a58a9feac02.jpg</text:p>
          </table:table-cell>
          <table:table-cell office:value-type="string" calcext:value-type="string">
            <text:p>B2-0008</text:p>
          </table:table-cell>
          <table:table-cell table:number-columns-repeated="10"/>
          <table:table-cell office:value-type="float" office:value="2968559" calcext:value-type="float">
            <text:p>296855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247829-REG/blackmagic_design_hyperd_avidas74k_video_assist_4k.html</text:p>
          </table:table-cell>
          <table:table-cell office:value-type="string" calcext:value-type="string">
            <text:p>BLVA4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deo Assist 5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5HRD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3</text:p>
          </table:table-cell>
          <table:table-cell/>
          <table:table-cell office:value-type="string" calcext:value-type="string">
            <text:p>v4sCuXBXWwMqT3GM3gQdTB</text:p>
          </table:table-cell>
          <table:table-cell office:value-type="string" calcext:value-type="string">
            <text:p>70c08631</text:p>
          </table:table-cell>
          <table:table-cell office:value-type="string" calcext:value-type="string">
            <text:p>https://attachments.cheqroomcdn.com/app/groups/PcxFCbYNX5ZroUMdZeaUs/22b94770-7c51-11ed-85d1-0a58a9feac02.jpg</text:p>
          </table:table-cell>
          <table:table-cell table:number-columns-repeated="11"/>
          <table:table-cell office:value-type="float" office:value="6246494" calcext:value-type="float">
            <text:p>6246494</text:p>
          </table:table-cell>
          <table:table-cell office:value-type="string" calcext:value-type="string">
            <text:p>5" Monitor</text:p>
          </table:table-cell>
          <table:table-cell/>
          <table:table-cell office:value-type="string" calcext:value-type="string">
            <text:p>https://www.bhphotovideo.com/c/product/1507212-REG/blackmagic_design_hyperd_avida12_5hrd_video_assist_5_monitor.html</text:p>
          </table:table-cell>
          <table:table-cell office:value-type="string" calcext:value-type="string">
            <text:p>BLVIDA125H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7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7HRD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164, -94.214728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2</text:p>
          </table:table-cell>
          <table:table-cell/>
          <table:table-cell office:value-type="string" calcext:value-type="string">
            <text:p>YcVaXFQk3NJzPwPSSbtL6D</text:p>
          </table:table-cell>
          <table:table-cell/>
          <table:table-cell office:value-type="string" calcext:value-type="string">
            <text:p>https://attachments.cheqroomcdn.com/app/groups/PcxFCbYNX5ZroUMdZeaUs/220d1d56-7c51-11ed-85d1-0a58a9feac02.jpg</text:p>
          </table:table-cell>
          <table:table-cell office:value-type="string" calcext:value-type="string">
            <text:p>B2-0007</text:p>
          </table:table-cell>
          <table:table-cell table:number-columns-repeated="10"/>
          <table:table-cell office:value-type="float" office:value="9466619" calcext:value-type="float">
            <text:p>946661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507213-REG/blackmagic_design_hyperd_avida12_7hrd_video_assist_7_monitor.html</text:p>
          </table:table-cell>
          <table:table-cell office:value-type="string" calcext:value-type="string">
            <text:p>BLVIDA127H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7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7HRD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2</text:p>
          </table:table-cell>
          <table:table-cell/>
          <table:table-cell office:value-type="string" calcext:value-type="string">
            <text:p>M27BxUzRbSaiarKAxmXNq</text:p>
          </table:table-cell>
          <table:table-cell/>
          <table:table-cell office:value-type="string" calcext:value-type="string">
            <text:p>https://attachments.cheqroomcdn.com/app/groups/PcxFCbYNX5ZroUMdZeaUs/220d1d56-7c51-11ed-85d1-0a58a9feac02.jpg</text:p>
          </table:table-cell>
          <table:table-cell office:value-type="string" calcext:value-type="string">
            <text:p>B2-0006</text:p>
          </table:table-cell>
          <table:table-cell table:number-columns-repeated="10"/>
          <table:table-cell office:value-type="float" office:value="6287349" calcext:value-type="float">
            <text:p>628734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507213-REG/blackmagic_design_hyperd_avida12_7hrd_video_assist_7_monitor.html</text:p>
          </table:table-cell>
          <table:table-cell office:value-type="string" calcext:value-type="string">
            <text:p>BLVIDA127HR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3</text:p>
          </table:table-cell>
          <table:table-cell/>
          <table:table-cell office:value-type="string" calcext:value-type="string">
            <text:p>yoXKPm2KevAaRoc6T7XLSY</text:p>
          </table:table-cell>
          <table:table-cell office:value-type="string" calcext:value-type="string">
            <text:p>6e59467e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xdptizwTNXTxXJtzhYT7Qa</text:p>
          </table:table-cell>
          <table:table-cell office:value-type="string" calcext:value-type="string">
            <text:p>6e79595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DkxdLBs8FSrqHnmcdoY3K9</text:p>
          </table:table-cell>
          <table:table-cell office:value-type="string" calcext:value-type="string">
            <text:p>6e82f7f2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4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bhcaKeNE59towQzEY7ZwKg</text:p>
          </table:table-cell>
          <table:table-cell office:value-type="string" calcext:value-type="string">
            <text:p>6e87afff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5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Jxr3JfshyCapFKUMEbAF7j</text:p>
          </table:table-cell>
          <table:table-cell office:value-type="string" calcext:value-type="string">
            <text:p>6dd3ba66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6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8eeixnSDBRKeEjgckgDnPJ</text:p>
          </table:table-cell>
          <table:table-cell office:value-type="string" calcext:value-type="string">
            <text:p>6de4a0f4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7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VLReQXLYgythjkBMfb3hz7</text:p>
          </table:table-cell>
          <table:table-cell office:value-type="string" calcext:value-type="string">
            <text:p>6deb4af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8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yxWz2NQWotQ52hipSgQrim</text:p>
          </table:table-cell>
          <table:table-cell office:value-type="string" calcext:value-type="string">
            <text:p>6dfb81a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818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9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737, -94.214780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nu5FemiBF8KR2sNRBBtUvf</text:p>
          </table:table-cell>
          <table:table-cell office:value-type="string" calcext:value-type="string">
            <text:p>6dfdf71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0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frgHM5DPcTwb3JhXCHwPRa</text:p>
          </table:table-cell>
          <table:table-cell office:value-type="string" calcext:value-type="string">
            <text:p>6e198ff2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nuQcMjMBdmCPL2ijzqY9JL</text:p>
          </table:table-cell>
          <table:table-cell office:value-type="string" calcext:value-type="string">
            <text:p>6e1ab39f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k2vijfnQU6PjoYcKQnALKB</text:p>
          </table:table-cell>
          <table:table-cell office:value-type="string" calcext:value-type="string">
            <text:p>6d826d3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w2qUq4FN5zHjeJ8VZ8ypFi</text:p>
          </table:table-cell>
          <table:table-cell office:value-type="string" calcext:value-type="string">
            <text:p>6d931a64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4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JhazvJmreTU9dcWDYz9xwB</text:p>
          </table:table-cell>
          <table:table-cell office:value-type="string" calcext:value-type="string">
            <text:p>6d9ca82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5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R6uC3NxTNznBAsWJRQo4hi</text:p>
          </table:table-cell>
          <table:table-cell office:value-type="string" calcext:value-type="string">
            <text:p>6da94857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6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QD6ctjcGCdhmwALLnyEHxP</text:p>
          </table:table-cell>
          <table:table-cell office:value-type="string" calcext:value-type="string">
            <text:p>6daa5941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7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FDP32DPmXpT2u2Pmgg8Kma</text:p>
          </table:table-cell>
          <table:table-cell office:value-type="string" calcext:value-type="string">
            <text:p>6db537d0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8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fBtAhimuuNRRqwwqUF663j</text:p>
          </table:table-cell>
          <table:table-cell office:value-type="string" calcext:value-type="string">
            <text:p>6dc36c2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9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uLrQ8tFRx8Gjvjn3VEA8NA</text:p>
          </table:table-cell>
          <table:table-cell office:value-type="string" calcext:value-type="string">
            <text:p>6ce4f941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0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6BRdsMLVcqZqjpygLAQidM</text:p>
          </table:table-cell>
          <table:table-cell office:value-type="string" calcext:value-type="string">
            <text:p>6d08ee17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jVfVW8vWbuHyEcDLvrBsoc</text:p>
          </table:table-cell>
          <table:table-cell office:value-type="string" calcext:value-type="string">
            <text:p>6d3eee9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PU2akxTypuwukcpzV3cwqH</text:p>
          </table:table-cell>
          <table:table-cell office:value-type="string" calcext:value-type="string">
            <text:p>6d4f1d2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Rq3J3mqqZYZcL2kYqVEhT9</text:p>
          </table:table-cell>
          <table:table-cell office:value-type="string" calcext:value-type="string">
            <text:p>6d63989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ckground Support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1314B</text:p>
          </table:table-cell>
          <table:table-cell/>
          <table:table-cell office:value-type="float" office:value="299.88" calcext:value-type="float">
            <text:p>299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08.25" calcext:value-type="float">
            <text:p>208.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5</text:p>
          </table:table-cell>
          <table:table-cell/>
          <table:table-cell office:value-type="string" calcext:value-type="string">
            <text:p>cBhxSzPuJvSqbWoWauwbkX</text:p>
          </table:table-cell>
          <table:table-cell/>
          <table:table-cell office:value-type="string" calcext:value-type="string">
            <text:p>https://attachments.cheqroomcdn.com/app/groups/PcxFCbYNX5ZroUMdZeaUs/42bf1510-8db6-11ed-8e87-0a58a9feac02.jpg</text:p>
          </table:table-cell>
          <table:table-cell table:number-columns-repeated="12"/>
          <table:table-cell office:value-type="string" calcext:value-type="string">
            <text:p>Background Support</text:p>
          </table:table-cell>
          <table:table-cell/>
          <table:table-cell office:value-type="string" calcext:value-type="string">
            <text:p>https://www.bhphotovideo.com/c/product/648381-REG/Manfrotto_1314B_Background_Support_System.html</text:p>
          </table:table-cell>
          <table:table-cell office:value-type="string" calcext:value-type="string">
            <text:p>MA131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th 400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PLB-400</text:p>
          </table:table-cell>
          <table:table-cell/>
          <table:table-cell office:value-type="float" office:value="399.95" calcext:value-type="float">
            <text:p>39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43055555556" calcext:value-type="float">
            <text:p>277.7430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6</text:p>
          </table:table-cell>
          <table:table-cell/>
          <table:table-cell office:value-type="string" calcext:value-type="string">
            <text:p>CPFGiEB2RRef9JoTuZmwZK</text:p>
          </table:table-cell>
          <table:table-cell/>
          <table:table-cell office:value-type="string" calcext:value-type="string">
            <text:p>https://attachments.cheqroomcdn.com/app/groups/PcxFCbYNX5ZroUMdZeaUs/4344b116-8db6-11ed-8e87-0a58a9feac02.jpg</text:p>
          </table:table-cell>
          <table:table-cell table:number-columns-repeated="12"/>
          <table:table-cell office:value-type="string" calcext:value-type="string">
            <text:p>Popup Background</text:p>
          </table:table-cell>
          <table:table-cell/>
          <table:table-cell office:value-type="string" calcext:value-type="string">
            <text:p>https://www.bhphotovideo.com/c/product/1459412-REG/impact_plb_400_photo_booth_pro_dimmable.html</text:p>
          </table:table-cell>
          <table:table-cell office:value-type="string" calcext:value-type="string">
            <text:p>IMPLB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etone Seamless Background Paper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1-1253</text:p>
          </table:table-cell>
          <table:table-cell/>
          <table:table-cell office:value-type="float" office:value="36.99" calcext:value-type="float">
            <text:p>36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5.6875" calcext:value-type="float">
            <text:p>25.687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5</text:p>
          </table:table-cell>
          <table:table-cell/>
          <table:table-cell office:value-type="string" calcext:value-type="string">
            <text:p>SKJ7MoqYD4FgMyDYtAwBbU</text:p>
          </table:table-cell>
          <table:table-cell/>
          <table:table-cell office:value-type="string" calcext:value-type="string">
            <text:p>https://attachments.cheqroomcdn.com/app/groups/PcxFCbYNX5ZroUMdZeaUs/423e047a-8db6-11ed-8e87-0a58a9feac02.jpg</text:p>
          </table:table-cell>
          <table:table-cell table:number-columns-repeated="12"/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https://www.bhphotovideo.com/c/product/45607-REG/Savage_1_1253_Widetone_Seamless_Background_Paper.html</text:p>
          </table:table-cell>
          <table:table-cell office:value-type="string" calcext:value-type="string">
            <text:p>SABGP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PCJNXE4LMS4xAFZz4PhtNS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WjgajR4wpMesYvCAXGBV5X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MQmuXqH9ufhAdWAwPa9vG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5qEBGt3NvvUw4Ahy9CGQkS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GbDyAG73vUx7dsK3tzcWSA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JHuGSKhNwLmVg7BoutZHej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BrsH8fGUSCr8rEZiFzdeGC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3PigiJFJpgFdHXmz8SsYcb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o8uv4HoaJs6q6qBCWy836W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Fjnp4xm5ojTwYvchaLAN9M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WwSXJLnGnxEoAxgx5dzEQY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BoHp3SuuTbLyrP3sfZu6gW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5ZdGDuWzh8eVfWTUokQ76L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YCew5eZWXcxbUiNZEMMNeD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F 135mm T2.2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9</text:p>
          </table:table-cell>
          <table:table-cell/>
          <table:table-cell office:value-type="string" calcext:value-type="string">
            <text:p>uKs9vFm3rhDhvCrtQ2sjoB</text:p>
          </table:table-cell>
          <table:table-cell/>
          <table:table-cell office:value-type="string" calcext:value-type="string">
            <text:p>https://attachments.cheqroomcdn.com/app/groups/PcxFCbYNX5ZroUMdZeaUs/030677ea-7c51-11ed-85d1-0a58a9feac02.jpg</text:p>
          </table:table-cell>
          <table:table-cell office:value-type="string" calcext:value-type="string">
            <text:p>E2-006</text:p>
          </table:table-cell>
          <table:table-cell table:number-columns-repeated="10"/>
          <table:table-cell office:value-type="string" calcext:value-type="string">
            <text:p>BBP15013</text:p>
          </table:table-cell>
          <table:table-cell office:value-type="string" calcext:value-type="string">
            <text:p>135mm Prime Cine Lens</text:p>
          </table:table-cell>
          <table:table-cell/>
          <table:table-cell office:value-type="string" calcext:value-type="string">
            <text:p>https://www.bhphotovideo.com/c/product/1110664-REG/rokinon_ds135m_c_13mm_t2_2_cine_ds.html</text:p>
          </table:table-cell>
          <table:table-cell office:value-type="string" calcext:value-type="string">
            <text:p>RO135T22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35mm T2.2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hVgUe4oxc62uz4WbzbjsAC</text:p>
          </table:table-cell>
          <table:table-cell/>
          <table:table-cell office:value-type="string" calcext:value-type="string">
            <text:p>https://attachments.cheqroomcdn.com/app/groups/PcxFCbYNX5ZroUMdZeaUs/030677ea-7c51-11ed-85d1-0a58a9feac02.jpg</text:p>
          </table:table-cell>
          <table:table-cell office:value-type="string" calcext:value-type="string">
            <text:p>E2-012</text:p>
          </table:table-cell>
          <table:table-cell table:number-columns-repeated="10"/>
          <table:table-cell office:value-type="string" calcext:value-type="string">
            <text:p>E217G3058</text:p>
          </table:table-cell>
          <table:table-cell office:value-type="string" calcext:value-type="string">
            <text:p>135mm Prime Cine Lens</text:p>
          </table:table-cell>
          <table:table-cell/>
          <table:table-cell office:value-type="string" calcext:value-type="string">
            <text:p>https://www.bhphotovideo.com/c/product/1110664-REG/rokinon_ds135m_c_13mm_t2_2_cine_ds.html</text:p>
          </table:table-cell>
          <table:table-cell office:value-type="string" calcext:value-type="string">
            <text:p>RO135T22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14mm T3.1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4M-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5</text:p>
          </table:table-cell>
          <table:table-cell/>
          <table:table-cell office:value-type="string" calcext:value-type="string">
            <text:p>UKhFKJV7qje63LnqR74oEY</text:p>
          </table:table-cell>
          <table:table-cell/>
          <table:table-cell office:value-type="string" calcext:value-type="string">
            <text:p>https://attachments.cheqroomcdn.com/app/groups/PcxFCbYNX5ZroUMdZeaUs/00274266-7c51-11ed-85d1-0a58a9feac02.jpg</text:p>
          </table:table-cell>
          <table:table-cell office:value-type="string" calcext:value-type="string">
            <text:p>E2-001</text:p>
          </table:table-cell>
          <table:table-cell table:number-columns-repeated="10"/>
          <table:table-cell office:value-type="string" calcext:value-type="string">
            <text:p>E217l2503</text:p>
          </table:table-cell>
          <table:table-cell office:value-type="string" calcext:value-type="string">
            <text:p>14mm Prime Cine Lens</text:p>
          </table:table-cell>
          <table:table-cell/>
          <table:table-cell office:value-type="string" calcext:value-type="string">
            <text:p>https://www.bhphotovideo.com/c/product/1078644-REG/rokinon_ds14m_c_ds_14mm_t3_1_cine.html</text:p>
          </table:table-cell>
          <table:table-cell office:value-type="string" calcext:value-type="string">
            <text:p>RO1431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4mm T3.1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4M-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1</text:p>
          </table:table-cell>
          <table:table-cell/>
          <table:table-cell office:value-type="string" calcext:value-type="string">
            <text:p>cEyUoVUxWG89i8wppmputH</text:p>
          </table:table-cell>
          <table:table-cell/>
          <table:table-cell office:value-type="string" calcext:value-type="string">
            <text:p>https://attachments.cheqroomcdn.com/app/groups/PcxFCbYNX5ZroUMdZeaUs/00274266-7c51-11ed-85d1-0a58a9feac02.jpg</text:p>
          </table:table-cell>
          <table:table-cell office:value-type="string" calcext:value-type="string">
            <text:p>E2-007</text:p>
          </table:table-cell>
          <table:table-cell table:number-columns-repeated="10"/>
          <table:table-cell office:value-type="string" calcext:value-type="string">
            <text:p>E217l2501</text:p>
          </table:table-cell>
          <table:table-cell office:value-type="string" calcext:value-type="string">
            <text:p>14mm Prime Cine Lens</text:p>
          </table:table-cell>
          <table:table-cell/>
          <table:table-cell office:value-type="string" calcext:value-type="string">
            <text:p>https://www.bhphotovideo.com/c/product/1078644-REG/rokinon_ds14m_c_ds_14mm_t3_1_cine.html</text:p>
          </table:table-cell>
          <table:table-cell office:value-type="string" calcext:value-type="string">
            <text:p>RO1431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24M-C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6</text:p>
          </table:table-cell>
          <table:table-cell/>
          <table:table-cell office:value-type="string" calcext:value-type="string">
            <text:p>ZSdowjvwKXUzAKXS2kvve4</text:p>
          </table:table-cell>
          <table:table-cell/>
          <table:table-cell office:value-type="string" calcext:value-type="string">
            <text:p>https://attachments.cheqroomcdn.com/app/groups/PcxFCbYNX5ZroUMdZeaUs/00bb9bf0-7c51-11ed-85d1-0a58a9feac02.jpg</text:p>
          </table:table-cell>
          <table:table-cell office:value-type="string" calcext:value-type="string">
            <text:p>E2-002</text:p>
          </table:table-cell>
          <table:table-cell table:number-columns-repeated="10"/>
          <table:table-cell office:value-type="string" calcext:value-type="string">
            <text:p>E217J2504</text:p>
          </table:table-cell>
          <table:table-cell office:value-type="string" calcext:value-type="string">
            <text:p>24mm Prime Cine Lens</text:p>
          </table:table-cell>
          <table:table-cell/>
          <table:table-cell office:value-type="string" calcext:value-type="string">
            <text:p>https://www.bhphotovideo.com/c/product/1078639-REG/rokinon_ds24m_c_ds_24mm_t1_5_cine.html</text:p>
          </table:table-cell>
          <table:table-cell office:value-type="string" calcext:value-type="string">
            <text:p>RO24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24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24M-C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2</text:p>
          </table:table-cell>
          <table:table-cell/>
          <table:table-cell office:value-type="string" calcext:value-type="string">
            <text:p>jp7U3F5kuy43R6m36TmFJ6</text:p>
          </table:table-cell>
          <table:table-cell/>
          <table:table-cell office:value-type="string" calcext:value-type="string">
            <text:p>https://attachments.cheqroomcdn.com/app/groups/PcxFCbYNX5ZroUMdZeaUs/00bb9bf0-7c51-11ed-85d1-0a58a9feac02.jpg</text:p>
          </table:table-cell>
          <table:table-cell office:value-type="string" calcext:value-type="string">
            <text:p>E2-008</text:p>
          </table:table-cell>
          <table:table-cell table:number-columns-repeated="10"/>
          <table:table-cell office:value-type="string" calcext:value-type="string">
            <text:p>E217J2499</text:p>
          </table:table-cell>
          <table:table-cell office:value-type="string" calcext:value-type="string">
            <text:p>24mm Prime Cine Lens</text:p>
          </table:table-cell>
          <table:table-cell/>
          <table:table-cell office:value-type="string" calcext:value-type="string">
            <text:p>https://www.bhphotovideo.com/c/product/1078639-REG/rokinon_ds24m_c_ds_24mm_t1_5_cine.html</text:p>
          </table:table-cell>
          <table:table-cell office:value-type="string" calcext:value-type="string">
            <text:p>RO24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3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7</text:p>
          </table:table-cell>
          <table:table-cell/>
          <table:table-cell office:value-type="string" calcext:value-type="string">
            <text:p>DCDwEgbGkbhBEAMJDbHiVm</text:p>
          </table:table-cell>
          <table:table-cell/>
          <table:table-cell office:value-type="string" calcext:value-type="string">
            <text:p>https://attachments.cheqroomcdn.com/app/groups/PcxFCbYNX5ZroUMdZeaUs/016e55d8-7c51-11ed-85d1-0a58a9feac02.jpg</text:p>
          </table:table-cell>
          <table:table-cell office:value-type="string" calcext:value-type="string">
            <text:p>E2-003</text:p>
          </table:table-cell>
          <table:table-cell table:number-columns-repeated="10"/>
          <table:table-cell office:value-type="string" calcext:value-type="string">
            <text:p>E217K4981</text:p>
          </table:table-cell>
          <table:table-cell office:value-type="string" calcext:value-type="string">
            <text:p>35mm Prime Cine Lens</text:p>
          </table:table-cell>
          <table:table-cell/>
          <table:table-cell office:value-type="string" calcext:value-type="string">
            <text:p>https://www.bhphotovideo.com/c/product/1078634-REG/rokinon_ds35m_c_ds_35mm_t1_5_cine.html</text:p>
          </table:table-cell>
          <table:table-cell office:value-type="string" calcext:value-type="string">
            <text:p>RO35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3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2</text:p>
          </table:table-cell>
          <table:table-cell/>
          <table:table-cell office:value-type="string" calcext:value-type="string">
            <text:p>8NbNKJeMDPb9FLXvkXhcZF</text:p>
          </table:table-cell>
          <table:table-cell/>
          <table:table-cell office:value-type="string" calcext:value-type="string">
            <text:p>https://attachments.cheqroomcdn.com/app/groups/PcxFCbYNX5ZroUMdZeaUs/016e55d8-7c51-11ed-85d1-0a58a9feac02.jpg</text:p>
          </table:table-cell>
          <table:table-cell office:value-type="string" calcext:value-type="string">
            <text:p>E2-009</text:p>
          </table:table-cell>
          <table:table-cell table:number-columns-repeated="10"/>
          <table:table-cell office:value-type="string" calcext:value-type="string">
            <text:p>E217K0520</text:p>
          </table:table-cell>
          <table:table-cell office:value-type="string" calcext:value-type="string">
            <text:p>35mm Prime Cine Lens</text:p>
          </table:table-cell>
          <table:table-cell/>
          <table:table-cell office:value-type="string" calcext:value-type="string">
            <text:p>https://www.bhphotovideo.com/c/product/1078634-REG/rokinon_ds35m_c_ds_35mm_t1_5_cine.html</text:p>
          </table:table-cell>
          <table:table-cell office:value-type="string" calcext:value-type="string">
            <text:p>RO35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35mm f/2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ongnuo</text:p>
          </table:table-cell>
          <table:table-cell office:value-type="string" calcext:value-type="string">
            <text:p>YN35MM 2.0 C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18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4</text:p>
          </table:table-cell>
          <table:table-cell/>
          <table:table-cell office:value-type="string" calcext:value-type="string">
            <text:p>HpiQh9BV9GAFfwrPeecFza</text:p>
          </table:table-cell>
          <table:table-cell/>
          <table:table-cell office:value-type="string" calcext:value-type="string">
            <text:p>https://attachments.cheqroomcdn.com/app/groups/PcxFCbYNX5ZroUMdZeaUs/05acc238-7c51-11ed-85d1-0a58a9feac02.jpg</text:p>
          </table:table-cell>
          <table:table-cell office:value-type="string" calcext:value-type="string">
            <text:p>E2-014</text:p>
          </table:table-cell>
          <table:table-cell table:number-columns-repeated="10"/>
          <table:table-cell office:value-type="float" office:value="32184883" calcext:value-type="float">
            <text:p>32184883</text:p>
          </table:table-cell>
          <table:table-cell office:value-type="string" calcext:value-type="string">
            <text:p>35mm Prime Photo Lens</text:p>
          </table:table-cell>
          <table:table-cell/>
          <table:table-cell office:value-type="string" calcext:value-type="string">
            <text:p>https://www.bhphotovideo.com/c/product/1158443-REG/yongnuo_yn35mm_f2_yn_35mm_f_2_lens.html</text:p>
          </table:table-cell>
          <table:table-cell office:value-type="string" calcext:value-type="string">
            <text:p>YOYN35MMF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mm T1.5 AS UMC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50M-C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8</text:p>
          </table:table-cell>
          <table:table-cell/>
          <table:table-cell office:value-type="string" calcext:value-type="string">
            <text:p>CTFqGJZNkc3CTBHWaPriB4</text:p>
          </table:table-cell>
          <table:table-cell/>
          <table:table-cell office:value-type="string" calcext:value-type="string">
            <text:p>https://attachments.cheqroomcdn.com/app/groups/PcxFCbYNX5ZroUMdZeaUs/01f11db0-7c51-11ed-85d1-0a58a9feac02.jpg</text:p>
          </table:table-cell>
          <table:table-cell office:value-type="string" calcext:value-type="string">
            <text:p>E2-004</text:p>
          </table:table-cell>
          <table:table-cell table:number-columns-repeated="10"/>
          <table:table-cell office:value-type="string" calcext:value-type="string">
            <text:p>E217K8843</text:p>
          </table:table-cell>
          <table:table-cell office:value-type="string" calcext:value-type="string">
            <text:p>50mm Prime Cine Lens</text:p>
          </table:table-cell>
          <table:table-cell/>
          <table:table-cell office:value-type="string" calcext:value-type="string">
            <text:p>https://www.bhphotovideo.com/c/product/1077535-REG/rokinon_ds50m_c_50mm_t1_5_as_umc.html</text:p>
          </table:table-cell>
          <table:table-cell office:value-type="string" calcext:value-type="string">
            <text:p>RO5015T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mm T1.5 AS UMC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50M-C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DAyJLN8D6sfNQcYPujCvMQ</text:p>
          </table:table-cell>
          <table:table-cell/>
          <table:table-cell office:value-type="string" calcext:value-type="string">
            <text:p>https://attachments.cheqroomcdn.com/app/groups/PcxFCbYNX5ZroUMdZeaUs/01f11db0-7c51-11ed-85d1-0a58a9feac02.jpg</text:p>
          </table:table-cell>
          <table:table-cell office:value-type="string" calcext:value-type="string">
            <text:p>E2-010</text:p>
          </table:table-cell>
          <table:table-cell table:number-columns-repeated="10"/>
          <table:table-cell office:value-type="string" calcext:value-type="string">
            <text:p>E217K8845</text:p>
          </table:table-cell>
          <table:table-cell office:value-type="string" calcext:value-type="string">
            <text:p>50mm Prime Cine Lens</text:p>
          </table:table-cell>
          <table:table-cell/>
          <table:table-cell office:value-type="string" calcext:value-type="string">
            <text:p>https://www.bhphotovideo.com/c/product/1077535-REG/rokinon_ds50m_c_50mm_t1_5_as_umc.html</text:p>
          </table:table-cell>
          <table:table-cell office:value-type="string" calcext:value-type="string">
            <text:p>RO5015T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8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85M-C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9</text:p>
          </table:table-cell>
          <table:table-cell/>
          <table:table-cell office:value-type="string" calcext:value-type="string">
            <text:p>5cD9JFSQDfZCa36yzVajvU</text:p>
          </table:table-cell>
          <table:table-cell/>
          <table:table-cell office:value-type="string" calcext:value-type="string">
            <text:p>https://attachments.cheqroomcdn.com/app/groups/PcxFCbYNX5ZroUMdZeaUs/027f98ba-7c51-11ed-85d1-0a58a9feac02.jpg</text:p>
          </table:table-cell>
          <table:table-cell office:value-type="string" calcext:value-type="string">
            <text:p>E2-005</text:p>
          </table:table-cell>
          <table:table-cell table:number-columns-repeated="10"/>
          <table:table-cell office:value-type="string" calcext:value-type="string">
            <text:p>E217K7586</text:p>
          </table:table-cell>
          <table:table-cell office:value-type="string" calcext:value-type="string">
            <text:p>85mm Prime Cine Lens</text:p>
          </table:table-cell>
          <table:table-cell/>
          <table:table-cell office:value-type="string" calcext:value-type="string">
            <text:p>https://www.bhphotovideo.com/c/product/1078630-REG/rokinon_ds85m_c_ds_85mm_t1_5_cine.html</text:p>
          </table:table-cell>
          <table:table-cell office:value-type="string" calcext:value-type="string">
            <text:p>RO85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8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85M-C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JDM4fDs3uCmz9ES4zb4pJD</text:p>
          </table:table-cell>
          <table:table-cell/>
          <table:table-cell office:value-type="string" calcext:value-type="string">
            <text:p>https://attachments.cheqroomcdn.com/app/groups/PcxFCbYNX5ZroUMdZeaUs/027f98ba-7c51-11ed-85d1-0a58a9feac02.jpg</text:p>
          </table:table-cell>
          <table:table-cell office:value-type="string" calcext:value-type="string">
            <text:p>E2-011</text:p>
          </table:table-cell>
          <table:table-cell table:number-columns-repeated="10"/>
          <table:table-cell office:value-type="string" calcext:value-type="string">
            <text:p>E217K1347</text:p>
          </table:table-cell>
          <table:table-cell office:value-type="string" calcext:value-type="string">
            <text:p>85mm Prime Cine Lens</text:p>
          </table:table-cell>
          <table:table-cell/>
          <table:table-cell office:value-type="string" calcext:value-type="string">
            <text:p>https://www.bhphotovideo.com/c/product/1078630-REG/rokinon_ds85m_c_ds_85mm_t1_5_cine.html</text:p>
          </table:table-cell>
          <table:table-cell office:value-type="string" calcext:value-type="string">
            <text:p>RO85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85mm f/1.8 USM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19A00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656252, -94.214750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5</text:p>
          </table:table-cell>
          <table:table-cell/>
          <table:table-cell office:value-type="string" calcext:value-type="string">
            <text:p>un9Qt7h5g5NyXTNyo227RP</text:p>
          </table:table-cell>
          <table:table-cell/>
          <table:table-cell office:value-type="string" calcext:value-type="string">
            <text:p>https://attachments.cheqroomcdn.com/app/groups/PcxFCbYNX5ZroUMdZeaUs/060ea53e-7c51-11ed-85d1-0a58a9feac02.jpg</text:p>
          </table:table-cell>
          <table:table-cell office:value-type="string" calcext:value-type="string">
            <text:p>E2-023</text:p>
          </table:table-cell>
          <table:table-cell table:number-columns-repeated="10"/>
          <table:table-cell office:value-type="float" office:value="41182891" calcext:value-type="float">
            <text:p>41182891</text:p>
          </table:table-cell>
          <table:table-cell office:value-type="string" calcext:value-type="string">
            <text:p>85mm Prime Photo Lens</text:p>
          </table:table-cell>
          <table:table-cell/>
          <table:table-cell office:value-type="string" calcext:value-type="string">
            <text:p>https://www.bhphotovideo.com/c/product/12182-USA/Canon_2519A003_85mm_f_1_8_USM_Autofocus.html</text:p>
          </table:table-cell>
          <table:table-cell office:value-type="string" calcext:value-type="string">
            <text:p>CA8518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85mm f/1.8 USM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19A00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5</text:p>
          </table:table-cell>
          <table:table-cell/>
          <table:table-cell office:value-type="string" calcext:value-type="string">
            <text:p>3cVe7WUtd9EGrZHuTt6hCD</text:p>
          </table:table-cell>
          <table:table-cell/>
          <table:table-cell office:value-type="string" calcext:value-type="string">
            <text:p>https://attachments.cheqroomcdn.com/app/groups/PcxFCbYNX5ZroUMdZeaUs/060ea53e-7c51-11ed-85d1-0a58a9feac02.jpg</text:p>
          </table:table-cell>
          <table:table-cell office:value-type="string" calcext:value-type="string">
            <text:p>E2-015</text:p>
          </table:table-cell>
          <table:table-cell table:number-columns-repeated="10"/>
          <table:table-cell office:value-type="float" office:value="41182888" calcext:value-type="float">
            <text:p>41182888</text:p>
          </table:table-cell>
          <table:table-cell office:value-type="string" calcext:value-type="string">
            <text:p>85mm Prime Photo Lens</text:p>
          </table:table-cell>
          <table:table-cell/>
          <table:table-cell office:value-type="string" calcext:value-type="string">
            <text:p>https://www.bhphotovideo.com/c/product/12182-USA/Canon_2519A003_85mm_f_1_8_USM_Autofocus.html</text:p>
          </table:table-cell>
          <table:table-cell office:value-type="string" calcext:value-type="string">
            <text:p>CA8518E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13:14</text:p>
          </table:table-cell>
          <table:table-cell/>
          <table:table-cell office:value-type="string" calcext:value-type="string">
            <text:p>SHTrmjBQ4U42HGmb5JrgVM</text:p>
          </table:table-cell>
          <table:table-cell office:value-type="string" calcext:value-type="string">
            <text:p>c9647ff2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office:value-type="string" calcext:value-type="string">
            <text:p>B5-0098</text:p>
          </table:table-cell>
          <table:table-cell table:number-columns-repeated="10"/>
          <table:table-cell office:value-type="string" calcext:value-type="string">
            <text:p>C46002975</text:p>
          </table:table-cell>
          <table:table-cell table:number-columns-repeated="2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7:15</text:p>
          </table:table-cell>
          <table:table-cell/>
          <table:table-cell office:value-type="string" calcext:value-type="string">
            <text:p>ssZzse3ZjT4GfksgsSkZFD</text:p>
          </table:table-cell>
          <table:table-cell office:value-type="string" calcext:value-type="string">
            <text:p>28eefaa8, 6f7d62f0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37358049295, -94.2144731776006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5-03 04:35:13</text:p>
          </table:table-cell>
          <table:table-cell/>
          <table:table-cell office:value-type="string" calcext:value-type="string">
            <text:p>PuBkhTjs9DpSym7nhtXAyB</text:p>
          </table:table-cell>
          <table:table-cell office:value-type="string" calcext:value-type="string">
            <text:p>279e60c3, 6f2ca380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table:number-columns-repeated="14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 office:value-type="string" calcext:value-type="string">
            <text:p>Small Field Audio Kit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37:02</text:p>
          </table:table-cell>
          <table:table-cell/>
          <table:table-cell office:value-type="string" calcext:value-type="string">
            <text:p>JUcGujxNMRqRQnQpPfEky5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office:value-type="string" calcext:value-type="string">
            <text:p>D1-0040</text:p>
          </table:table-cell>
          <table:table-cell table:number-columns-repeated="10"/>
          <table:table-cell office:value-type="string" calcext:value-type="string">
            <text:p>C13413375</text:p>
          </table:table-cell>
          <table:table-cell table:number-columns-repeated="2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2, -94.1950889</text:p>
          </table:table-cell>
          <table:table-cell office:value-type="string" calcext:value-type="string">
            <text:p>Small Field Audio Kit 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3:32:20</text:p>
          </table:table-cell>
          <table:table-cell/>
          <table:table-cell office:value-type="string" calcext:value-type="string">
            <text:p>qRLXTZpCXJi3hKe2KUZGk4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office:value-type="string" calcext:value-type="string">
            <text:p>D1-0048</text:p>
          </table:table-cell>
          <table:table-cell table:number-columns-repeated="13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35:52</text:p>
          </table:table-cell>
          <table:table-cell/>
          <table:table-cell office:value-type="string" calcext:value-type="string">
            <text:p>8rX8SMp22eM27SRrwSXWRR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table:number-columns-repeated="14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xer Bag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OR-26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39:22</text:p>
          </table:table-cell>
          <table:table-cell/>
          <table:table-cell office:value-type="string" calcext:value-type="string">
            <text:p>8C5ocaySre45pNUCkNtot3</text:p>
          </table:table-cell>
          <table:table-cell/>
          <table:table-cell office:value-type="string" calcext:value-type="string">
            <text:p>https://attachments.cheqroomcdn.com/app/groups/PcxFCbYNX5ZroUMdZeaUs/89554390-e294-11ed-b094-0a58a9feac02.jpg</text:p>
          </table:table-cell>
          <table:table-cell table:number-columns-repeated="14"/>
          <table:table-cell office:value-type="string" calcext:value-type="string">
            <text:p>https://www.bhphotovideo.com/c/product/1514532-REG/orca_or_268_low_profile_audio_bag.html</text:p>
          </table:table-cell>
          <table:table-cell office:value-type="string" calcext:value-type="string">
            <text:p>OR2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Caster Pro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CP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20-01-25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05:45</text:p>
          </table:table-cell>
          <table:table-cell/>
          <table:table-cell office:value-type="string" calcext:value-type="string">
            <text:p>fp665FudGpyEb6dFebQMgi</text:p>
          </table:table-cell>
          <table:table-cell/>
          <table:table-cell office:value-type="string" calcext:value-type="string">
            <text:p>https://attachments.cheqroomcdn.com/app/groups/PcxFCbYNX5ZroUMdZeaUs/d4244f52-d334-11ed-9376-0a58a9feac02.jpg</text:p>
          </table:table-cell>
          <table:table-cell office:value-type="string" calcext:value-type="string">
            <text:p>B5-0014, D1-0046, CB1-0001</text:p>
          </table:table-cell>
          <table:table-cell table:number-columns-repeated="10"/>
          <table:table-cell office:value-type="string" calcext:value-type="string">
            <text:p>FE0065900</text:p>
          </table:table-cell>
          <table:table-cell table:number-columns-repeated="2"/>
          <table:table-cell office:value-type="string" calcext:value-type="string">
            <text:p>https://www.bhphotovideo.com/c/product/1445257-REG/rode_rcp_rodecaster_pro_integrated_podcast.html</text:p>
          </table:table-cell>
          <table:table-cell office:value-type="string" calcext:value-type="string">
            <text:p>RORDECSTR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3sdyHgC7p3r48JhtsKezJ3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fEcNcTtADMf9Uk7eJmtucT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J2hE7a3ZqmkAn5RUvqPiSj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Thu6yL22eYkNfje39szk2d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7</text:p>
          </table:table-cell>
          <table:table-cell/>
          <table:table-cell office:value-type="string" calcext:value-type="string">
            <text:p>UF9WThTvaSoiViLoNzxNAS</text:p>
          </table:table-cell>
          <table:table-cell table:number-columns-repeated="2"/>
          <table:table-cell office:value-type="string" calcext:value-type="string">
            <text:p>B4-0062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zosss2ACbyh2dtpPH5ewpZ</text:p>
          </table:table-cell>
          <table:table-cell table:number-columns-repeated="2"/>
          <table:table-cell office:value-type="string" calcext:value-type="string">
            <text:p>B4-0037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FQLhdKHgXAj3jT7LrftXdj</text:p>
          </table:table-cell>
          <table:table-cell table:number-columns-repeated="2"/>
          <table:table-cell office:value-type="string" calcext:value-type="string">
            <text:p>B4-0049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fYhqZ5dMLcxHt66szw2iFE</text:p>
          </table:table-cell>
          <table:table-cell table:number-columns-repeated="2"/>
          <table:table-cell office:value-type="string" calcext:value-type="string">
            <text:p>B4-0061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4in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6" calcext:value-type="float">
            <text:p>10078406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3:45</text:p>
          </table:table-cell>
          <table:table-cell/>
          <table:table-cell office:value-type="string" calcext:value-type="string">
            <text:p>smyxcX82j335p93unH5y7g</text:p>
          </table:table-cell>
          <table:table-cell office:value-type="string" calcext:value-type="string">
            <text:p>1b13eb4b</text:p>
          </table:table-cell>
          <table:table-cell office:value-type="string" calcext:value-type="string">
            <text:p>https://attachments.cheqroomcdn.com/app/groups/PcxFCbYNX5ZroUMdZeaUs/f967c7f2-a743-11ed-969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in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6" calcext:value-type="float">
            <text:p>10078406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4:19</text:p>
          </table:table-cell>
          <table:table-cell/>
          <table:table-cell office:value-type="string" calcext:value-type="string">
            <text:p>gcGS4G5Fhagj9P9hxsybb8</text:p>
          </table:table-cell>
          <table:table-cell office:value-type="string" calcext:value-type="string">
            <text:p>cc7d03bf</text:p>
          </table:table-cell>
          <table:table-cell office:value-type="string" calcext:value-type="string">
            <text:p>https://attachments.cheqroomcdn.com/app/groups/PcxFCbYNX5ZroUMdZeaUs/f967c7f2-a743-11ed-969d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" Round Reflector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nterfit</text:p>
          </table:table-cell>
          <table:table-cell office:value-type="string" calcext:value-type="string">
            <text:p>42" Round Reflector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596, -94.214780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4:53</text:p>
          </table:table-cell>
          <table:table-cell/>
          <table:table-cell office:value-type="string" calcext:value-type="string">
            <text:p>XrS8tfpkMiEcFkYsszRCtQ</text:p>
          </table:table-cell>
          <table:table-cell office:value-type="string" calcext:value-type="string">
            <text:p>085a50a1</text:p>
          </table:table-cell>
          <table:table-cell office:value-type="string" calcext:value-type="string">
            <text:p>https://attachments.cheqroomcdn.com/app/groups/PcxFCbYNX5ZroUMdZeaUs/63906452-a741-11ed-b5c9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Round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97863" calcext:value-type="float">
            <text:p>10097863</text:p>
          </table:table-cell>
          <table:table-cell/>
          <table:table-cell office:value-type="float" office:value="34.99" calcext:value-type="float">
            <text:p>3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239, -94.214706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7:18</text:p>
          </table:table-cell>
          <table:table-cell/>
          <table:table-cell office:value-type="string" calcext:value-type="string">
            <text:p>4CsyDvPntpmTxfvGzQyYRU</text:p>
          </table:table-cell>
          <table:table-cell office:value-type="string" calcext:value-type="string">
            <text:p>1cf4f7d9</text:p>
          </table:table-cell>
          <table:table-cell office:value-type="string" calcext:value-type="string">
            <text:p>https://attachments.cheqroomcdn.com/app/groups/PcxFCbYNX5ZroUMdZeaUs/ad4af2f6-a741-11ed-9000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Round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97863" calcext:value-type="float">
            <text:p>10097863</text:p>
          </table:table-cell>
          <table:table-cell/>
          <table:table-cell office:value-type="float" office:value="34.99" calcext:value-type="float">
            <text:p>3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7:19</text:p>
          </table:table-cell>
          <table:table-cell/>
          <table:table-cell office:value-type="string" calcext:value-type="string">
            <text:p>YcfNGKe8pndobe43qPzQbX</text:p>
          </table:table-cell>
          <table:table-cell office:value-type="string" calcext:value-type="string">
            <text:p>5eb1a839</text:p>
          </table:table-cell>
          <table:table-cell office:value-type="string" calcext:value-type="string">
            <text:p>https://attachments.cheqroomcdn.com/app/groups/PcxFCbYNX5ZroUMdZeaUs/ad4af2f6-a741-11ed-9000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"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8" calcext:value-type="float">
            <text:p>10078408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0:29</text:p>
          </table:table-cell>
          <table:table-cell/>
          <table:table-cell office:value-type="string" calcext:value-type="string">
            <text:p>UGfsMhUBfUJitPiqe2cMjT</text:p>
          </table:table-cell>
          <table:table-cell office:value-type="string" calcext:value-type="string">
            <text:p>57a69615</text:p>
          </table:table-cell>
          <table:table-cell office:value-type="string" calcext:value-type="string">
            <text:p>https://attachments.cheqroomcdn.com/app/groups/PcxFCbYNX5ZroUMdZeaUs/82941d10-a743-11ed-b4c5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8" calcext:value-type="float">
            <text:p>10078408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0:29</text:p>
          </table:table-cell>
          <table:table-cell/>
          <table:table-cell office:value-type="string" calcext:value-type="string">
            <text:p>ZY2msqu5VB4oCtuRB492Rb</text:p>
          </table:table-cell>
          <table:table-cell office:value-type="string" calcext:value-type="string">
            <text:p>6ee5911f</text:p>
          </table:table-cell>
          <table:table-cell office:value-type="string" calcext:value-type="string">
            <text:p>https://attachments.cheqroomcdn.com/app/groups/PcxFCbYNX5ZroUMdZeaUs/82941d10-a743-11ed-b4c5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boy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LBCH4</text:p>
          </table:table-cell>
          <table:table-cell/>
          <table:table-cell office:value-type="float" office:value="169.36" calcext:value-type="float">
            <text:p>169.36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17.611111111111" calcext:value-type="float">
            <text:p>117.6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GhH9L8wrAYvntg9LKmr4om</text:p>
          </table:table-cell>
          <table:table-cell office:value-type="string" calcext:value-type="string">
            <text:p>e2013419</text:p>
          </table:table-cell>
          <table:table-cell office:value-type="string" calcext:value-type="string">
            <text:p>https://attachments.cheqroomcdn.com/app/groups/PcxFCbYNX5ZroUMdZeaUs/346fca54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01444-REG/impact_lsp_lbch4_lowboy_folding_base_with.html</text:p>
          </table:table-cell>
          <table:table-cell office:value-type="string" calcext:value-type="string">
            <text:p>IMLSPLBCH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boy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LBCH4</text:p>
          </table:table-cell>
          <table:table-cell/>
          <table:table-cell office:value-type="float" office:value="169.36" calcext:value-type="float">
            <text:p>169.36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17.611111111111" calcext:value-type="float">
            <text:p>117.6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2</text:p>
          </table:table-cell>
          <table:table-cell/>
          <table:table-cell office:value-type="string" calcext:value-type="string">
            <text:p>8LbNxGC3M6bJhWEojxcBf5</text:p>
          </table:table-cell>
          <table:table-cell office:value-type="string" calcext:value-type="string">
            <text:p>e2ca7214</text:p>
          </table:table-cell>
          <table:table-cell office:value-type="string" calcext:value-type="string">
            <text:p>https://attachments.cheqroomcdn.com/app/groups/PcxFCbYNX5ZroUMdZeaUs/346fca54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01444-REG/impact_lsp_lbch4_lowboy_folding_base_with.html</text:p>
          </table:table-cell>
          <table:table-cell office:value-type="string" calcext:value-type="string">
            <text:p>IMLSPLBCH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3</text:p>
          </table:table-cell>
          <table:table-cell/>
          <table:table-cell office:value-type="string" calcext:value-type="string">
            <text:p>wXLGuuDZ5fHer3pJ9wyLmn</text:p>
          </table:table-cell>
          <table:table-cell office:value-type="string" calcext:value-type="string">
            <text:p>3030d4d5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4</text:p>
          </table:table-cell>
          <table:table-cell/>
          <table:table-cell office:value-type="string" calcext:value-type="string">
            <text:p>7ZwicR56nQ2K8DrjhjNteD</text:p>
          </table:table-cell>
          <table:table-cell table:style-name="ce1" office:value-type="string" calcext:value-type="string">
            <text:p>3036e550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158, -94.21473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4</text:p>
          </table:table-cell>
          <table:table-cell/>
          <table:table-cell office:value-type="string" calcext:value-type="string">
            <text:p>PhqRYQeSGqKYwZH2S4aZtG</text:p>
          </table:table-cell>
          <table:table-cell office:value-type="string" calcext:value-type="string">
            <text:p>33ad1263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CUj6r27rM4weSSwydeYnSe</text:p>
          </table:table-cell>
          <table:table-cell office:value-type="string" calcext:value-type="string">
            <text:p>352a2f1c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vVsjrQSE9hG4AGUgekJWZn</text:p>
          </table:table-cell>
          <table:table-cell office:value-type="string" calcext:value-type="string">
            <text:p>2ff41d19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2vhJGpAwzKJAQUD92XHNr9</text:p>
          </table:table-cell>
          <table:table-cell office:value-type="string" calcext:value-type="string">
            <text:p>ddd4662c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7</text:p>
          </table:table-cell>
          <table:table-cell/>
          <table:table-cell office:value-type="string" calcext:value-type="string">
            <text:p>T3DVJmyruice4joryDBHPd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12"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7</text:p>
          </table:table-cell>
          <table:table-cell/>
          <table:table-cell office:value-type="string" calcext:value-type="string">
            <text:p>HcyNKLQ385kWp4bGMtrvSV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12"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rmtkZuY4EuGhUrRNe93ZZ5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Wc6gMguxLy47mrt7F35LD6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aB9KT4tRKJHqC7d2EYL9De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9vJ7dcgViQxVPxMHtoN6KA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HjMVgd4VyoBehZXpLopjU7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DiKnfLE49sGTVoBgmGWV7R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0</text:p>
          </table:table-cell>
          <table:table-cell/>
          <table:table-cell office:value-type="string" calcext:value-type="string">
            <text:p>kKniaUkavhVQrfodRrTgc7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0</text:p>
          </table:table-cell>
          <table:table-cell/>
          <table:table-cell office:value-type="string" calcext:value-type="string">
            <text:p>8qMpptDAtFDM6NRoV85qGa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0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hottix</text:p>
          </table:table-cell>
          <table:table-cell office:value-type="string" calcext:value-type="string">
            <text:p>PH8818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w4Qzcpy4BFoLYrkS4Axbue</text:p>
          </table:table-cell>
          <table:table-cell office:value-type="string" calcext:value-type="string">
            <text:p>b35f55f9</text:p>
          </table:table-cell>
          <table:table-cell office:value-type="string" calcext:value-type="string">
            <text:p>https://attachments.cheqroomcdn.com/app/groups/PcxFCbYNX5ZroUMdZeaUs/317bb1dc-8db6-11ed-8e87-0a58a9feac02.jpg</text:p>
          </table:table-cell>
          <table:table-cell table:number-columns-repeated="12"/>
          <table:table-cell office:value-type="string" calcext:value-type="string">
            <text:p>Green Sandbag</text:p>
          </table:table-cell>
          <table:table-cell/>
          <table:table-cell office:value-type="string" calcext:value-type="string">
            <text:p>https://www.bhphotovideo.com/c/product/1175606-REG/phottix_ph88188_stay_put_sandbag_ii_for.html</text:p>
          </table:table-cell>
          <table:table-cell office:value-type="string" calcext:value-type="string">
            <text:p>PH881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hottix</text:p>
          </table:table-cell>
          <table:table-cell office:value-type="string" calcext:value-type="string">
            <text:p>PH8818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eXMpLCZasuxi3LMYQ93fZ5</text:p>
          </table:table-cell>
          <table:table-cell/>
          <table:table-cell office:value-type="string" calcext:value-type="string">
            <text:p>https://attachments.cheqroomcdn.com/app/groups/PcxFCbYNX5ZroUMdZeaUs/317bb1dc-8db6-11ed-8e87-0a58a9feac02.jpg</text:p>
          </table:table-cell>
          <table:table-cell table:number-columns-repeated="12"/>
          <table:table-cell office:value-type="string" calcext:value-type="string">
            <text:p>Green Sandbag</text:p>
          </table:table-cell>
          <table:table-cell/>
          <table:table-cell office:value-type="string" calcext:value-type="string">
            <text:p>https://www.bhphotovideo.com/c/product/1175606-REG/phottix_ph88188_stay_put_sandbag_ii_for.html</text:p>
          </table:table-cell>
          <table:table-cell office:value-type="string" calcext:value-type="string">
            <text:p>PH881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0-15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fucZEr9iesjqyRumvsjhbP</text:p>
          </table:table-cell>
          <table:table-cell office:value-type="string" calcext:value-type="string">
            <text:p>dadaf0f2</text:p>
          </table:table-cell>
          <table:table-cell office:value-type="string" calcext:value-type="string">
            <text:p>https://attachments.cheqroomcdn.com/app/groups/PcxFCbYNX5ZroUMdZeaUs/320d32e2-8db6-11ed-8e87-0a58a9feac02.jpg</text:p>
          </table:table-cell>
          <table:table-cell table:number-columns-repeated="12"/>
          <table:table-cell office:value-type="string" calcext:value-type="string">
            <text:p>Orange Sandbag</text:p>
          </table:table-cell>
          <table:table-cell/>
          <table:table-cell office:value-type="string" calcext:value-type="string">
            <text:p>https://www.bhphotovideo.com/c/product/1161030-REG/impact_sbf_o_15_saddle_sandbag_15lb.html</text:p>
          </table:table-cell>
          <table:table-cell office:value-type="string" calcext:value-type="string">
            <text:p>IMSBFO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15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8</text:p>
          </table:table-cell>
          <table:table-cell/>
          <table:table-cell office:value-type="string" calcext:value-type="string">
            <text:p>y4X3qTZV4jhgr7avYiZ3og</text:p>
          </table:table-cell>
          <table:table-cell office:value-type="string" calcext:value-type="string">
            <text:p>0b28d7fa</text:p>
          </table:table-cell>
          <table:table-cell office:value-type="string" calcext:value-type="string">
            <text:p>https://attachments.cheqroomcdn.com/app/groups/PcxFCbYNX5ZroUMdZeaUs/60df2af4-a73c-11ed-886d-0a58a9feac02.jpg</text:p>
          </table:table-cell>
          <table:table-cell table:number-columns-repeated="12"/>
          <table:table-cell office:value-type="string" calcext:value-type="string">
            <text:p>Black Sandbag</text:p>
          </table:table-cell>
          <table:table-cell/>
          <table:table-cell office:value-type="string" calcext:value-type="string">
            <text:p>https://www.bhphotovideo.com/c/product/1161029-REG/impact_sbf_b_15_saddle_sandbag_15lb.html</text:p>
          </table:table-cell>
          <table:table-cell office:value-type="string" calcext:value-type="string">
            <text:p>IMSBFB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2</text:p>
          </table:table-cell>
          <table:table-cell/>
          <table:table-cell office:value-type="string" calcext:value-type="string">
            <text:p>G4Ebc9amwewFLKWgLaSAJ9</text:p>
          </table:table-cell>
          <table:table-cell/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3</text:p>
          </table:table-cell>
          <table:table-cell/>
          <table:table-cell office:value-type="string" calcext:value-type="string">
            <text:p>332ipyv3x8HgkX656t5rEk</text:p>
          </table:table-cell>
          <table:table-cell office:value-type="string" calcext:value-type="string">
            <text:p>7a9fd0af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wrPPi4TKMjMQDbesPWWuUb</text:p>
          </table:table-cell>
          <table:table-cell office:value-type="string" calcext:value-type="string">
            <text:p>0b893dd4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NtGBQEdbQRLunwT83GN9XW</text:p>
          </table:table-cell>
          <table:table-cell office:value-type="string" calcext:value-type="string">
            <text:p>b594fbb7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8STuLUdSGryEZaFGbYGwu</text:p>
          </table:table-cell>
          <table:table-cell office:value-type="string" calcext:value-type="string">
            <text:p>0eacd474</text:p>
          </table:table-cell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12"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f9y3rNhmY25osiQZwostU8</text:p>
          </table:table-cell>
          <table:table-cell office:value-type="string" calcext:value-type="string">
            <text:p>5f84653f</text:p>
          </table:table-cell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12"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KCbvhjUN4NZ3VhRZXyatAY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yQXC6moxCombmxPMUYehgM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z3ciScXenCP8cRXP6nc9sn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vgTS5D9UzABpWsDTtg3CXH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UgAcTUNbb6qHTRYiBCBori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jRKV96J53VrgipsxwaoMGM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Xh9SNvgeCxN6Nh2jMxqB4f</text:p>
          </table:table-cell>
          <table:table-cell office:value-type="string" calcext:value-type="string">
            <text:p>259d26a7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5</text:p>
          </table:table-cell>
          <table:table-cell/>
          <table:table-cell office:value-type="string" calcext:value-type="string">
            <text:p>ViS2JyeRCt35TTkEENKPph</text:p>
          </table:table-cell>
          <table:table-cell office:value-type="string" calcext:value-type="string">
            <text:p>7959c402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5</text:p>
          </table:table-cell>
          <table:table-cell/>
          <table:table-cell office:value-type="string" calcext:value-type="string">
            <text:p>wqYwXHmrXG8Sm8duxjA5Gb</text:p>
          </table:table-cell>
          <table:table-cell office:value-type="string" calcext:value-type="string">
            <text:p>28ea5d39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B4vy3wLtzdVaEL9ThDhVfU</text:p>
          </table:table-cell>
          <table:table-cell office:value-type="string" calcext:value-type="string">
            <text:p>0c76b5d2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te3968qiCHne8TdtaLcoEn</text:p>
          </table:table-cell>
          <table:table-cell office:value-type="string" calcext:value-type="string">
            <text:p>6043f986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XuMTdTxDgDRwMvtYtkj5T7</text:p>
          </table:table-cell>
          <table:table-cell office:value-type="string" calcext:value-type="string">
            <text:p>0f645700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33:42</text:p>
          </table:table-cell>
          <table:table-cell/>
          <table:table-cell office:value-type="string" calcext:value-type="string">
            <text:p>MmBYgmWaBhzRagjH8CzxnJ</text:p>
          </table:table-cell>
          <table:table-cell office:value-type="string" calcext:value-type="string">
            <text:p>5f5f8956</text:p>
          </table:table-cell>
          <table:table-cell office:value-type="string" calcext:value-type="string">
            <text:p>https://attachments.cheqroomcdn.com/app/groups/PcxFCbYNX5ZroUMdZeaUs/e0ce404c-a737-11ed-914b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39:09</text:p>
          </table:table-cell>
          <table:table-cell/>
          <table:table-cell office:value-type="string" calcext:value-type="string">
            <text:p>z7KVnCNiJfo47i3K4unPhW</text:p>
          </table:table-cell>
          <table:table-cell office:value-type="string" calcext:value-type="string">
            <text:p>b4f6c70a</text:p>
          </table:table-cell>
          <table:table-cell office:value-type="string" calcext:value-type="string">
            <text:p>https://attachments.cheqroomcdn.com/app/groups/PcxFCbYNX5ZroUMdZeaUs/e0ce404c-a737-11ed-914b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EM Mini</text:p>
          </table:table-cell>
          <table:table-cell office:value-type="string" calcext:value-type="string">
            <text:p>Switch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SWATEMMINI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0</text:p>
          </table:table-cell>
          <table:table-cell/>
          <table:table-cell office:value-type="string" calcext:value-type="string">
            <text:p>5vof72pxbPQaqC9MvabYRX</text:p>
          </table:table-cell>
          <table:table-cell/>
          <table:table-cell office:value-type="string" calcext:value-type="string">
            <text:p>https://attachments.cheqroomcdn.com/app/groups/PcxFCbYNX5ZroUMdZeaUs/d988f118-7c50-11ed-85d1-0a58a9feac02.jpg</text:p>
          </table:table-cell>
          <table:table-cell table:number-columns-repeated="11"/>
          <table:table-cell office:value-type="float" office:value="6315982" calcext:value-type="float">
            <text:p>6315982</text:p>
          </table:table-cell>
          <table:table-cell office:value-type="string" calcext:value-type="string">
            <text:p>HDMI Switcher</text:p>
          </table:table-cell>
          <table:table-cell/>
          <table:table-cell office:value-type="string" calcext:value-type="string">
            <text:p>https://bhphotovideo.com/c/product/1507214-REG/blackmagic_design_swatemmini_atem_mini_switcher_control.html</text:p>
          </table:table-cell>
          <table:table-cell office:value-type="string" calcext:value-type="string">
            <text:p>BLSWATEMMIN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M Mini Extreme ISO</text:p>
          </table:table-cell>
          <table:table-cell office:value-type="string" calcext:value-type="string">
            <text:p>Switch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SWATEMMINICEXTISO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39:58</text:p>
          </table:table-cell>
          <table:table-cell/>
          <table:table-cell office:value-type="string" calcext:value-type="string">
            <text:p>qxVUQCHU7PH9vcVAcrLUw6</text:p>
          </table:table-cell>
          <table:table-cell/>
          <table:table-cell office:value-type="string" calcext:value-type="string">
            <text:p>https://attachments.cheqroomcdn.com/app/groups/PcxFCbYNX5ZroUMdZeaUs/5035dd90-d4d4-11ed-bcfa-0a58a9feac02.jpg</text:p>
          </table:table-cell>
          <table:table-cell office:value-type="string" calcext:value-type="string">
            <text:p>B5-0023, 9394114, B5-0024</text:p>
          </table:table-cell>
          <table:table-cell table:number-columns-repeated="10"/>
          <table:table-cell office:value-type="float" office:value="9394114" calcext:value-type="float">
            <text:p>9394114</text:p>
          </table:table-cell>
          <table:table-cell table:number-columns-repeated="2"/>
          <table:table-cell office:value-type="string" calcext:value-type="string">
            <text:p>https://www.bhphotovideo.com/c/product/1625669-REG/blackmagic_design_atem_extreme_iso_switchter.html</text:p>
          </table:table-cell>
          <table:table-cell office:value-type="string" calcext:value-type="string">
            <text:p>BLATEMME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w7Tnw8EQDyiZEesRk6b8dD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6</text:p>
          </table:table-cell>
          <table:table-cell/>
          <table:table-cell office:value-type="string" calcext:value-type="string">
            <text:p>p6TaTHiFvoRNQmjYFgiXKH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7</text:p>
          </table:table-cell>
          <table:table-cell/>
          <table:table-cell office:value-type="string" calcext:value-type="string">
            <text:p>zygGNvzGsc5i4ePedBcNq3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7</text:p>
          </table:table-cell>
          <table:table-cell/>
          <table:table-cell office:value-type="string" calcext:value-type="string">
            <text:p>QcWpBAdYnqyLmxWJZ5wXeB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/>
          <table:table-cell office:value-type="string" calcext:value-type="string">
            <text:p>36.365622, -94.214669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8</text:p>
          </table:table-cell>
          <table:table-cell/>
          <table:table-cell office:value-type="string" calcext:value-type="string">
            <text:p>kDHioRoRTGqfq4hRBvEGST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8</text:p>
          </table:table-cell>
          <table:table-cell/>
          <table:table-cell office:value-type="string" calcext:value-type="string">
            <text:p>aYHs2V7sBYpTqFz7JKpX6V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9</text:p>
          </table:table-cell>
          <table:table-cell/>
          <table:table-cell office:value-type="string" calcext:value-type="string">
            <text:p>9TRNaTieVYHxR2sJpeGoyT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5mm Half Ball Adapt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enro</text:p>
          </table:table-cell>
          <table:table-cell office:value-type="string" calcext:value-type="string">
            <text:p>BL75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8</text:p>
          </table:table-cell>
          <table:table-cell/>
          <table:table-cell office:value-type="string" calcext:value-type="string">
            <text:p>B4UPSfjyXXaBuMLsFBk2dS</text:p>
          </table:table-cell>
          <table:table-cell/>
          <table:table-cell office:value-type="string" calcext:value-type="string">
            <text:p>https://attachments.cheqroomcdn.com/app/groups/PcxFCbYNX5ZroUMdZeaUs/d81d15d4-7c50-11ed-85d1-0a58a9feac02.jpg</text:p>
          </table:table-cell>
          <table:table-cell table:number-columns-repeated="12"/>
          <table:table-cell office:value-type="string" calcext:value-type="string">
            <text:p>Ball Head</text:p>
          </table:table-cell>
          <table:table-cell/>
          <table:table-cell office:value-type="string" calcext:value-type="string">
            <text:p>https://www.bhphotovideo.com/c/product/1290729-REG/benro_bl75s_75mm_half_ball_adapter.html</text:p>
          </table:table-cell>
          <table:table-cell office:value-type="string" calcext:value-type="string">
            <text:p>BEBL75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8</text:p>
          </table:table-cell>
          <table:table-cell/>
          <table:table-cell office:value-type="string" calcext:value-type="string">
            <text:p>jLHvsZLHKoJ66rRgesQyGH</text:p>
          </table:table-cell>
          <table:table-cell office:value-type="string" calcext:value-type="string">
            <text:p>d6c13a1e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566984028966, -94.2148526044606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8</text:p>
          </table:table-cell>
          <table:table-cell/>
          <table:table-cell office:value-type="string" calcext:value-type="string">
            <text:p>f4iK8q2WjPWjdQbtmJRA2K</text:p>
          </table:table-cell>
          <table:table-cell office:value-type="string" calcext:value-type="string">
            <text:p>dc3231f8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179, -94.214706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yWStpfAZn8RRYYQH4e84yP</text:p>
          </table:table-cell>
          <table:table-cell office:value-type="string" calcext:value-type="string">
            <text:p>de10f91d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Vc2CnRgB3wrDuSk5TNzU8o</text:p>
          </table:table-cell>
          <table:table-cell office:value-type="string" calcext:value-type="string">
            <text:p>de694b42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GF3bEsv7TiyaJRCHZwfZVj</text:p>
          </table:table-cell>
          <table:table-cell office:value-type="string" calcext:value-type="string">
            <text:p>b41a4e88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384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LriHJkTtZMgRLoYPaXVUae</text:p>
          </table:table-cell>
          <table:table-cell office:value-type="string" calcext:value-type="string">
            <text:p>ae425443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477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0</text:p>
          </table:table-cell>
          <table:table-cell/>
          <table:table-cell office:value-type="string" calcext:value-type="string">
            <text:p>9gyKNsMUQBnNYTV8iYT9qf</text:p>
          </table:table-cell>
          <table:table-cell office:value-type="string" calcext:value-type="string">
            <text:p>b0ffaff2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479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2</text:p>
          </table:table-cell>
          <table:table-cell/>
          <table:table-cell office:value-type="string" calcext:value-type="string">
            <text:p>N9baCHxtUB8VUwCKTw55TX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bd8FkZJwzWJBgR2WQWoXRf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aRqdKEc4pdj93jG6mCAyAY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3</text:p>
          </table:table-cell>
          <table:table-cell/>
          <table:table-cell office:value-type="string" calcext:value-type="string">
            <text:p>GjovEhpBzuRxZ5NLefLREJ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3</text:p>
          </table:table-cell>
          <table:table-cell/>
          <table:table-cell office:value-type="string" calcext:value-type="string">
            <text:p>MUkzRZsdpCPSGyWDPKKTxk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k2vuJjfLArr93G5PNpGzAe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qAXD2Ar7u3PFqF4crpS6PR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WU2gRZ4WCoHRDLv5HVX6Y5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iF2hV5bkg8aSk9PSdLJCTj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SwjsTZAPcuYWAA3fpSo57Q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3</text:p>
          </table:table-cell>
          <table:table-cell/>
          <table:table-cell office:value-type="string" calcext:value-type="string">
            <text:p>FaM68Q59uWSbprfErRKVUd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9</text:p>
          </table:table-cell>
          <table:table-cell/>
          <table:table-cell office:value-type="string" calcext:value-type="string">
            <text:p>hWirL6H2sv2WXWJDQGMQCR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AZoLTGvaqo2Fb5Db8w8bM8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3</text:p>
          </table:table-cell>
          <table:table-cell/>
          <table:table-cell office:value-type="string" calcext:value-type="string">
            <text:p>Y42Y4PDD7uTmn79GzxbuuX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3</text:p>
          </table:table-cell>
          <table:table-cell/>
          <table:table-cell office:value-type="string" calcext:value-type="string">
            <text:p>KeMNNMxqqLsDQWsDzDSHXJ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6</text:p>
          </table:table-cell>
          <table:table-cell/>
          <table:table-cell office:value-type="string" calcext:value-type="string">
            <text:p>sishjWtNT4Yr2eXSK98r2f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ivNuYThHEnBw3H5rfAM8Dc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 Tripod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e4yz3623i299nteGuLcHvb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2"/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?fromDisList=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9</text:p>
          </table:table-cell>
          <table:table-cell/>
          <table:table-cell office:value-type="string" calcext:value-type="string">
            <text:p>KfTKjWKceE5w7frQeTw7wW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0003593581-009</text:p>
          </table:table-cell>
          <table:table-cell office:value-type="string" calcext:value-type="string">
            <text:p>Video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kAQixBVNG8YbZ5QWEFRXBJ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YEMf4NzeRWHbLca2oCBRzK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SatJDLysAygZSmoifPfrUB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L8wgex2xc4WjzHtnpGyEp7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aeWo75du7bSqch5Ndvo6QY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0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9HXgqCaauWqYMVCSSLvXWn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3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TGgiW6CuKktP4CQzSUwfoR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9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3"/>
          <table:table-cell office:value-type="string" calcext:value-type="string">
            <text:p>36.365451125219906, -94.21460414301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5</text:p>
          </table:table-cell>
          <table:table-cell/>
          <table:table-cell office:value-type="string" calcext:value-type="string">
            <text:p>cY5o7xDAApsCRCjEygNoHC</text:p>
          </table:table-cell>
          <table:table-cell office:value-type="string" calcext:value-type="string">
            <text:p>80f52ff9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3"/>
          <table:table-cell office:value-type="string" calcext:value-type="string">
            <text:p>36.3655593, -94.214739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5</text:p>
          </table:table-cell>
          <table:table-cell/>
          <table:table-cell office:value-type="string" calcext:value-type="string">
            <text:p>VpT2kBiasmWJ9JhsrAKVbS</text:p>
          </table:table-cell>
          <table:table-cell office:value-type="string" calcext:value-type="string">
            <text:p>d8a43eac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ZyQLeYV7zmcghgrcocYwyW</text:p>
          </table:table-cell>
          <table:table-cell office:value-type="string" calcext:value-type="string">
            <text:p>d7eb522c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UBA5ecdRwzN5zsEHRrgL3</text:p>
          </table:table-cell>
          <table:table-cell office:value-type="string" calcext:value-type="string">
            <text:p>2bce2918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phaTgrNaT7DZzJXcJ5kWVS</text:p>
          </table:table-cell>
          <table:table-cell office:value-type="string" calcext:value-type="string">
            <text:p>800f0f17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7</text:p>
          </table:table-cell>
          <table:table-cell/>
          <table:table-cell office:value-type="string" calcext:value-type="string">
            <text:p>GqLrz89HQxbbBnLqiHv7TS</text:p>
          </table:table-cell>
          <table:table-cell office:value-type="string" calcext:value-type="string">
            <text:p>7f157095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7</text:p>
          </table:table-cell>
          <table:table-cell/>
          <table:table-cell office:value-type="string" calcext:value-type="string">
            <text:p>hiBzHy5evncosqTsxJFVYE</text:p>
          </table:table-cell>
          <table:table-cell office:value-type="string" calcext:value-type="string">
            <text:p>2ae3a028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5mm Hi-Ha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enro</text:p>
          </table:table-cell>
          <table:table-cell office:value-type="string" calcext:value-type="string">
            <text:p>HH75AV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9</text:p>
          </table:table-cell>
          <table:table-cell/>
          <table:table-cell office:value-type="string" calcext:value-type="string">
            <text:p>t7LWYZxyiqxS4jC5PQMMtj</text:p>
          </table:table-cell>
          <table:table-cell office:value-type="string" calcext:value-type="string">
            <text:p>2f0bfcb6</text:p>
          </table:table-cell>
          <table:table-cell office:value-type="string" calcext:value-type="string">
            <text:p>https://attachments.cheqroomcdn.com/app/groups/PcxFCbYNX5ZroUMdZeaUs/d8ad2354-7c50-11ed-85d1-0a58a9feac02.jpg</text:p>
          </table:table-cell>
          <table:table-cell office:value-type="string" calcext:value-type="string">
            <text:p>B2-0005</text:p>
          </table:table-cell>
          <table:table-cell table:number-columns-repeated="10"/>
          <table:table-cell office:value-type="string" calcext:value-type="string">
            <text:p>HH005032</text:p>
          </table:table-cell>
          <table:table-cell office:value-type="string" calcext:value-type="string">
            <text:p>High Hat</text:p>
          </table:table-cell>
          <table:table-cell/>
          <table:table-cell office:value-type="string" calcext:value-type="string">
            <text:p>https://www.bhphotovideo.com/c/product/1236881-REG/benro_hh75av_video_hi_hat_75mm_bowl.html</text:p>
          </table:table-cell>
          <table:table-cell office:value-type="string" calcext:value-type="string">
            <text:p>BEHH75AV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 M Aluminu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850.25" calcext:value-type="float">
            <text:p>850.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43:05</text:p>
          </table:table-cell>
          <table:table-cell/>
          <table:table-cell office:value-type="string" calcext:value-type="string">
            <text:p>bVmLQoHnQGJjpH3LUr5UHL</text:p>
          </table:table-cell>
          <table:table-cell/>
          <table:table-cell office:value-type="string" calcext:value-type="string">
            <text:p>https://attachments.cheqroomcdn.com/app/groups/PcxFCbYNX5ZroUMdZeaUs/c059fffc-d4d4-11ed-b6d8-0a58a9feac02.jpg</text:p>
          </table:table-cell>
          <table:table-cell office:value-type="string" calcext:value-type="string">
            <text:p>B5-0010</text:p>
          </table:table-cell>
          <table:table-cell table:number-columns-repeated="13"/>
          <table:table-cell office:value-type="string" calcext:value-type="string">
            <text:p>https://www.bhphotovideo.com/c/product/822102-REG/Sachtler_1001_Ace_Fluid_Head_with.html</text:p>
          </table:table-cell>
          <table:table-cell office:value-type="string" calcext:value-type="string">
            <text:p>SASACEM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DWCNHqUcLgdpQr4C43uvyK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8</text:p>
          </table:table-cell>
          <table:table-cell table:number-columns-repeated="10"/>
          <table:table-cell office:value-type="string" calcext:value-type="string">
            <text:p>R0207613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09</text:p>
          </table:table-cell>
          <table:table-cell/>
          <table:table-cell office:value-type="string" calcext:value-type="string">
            <text:p>9QA98YrFU8RvGZ96i8KpHb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7</text:p>
          </table:table-cell>
          <table:table-cell table:number-columns-repeated="10"/>
          <table:table-cell office:value-type="string" calcext:value-type="string">
            <text:p>R0207487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1:50:18</text:p>
          </table:table-cell>
          <table:table-cell/>
          <table:table-cell office:value-type="string" calcext:value-type="string">
            <text:p>UYReERCY5rt5MVh5BwAM8K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6</text:p>
          </table:table-cell>
          <table:table-cell table:number-columns-repeated="11"/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frotto MT055XPRO3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T055XPRO3</text:p>
          </table:table-cell>
          <table:table-cell/>
          <table:table-cell office:value-type="float" office:value="369.95" calcext:value-type="float">
            <text:p>369.9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1:44:13</text:p>
          </table:table-cell>
          <table:table-cell/>
          <table:table-cell office:value-type="string" calcext:value-type="string">
            <text:p>RGFbHxGnM7sy2NaZgBLesH</text:p>
          </table:table-cell>
          <table:table-cell/>
          <table:table-cell office:value-type="string" calcext:value-type="string">
            <text:p>https://attachments.cheqroomcdn.com/app/groups/PcxFCbYNX5ZroUMdZeaUs/c446ea7a-d318-11ed-8066-0a58a9feac02.jpg</text:p>
          </table:table-cell>
          <table:table-cell office:value-type="string" calcext:value-type="string">
            <text:p>B5-0009</text:p>
          </table:table-cell>
          <table:table-cell table:number-columns-repeated="10"/>
          <table:table-cell office:value-type="string" calcext:value-type="string">
            <text:p>a6188418</text:p>
          </table:table-cell>
          <table:table-cell table:number-columns-repeated="2"/>
          <table:table-cell office:value-type="string" calcext:value-type="string">
            <text:p>https://www.bhphotovideo.com/c/product/1034139-REG/manfrotto_mt055xpro3_aluminum_tripod.html</text:p>
          </table:table-cell>
          <table:table-cell office:value-type="string" calcext:value-type="string">
            <text:p>MAMT055XPRO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 office:value-type="string" calcext:value-type="string">
            <text:p>Small Field Audio Kit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34:30</text:p>
          </table:table-cell>
          <table:table-cell/>
          <table:table-cell office:value-type="string" calcext:value-type="string">
            <text:p>AxHmmW6oxSKLuzNfvbGJjb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office:value-type="string" calcext:value-type="string">
            <text:p>D1-0050</text:p>
          </table:table-cell>
          <table:table-cell table:number-columns-repeated="13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2, -94.1950889</text:p>
          </table:table-cell>
          <table:table-cell office:value-type="string" calcext:value-type="string">
            <text:p>Small Field Audio Kit 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3:33:09</text:p>
          </table:table-cell>
          <table:table-cell/>
          <table:table-cell office:value-type="string" calcext:value-type="string">
            <text:p>6ujVqW2UBvCh9ppY3WMJhi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office:value-type="string" calcext:value-type="string">
            <text:p>D1-0049</text:p>
          </table:table-cell>
          <table:table-cell table:number-columns-repeated="13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35:52</text:p>
          </table:table-cell>
          <table:table-cell/>
          <table:table-cell office:value-type="string" calcext:value-type="string">
            <text:p>f6cnfWQ6wxL6Fu6Hcc2Sqc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table:number-columns-repeated="14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/>
          <table:table-cell office:value-type="string" calcext:value-type="string">
            <text:p>36.365622, -94.214669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4</text:p>
          </table:table-cell>
          <table:table-cell/>
          <table:table-cell office:value-type="string" calcext:value-type="string">
            <text:p>KaB6DZUs9MA2eXR9LXFUy5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74</text:p>
          </table:table-cell>
          <table:table-cell table:number-columns-repeated="10"/>
          <table:table-cell office:value-type="string" calcext:value-type="string">
            <text:p>S20512204347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2ykjWMdEwEiH3s6Gbc2ApV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86</text:p>
          </table:table-cell>
          <table:table-cell table:number-columns-repeated="10"/>
          <table:table-cell office:value-type="string" calcext:value-type="string">
            <text:p>S20512204349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GKZiTotvpti8LpjY2DhUg9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73</text:p>
          </table:table-cell>
          <table:table-cell table:number-columns-repeated="10"/>
          <table:table-cell office:value-type="string" calcext:value-type="string">
            <text:p>S20512204351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2</text:p>
          </table:table-cell>
          <table:table-cell/>
          <table:table-cell office:value-type="string" calcext:value-type="string">
            <text:p>GJeDRoTgDEz3ARgFUd2oBc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98</text:p>
          </table:table-cell>
          <table:table-cell table:number-columns-repeated="10"/>
          <table:table-cell office:value-type="string" calcext:value-type="string">
            <text:p>S20511702735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5428, -94.21474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3</text:p>
          </table:table-cell>
          <table:table-cell/>
          <table:table-cell office:value-type="string" calcext:value-type="string">
            <text:p>85YvXoqHFYrTm5MVQhBKg8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87</text:p>
          </table:table-cell>
          <table:table-cell table:number-columns-repeated="10"/>
          <table:table-cell office:value-type="string" calcext:value-type="string">
            <text:p>S20511702724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49886, -94.199652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3</text:p>
          </table:table-cell>
          <table:table-cell/>
          <table:table-cell office:value-type="string" calcext:value-type="string">
            <text:p>q8JhRXa6bRQdZgSNYyqwuc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75</text:p>
          </table:table-cell>
          <table:table-cell table:number-columns-repeated="10"/>
          <table:table-cell office:value-type="string" calcext:value-type="string">
            <text:p>S20511906787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49579, -94.19965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4</text:p>
          </table:table-cell>
          <table:table-cell/>
          <table:table-cell office:value-type="string" calcext:value-type="string">
            <text:p>c6TxDQXNHddZz8W6khhuYM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97</text:p>
          </table:table-cell>
          <table:table-cell table:number-columns-repeated="10"/>
          <table:table-cell office:value-type="string" calcext:value-type="string">
            <text:p>S20511906864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/4" Stand Adapt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hpAG6fxb8cpjCZ2wTfeGg6</text:p>
          </table:table-cell>
          <table:table-cell table:number-columns-repeated="14"/>
          <table:table-cell office:value-type="string" calcext:value-type="string">
            <text:p>1/4" Stand Adap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 Degree Rail Adap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VqKbtmLNQo5QRpNAtReH4D</text:p>
          </table:table-cell>
          <table:table-cell table:number-columns-repeated="14"/>
          <table:table-cell office:value-type="string" calcext:value-type="string">
            <text:p>90 Degree Rail Adap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culating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TgPcpnH9kQmQ4NmTaFWtP</text:p>
          </table:table-cell>
          <table:table-cell table:number-columns-repeated="14"/>
          <table:table-cell office:value-type="string" calcext:value-type="string">
            <text:p>Articulating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l Head Adap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7.66" calcext:value-type="float">
            <text:p>7.66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WhMYvTw7BwJMsKj2xe8Wo9</text:p>
          </table:table-cell>
          <table:table-cell table:number-columns-repeated="14"/>
          <table:table-cell office:value-type="string" calcext:value-type="string">
            <text:p>Ball Head Adapters</text:p>
          </table:table-cell>
          <table:table-cell/>
          <table:table-cell office:value-type="string" calcext:value-type="string">
            <text:p>https://www.ebay.com/itm/1-4-Clamp-Double-Ball-Head-Arm-Mount-Adapter-For-DSLR-Camera-LED-Monitor-H3M0/362330249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 Shoe to 1/4" Ballhead Adpat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EnoiXrCa8h64ji4SLuTvz9</text:p>
          </table:table-cell>
          <table:table-cell table:number-columns-repeated="14"/>
          <table:table-cell office:value-type="string" calcext:value-type="string">
            <text:p>Hot Shoe to 1/4" Ballhead Adpa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cleus-Nano Mo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M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5</text:p>
          </table:table-cell>
          <table:table-cell/>
          <table:table-cell office:value-type="string" calcext:value-type="string">
            <text:p>qdESULvHZKBr3jsUbGpSED</text:p>
          </table:table-cell>
          <table:table-cell office:value-type="float" office:value="71304706" calcext:value-type="float">
            <text:p>71304706</text:p>
          </table:table-cell>
          <table:table-cell office:value-type="string" calcext:value-type="string">
            <text:p>https://attachments.cheqroomcdn.com/app/groups/PcxFCbYNX5ZroUMdZeaUs/d6e05ae6-7c50-11ed-85d1-0a58a9feac02.webp</text:p>
          </table:table-cell>
          <table:table-cell table:number-columns-repeated="11"/>
          <table:table-cell office:value-type="string" calcext:value-type="string">
            <text:p>NM0190610503</text:p>
          </table:table-cell>
          <table:table-cell office:value-type="string" calcext:value-type="string">
            <text:p>Wireless Focus Control Motor</text:p>
          </table:table-cell>
          <table:table-cell/>
          <table:table-cell office:value-type="string" calcext:value-type="string">
            <text:p>https://www.bhphotovideo.com/c/product/1514011-REG/tilta_wlc_t04_m1_nucleus_nano_motor_kit.html</text:p>
          </table:table-cell>
          <table:table-cell office:value-type="string" calcext:value-type="string">
            <text:p>TIWLCT04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cleus-Nano Mo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M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7</text:p>
          </table:table-cell>
          <table:table-cell/>
          <table:table-cell office:value-type="string" calcext:value-type="string">
            <text:p>5662d8C7Ygpxue92vzgpe9</text:p>
          </table:table-cell>
          <table:table-cell office:value-type="string" calcext:value-type="string">
            <text:p>70bd46a8</text:p>
          </table:table-cell>
          <table:table-cell office:value-type="string" calcext:value-type="string">
            <text:p>https://attachments.cheqroomcdn.com/app/groups/PcxFCbYNX5ZroUMdZeaUs/d6e05ae6-7c50-11ed-85d1-0a58a9feac02.webp</text:p>
          </table:table-cell>
          <table:table-cell table:number-columns-repeated="11"/>
          <table:table-cell office:value-type="string" calcext:value-type="string">
            <text:p>NM0190610861</text:p>
          </table:table-cell>
          <table:table-cell office:value-type="string" calcext:value-type="string">
            <text:p>Wireless Focus Control Motor</text:p>
          </table:table-cell>
          <table:table-cell/>
          <table:table-cell office:value-type="string" calcext:value-type="string">
            <text:p>https://www.bhphotovideo.com/c/product/1514011-REG/tilta_wlc_t04_m1_nucleus_nano_motor_kit.html</text:p>
          </table:table-cell>
          <table:table-cell office:value-type="string" calcext:value-type="string">
            <text:p>TIWLCT04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rHYLxQaoZHNZM4FXJnD3hh</text:p>
          </table:table-cell>
          <table:table-cell table:number-columns-repeated="14"/>
          <table:table-cell office:value-type="string" calcext:value-type="string">
            <text:p>Rail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Monitor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office:value-type="string" calcext:value-type="string">
            <text:p>MA-01</text:p>
          </table:table-cell>
          <table:table-cell table:number-columns-repeated="2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qaEBCC2EbWsyHysk4UWiQ</text:p>
          </table:table-cell>
          <table:table-cell table:number-columns-repeated="14"/>
          <table:table-cell office:value-type="string" calcext:value-type="string">
            <text:p>Rail Monitor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to Rail Conector/Ris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yyGgMfsUt9GCDNwEdskh5k</text:p>
          </table:table-cell>
          <table:table-cell table:number-columns-repeated="14"/>
          <table:table-cell office:value-type="string" calcext:value-type="string">
            <text:p>Rail to Rail Conector/Ri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to Rail Conector/Ris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ugWRnji2bqsqSC6RWXfDR</text:p>
          </table:table-cell>
          <table:table-cell table:number-columns-repeated="14"/>
          <table:table-cell office:value-type="string" calcext:value-type="string">
            <text:p>Rail to Rail Conector/Ri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id Baby to 1/4” Adpa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13.45" calcext:value-type="float">
            <text:p>13.45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ukZCNApMbx7KvxsLJAPxfG</text:p>
          </table:table-cell>
          <table:table-cell table:number-columns-repeated="14"/>
          <table:table-cell office:value-type="string" calcext:value-type="string">
            <text:p>Rapid Baby to 1/4” Adpaters</text:p>
          </table:table-cell>
          <table:table-cell/>
          <table:table-cell office:value-type="string" calcext:value-type="string">
            <text:p>https://www.ebay.com/itm/4x-Impact-Rapid-Baby-to-1-4inch-Male-Threaded-Adapter-Light-Stand-Converter/202352488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5</text:p>
          </table:table-cell>
          <table:table-cell/>
          <table:table-cell office:value-type="string" calcext:value-type="string">
            <text:p>WLzErHkcuT4THUmxNFJjXY</text:p>
          </table:table-cell>
          <table:table-cell office:value-type="string" calcext:value-type="string">
            <text:p>71ff2044</text:p>
          </table:table-cell>
          <table:table-cell office:value-type="string" calcext:value-type="string">
            <text:p>https://attachments.cheqroomcdn.com/app/groups/PcxFCbYNX5ZroUMdZeaUs/1e2b3132-7c51-11ed-85d1-0a58a9feac02.jpg</text:p>
          </table:table-cell>
          <table:table-cell office:value-type="string" calcext:value-type="string">
            <text:p>B2-0077</text:p>
          </table:table-cell>
          <table:table-cell table:number-columns-repeated="10"/>
          <table:table-cell office:value-type="float" office:value="190336864928" calcext:value-type="float">
            <text:p>190336864928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5qLcgBpcCvRkGGY3PL59oa</text:p>
          </table:table-cell>
          <table:table-cell office:value-type="string" calcext:value-type="string">
            <text:p>71fd7727</text:p>
          </table:table-cell>
          <table:table-cell office:value-type="string" calcext:value-type="string">
            <text:p>https://attachments.cheqroomcdn.com/app/groups/PcxFCbYNX5ZroUMdZeaUs/c28cd2d2-7d62-11ed-96bc-0a58a9feac02.png</text:p>
          </table:table-cell>
          <table:table-cell office:value-type="string" calcext:value-type="string">
            <text:p>B2-0077</text:p>
          </table:table-cell>
          <table:table-cell table:number-columns-repeated="10"/>
          <table:table-cell office:value-type="float" office:value="190336864553" calcext:value-type="float">
            <text:p>190336864553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3suRdzHCLmUx6zp2b5UpDX</text:p>
          </table:table-cell>
          <table:table-cell office:value-type="string" calcext:value-type="string">
            <text:p>72cd388f</text:p>
          </table:table-cell>
          <table:table-cell office:value-type="string" calcext:value-type="string">
            <text:p>https://attachments.cheqroomcdn.com/app/groups/PcxFCbYNX5ZroUMdZeaUs/d7256506-7d62-11ed-8f9e-0a58a9feac02.png</text:p>
          </table:table-cell>
          <table:table-cell office:value-type="string" calcext:value-type="string">
            <text:p>B2-0100</text:p>
          </table:table-cell>
          <table:table-cell table:number-columns-repeated="10"/>
          <table:table-cell office:value-type="float" office:value="190336864796" calcext:value-type="float">
            <text:p>190336864796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vbxazoDJ9PEEtR4NgEAm66</text:p>
          </table:table-cell>
          <table:table-cell office:value-type="string" calcext:value-type="string">
            <text:p>71aaee18</text:p>
          </table:table-cell>
          <table:table-cell office:value-type="string" calcext:value-type="string">
            <text:p>https://attachments.cheqroomcdn.com/app/groups/PcxFCbYNX5ZroUMdZeaUs/d88da148-7d61-11ed-92a6-0a58a9feac02.png</text:p>
          </table:table-cell>
          <table:table-cell office:value-type="string" calcext:value-type="string">
            <text:p>B2-0100</text:p>
          </table:table-cell>
          <table:table-cell table:number-columns-repeated="10"/>
          <table:table-cell office:value-type="float" office:value="190336864552" calcext:value-type="float">
            <text:p>190336864552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7</text:p>
          </table:table-cell>
          <table:table-cell/>
          <table:table-cell office:value-type="string" calcext:value-type="string">
            <text:p>pbzTAdYFVeQFg2b8WPQG65</text:p>
          </table:table-cell>
          <table:table-cell office:value-type="string" calcext:value-type="string">
            <text:p>71d5992d</text:p>
          </table:table-cell>
          <table:table-cell office:value-type="string" calcext:value-type="string">
            <text:p>https://attachments.cheqroomcdn.com/app/groups/PcxFCbYNX5ZroUMdZeaUs/0ffcf0fc-7d62-11ed-a153-0a58a9feac02.png</text:p>
          </table:table-cell>
          <table:table-cell office:value-type="string" calcext:value-type="string">
            <text:p>B2-0088</text:p>
          </table:table-cell>
          <table:table-cell table:number-columns-repeated="10"/>
          <table:table-cell office:value-type="float" office:value="171211801736" calcext:value-type="float">
            <text:p>171211801736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7</text:p>
          </table:table-cell>
          <table:table-cell/>
          <table:table-cell office:value-type="string" calcext:value-type="string">
            <text:p>UxvMFH6D2qKxsXdnGtteCR</text:p>
          </table:table-cell>
          <table:table-cell/>
          <table:table-cell office:value-type="string" calcext:value-type="string">
            <text:p>https://attachments.cheqroomcdn.com/app/groups/PcxFCbYNX5ZroUMdZeaUs/64414f3c-7d62-11ed-b6e0-0a58a9feac02.png</text:p>
          </table:table-cell>
          <table:table-cell office:value-type="string" calcext:value-type="string">
            <text:p>B2-0088</text:p>
          </table:table-cell>
          <table:table-cell table:number-columns-repeated="10"/>
          <table:table-cell office:value-type="float" office:value="170806011864" calcext:value-type="float">
            <text:p>170806011864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2:17:37</text:p>
          </table:table-cell>
          <table:table-cell/>
          <table:table-cell office:value-type="string" calcext:value-type="string">
            <text:p>i7nuLfaex2dzaQGCxrEfMX</text:p>
          </table:table-cell>
          <table:table-cell office:value-type="string" calcext:value-type="string">
            <text:p>6a8a0fdf</text:p>
          </table:table-cell>
          <table:table-cell office:value-type="string" calcext:value-type="string">
            <text:p>https://attachments.cheqroomcdn.com/app/groups/PcxFCbYNX5ZroUMdZeaUs/c28cd2d2-7d62-11ed-96bc-0a58a9feac02.png</text:p>
          </table:table-cell>
          <table:table-cell office:value-type="string" calcext:value-type="string">
            <text:p>B4-0020</text:p>
          </table:table-cell>
          <table:table-cell table:number-columns-repeated="10"/>
          <table:table-cell office:value-type="float" office:value="190336864927" calcext:value-type="float">
            <text:p>190336864927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2:20:09</text:p>
          </table:table-cell>
          <table:table-cell/>
          <table:table-cell office:value-type="string" calcext:value-type="string">
            <text:p>XGE4SZA56RWsdB8TEVHfv8</text:p>
          </table:table-cell>
          <table:table-cell office:value-type="string" calcext:value-type="string">
            <text:p>6a957d2a</text:p>
          </table:table-cell>
          <table:table-cell office:value-type="string" calcext:value-type="string">
            <text:p>https://attachments.cheqroomcdn.com/app/groups/PcxFCbYNX5ZroUMdZeaUs/0ffcf0fc-7d62-11ed-a153-0a58a9feac02.png</text:p>
          </table:table-cell>
          <table:table-cell office:value-type="string" calcext:value-type="string">
            <text:p>B4-0020</text:p>
          </table:table-cell>
          <table:table-cell table:number-columns-repeated="10"/>
          <table:table-cell office:value-type="float" office:value="190336864917" calcext:value-type="float">
            <text:p>190336864917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hearter Clamp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8</text:p>
          </table:table-cell>
          <table:table-cell/>
          <table:table-cell office:value-type="string" calcext:value-type="string">
            <text:p>kTyaYhTNR98AMAwz8aDr8G</text:p>
          </table:table-cell>
          <table:table-cell table:number-columns-repeated="14"/>
          <table:table-cell office:value-type="string" calcext:value-type="string">
            <text:p>Thearter Clam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ple Shoe Bracket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Vello</text:p>
          </table:table-cell>
          <table:table-cell office:value-type="string" calcext:value-type="string">
            <text:p>BQ0616</text:p>
          </table:table-cell>
          <table:table-cell table:number-columns-repeated="2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gUgdmYV3fKmMysaYwNGwRJ</text:p>
          </table:table-cell>
          <table:table-cell table:number-columns-repeated="14"/>
          <table:table-cell office:value-type="string" calcext:value-type="string">
            <text:p>Triple Shoe Brack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NTxF9US3VkS3s9exesknaV</text:p>
          </table:table-cell>
          <table:table-cell office:value-type="string" calcext:value-type="string">
            <text:p>834c852a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VH5e9pWyQoRTPpC8ozNLnf</text:p>
          </table:table-cell>
          <table:table-cell office:value-type="string" calcext:value-type="string">
            <text:p>83433b13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E5pFEGp8musP4SLKZdo9Z4</text:p>
          </table:table-cell>
          <table:table-cell office:value-type="string" calcext:value-type="string">
            <text:p>822b7ee8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VWybiq8VXH4iRHnamHyk95</text:p>
          </table:table-cell>
          <table:table-cell office:value-type="string" calcext:value-type="string">
            <text:p>7f934c09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18:36</text:p>
          </table:table-cell>
          <table:table-cell/>
          <table:table-cell office:value-type="string" calcext:value-type="string">
            <text:p>c9Ck9N53V8EELKT6okRRDA</text:p>
          </table:table-cell>
          <table:table-cell office:value-type="string" calcext:value-type="string">
            <text:p>7f0495ee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TG-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G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1:33</text:p>
          </table:table-cell>
          <table:table-cell/>
          <table:table-cell office:value-type="string" calcext:value-type="string">
            <text:p>mv6fRhcu69vx2ix7VP793R</text:p>
          </table:table-cell>
          <table:table-cell office:value-type="string" calcext:value-type="string">
            <text:p>4b3f39f2</text:p>
          </table:table-cell>
          <table:table-cell office:value-type="string" calcext:value-type="string">
            <text:p>https://attachments.cheqroomcdn.com/app/groups/PcxFCbYNX5ZroUMdZeaUs/6d357e44-7d83-11ed-8431-0a58a9feac02.jpg</text:p>
          </table:table-cell>
          <table:table-cell table:number-columns-repeated="11"/>
          <table:table-cell office:value-type="float" office:value="214597" calcext:value-type="float">
            <text:p>214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uQ3beFLiAEDivtLtwdeTfF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01</text:p>
          </table:table-cell>
          <table:table-cell table:number-columns-repeated="10"/>
          <table:table-cell office:value-type="string" calcext:value-type="string">
            <text:p>FG0148930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hcajRUpADqphr74oyoYHPR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10</text:p>
          </table:table-cell>
          <table:table-cell table:number-columns-repeated="10"/>
          <table:table-cell office:value-type="string" calcext:value-type="string">
            <text:p>FG0148928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Kpo7Gzy6ySpHDZwopyTGhb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37</text:p>
          </table:table-cell>
          <table:table-cell table:number-columns-repeated="10"/>
          <table:table-cell office:value-type="string" calcext:value-type="string">
            <text:p>FG0148929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7eYZG8CgqGn6q4yPzJGCW5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28</text:p>
          </table:table-cell>
          <table:table-cell table:number-columns-repeated="10"/>
          <table:table-cell office:value-type="string" calcext:value-type="string">
            <text:p>FG0148933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DE NT-USB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DNTUS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7:16:51</text:p>
          </table:table-cell>
          <table:table-cell/>
          <table:table-cell office:value-type="string" calcext:value-type="string">
            <text:p>24xHryzy2B6GJLZky6rwQZ</text:p>
          </table:table-cell>
          <table:table-cell/>
          <table:table-cell office:value-type="string" calcext:value-type="string">
            <text:p>https://attachments.cheqroomcdn.com/app/groups/PcxFCbYNX5ZroUMdZeaUs/b5bac820-a9a9-11ed-a5c9-0a58a9feac02.jpg</text:p>
          </table:table-cell>
          <table:table-cell office:value-type="string" calcext:value-type="string">
            <text:p>B4-0092</text:p>
          </table:table-cell>
          <table:table-cell table:number-columns-repeated="13"/>
          <table:table-cell office:value-type="string" calcext:value-type="string">
            <text:p>https://www.bhphotovideo.com/c/product/1057722-REG/rode_rodntusb_versatile_usb_condenser_microphone.html</text:p>
          </table:table-cell>
          <table:table-cell office:value-type="string" calcext:value-type="string">
            <text:p>RORODNTU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 NT-USB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DNTUS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7:16:51</text:p>
          </table:table-cell>
          <table:table-cell/>
          <table:table-cell office:value-type="string" calcext:value-type="string">
            <text:p>FP5o4qcrzTgYFp5ExmbVD</text:p>
          </table:table-cell>
          <table:table-cell/>
          <table:table-cell office:value-type="string" calcext:value-type="string">
            <text:p>https://attachments.cheqroomcdn.com/app/groups/PcxFCbYNX5ZroUMdZeaUs/b5bac820-a9a9-11ed-a5c9-0a58a9feac02.jpg</text:p>
          </table:table-cell>
          <table:table-cell office:value-type="string" calcext:value-type="string">
            <text:p>B4-0091</text:p>
          </table:table-cell>
          <table:table-cell table:number-columns-repeated="13"/>
          <table:table-cell office:value-type="string" calcext:value-type="string">
            <text:p>https://www.bhphotovideo.com/c/product/1057722-REG/rode_rodntusb_versatile_usb_condenser_microphone.html</text:p>
          </table:table-cell>
          <table:table-cell office:value-type="string" calcext:value-type="string">
            <text:p>RORODNTU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5xM2xDUQmmp8JTjvgAqVGN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99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Ctt7rCaSbSXCdtdagKMfV8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87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aoBWXFPpgh3aNNTDBhfT5M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78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UkESByYRAqjHb7sn9dFPZ8</text:p>
          </table:table-cell>
          <table:table-cell office:value-type="string" calcext:value-type="string">
            <text:p>694189e6, 253ec5a0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2278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373603499044, -94.2144736630907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A5AhxsQ8xCLGK4ZQ5jrZsS</text:p>
          </table:table-cell>
          <table:table-cell office:value-type="string" calcext:value-type="string">
            <text:p>6934b9f3, 22e08f1e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3361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7yQBthjaYqR7cqnBmfWCiN</text:p>
          </table:table-cell>
          <table:table-cell office:value-type="string" calcext:value-type="string">
            <text:p>693431a8, 1adfae94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3248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5</text:p>
          </table:table-cell>
          <table:table-cell/>
          <table:table-cell office:value-type="string" calcext:value-type="string">
            <text:p>xZazrmKHvjgkhuuJXkYg8d</text:p>
          </table:table-cell>
          <table:table-cell office:value-type="string" calcext:value-type="string">
            <text:p>1bacd6d7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2764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tgun Microphon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o-Technica</text:p>
          </table:table-cell>
          <table:table-cell office:value-type="string" calcext:value-type="string">
            <text:p>AT89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15:46</text:p>
          </table:table-cell>
          <table:table-cell/>
          <table:table-cell office:value-type="string" calcext:value-type="string">
            <text:p>iEYtYfgdiMHaKgB8LmHpe6</text:p>
          </table:table-cell>
          <table:table-cell/>
          <table:table-cell office:value-type="string" calcext:value-type="string">
            <text:p>https://attachments.cheqroomcdn.com/app/groups/PcxFCbYNX5ZroUMdZeaUs/586868fc-d4d9-11ed-8452-0a58a9feac02.jpg</text:p>
          </table:table-cell>
          <table:table-cell office:value-type="string" calcext:value-type="string">
            <text:p>D1-0021</text:p>
          </table:table-cell>
          <table:table-cell table:number-columns-repeated="13"/>
          <table:table-cell office:value-type="string" calcext:value-type="string">
            <text:p>https://www.bhphotovideo.com/c/product/300615-REG/Audio_Technica_AT897_AT897_Short_Condenser.html</text:p>
          </table:table-cell>
          <table:table-cell office:value-type="string" calcext:value-type="string">
            <text:p>AUAT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ure SM7B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hure</text:p>
          </table:table-cell>
          <table:table-cell office:value-type="string" calcext:value-type="string">
            <text:p>SM7B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38:45</text:p>
          </table:table-cell>
          <table:table-cell/>
          <table:table-cell office:value-type="string" calcext:value-type="string">
            <text:p>XJa3DfEhAouAJnX34DiHge</text:p>
          </table:table-cell>
          <table:table-cell/>
          <table:table-cell office:value-type="string" calcext:value-type="string">
            <text:p>https://attachments.cheqroomcdn.com/app/groups/PcxFCbYNX5ZroUMdZeaUs/2cebc77e-d339-11ed-b78a-0a58a9feac02.jpg</text:p>
          </table:table-cell>
          <table:table-cell office:value-type="string" calcext:value-type="string">
            <text:p>D1-0012</text:p>
          </table:table-cell>
          <table:table-cell table:number-columns-repeated="13"/>
          <table:table-cell office:value-type="string" calcext:value-type="string">
            <text:p>https://www.bhphotovideo.com/c/product/225820-REG/Shure_SM7B_SM7B_Cardioid_Dynamic.html</text:p>
          </table:table-cell>
          <table:table-cell office:value-type="string" calcext:value-type="string">
            <text:p>SHSM7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ure SM7B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hure</text:p>
          </table:table-cell>
          <table:table-cell office:value-type="string" calcext:value-type="string">
            <text:p>SM7B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38:45</text:p>
          </table:table-cell>
          <table:table-cell/>
          <table:table-cell office:value-type="string" calcext:value-type="string">
            <text:p>4AetHiR92NFNuYhs7r4zn</text:p>
          </table:table-cell>
          <table:table-cell/>
          <table:table-cell office:value-type="string" calcext:value-type="string">
            <text:p>https://attachments.cheqroomcdn.com/app/groups/PcxFCbYNX5ZroUMdZeaUs/2cebc77e-d339-11ed-b78a-0a58a9feac02.jpg</text:p>
          </table:table-cell>
          <table:table-cell office:value-type="string" calcext:value-type="string">
            <text:p>D1-0003</text:p>
          </table:table-cell>
          <table:table-cell table:number-columns-repeated="13"/>
          <table:table-cell office:value-type="string" calcext:value-type="string">
            <text:p>https://www.bhphotovideo.com/c/product/225820-REG/Shure_SM7B_SM7B_Cardioid_Dynamic.html</text:p>
          </table:table-cell>
          <table:table-cell office:value-type="string" calcext:value-type="string">
            <text:p>SHSM7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25:24</text:p>
          </table:table-cell>
          <table:table-cell/>
          <table:table-cell office:value-type="string" calcext:value-type="string">
            <text:p>VKdgnaDjSL8L6HnHyAPk2N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FBsmLD5E4uGSpwdLfbX2Dm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YboxhvgeVeYS8MvwXA5ZEm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RrN5KMyUr2cPQTdsgkMzt6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8VM8NyMUNeHiCzNJide3G6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iVr9yQdN3kzAbEc38SzBRU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nZ2pMdidR5oikVKUbF9S25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vRCX55tAnbPRkWBacGoMeX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ijk2SopXsb2PbGTF4bJFEH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3UR8Rh4xAySm9UUuhPwBtY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nect Wireless System | Gray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C4o4GrBZy6xKUABxexS8QT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T243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nect Wireless System | Green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nF7TfVBMXJK7r8Ps74UBfY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U24481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nect Wireless System | Neon Yellow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wN56FNJo98TcwHNcNqtcKZ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C244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ect Wireless System | Orang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ZJ5fUW4NhDdScB9K2qYQQW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N24478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nect Wireless System | Pink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XbcuqKkVx4ekjwcNh3YwQV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Q23981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nect Wireless System | Purpl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UbM7UkeLqhXzhMwCj6mdJo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A24652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nect Wireless System | Red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ACrVYrqviQJSh5uEpphGB7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B24627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nect Wireless System | Silv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UnvxXYk9wmEfBdHNo8WAN4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C24635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nect Wireless System | Whit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Wireless Lav Kit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oh852XPdVnUXnmKkb6YvsG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X245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nect Wireless System | Yellow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jy6zDyUvvbiJD9KbwjAP85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G24469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rkTower 2000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2000</text:p>
          </table:table-cell>
          <table:table-cell/>
          <table:table-cell office:value-type="float" office:value="3900" calcext:value-type="float">
            <text:p>390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4</text:p>
          </table:table-cell>
          <table:table-cell/>
          <table:table-cell office:value-type="string" calcext:value-type="string">
            <text:p>qfWWSypEUFcrKeVXhJ4WCV</text:p>
          </table:table-cell>
          <table:table-cell/>
          <table:table-cell office:value-type="string" calcext:value-type="string">
            <text:p>https://attachments.cheqroomcdn.com/app/groups/PcxFCbYNX5ZroUMdZeaUs/182fa97a-7c51-11ed-85d1-0a58a9feac02.jpg</text:p>
          </table:table-cell>
          <table:table-cell table:number-columns-repeated="11"/>
          <table:table-cell office:value-type="string" calcext:value-type="string">
            <text:p>T836029</text:p>
          </table:table-cell>
          <table:table-cell office:value-type="string" calcext:value-type="string">
            <text:p>Wireless Card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2000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2000</text:p>
          </table:table-cell>
          <table:table-cell/>
          <table:table-cell office:value-type="float" office:value="3900" calcext:value-type="float">
            <text:p>390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2</text:p>
          </table:table-cell>
          <table:table-cell/>
          <table:table-cell office:value-type="string" calcext:value-type="string">
            <text:p>paNnWoWE6LhqtjCnUssJoN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1"/>
          <table:table-cell office:value-type="string" calcext:value-type="string">
            <text:p>T836027</text:p>
          </table:table-cell>
          <table:table-cell office:value-type="string" calcext:value-type="string">
            <text:p>Wireless Card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rkTower Dock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Dock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6</text:p>
          </table:table-cell>
          <table:table-cell/>
          <table:table-cell office:value-type="string" calcext:value-type="string">
            <text:p>X9SKqegfiFjW9G4C76qXzF</text:p>
          </table:table-cell>
          <table:table-cell/>
          <table:table-cell office:value-type="string" calcext:value-type="string">
            <text:p>https://attachments.cheqroomcdn.com/app/groups/PcxFCbYNX5ZroUMdZeaUs/193acdc2-7c51-11ed-85d1-0a58a9feac02.jpg</text:p>
          </table:table-cell>
          <table:table-cell table:number-columns-repeated="11"/>
          <table:table-cell office:value-type="string" calcext:value-type="string">
            <text:p>D836029</text:p>
          </table:table-cell>
          <table:table-cell office:value-type="string" calcext:value-type="string">
            <text:p>Wireless Transmitt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Dock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Dock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2</text:p>
          </table:table-cell>
          <table:table-cell/>
          <table:table-cell office:value-type="string" calcext:value-type="string">
            <text:p>Ei9ukMiyBzedwVXhULZJyc</text:p>
          </table:table-cell>
          <table:table-cell/>
          <table:table-cell office:value-type="string" calcext:value-type="string">
            <text:p>https://attachments.cheqroomcdn.com/app/groups/PcxFCbYNX5ZroUMdZeaUs/182fa97a-7c51-11ed-85d1-0a58a9feac02.jpg</text:p>
          </table:table-cell>
          <table:table-cell table:number-columns-repeated="11"/>
          <table:table-cell office:value-type="string" calcext:value-type="string">
            <text:p>D836027</text:p>
          </table:table-cell>
          <table:table-cell office:value-type="string" calcext:value-type="string">
            <text:p>Wireless Transmitt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rkTower Reciev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Reciever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8</text:p>
          </table:table-cell>
          <table:table-cell/>
          <table:table-cell office:value-type="string" calcext:value-type="string">
            <text:p>PP9pTmxqYDD6DmFuZQpztG</text:p>
          </table:table-cell>
          <table:table-cell/>
          <table:table-cell office:value-type="string" calcext:value-type="string">
            <text:p>https://attachments.cheqroomcdn.com/app/groups/PcxFCbYNX5ZroUMdZeaUs/1c7db99e-7c52-11ed-b098-0a58a9feac02.jpg</text:p>
          </table:table-cell>
          <table:table-cell table:number-columns-repeated="11"/>
          <table:table-cell office:value-type="string" calcext:value-type="string">
            <text:p>R836029</text:p>
          </table:table-cell>
          <table:table-cell office:value-type="string" calcext:value-type="string">
            <text:p>Wireless Reciev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Reciev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Reciever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3</text:p>
          </table:table-cell>
          <table:table-cell/>
          <table:table-cell office:value-type="string" calcext:value-type="string">
            <text:p>z835BcacTAiu94jKndxiJU</text:p>
          </table:table-cell>
          <table:table-cell/>
          <table:table-cell office:value-type="string" calcext:value-type="string">
            <text:p>https://attachments.cheqroomcdn.com/app/groups/PcxFCbYNX5ZroUMdZeaUs/193acdc2-7c51-11ed-85d1-0a58a9feac02.jpg</text:p>
          </table:table-cell>
          <table:table-cell table:number-columns-repeated="11"/>
          <table:table-cell office:value-type="string" calcext:value-type="string">
            <text:p>R836027</text:p>
          </table:table-cell>
          <table:table-cell office:value-type="string" calcext:value-type="string">
            <text:p>Wireless Reciev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19-12-2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0</text:p>
          </table:table-cell>
          <table:table-cell/>
          <table:table-cell office:value-type="string" calcext:value-type="string">
            <text:p>mGGB56Sw7BzAVdzwh3dHkK</text:p>
          </table:table-cell>
          <table:table-cell office:value-type="string" calcext:value-type="string">
            <text:p>6ed8d258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04T B00C301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2-2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1</text:p>
          </table:table-cell>
          <table:table-cell/>
          <table:table-cell office:value-type="string" calcext:value-type="string">
            <text:p>hydBJqDmmhBA9Ka9V55boM</text:p>
          </table:table-cell>
          <table:table-cell/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04R B00C4C9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2</text:p>
          </table:table-cell>
          <table:table-cell/>
          <table:table-cell office:value-type="string" calcext:value-type="string">
            <text:p>MrbxZuaZTDcFapSLsDas9W</text:p>
          </table:table-cell>
          <table:table-cell office:value-type="string" calcext:value-type="string">
            <text:p>6eeeff19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R E00A8B9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2</text:p>
          </table:table-cell>
          <table:table-cell/>
          <table:table-cell office:value-type="string" calcext:value-type="string">
            <text:p>PhwxdDJBMStjGjcSCgE7gh</text:p>
          </table:table-cell>
          <table:table-cell office:value-type="string" calcext:value-type="string">
            <text:p>6ef10c72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9DE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3</text:p>
          </table:table-cell>
          <table:table-cell/>
          <table:table-cell office:value-type="string" calcext:value-type="string">
            <text:p>gnHCt4tVKk2JSUkgDAFRu3</text:p>
          </table:table-cell>
          <table:table-cell office:value-type="string" calcext:value-type="string">
            <text:p>6ef4678f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T E00A93A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3</text:p>
          </table:table-cell>
          <table:table-cell/>
          <table:table-cell office:value-type="string" calcext:value-type="string">
            <text:p>iCratQjSPHuSoXQMcFo8sE</text:p>
          </table:table-cell>
          <table:table-cell office:value-type="string" calcext:value-type="string">
            <text:p>6e5313b8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A75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4</text:p>
          </table:table-cell>
          <table:table-cell/>
          <table:table-cell office:value-type="string" calcext:value-type="string">
            <text:p>ACk2gMMCsUoaCZoPvqEcZN</text:p>
          </table:table-cell>
          <table:table-cell office:value-type="string" calcext:value-type="string">
            <text:p>6e23522a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T E00A920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4</text:p>
          </table:table-cell>
          <table:table-cell/>
          <table:table-cell office:value-type="string" calcext:value-type="string">
            <text:p>aTFNfCvMPu4bmvyUHhUXVA</text:p>
          </table:table-cell>
          <table:table-cell office:value-type="string" calcext:value-type="string">
            <text:p>6e23bb6a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A51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EYE-3G Electronic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ORTKEYS</text:p>
          </table:table-cell>
          <table:table-cell office:value-type="string" calcext:value-type="string">
            <text:p>OEYE 3G EVF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71, -94.214747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0</text:p>
          </table:table-cell>
          <table:table-cell/>
          <table:table-cell office:value-type="string" calcext:value-type="string">
            <text:p>4kBBDdCHtmDsSB7fsMKWyV</text:p>
          </table:table-cell>
          <table:table-cell office:value-type="string" calcext:value-type="string">
            <text:p>70cc9433, 129244e9</text:p>
          </table:table-cell>
          <table:table-cell office:value-type="string" calcext:value-type="string">
            <text:p>https://attachments.cheqroomcdn.com/app/groups/PcxFCbYNX5ZroUMdZeaUs/20e322ea-7c51-11ed-85d1-0a58a9feac02.jpg</text:p>
          </table:table-cell>
          <table:table-cell table:number-columns-repeated="11"/>
          <table:table-cell office:value-type="string" calcext:value-type="string">
            <text:p>US0007YN2203</text:p>
          </table:table-cell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472974-REG/portkeys_oeye_3g_evf_oeye_3g_electronic_viewfinder.html</text:p>
          </table:table-cell>
          <table:table-cell office:value-type="string" calcext:value-type="string">
            <text:p>POOEYE3GEV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YjSyNpSRhJr3iyKT2WZUbU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12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1:51:08</text:p>
          </table:table-cell>
          <table:table-cell/>
          <table:table-cell office:value-type="string" calcext:value-type="string">
            <text:p>a7L5j7dQB38k6XD3a2hBM7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05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1:51:08</text:p>
          </table:table-cell>
          <table:table-cell/>
          <table:table-cell office:value-type="string" calcext:value-type="string">
            <text:p>szr6JN6p8dC9KcpyALRRHo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06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3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3ft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AfGAETWPx8yTRazdg3387a</text:p>
          </table:table-cell>
          <table:table-cell/>
          <table:table-cell office:value-type="string" calcext:value-type="string">
            <text:p>https://attachments.cheqroomcdn.com/app/groups/PcxFCbYNX5ZroUMdZeaUs/19cfc1d2-7d25-11ed-9dce-0a58a9feac02.jpg</text:p>
          </table:table-cell>
          <table:table-cell office:value-type="string" calcext:value-type="string">
            <text:p>CW1-0007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S3mKg2RFKhd6KoVENDdt4T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15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20:58</text:p>
          </table:table-cell>
          <table:table-cell/>
          <table:table-cell office:value-type="string" calcext:value-type="string">
            <text:p>fZq4w2H3idMafZ2r3f9bEX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08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20:58</text:p>
          </table:table-cell>
          <table:table-cell/>
          <table:table-cell office:value-type="string" calcext:value-type="string">
            <text:p>gB5JgezUXGrktafabdKcXn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09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1:14:11</text:p>
          </table:table-cell>
          <table:table-cell/>
          <table:table-cell office:value-type="string" calcext:value-type="string">
            <text:p>rm57oiJCxk25pV3ChmE4Wg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17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06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6:43:49</text:p>
          </table:table-cell>
          <table:table-cell/>
          <table:table-cell office:value-type="string" calcext:value-type="string">
            <text:p>ntJWugnSZcD9CFGuZtRszR</text:p>
          </table:table-cell>
          <table:table-cell/>
          <table:table-cell office:value-type="string" calcext:value-type="string">
            <text:p>https://attachments.cheqroomcdn.com/app/groups/PcxFCbYNX5ZroUMdZeaUs/8767e2fa-d343-11ed-b94f-0a58a9feac02.jpg</text:p>
          </table:table-cell>
          <table:table-cell office:value-type="string" calcext:value-type="string">
            <text:p>CB1-0010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06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6:51:49</text:p>
          </table:table-cell>
          <table:table-cell/>
          <table:table-cell office:value-type="string" calcext:value-type="string">
            <text:p>7SvAeP5h64MMRNpr7sxGgh</text:p>
          </table:table-cell>
          <table:table-cell/>
          <table:table-cell office:value-type="string" calcext:value-type="string">
            <text:p>https://attachments.cheqroomcdn.com/app/groups/PcxFCbYNX5ZroUMdZeaUs/8767e2fa-d343-11ed-b94f-0a58a9feac02.jpg</text:p>
          </table:table-cell>
          <table:table-cell office:value-type="string" calcext:value-type="string">
            <text:p>CB1-0009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1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42:34</text:p>
          </table:table-cell>
          <table:table-cell/>
          <table:table-cell office:value-type="string" calcext:value-type="string">
            <text:p>fJ7F9MqoeGGKhPuTGRNvE9</text:p>
          </table:table-cell>
          <table:table-cell/>
          <table:table-cell office:value-type="string" calcext:value-type="string">
            <text:p>https://attachments.cheqroomcdn.com/app/groups/PcxFCbYNX5ZroUMdZeaUs/4d284d9c-d342-11ed-8b15-0a58a9feac02.jpg</text:p>
          </table:table-cell>
          <table:table-cell office:value-type="string" calcext:value-type="string">
            <text:p>CB1-0007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1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42:34</text:p>
          </table:table-cell>
          <table:table-cell/>
          <table:table-cell office:value-type="string" calcext:value-type="string">
            <text:p>R7iy6zLsyq9b5fE4cjrpVQ</text:p>
          </table:table-cell>
          <table:table-cell/>
          <table:table-cell office:value-type="string" calcext:value-type="string">
            <text:p>https://attachments.cheqroomcdn.com/app/groups/PcxFCbYNX5ZroUMdZeaUs/4d284d9c-d342-11ed-8b15-0a58a9feac02.jpg</text:p>
          </table:table-cell>
          <table:table-cell office:value-type="string" calcext:value-type="string">
            <text:p>CB1-0008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6m - 20ft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9rEYtTHxfy5VcFpVxMhSRS</text:p>
          </table:table-cell>
          <table:table-cell/>
          <table:table-cell office:value-type="string" calcext:value-type="string">
            <text:p>https://attachments.cheqroomcdn.com/app/groups/PcxFCbYNX5ZroUMdZeaUs/278ebd00-7d25-11ed-ba83-0a58a9feac02.jpg</text:p>
          </table:table-cell>
          <table:table-cell table:number-columns-repeated="12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ig Hog</text:p>
          </table:table-cell>
          <table:table-cell office:value-type="string" calcext:value-type="string">
            <text:p>PHM20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13:42</text:p>
          </table:table-cell>
          <table:table-cell/>
          <table:table-cell office:value-type="string" calcext:value-type="string">
            <text:p>UkqFxVj6ch7eNN3YiDHYoe</text:p>
          </table:table-cell>
          <table:table-cell/>
          <table:table-cell office:value-type="string" calcext:value-type="string">
            <text:p>https://attachments.cheqroomcdn.com/app/groups/PcxFCbYNX5ZroUMdZeaUs/0ade707c-d4d9-11ed-83a6-0a58a9feac02.jpg</text:p>
          </table:table-cell>
          <table:table-cell office:value-type="string" calcext:value-type="string">
            <text:p>CB1-0006</text:p>
          </table:table-cell>
          <table:table-cell table:number-columns-repeated="13"/>
          <table:table-cell office:value-type="string" calcext:value-type="string">
            <text:p>https://www.bhphotovideo.com/c/product/1135396-REG/strukture_phm20_pig_hog_8mm_mic.html</text:p>
          </table:table-cell>
          <table:table-cell office:value-type="string" calcext:value-type="string">
            <text:p>PIPHM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f3up3mhCngxS5abZRE5zdW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3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30:10</text:p>
          </table:table-cell>
          <table:table-cell/>
          <table:table-cell office:value-type="string" calcext:value-type="string">
            <text:p>KgasXNSyVMgT7HgtXV6QvW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4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30:10</text:p>
          </table:table-cell>
          <table:table-cell/>
          <table:table-cell office:value-type="string" calcext:value-type="string">
            <text:p>g6BN6TxwNXQ2U8Fj4XKxL6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8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18:12</text:p>
          </table:table-cell>
          <table:table-cell/>
          <table:table-cell office:value-type="string" calcext:value-type="string">
            <text:p>iGjq5kxEqmbPZtH8gYqtk3</text:p>
          </table:table-cell>
          <table:table-cell/>
          <table:table-cell office:value-type="string" calcext:value-type="string">
            <text:p>https://attachments.cheqroomcdn.com/app/groups/PcxFCbYNX5ZroUMdZeaUs/ac4a04d4-7d87-11ed-919a-0a58a9feac02.jpeg</text:p>
          </table:table-cell>
          <table:table-cell office:value-type="string" calcext:value-type="string">
            <text:p>CW1-0016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 16-35mm f/2.8L II US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910B00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37358049295, -94.2144731776006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1:15:56</text:p>
          </table:table-cell>
          <table:table-cell/>
          <table:table-cell office:value-type="string" calcext:value-type="string">
            <text:p>Djbp9TfLM9zaTLHBRJpkpk</text:p>
          </table:table-cell>
          <table:table-cell/>
          <table:table-cell office:value-type="string" calcext:value-type="string">
            <text:p>https://attachments.cheqroomcdn.com/app/groups/PcxFCbYNX5ZroUMdZeaUs/e1418e9a-7cac-11ed-9b2e-0a58a9feac02.jpg</text:p>
          </table:table-cell>
          <table:table-cell office:value-type="string" calcext:value-type="string">
            <text:p>E2-020</text:p>
          </table:table-cell>
          <table:table-cell table:number-columns-repeated="13"/>
          <table:table-cell office:value-type="string" calcext:value-type="string">
            <text:p>https://www.bhphotovideo.com/c/product/486708-USA/Canon_1910B002AA_EF_16_35mm_f_2_8L_II.html?fromDisList=y</text:p>
          </table:table-cell>
          <table:table-cell office:value-type="string" calcext:value-type="string">
            <text:p>CA163528LEF2</text:p>
          </table:table-cell>
          <table:table-cell table:number-columns-repeated="3"/>
          <table:table-cell office:value-type="float" office:value="264305" calcext:value-type="float">
            <text:p>26430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T2 High-Speed Zoo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float" office:value="210966" calcext:value-type="float">
            <text:p>21096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5</text:p>
          </table:table-cell>
          <table:table-cell/>
          <table:table-cell office:value-type="string" calcext:value-type="string">
            <text:p>MmCYKaVf8j8eZqE63UsanN</text:p>
          </table:table-cell>
          <table:table-cell/>
          <table:table-cell office:value-type="string" calcext:value-type="string">
            <text:p>https://attachments.cheqroomcdn.com/app/groups/PcxFCbYNX5ZroUMdZeaUs/0c4d3bd6-7c51-11ed-85d1-0a58a9feac02.jpg</text:p>
          </table:table-cell>
          <table:table-cell office:value-type="string" calcext:value-type="string">
            <text:p>E2-017</text:p>
          </table:table-cell>
          <table:table-cell table:number-columns-repeated="11"/>
          <table:table-cell office:value-type="string" calcext:value-type="string">
            <text:p>18-35mm Zoom Cine Lens</text:p>
          </table:table-cell>
          <table:table-cell/>
          <table:table-cell office:value-type="string" calcext:value-type="string">
            <text:p>https://www.bhphotovideo.com/c/product/1324192-REG/sigma_210966_18_35mm_t2_cine_zoom.html</text:p>
          </table:table-cell>
          <table:table-cell office:value-type="string" calcext:value-type="string">
            <text:p>SI1835T2CEF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string" calcext:value-type="string">
            <text:p>210-101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0</text:p>
          </table:table-cell>
          <table:table-cell/>
          <table:table-cell office:value-type="string" calcext:value-type="string">
            <text:p>vFuyxQPTziSuSa2UULtR9K</text:p>
          </table:table-cell>
          <table:table-cell/>
          <table:table-cell office:value-type="string" calcext:value-type="string">
            <text:p>https://attachments.cheqroomcdn.com/app/groups/PcxFCbYNX5ZroUMdZeaUs/0991c920-7c51-11ed-85d1-0a58a9feac02.jpg</text:p>
          </table:table-cell>
          <table:table-cell office:value-type="string" calcext:value-type="string">
            <text:p>E2-026</text:p>
          </table:table-cell>
          <table:table-cell table:number-columns-repeated="11"/>
          <table:table-cell office:value-type="string" calcext:value-type="string">
            <text:p>18-35mm Zoom Cine Lens (Rehoused Sigma Lens)</text:p>
          </table:table-cell>
          <table:table-cell/>
          <table:table-cell office:value-type="string" calcext:value-type="string">
            <text:p>http://www.pchood.com/cinematics?product_id=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string" calcext:value-type="string">
            <text:p>210-101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4</text:p>
          </table:table-cell>
          <table:table-cell/>
          <table:table-cell office:value-type="string" calcext:value-type="string">
            <text:p>aV7vY6xgJPHNPWm6NvNn33</text:p>
          </table:table-cell>
          <table:table-cell/>
          <table:table-cell office:value-type="string" calcext:value-type="string">
            <text:p>https://attachments.cheqroomcdn.com/app/groups/PcxFCbYNX5ZroUMdZeaUs/0991c920-7c51-11ed-85d1-0a58a9feac02.jpg</text:p>
          </table:table-cell>
          <table:table-cell office:value-type="string" calcext:value-type="string">
            <text:p>E2-028</text:p>
          </table:table-cell>
          <table:table-cell table:number-columns-repeated="11"/>
          <table:table-cell office:value-type="string" calcext:value-type="string">
            <text:p>18-35mm Zoom Cine Lens (Rehoused Sigma Lens)</text:p>
          </table:table-cell>
          <table:table-cell/>
          <table:table-cell office:value-type="string" calcext:value-type="string">
            <text:p>http://www.pchood.com/cinematics?product_id=37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1</text:p>
          </table:table-cell>
          <table:table-cell/>
          <table:table-cell office:value-type="string" calcext:value-type="string">
            <text:p>naRkKdBHkm9FvR3oQJrXDE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38</text:p>
          </table:table-cell>
          <table:table-cell table:number-columns-repeated="10"/>
          <table:table-cell office:value-type="float" office:value="916001550" calcext:value-type="float">
            <text:p>916001550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VL2MQg7csqbMoEifrwEG2S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29</text:p>
          </table:table-cell>
          <table:table-cell table:number-columns-repeated="10"/>
          <table:table-cell office:value-type="float" office:value="1016000850" calcext:value-type="float">
            <text:p>1016000850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mpxvFzySH3CdCDSyNVKUNe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02</text:p>
          </table:table-cell>
          <table:table-cell table:number-columns-repeated="10"/>
          <table:table-cell office:value-type="float" office:value="1216001751" calcext:value-type="float">
            <text:p>1216001751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 28-135mm f/3.5-5.6 IS US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62A002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1:21:06</text:p>
          </table:table-cell>
          <table:table-cell/>
          <table:table-cell office:value-type="string" calcext:value-type="string">
            <text:p>y3Gy6RUecqE7jFKdzw4Fu7</text:p>
          </table:table-cell>
          <table:table-cell/>
          <table:table-cell office:value-type="string" calcext:value-type="string">
            <text:p>https://attachments.cheqroomcdn.com/app/groups/PcxFCbYNX5ZroUMdZeaUs/6db7ccf4-7cad-11ed-a37b-0a58a9feac02.jpg</text:p>
          </table:table-cell>
          <table:table-cell office:value-type="string" calcext:value-type="string">
            <text:p>E2-019</text:p>
          </table:table-cell>
          <table:table-cell table:number-columns-repeated="10"/>
          <table:table-cell office:value-type="float" office:value="96101805" calcext:value-type="float">
            <text:p>96101805</text:p>
          </table:table-cell>
          <table:table-cell table:number-columns-repeated="2"/>
          <table:table-cell office:value-type="string" calcext:value-type="string">
            <text:p>https://www.bhphotovideo.com/c/product/802633370-USE/canon_2562a002_ef_28_135mm_f_3_5_5_6_is.html</text:p>
          </table:table-cell>
          <table:table-cell office:value-type="float" office:value="2633370" calcext:value-type="float">
            <text:p>2633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 50-100mm T2 High-Speed Zoo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float" office:value="693966" calcext:value-type="float">
            <text:p>69396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6</text:p>
          </table:table-cell>
          <table:table-cell/>
          <table:table-cell office:value-type="string" calcext:value-type="string">
            <text:p>37m5kk8BirZz8BqrV8J3KP</text:p>
          </table:table-cell>
          <table:table-cell/>
          <table:table-cell office:value-type="string" calcext:value-type="string">
            <text:p>https://attachments.cheqroomcdn.com/app/groups/PcxFCbYNX5ZroUMdZeaUs/0cc8a780-7c51-11ed-85d1-0a58a9feac02.jpg</text:p>
          </table:table-cell>
          <table:table-cell office:value-type="string" calcext:value-type="string">
            <text:p>E2-016</text:p>
          </table:table-cell>
          <table:table-cell table:number-columns-repeated="11"/>
          <table:table-cell office:value-type="string" calcext:value-type="string">
            <text:p>50-100mm Zoom Cine Lens</text:p>
          </table:table-cell>
          <table:table-cell/>
          <table:table-cell office:value-type="string" calcext:value-type="string">
            <text:p>https://www.bhphotovideo.com/c/product/1324194-REG/sigma_693966_50_100mm_t2_cine_zoom.html</text:p>
          </table:table-cell>
          <table:table-cell office:value-type="string" calcext:value-type="string">
            <text:p>SI50100T2C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-100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float" office:value="693954" calcext:value-type="float">
            <text:p>693954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1</text:p>
          </table:table-cell>
          <table:table-cell/>
          <table:table-cell office:value-type="string" calcext:value-type="string">
            <text:p>GggVDjf4sniepgAP58swJn</text:p>
          </table:table-cell>
          <table:table-cell/>
          <table:table-cell office:value-type="string" calcext:value-type="string">
            <text:p>https://attachments.cheqroomcdn.com/app/groups/PcxFCbYNX5ZroUMdZeaUs/0a7555be-7c51-11ed-85d1-0a58a9feac02.jpg</text:p>
          </table:table-cell>
          <table:table-cell office:value-type="string" calcext:value-type="string">
            <text:p>E2-027</text:p>
          </table:table-cell>
          <table:table-cell table:number-columns-repeated="11"/>
          <table:table-cell office:value-type="string" calcext:value-type="string">
            <text:p>50-100mm Zoom Cine Lens (Rehoused Sigma Lens)</text:p>
          </table:table-cell>
          <table:table-cell/>
          <table:table-cell office:value-type="string" calcext:value-type="string">
            <text:p>http://www.pchood.com/cinematics?product_id=35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-100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float" office:value="693954" calcext:value-type="float">
            <text:p>693954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4</text:p>
          </table:table-cell>
          <table:table-cell/>
          <table:table-cell office:value-type="string" calcext:value-type="string">
            <text:p>ZRKMWjDcJ2ZXRtoStjNbgn</text:p>
          </table:table-cell>
          <table:table-cell/>
          <table:table-cell office:value-type="string" calcext:value-type="string">
            <text:p>https://attachments.cheqroomcdn.com/app/groups/PcxFCbYNX5ZroUMdZeaUs/0a7555be-7c51-11ed-85d1-0a58a9feac02.jpg</text:p>
          </table:table-cell>
          <table:table-cell office:value-type="string" calcext:value-type="string">
            <text:p>E2-029</text:p>
          </table:table-cell>
          <table:table-cell table:number-columns-repeated="11"/>
          <table:table-cell office:value-type="string" calcext:value-type="string">
            <text:p>50-100mm Zoom Cine Lens (Rehoused Sigma Lens)</text:p>
          </table:table-cell>
          <table:table-cell/>
          <table:table-cell office:value-type="string" calcext:value-type="string">
            <text:p>http://www.pchood.com/cinematics?product_id=35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70-200mm f/2.8L IS II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751B00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7</text:p>
          </table:table-cell>
          <table:table-cell/>
          <table:table-cell office:value-type="string" calcext:value-type="string">
            <text:p>HLbh6wHvZLsnt6y9QGzzTD</text:p>
          </table:table-cell>
          <table:table-cell/>
          <table:table-cell office:value-type="string" calcext:value-type="string">
            <text:p>https://attachments.cheqroomcdn.com/app/groups/PcxFCbYNX5ZroUMdZeaUs/072ce00c-7c51-11ed-85d1-0a58a9feac02.jpg</text:p>
          </table:table-cell>
          <table:table-cell table:number-columns-repeated="11"/>
          <table:table-cell office:value-type="float" office:value="3910007758" calcext:value-type="float">
            <text:p>3910007758</text:p>
          </table:table-cell>
          <table:table-cell office:value-type="string" calcext:value-type="string">
            <text:p>70-200mm Zoom Photo Lens</text:p>
          </table:table-cell>
          <table:table-cell/>
          <table:table-cell office:value-type="string" calcext:value-type="string">
            <text:p>https://www.bhphotovideo.com/c/product/680103-USA/Canon_2751B002_EF_70_200mm_f_2_8L_IS.html?fromDisList=y</text:p>
          </table:table-cell>
          <table:table-cell office:value-type="string" calcext:value-type="string">
            <text:p>CA7020028LIQ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70-200mm f/2.8L IS II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751B00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8</text:p>
          </table:table-cell>
          <table:table-cell/>
          <table:table-cell office:value-type="string" calcext:value-type="string">
            <text:p>ehbEeVvAtbvtCT2bsuH4TN</text:p>
          </table:table-cell>
          <table:table-cell/>
          <table:table-cell office:value-type="string" calcext:value-type="string">
            <text:p>https://attachments.cheqroomcdn.com/app/groups/PcxFCbYNX5ZroUMdZeaUs/072ce00c-7c51-11ed-85d1-0a58a9feac02.jpg</text:p>
          </table:table-cell>
          <table:table-cell office:value-type="string" calcext:value-type="string">
            <text:p>E2-013</text:p>
          </table:table-cell>
          <table:table-cell table:number-columns-repeated="10"/>
          <table:table-cell office:value-type="float" office:value="3910007819" calcext:value-type="float">
            <text:p>3910007819</text:p>
          </table:table-cell>
          <table:table-cell office:value-type="string" calcext:value-type="string">
            <text:p>70-200mm Zoom Photo Lens</text:p>
          </table:table-cell>
          <table:table-cell/>
          <table:table-cell office:value-type="string" calcext:value-type="string">
            <text:p>https://www.bhphotovideo.com/c/product/680103-USA/Canon_2751B002_EF_70_200mm_f_2_8L_IS.html?fromDisList=y</text:p>
          </table:table-cell>
          <table:table-cell office:value-type="string" calcext:value-type="string">
            <text:p>CA7020028LIQ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-S 17-55mm f/2.8 IS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242B00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655469, -94.21477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6</text:p>
          </table:table-cell>
          <table:table-cell/>
          <table:table-cell office:value-type="string" calcext:value-type="string">
            <text:p>MGYgf7BmeJwfvbtq6aUxtk</text:p>
          </table:table-cell>
          <table:table-cell/>
          <table:table-cell office:value-type="string" calcext:value-type="string">
            <text:p>https://attachments.cheqroomcdn.com/app/groups/PcxFCbYNX5ZroUMdZeaUs/06a02932-7c51-11ed-85d1-0a58a9feac02.jpg</text:p>
          </table:table-cell>
          <table:table-cell office:value-type="string" calcext:value-type="string">
            <text:p>E2-024</text:p>
          </table:table-cell>
          <table:table-cell table:number-columns-repeated="10"/>
          <table:table-cell office:value-type="float" office:value="41170486" calcext:value-type="float">
            <text:p>41170486</text:p>
          </table:table-cell>
          <table:table-cell office:value-type="string" calcext:value-type="string">
            <text:p>17-55mm Zoom Photo Lens</text:p>
          </table:table-cell>
          <table:table-cell/>
          <table:table-cell office:value-type="string" calcext:value-type="string">
            <text:p>https://www.bhphotovideo.com/c/product/425812-USA/Canon_1242B002AA_EF_S_17_55mm_f_2_8_IS.html</text:p>
          </table:table-cell>
          <table:table-cell office:value-type="string" calcext:value-type="string">
            <text:p>CA175528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-S 17-55mm f/2.8 IS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242B00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6</text:p>
          </table:table-cell>
          <table:table-cell/>
          <table:table-cell office:value-type="string" calcext:value-type="string">
            <text:p>53TLXM9zWQqQYn5hfvTBkc</text:p>
          </table:table-cell>
          <table:table-cell/>
          <table:table-cell office:value-type="string" calcext:value-type="string">
            <text:p>https://attachments.cheqroomcdn.com/app/groups/PcxFCbYNX5ZroUMdZeaUs/06a02932-7c51-11ed-85d1-0a58a9feac02.jpg</text:p>
          </table:table-cell>
          <table:table-cell table:number-columns-repeated="11"/>
          <table:table-cell office:value-type="float" office:value="41171080" calcext:value-type="float">
            <text:p>41171080</text:p>
          </table:table-cell>
          <table:table-cell office:value-type="string" calcext:value-type="string">
            <text:p>17-55mm Zoom Photo Lens</text:p>
          </table:table-cell>
          <table:table-cell/>
          <table:table-cell office:value-type="string" calcext:value-type="string">
            <text:p>https://www.bhphotovideo.com/c/product/425812-USA/Canon_1242B002AA_EF_S_17_55mm_f_2_8_IS.html</text:p>
          </table:table-cell>
          <table:table-cell office:value-type="string" calcext:value-type="string">
            <text:p>CA175528I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F 28-70mm f/2L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965C002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152.08333333333" calcext:value-type="float">
            <text:p>2152.08333333333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8</text:p>
          </table:table-cell>
          <table:table-cell/>
          <table:table-cell office:value-type="string" calcext:value-type="string">
            <text:p>JTp4PVaBGrVWmTPyEfS7zh</text:p>
          </table:table-cell>
          <table:table-cell/>
          <table:table-cell office:value-type="string" calcext:value-type="string">
            <text:p>https://attachments.cheqroomcdn.com/app/groups/PcxFCbYNX5ZroUMdZeaUs/fc3769c4-7c50-11ed-85d1-0a58a9feac02.jpg</text:p>
          </table:table-cell>
          <table:table-cell table:number-columns-repeated="11"/>
          <table:table-cell office:value-type="float" office:value="1320000915" calcext:value-type="float">
            <text:p>1320000915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1433713-REG/canon_rf_28_70mm_f_2l_usm.html</text:p>
          </table:table-cell>
          <table:table-cell office:value-type="string" calcext:value-type="string">
            <text:p>CA28702LR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'items-2023-08-12 21_06_57'.A1:'items-2023-08-12 21_06_57'.AQ78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0:14:26.9472789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9-25T00:16:23.274252592</dc:date>
    <meta:editing-duration>P2DT1H46M19S</meta:editing-duration>
    <meta:editing-cycles>29</meta:editing-cycles>
    <meta:document-statistic meta:table-count="1" meta:cell-count="13489" meta:object-count="0"/>
  </office:meta>
</office:document-meta>
</file>